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Courier New CYR" svg:font-family="'Courier New CYR'" style:font-family-generic="roman" style:font-pitch="variable"/>
    <style:font-face style:name="Courier New Greek" svg:font-family="'Courier New 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ab-stops>
          <style:tab-stop style:position="1.217cm"/>
        </style:tab-stops>
      </style:paragraph-properties>
    </style:style>
    <style:style style:name="P2" style:family="paragraph" style:parent-style-name="Standard">
      <style:paragraph-properties fo:line-height="100%">
        <style:tab-stops>
          <style:tab-stop style:position="1.217cm"/>
        </style:tab-stops>
      </style:paragraph-properties>
      <style:text-properties officeooo:paragraph-rsid="000197ea"/>
    </style:style>
    <style:style style:name="P3" style:family="paragraph" style:parent-style-name="Standard">
      <style:paragraph-properties fo:line-height="100%">
        <style:tab-stops>
          <style:tab-stop style:position="1.217cm"/>
        </style:tab-stops>
      </style:paragraph-properties>
      <style:text-properties style:use-window-font-color="true" style:font-name="Times New Roman" fo:font-size="12pt" fo:language="en" fo:country="none" style:text-underline-style="none" fo:font-weight="normal" style:font-size-asian="12pt" style:font-weight-asian="normal"/>
    </style:style>
    <style:style style:name="P4" style:family="paragraph" style:parent-style-name="Standard">
      <style:paragraph-properties fo:line-height="100%">
        <style:tab-stops>
          <style:tab-stop style:position="1.217cm"/>
        </style:tab-stops>
      </style:paragraph-properties>
      <style:text-properties style:use-window-font-color="true" style:font-name="Times New Roman" fo:font-size="12pt" fo:language="en" fo:country="none" style:text-underline-style="none" fo:font-weight="normal" officeooo:paragraph-rsid="000197ea" style:font-size-asian="12pt" style:font-weight-asian="normal"/>
    </style:style>
    <style:style style:name="P5" style:family="paragraph" style:parent-style-name="Standard">
      <style:paragraph-properties fo:line-height="100%">
        <style:tab-stops>
          <style:tab-stop style:position="1.217cm"/>
        </style:tab-stops>
      </style:paragraph-properties>
      <style:text-properties style:use-window-font-color="true" style:font-name="Times New Roman" fo:font-size="12pt" fo:language="en" fo:country="none" style:text-underline-style="none" fo:font-weight="normal" officeooo:rsid="000197ea" officeooo:paragraph-rsid="000197ea" style:font-size-asian="12pt" style:font-weight-asian="normal"/>
    </style:style>
    <style:style style:name="P6" style:family="paragraph" style:parent-style-name="Standard">
      <style:paragraph-properties fo:line-height="100%">
        <style:tab-stops>
          <style:tab-stop style:position="1.217cm"/>
        </style:tab-stops>
      </style:paragraph-properties>
      <style:text-properties style:use-window-font-color="true" style:font-name="Times New Roman" fo:font-size="12pt" fo:language="en" fo:country="none" style:text-underline-style="solid" style:text-underline-width="auto" style:text-underline-color="font-color" fo:font-weight="bold" style:font-size-asian="12pt" style:font-weight-asian="bold"/>
    </style:style>
    <style:style style:name="P7" style:family="paragraph" style:parent-style-name="Standard">
      <style:paragraph-properties fo:line-height="100%">
        <style:tab-stops>
          <style:tab-stop style:position="1.217cm"/>
        </style:tab-stops>
      </style:paragraph-properties>
      <style:text-properties style:use-window-font-color="true" style:font-name="Times New Roman" fo:font-size="12pt" fo:language="en" fo:country="GB" style:text-underline-style="none" fo:font-weight="normal" officeooo:rsid="000197ea" officeooo:paragraph-rsid="000197ea" style:font-size-asian="12pt" style:font-weight-asian="normal"/>
    </style:style>
    <style:style style:name="P8" style:family="paragraph" style:parent-style-name="Standard">
      <style:paragraph-properties fo:line-height="100%">
        <style:tab-stops>
          <style:tab-stop style:position="1.217cm"/>
        </style:tab-stops>
      </style:paragraph-properties>
      <style:text-properties style:use-window-font-color="true" style:font-name="Calibri" fo:font-size="10pt" fo:language="en" fo:country="none" style:text-underline-style="none" fo:font-weight="normal" style:font-size-asian="10pt" style:font-weight-asian="normal"/>
    </style:style>
    <style:style style:name="P9" style:family="paragraph" style:parent-style-name="Standard">
      <style:paragraph-properties fo:line-height="100%">
        <style:tab-stops>
          <style:tab-stop style:position="1.217cm"/>
        </style:tab-stops>
      </style:paragraph-properties>
      <style:text-properties style:use-window-font-color="true" style:font-name="Calibri" fo:font-size="10pt" fo:language="en" fo:country="none" style:text-underline-style="none" fo:font-weight="normal" officeooo:paragraph-rsid="000197ea" style:font-size-asian="10pt" style:font-weight-asian="normal"/>
    </style:style>
    <style:style style:name="P10" style:family="paragraph" style:parent-style-name="Standard">
      <style:paragraph-properties fo:line-height="100%">
        <style:tab-stops>
          <style:tab-stop style:position="1.217cm"/>
        </style:tab-stops>
      </style:paragraph-properties>
      <style:text-properties style:use-window-font-color="true" style:font-name="Calibri" fo:font-size="10pt" fo:language="en" fo:country="none" style:text-underline-style="none" fo:font-weight="normal" officeooo:paragraph-rsid="000197ea" style:font-size-asian="10pt" style:font-weight-asian="normal"/>
    </style:style>
    <style:style style:name="P11" style:family="paragraph" style:parent-style-name="Standard">
      <style:paragraph-properties fo:line-height="100%">
        <style:tab-stops>
          <style:tab-stop style:position="1.217cm"/>
        </style:tab-stops>
      </style:paragraph-properties>
      <style:text-properties style:use-window-font-color="true" style:font-name="Calibri" fo:font-size="8pt" fo:language="en" fo:country="none" style:text-underline-style="none" fo:font-weight="normal" style:font-size-asian="8pt" style:font-weight-asian="normal" style:font-size-complex="8pt"/>
    </style:style>
    <style:style style:name="P12" style:family="paragraph" style:parent-style-name="Standard">
      <style:paragraph-properties fo:line-height="150%">
        <style:tab-stops>
          <style:tab-stop style:position="1.217cm"/>
        </style:tab-stops>
      </style:paragraph-properties>
    </style:style>
    <style:style style:name="P13" style:family="paragraph" style:parent-style-name="Standard">
      <style:text-properties fo:color="#000000" style:font-name="Courier New" fo:font-size="10pt" style:font-size-asian="10pt" style:font-size-complex="10pt" fo:background-color="#000000"/>
    </style:style>
    <style:style style:name="P14" style:family="paragraph" style:parent-style-name="Standard">
      <style:text-properties fo:color="#000000" style:font-name="Courier New" fo:font-size="10pt" fo:font-weight="bold" style:font-size-asian="10pt" style:font-weight-asian="bold" style:font-size-complex="10pt" style:font-weight-complex="bold" fo:background-color="#000000"/>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line-height="100%">
        <style:tab-stops>
          <style:tab-stop style:position="1.217cm"/>
        </style:tab-stops>
      </style:paragraph-properties>
      <style:text-properties fo:font-size="10pt" style:font-size-asian="10pt" style:font-size-complex="10pt"/>
    </style:style>
    <style:style style:name="P17" style:family="paragraph" style:parent-style-name="Standard">
      <style:text-properties fo:font-size="10pt" fo:font-weight="bold" style:font-size-asian="10pt" style:font-weight-asian="bold" style:font-size-complex="10pt" style:font-weight-complex="bold"/>
    </style:style>
    <style:style style:name="P18" style:family="paragraph" style:parent-style-name="Standard">
      <style:paragraph-properties fo:line-height="100%" fo:text-align="center" style:justify-single-word="false">
        <style:tab-stops>
          <style:tab-stop style:position="1.217cm"/>
        </style:tab-stops>
      </style:paragraph-properties>
      <style:text-properties fo:font-size="8pt" style:font-size-asian="8pt" style:font-size-complex="8pt"/>
    </style:style>
    <style:style style:name="P19" style:family="paragraph" style:parent-style-name="Standard">
      <style:paragraph-properties fo:line-height="100%" fo:text-align="center" style:justify-single-word="false">
        <style:tab-stops>
          <style:tab-stop style:position="1.217cm"/>
        </style:tab-stops>
      </style:paragraph-properties>
      <style:text-properties fo:font-size="8pt" officeooo:paragraph-rsid="000197ea" style:font-size-asian="8pt" style:font-size-complex="8pt"/>
    </style:style>
    <style:style style:name="P20" style:family="paragraph" style:parent-style-name="Standard">
      <style:paragraph-properties fo:line-height="100%">
        <style:tab-stops>
          <style:tab-stop style:position="1.217cm"/>
        </style:tab-stops>
      </style:paragraph-properties>
      <style:text-properties officeooo:rsid="000197ea" officeooo:paragraph-rsid="000197ea"/>
    </style:style>
    <style:style style:name="P21" style:family="paragraph" style:parent-style-name="Standard">
      <style:paragraph-properties fo:line-height="100%">
        <style:tab-stops>
          <style:tab-stop style:position="1.217cm"/>
        </style:tab-stops>
      </style:paragraph-properties>
      <style:text-properties fo:font-size="11pt" style:font-size-asian="11pt" style:font-size-complex="11pt"/>
    </style:style>
    <style:style style:name="P22" style:family="paragraph" style:parent-style-name="Standard">
      <style:paragraph-properties fo:line-height="100%" fo:break-before="page">
        <style:tab-stops>
          <style:tab-stop style:position="1.217cm"/>
        </style:tab-stops>
      </style:paragraph-properties>
    </style:style>
    <style:style style:name="P23" style:family="paragraph" style:parent-style-name="Standard">
      <style:paragraph-properties fo:line-height="100%" fo:break-before="page">
        <style:tab-stops>
          <style:tab-stop style:position="1.217cm"/>
        </style:tab-stops>
      </style:paragraph-properties>
      <style:text-properties officeooo:paragraph-rsid="000197ea"/>
    </style:style>
    <style:style style:name="P24" style:family="paragraph" style:parent-style-name="Standard">
      <style:paragraph-properties fo:break-before="page"/>
      <style:text-properties fo:font-size="10pt" style:font-size-asian="10pt" style:font-size-complex="10pt"/>
    </style:style>
    <style:style style:name="P25" style:family="paragraph" style:parent-style-name="Standard">
      <style:paragraph-properties fo:line-height="100%" fo:break-before="page">
        <style:tab-stops>
          <style:tab-stop style:position="1.217cm"/>
        </style:tab-stops>
      </style:paragraph-properties>
      <style:text-properties fo:font-size="10pt" style:font-size-asian="10pt" style:font-size-complex="10pt"/>
    </style:style>
    <style:style style:name="P26" style:family="paragraph" style:parent-style-name="Standard">
      <style:paragraph-properties fo:line-height="100%" fo:text-align="center" style:justify-single-word="false" fo:break-before="page">
        <style:tab-stops>
          <style:tab-stop style:position="1.217cm"/>
        </style:tab-stops>
      </style:paragraph-properties>
      <style:text-properties fo:font-size="8pt" style:font-size-asian="8pt" style:font-size-complex="8pt"/>
    </style:style>
    <style:style style:name="T1" style:family="text">
      <style:text-properties fo:color="#00bb00" style:font-name="Courier New" fo:font-size="10pt" fo:language="en" fo:country="none" style:font-size-asian="10pt" fo:background-color="#000000"/>
    </style:style>
    <style:style style:name="T2" style:family="text">
      <style:text-properties fo:color="#00bb00" style:font-name="Courier New" fo:font-size="10pt" fo:language="en" fo:country="none" style:text-underline-style="none" style:font-size-asian="10pt" fo:background-color="#000000"/>
    </style:style>
    <style:style style:name="T3" style:family="text">
      <style:text-properties fo:color="#00bb00" style:font-name="Courier New" fo:font-size="10pt" fo:language="en" fo:country="none" style:text-underline-style="none" fo:font-weight="normal" style:font-size-asian="10pt" style:font-weight-asian="normal" fo:background-color="#000000"/>
    </style:style>
    <style:style style:name="T4" style:family="text">
      <style:text-properties fo:color="#00bb00" style:font-name="Courier New" fo:font-size="10pt" fo:language="en" fo:country="none" style:text-underline-style="none" fo:font-weight="normal" style:font-size-asian="10pt" style:font-weight-asian="normal" fo:background-color="#bb0000"/>
    </style:style>
    <style:style style:name="T5" style:family="text">
      <style:text-properties fo:color="#00bb00" style:font-name="Courier New" fo:font-size="10pt" fo:language="en" fo:country="GB" style:text-underline-style="none" style:font-size-asian="10pt" fo:background-color="#000000"/>
    </style:style>
    <style:style style:name="T6" style:family="text">
      <style:text-properties fo:color="#00bb00" style:font-name="Courier New" fo:font-size="10pt" fo:language="en" fo:country="GB" style:text-underline-style="none" fo:font-weight="normal" style:font-size-asian="10pt" style:font-weight-asian="normal" fo:background-color="#000000"/>
    </style:style>
    <style:style style:name="T7" style:family="text">
      <style:text-properties fo:color="#00bb00" style:font-name="Courier New" fo:font-size="11pt" fo:language="en" fo:country="none" style:text-underline-style="none" fo:font-weight="normal" style:font-size-asian="11pt" style:font-weight-asian="normal"/>
    </style:style>
    <style:style style:name="T8" style:family="text">
      <style:text-properties fo:color="#00bb00" style:font-name="Courier New" fo:font-size="11pt" fo:language="en" fo:country="GB" style:text-underline-style="none" fo:font-weight="normal" style:font-size-asian="11pt" style:font-weight-asian="normal"/>
    </style:style>
    <style:style style:name="T9" style:family="text">
      <style:text-properties fo:color="#00bb00" style:font-name="Courier New" fo:language="en" fo:country="none" style:text-underline-style="none" fo:font-weight="normal" style:font-weight-asian="normal" fo:background-color="#000000"/>
    </style:style>
    <style:style style:name="T10" style:family="text">
      <style:text-properties fo:color="#00bb00" style:font-name="Courier New" fo:language="en" fo:country="none" style:text-underline-style="none" fo:font-weight="normal" style:font-weight-asian="normal"/>
    </style:style>
    <style:style style:name="T11" style:family="text">
      <style:text-properties fo:color="#00bb00" style:font-name="Courier New" fo:language="en" fo:country="GB" style:text-underline-style="none" fo:font-weight="normal" style:font-weight-asian="normal"/>
    </style:style>
    <style:style style:name="T12" style:family="text">
      <style:text-properties fo:color="#00bb00" style:font-name="Courier New CYR" fo:font-size="10pt" fo:language="en" fo:country="none" style:text-underline-style="none" fo:font-weight="normal" style:font-size-asian="10pt" style:font-weight-asian="normal" fo:background-color="#000000"/>
    </style:style>
    <style:style style:name="T13" style:family="text">
      <style:text-properties fo:color="#55ffff" style:font-name="Courier New" fo:font-size="10pt" fo:language="en" fo:country="none" style:font-size-asian="10pt" fo:background-color="#000000"/>
    </style:style>
    <style:style style:name="T14" style:family="text">
      <style:text-properties fo:color="#55ffff" style:font-name="Courier New" fo:font-size="10pt" fo:language="en" fo:country="none" style:text-underline-style="none" style:font-size-asian="10pt" fo:background-color="#000000"/>
    </style:style>
    <style:style style:name="T15" style:family="text">
      <style:text-properties fo:color="#55ffff" style:font-name="Courier New" fo:font-size="10pt" fo:language="en" fo:country="none" style:text-underline-style="none" fo:font-weight="normal" style:font-size-asian="10pt" style:font-weight-asian="normal" fo:background-color="#000000"/>
    </style:style>
    <style:style style:name="T16" style:family="text">
      <style:text-properties fo:color="#55ffff" style:font-name="Courier New" fo:font-size="10pt" fo:language="en" fo:country="none" style:text-underline-style="solid" style:text-underline-width="auto" style:text-underline-color="font-color" fo:font-weight="normal" style:font-size-asian="10pt" style:font-weight-asian="normal" fo:background-color="#000000"/>
    </style:style>
    <style:style style:name="T17" style:family="text">
      <style:text-properties fo:color="#55ffff" style:font-name="Courier New" fo:font-size="10pt" fo:language="en" fo:country="GB" style:font-size-asian="10pt" fo:background-color="#000000"/>
    </style:style>
    <style:style style:name="T18" style:family="text">
      <style:text-properties fo:color="#55ffff" style:font-name="Courier New" fo:font-size="10pt" fo:language="en" fo:country="GB" style:text-underline-style="none" style:font-size-asian="10pt" fo:background-color="#000000"/>
    </style:style>
    <style:style style:name="T19" style:family="text">
      <style:text-properties fo:color="#55ffff" style:font-name="Courier New" fo:font-size="10pt" fo:language="en" fo:country="GB" style:text-underline-style="none" fo:font-weight="normal" style:font-size-asian="10pt" style:font-weight-asian="normal" fo:background-color="#000000"/>
    </style:style>
    <style:style style:name="T20" style:family="text">
      <style:text-properties fo:color="#55ffff" style:font-name="Courier New" fo:font-size="11pt" fo:language="en" fo:country="none" style:text-underline-style="none" fo:font-weight="normal" style:font-size-asian="11pt" style:font-weight-asian="normal"/>
    </style:style>
    <style:style style:name="T21" style:family="text">
      <style:text-properties fo:color="#55ffff" style:font-name="Courier New" fo:language="en" fo:country="none" style:text-underline-style="none" fo:font-weight="normal" style:font-weight-asian="normal" fo:background-color="#000000"/>
    </style:style>
    <style:style style:name="T22" style:family="text">
      <style:text-properties fo:color="#55ffff" style:font-name="Courier New" fo:language="en" fo:country="none" style:text-underline-style="none" fo:font-weight="normal" style:font-weight-asian="normal"/>
    </style:style>
    <style:style style:name="T23" style:family="text">
      <style:text-properties fo:color="#55ffff" style:font-name="Courier New CYR" fo:font-size="10pt" fo:language="en" fo:country="none" style:text-underline-style="none" fo:font-weight="normal" style:font-size-asian="10pt" style:font-weight-asian="normal" fo:background-color="#000000"/>
    </style:style>
    <style:style style:name="T24" style:family="text">
      <style:text-properties fo:color="#00bbbb" style:font-name="Courier New" fo:font-size="10pt" fo:language="en" fo:country="none" style:font-size-asian="10pt" fo:background-color="#000000"/>
    </style:style>
    <style:style style:name="T25" style:family="text">
      <style:text-properties fo:color="#00bbbb" style:font-name="Courier New" fo:font-size="10pt" fo:language="en" fo:country="none" style:text-underline-style="none" style:font-size-asian="10pt" fo:background-color="#000000"/>
    </style:style>
    <style:style style:name="T26" style:family="text">
      <style:text-properties fo:color="#00bbbb" style:font-name="Courier New" fo:font-size="10pt" fo:language="en" fo:country="none" style:text-underline-style="none" fo:font-weight="normal" style:font-size-asian="10pt" style:font-weight-asian="normal" fo:background-color="#000000"/>
    </style:style>
    <style:style style:name="T27" style:family="text">
      <style:text-properties fo:color="#00bbbb" style:font-name="Courier New" fo:font-size="10pt" fo:language="en" fo:country="GB" style:font-size-asian="10pt" fo:background-color="#000000"/>
    </style:style>
    <style:style style:name="T28" style:family="text">
      <style:text-properties fo:color="#00bbbb" style:font-name="Courier New" fo:font-size="10pt" fo:language="en" fo:country="GB" style:text-underline-style="none" style:font-size-asian="10pt" fo:background-color="#000000"/>
    </style:style>
    <style:style style:name="T29" style:family="text">
      <style:text-properties fo:color="#00bbbb" style:font-name="Courier New" fo:font-size="11pt" fo:language="en" fo:country="none" style:text-underline-style="none" fo:font-weight="normal" style:font-size-asian="11pt" style:font-weight-asian="normal"/>
    </style:style>
    <style:style style:name="T30" style:family="text">
      <style:text-properties fo:color="#00bbbb" style:font-name="Courier New" fo:font-size="11pt" fo:language="en" fo:country="GB" style:text-underline-style="none" fo:font-weight="normal" style:font-size-asian="11pt" style:font-weight-asian="normal"/>
    </style:style>
    <style:style style:name="T31" style:family="text">
      <style:text-properties fo:color="#00bbbb" style:font-name="Courier New" fo:language="en" fo:country="none" style:text-underline-style="none" fo:font-weight="normal" style:font-weight-asian="normal" fo:background-color="#000000"/>
    </style:style>
    <style:style style:name="T32" style:family="text">
      <style:text-properties fo:color="#00bbbb" style:font-name="Courier New" fo:language="en" fo:country="none" style:text-underline-style="none" fo:font-weight="normal" style:font-weight-asian="normal"/>
    </style:style>
    <style:style style:name="T33" style:family="text">
      <style:text-properties fo:color="#00bbbb" style:font-name="Courier New" fo:language="en" fo:country="GB" style:text-underline-style="none" fo:font-weight="normal" style:font-weight-asian="normal"/>
    </style:style>
    <style:style style:name="T34" style:family="text">
      <style:text-properties fo:color="#ffff55" style:font-name="Courier New" fo:font-size="10pt" fo:language="en" fo:country="none" style:text-underline-style="solid" style:text-underline-width="auto" style:text-underline-color="font-color" style:font-size-asian="10pt" fo:background-color="#000000"/>
    </style:style>
    <style:style style:name="T35" style:family="text">
      <style:text-properties fo:color="#ffff55" style:font-name="Courier New" fo:font-size="10pt" fo:language="en" fo:country="none" style:text-underline-style="solid" style:text-underline-width="auto" style:text-underline-color="font-color" fo:font-weight="normal" style:font-size-asian="10pt" style:font-weight-asian="normal" fo:background-color="#000000"/>
    </style:style>
    <style:style style:name="T36" style:family="text">
      <style:text-properties fo:color="#ffff55" style:font-name="Courier New" fo:font-size="10pt" fo:language="en" fo:country="none" style:text-underline-style="solid" style:text-underline-width="auto" style:text-underline-color="font-color" fo:font-weight="normal" style:font-size-asian="10pt" style:font-weight-asian="normal" fo:background-color="#00bb00"/>
    </style:style>
    <style:style style:name="T37" style:family="text">
      <style:text-properties fo:color="#ffff55" style:font-name="Courier New" fo:font-size="10pt" fo:language="en" fo:country="none" style:text-underline-style="none" style:font-size-asian="10pt" fo:background-color="#bb0000"/>
    </style:style>
    <style:style style:name="T38" style:family="text">
      <style:text-properties fo:color="#ffff55" style:font-name="Courier New" fo:font-size="10pt" fo:language="en" fo:country="none" style:text-underline-style="none" fo:font-weight="normal" style:font-size-asian="10pt" style:font-weight-asian="normal" fo:background-color="#000000"/>
    </style:style>
    <style:style style:name="T39" style:family="text">
      <style:text-properties fo:color="#ffff55" style:font-name="Courier New" fo:font-size="10pt" fo:language="en" fo:country="none" style:text-underline-style="none" fo:font-weight="normal" style:font-size-asian="10pt" style:font-weight-asian="normal" fo:background-color="#0000bb"/>
    </style:style>
    <style:style style:name="T40" style:family="text">
      <style:text-properties fo:color="#ffff55" style:font-name="Courier New" fo:font-size="10pt" fo:language="en" fo:country="none" style:text-underline-style="none" fo:font-weight="normal" style:font-size-asian="10pt" style:font-weight-asian="normal" fo:background-color="#bb0000"/>
    </style:style>
    <style:style style:name="T41" style:family="text">
      <style:text-properties fo:color="#ffff55" style:font-name="Courier New" fo:font-size="10pt" fo:language="en" fo:country="none" style:text-underline-style="none" fo:font-weight="normal" style:font-size-asian="10pt" style:font-weight-asian="normal" fo:background-color="#bb00bb"/>
    </style:style>
    <style:style style:name="T42" style:family="text">
      <style:text-properties fo:color="#ffff55" style:font-name="Courier New" fo:font-size="10pt" fo:language="en" fo:country="GB" style:text-underline-style="none" fo:font-weight="normal" style:font-size-asian="10pt" style:font-weight-asian="normal" fo:background-color="#000000"/>
    </style:style>
    <style:style style:name="T43" style:family="text">
      <style:text-properties fo:color="#ffff55" style:font-name="Courier New" fo:font-size="11pt" fo:language="en" fo:country="none" style:text-underline-style="none" fo:font-weight="normal" style:font-size-asian="11pt" style:font-weight-asian="normal"/>
    </style:style>
    <style:style style:name="T44" style:family="text">
      <style:text-properties fo:color="#ffff55" style:font-name="Courier New" fo:language="en" fo:country="none" style:text-underline-style="none" fo:font-weight="normal" style:font-weight-asian="normal" fo:background-color="#000000"/>
    </style:style>
    <style:style style:name="T45" style:family="text">
      <style:text-properties fo:color="#ffff55" style:font-name="Courier New" fo:language="en" fo:country="none" style:text-underline-style="none" fo:font-weight="normal" style:font-weight-asian="normal"/>
    </style:style>
    <style:style style:name="T46" style:family="text">
      <style:text-properties fo:color="#ffff55" style:font-name="Courier New CYR" fo:font-size="10pt" fo:language="en" fo:country="none" style:text-underline-style="none" fo:font-weight="normal" style:font-size-asian="10pt" style:font-weight-asian="normal" fo:background-color="#000000"/>
    </style:style>
    <style:style style:name="T47" style:family="text">
      <style:text-properties fo:color="#0000bb" style:font-name="Courier New" fo:font-size="10pt" fo:language="en" fo:country="none" style:text-underline-style="none" style:font-size-asian="10pt" fo:background-color="#000000"/>
    </style:style>
    <style:style style:name="T48" style:family="text">
      <style:text-properties fo:color="#0000bb" style:font-name="Courier New" fo:font-size="10pt" fo:language="en" fo:country="none" style:text-underline-style="none" fo:font-weight="normal" style:font-size-asian="10pt" style:font-weight-asian="normal" fo:background-color="#000000"/>
    </style:style>
    <style:style style:name="T49" style:family="text">
      <style:text-properties fo:color="#0000bb" style:font-name="Courier New" fo:font-size="10pt" fo:language="en" fo:country="none" style:text-underline-style="none" fo:font-weight="normal" style:font-size-asian="10pt" style:font-weight-asian="normal" fo:background-color="#bbbbbb"/>
    </style:style>
    <style:style style:name="T50" style:family="text">
      <style:text-properties fo:color="#0000bb" style:font-name="Courier New" fo:font-size="10pt" fo:language="en" fo:country="GB" style:text-underline-style="none" style:font-size-asian="10pt" fo:background-color="#000000"/>
    </style:style>
    <style:style style:name="T51" style:family="text">
      <style:text-properties fo:color="#0000bb" style:font-name="Courier New" fo:font-size="10pt" fo:language="en" fo:country="GB" style:text-underline-style="none" fo:font-weight="normal" style:font-size-asian="10pt" style:font-weight-asian="normal" fo:background-color="#000000"/>
    </style:style>
    <style:style style:name="T52" style:family="text">
      <style:text-properties fo:color="#0000bb" style:font-name="Courier New" fo:font-size="10pt" fo:language="en" fo:country="GB" style:text-underline-style="none" fo:font-weight="normal" style:font-size-asian="10pt" style:font-weight-asian="normal" fo:background-color="#bbbbbb"/>
    </style:style>
    <style:style style:name="T53" style:family="text">
      <style:text-properties fo:color="#0000bb" style:font-name="Courier New" fo:font-size="11pt" fo:language="en" fo:country="none" style:text-underline-style="none" fo:font-weight="normal" style:font-size-asian="11pt" style:font-weight-asian="normal"/>
    </style:style>
    <style:style style:name="T54" style:family="text">
      <style:text-properties fo:color="#0000bb" style:font-name="Courier New" fo:font-size="11pt" fo:language="en" fo:country="GB" style:text-underline-style="none" fo:font-weight="normal" style:font-size-asian="11pt" style:font-weight-asian="normal"/>
    </style:style>
    <style:style style:name="T55" style:family="text">
      <style:text-properties fo:color="#0000bb" style:font-name="Courier New" fo:language="en" fo:country="GB" style:text-underline-style="none" fo:font-weight="normal" style:font-weight-asian="normal" fo:background-color="#000000"/>
    </style:style>
    <style:style style:name="T56" style:family="text">
      <style:text-properties fo:color="#0000bb" style:font-name="Courier New" fo:language="en" fo:country="GB" style:text-underline-style="none" fo:font-weight="normal" style:font-weight-asian="normal"/>
    </style:style>
    <style:style style:name="T57" style:family="text">
      <style:text-properties fo:color="#0000bb" style:font-name="Courier New" fo:language="en" fo:country="none" style:text-underline-style="none" fo:font-weight="normal" style:font-weight-asian="normal"/>
    </style:style>
    <style:style style:name="T58" style:family="text">
      <style:text-properties style:use-window-font-color="true" style:font-name="Courier New" fo:font-size="10pt" fo:language="en" fo:country="none" style:text-underline-style="none" style:font-size-asian="10pt" fo:background-color="#000000"/>
    </style:style>
    <style:style style:name="T59" style:family="text">
      <style:text-properties style:use-window-font-color="true" style:font-name="Courier New" fo:font-size="14pt" fo:language="en" fo:country="GB" style:text-underline-style="none" fo:font-weight="normal" style:font-size-asian="14pt" style:font-weight-asian="normal"/>
    </style:style>
    <style:style style:name="T60" style:family="text">
      <style:text-properties style:use-window-font-color="true" style:font-name="Courier New" fo:font-size="14pt" fo:language="en" fo:country="none" style:text-underline-style="none" fo:font-weight="normal" style:font-size-asian="14pt" style:font-weight-asian="normal"/>
    </style:style>
    <style:style style:name="T61" style:family="text">
      <style:text-properties style:use-window-font-color="true" style:font-name="Courier New" fo:language="en" fo:country="none" style:text-underline-style="none" fo:font-weight="normal" style:font-weight-asian="normal"/>
    </style:style>
    <style:style style:name="T62" style:family="text">
      <style:text-properties style:use-window-font-color="true" style:font-name="Courier New"/>
    </style:style>
    <style:style style:name="T63" style:family="text">
      <style:text-properties style:use-window-font-color="true" style:font-name="Courier New" fo:font-weight="bold" style:font-weight-asian="bold" style:font-weight-complex="bold"/>
    </style:style>
    <style:style style:name="T64" style:family="text">
      <style:text-properties style:use-window-font-color="true" style:font-name="Times New Roman" fo:font-size="12pt" fo:language="en" fo:country="none" style:text-underline-style="solid" style:text-underline-width="auto" style:text-underline-color="font-color" fo:font-weight="bold" style:font-size-asian="12pt" style:font-weight-asian="bold"/>
    </style:style>
    <style:style style:name="T65" style:family="text">
      <style:text-properties style:use-window-font-color="true" style:font-name="Times New Roman" fo:font-size="12pt" fo:language="en" fo:country="none" style:text-underline-style="none" fo:font-weight="normal" style:font-size-asian="12pt" style:font-weight-asian="normal"/>
    </style:style>
    <style:style style:name="T66" style:family="text">
      <style:text-properties style:use-window-font-color="true" style:font-name="Times New Roman" fo:font-size="12pt" fo:language="en" fo:country="GB" style:text-underline-style="none" fo:font-weight="normal" style:font-size-asian="12pt" style:font-weight-asian="normal"/>
    </style:style>
    <style:style style:name="T67" style:family="text">
      <style:text-properties style:use-window-font-color="true" style:font-name="Courier New Greek" fo:font-size="14pt" fo:language="en" fo:country="none" style:text-underline-style="none" fo:font-weight="normal" style:font-size-asian="14pt" style:font-weight-asian="normal"/>
    </style:style>
    <style:style style:name="T68" style:family="text">
      <style:text-properties style:use-window-font-color="true" style:font-name="Courier New CYR" fo:font-size="14pt" fo:language="en" fo:country="none" style:text-underline-style="none" fo:font-weight="normal" style:font-size-asian="14pt" style:font-weight-asian="normal"/>
    </style:style>
    <style:style style:name="T69" style:family="text">
      <style:text-properties style:use-window-font-color="true" style:font-name="Calibri" fo:font-size="10pt" fo:language="en" fo:country="none" style:text-underline-style="none" fo:font-weight="normal" style:font-size-asian="10pt" style:font-weight-asian="normal"/>
    </style:style>
    <style:style style:name="T70" style:family="text">
      <style:text-properties fo:color="#ff0000" style:font-name="Courier New" fo:font-size="10pt" fo:language="en" fo:country="GB" style:text-underline-style="none" style:font-size-asian="10pt" fo:background-color="#000000"/>
    </style:style>
    <style:style style:name="T71" style:family="text">
      <style:text-properties fo:color="#ff0000" style:font-name="Courier New" fo:font-size="10pt" fo:language="en" fo:country="GB" style:text-underline-style="none" fo:font-weight="normal" style:font-size-asian="10pt" style:font-weight-asian="normal" fo:background-color="#000000"/>
    </style:style>
    <style:style style:name="T72" style:family="text">
      <style:text-properties fo:color="#bbbb00" style:font-name="Courier New" fo:font-size="10pt" fo:language="en" fo:country="none" style:text-underline-style="none" style:font-size-asian="10pt" fo:background-color="#000000"/>
    </style:style>
    <style:style style:name="T73" style:family="text">
      <style:text-properties fo:color="#bbbb00" style:font-name="Courier New" fo:font-size="10pt" fo:language="en" fo:country="none" style:text-underline-style="none" fo:font-weight="normal" style:font-size-asian="10pt" style:font-weight-asian="normal" fo:background-color="#000000"/>
    </style:style>
    <style:style style:name="T74" style:family="text">
      <style:text-properties fo:color="#bbbb00" style:font-name="Courier New" fo:font-size="10pt" fo:language="en" fo:country="GB" style:text-underline-style="none" fo:font-weight="normal" style:font-size-asian="10pt" style:font-weight-asian="normal" fo:background-color="#000000"/>
    </style:style>
    <style:style style:name="T75" style:family="text">
      <style:text-properties fo:color="#bbbb00" style:font-name="Courier New" fo:font-size="11pt" fo:language="en" fo:country="none" style:text-underline-style="none" fo:font-weight="normal" style:font-size-asian="11pt" style:font-weight-asian="normal"/>
    </style:style>
    <style:style style:name="T76" style:family="text">
      <style:text-properties fo:color="#bbbb00" style:font-name="Courier New" fo:font-size="11pt" fo:language="en" fo:country="GB" style:text-underline-style="none" fo:font-weight="normal" style:font-size-asian="11pt" style:font-weight-asian="normal"/>
    </style:style>
    <style:style style:name="T77" style:family="text">
      <style:text-properties fo:color="#bbbb00" style:font-name="Courier New" fo:language="en" fo:country="none" style:text-underline-style="none" fo:font-weight="normal" style:font-weight-asian="normal" fo:background-color="#000000"/>
    </style:style>
    <style:style style:name="T78" style:family="text">
      <style:text-properties fo:color="#bbbb00" style:font-name="Courier New" fo:language="en" fo:country="none" style:text-underline-style="none" fo:font-weight="normal" style:font-weight-asian="normal"/>
    </style:style>
    <style:style style:name="T79" style:family="text">
      <style:text-properties fo:color="#bbbb00" style:font-name="Courier New" fo:language="en" fo:country="GB" style:text-underline-style="none" fo:font-weight="normal" style:font-weight-asian="normal"/>
    </style:style>
    <style:style style:name="T80" style:family="text">
      <style:text-properties fo:color="#5555ff" style:font-name="Courier New" fo:font-size="10pt" fo:language="en" fo:country="none" style:text-underline-style="none" style:font-size-asian="10pt" fo:background-color="#000000"/>
    </style:style>
    <style:style style:name="T81" style:family="text">
      <style:text-properties fo:color="#5555ff" style:font-name="Courier New" fo:font-size="10pt" fo:language="en" fo:country="none" style:text-underline-style="none" fo:font-weight="normal" style:font-size-asian="10pt" style:font-weight-asian="normal" fo:background-color="#000000"/>
    </style:style>
    <style:style style:name="T82" style:family="text">
      <style:text-properties fo:color="#5555ff" style:font-name="Courier New" fo:font-size="10pt" fo:language="en" fo:country="GB" style:text-underline-style="none" fo:font-weight="normal" style:font-size-asian="10pt" style:font-weight-asian="normal" fo:background-color="#000000"/>
    </style:style>
    <style:style style:name="T83" style:family="text">
      <style:text-properties fo:color="#5555ff" style:font-name="Courier New" fo:font-size="11pt" fo:language="en" fo:country="none" style:text-underline-style="none" fo:font-weight="normal" style:font-size-asian="11pt" style:font-weight-asian="normal"/>
    </style:style>
    <style:style style:name="T84" style:family="text">
      <style:text-properties fo:color="#5555ff" style:font-name="Courier New" fo:language="en" fo:country="none" style:text-underline-style="none" fo:font-weight="normal" style:font-weight-asian="normal" fo:background-color="#000000"/>
    </style:style>
    <style:style style:name="T85" style:family="text">
      <style:text-properties fo:color="#5555ff" style:font-name="Courier New" fo:language="en" fo:country="none" style:text-underline-style="none" fo:font-weight="normal" style:font-weight-asian="normal"/>
    </style:style>
    <style:style style:name="T86" style:family="text">
      <style:text-properties fo:color="#5555ff" style:font-name="Courier New" fo:language="en" fo:country="GB" style:text-underline-style="none" fo:font-weight="normal" style:font-weight-asian="normal" fo:background-color="#000000"/>
    </style:style>
    <style:style style:name="T87" style:family="text">
      <style:text-properties fo:color="#5555ff" style:font-name="Courier New CYR" fo:font-size="10pt" fo:language="en" fo:country="none" style:text-underline-style="none" fo:font-weight="normal" style:font-size-asian="10pt" style:font-weight-asian="normal" fo:background-color="#000000"/>
    </style:style>
    <style:style style:name="T88" style:family="text">
      <style:text-properties fo:color="#cccccc" style:font-name="Courier New" fo:font-size="10pt" fo:language="en" fo:country="GB" style:text-underline-style="none" style:font-size-asian="10pt" fo:background-color="#000000"/>
    </style:style>
    <style:style style:name="T89" style:family="text">
      <style:text-properties fo:color="#cccccc" style:font-name="Courier New" fo:font-size="10pt" fo:language="en" fo:country="GB" style:text-underline-style="none" fo:font-weight="normal" style:font-size-asian="10pt" style:font-weight-asian="normal" fo:background-color="#000000"/>
    </style:style>
    <style:style style:name="T90" style:family="text">
      <style:text-properties fo:color="#cccccc" style:font-name="Courier New" fo:font-size="10pt" fo:language="en" fo:country="GB" style:text-underline-style="solid" style:text-underline-width="auto" style:text-underline-color="font-color" style:font-size-asian="10pt" fo:background-color="#000000"/>
    </style:style>
    <style:style style:name="T91" style:family="text">
      <style:text-properties fo:color="#cccccc" style:font-name="Courier New" fo:font-size="10pt" fo:language="en" fo:country="none" style:text-underline-style="none" style:font-size-asian="10pt" fo:background-color="#000000"/>
    </style:style>
    <style:style style:name="T92" style:family="text">
      <style:text-properties fo:color="#cccccc" style:font-name="Courier New" fo:font-size="10pt" fo:language="en" fo:country="none" style:text-underline-style="none" fo:font-weight="normal" style:font-size-asian="10pt" style:font-weight-asian="normal" fo:background-color="#000000"/>
    </style:style>
    <style:style style:name="T93" style:family="text">
      <style:text-properties fo:color="#000000" style:font-name="Courier New" fo:font-size="10pt" fo:language="en" fo:country="none" style:text-underline-style="solid" style:text-underline-width="auto" style:text-underline-color="font-color" style:font-size-asian="10pt" fo:background-color="#000000"/>
    </style:style>
    <style:style style:name="T94" style:family="text">
      <style:text-properties fo:color="#000000" style:font-name="Courier New" fo:font-size="10pt" fo:language="en" fo:country="none" style:text-underline-style="solid" style:text-underline-width="auto" style:text-underline-color="font-color" fo:font-weight="normal" style:font-size-asian="10pt" style:font-weight-asian="normal" fo:background-color="#000000"/>
    </style:style>
    <style:style style:name="T95" style:family="text">
      <style:text-properties fo:color="#000000" style:font-name="Courier New" fo:font-size="10pt" fo:language="en" fo:country="none" style:text-underline-style="none" fo:font-weight="normal" style:font-size-asian="10pt" style:font-weight-asian="normal" fo:background-color="#000000"/>
    </style:style>
    <style:style style:name="T96" style:family="text">
      <style:text-properties fo:color="#000000" style:font-name="Courier New" fo:font-size="10pt" fo:language="en" fo:country="none" style:text-underline-style="none" fo:font-weight="normal" style:font-size-asian="10pt" style:font-weight-asian="normal" fo:background-color="#00bbbb"/>
    </style:style>
    <style:style style:name="T97" style:family="text">
      <style:text-properties fo:color="#000000" style:font-name="Courier New" fo:font-size="10pt" fo:language="en" fo:country="none" style:text-underline-style="none" fo:font-weight="normal" style:font-size-asian="10pt" style:font-weight-asian="normal" fo:background-color="#bbbbbb"/>
    </style:style>
    <style:style style:name="T98" style:family="text">
      <style:text-properties fo:color="#000000" style:font-name="Courier New" fo:font-size="10pt" fo:language="en" fo:country="none" style:text-underline-style="none" fo:font-weight="normal" style:font-size-asian="10pt" style:font-weight-asian="normal" fo:background-color="#00bb00"/>
    </style:style>
    <style:style style:name="T99" style:family="text">
      <style:text-properties fo:color="#000000" style:font-name="Courier New" fo:font-size="10pt" fo:language="en" fo:country="none" style:text-underline-style="none" fo:font-weight="normal" style:font-size-asian="10pt" style:font-weight-asian="normal" fo:background-color="#bb00bb"/>
    </style:style>
    <style:style style:name="T100" style:family="text">
      <style:text-properties fo:color="#000000" style:font-name="Courier New" fo:font-size="10pt" fo:language="en" fo:country="none" style:text-underline-style="none" fo:font-weight="normal" style:font-size-asian="10pt" style:font-weight-asian="normal" fo:background-color="#bb0000"/>
    </style:style>
    <style:style style:name="T101" style:family="text">
      <style:text-properties fo:color="#000000" style:font-name="Courier New" fo:font-size="10pt" fo:language="en" fo:country="none" style:text-underline-style="none" fo:font-weight="normal" style:font-size-asian="10pt" style:font-weight-asian="normal" fo:background-color="#0000bb"/>
    </style:style>
    <style:style style:name="T102" style:family="text">
      <style:text-properties fo:color="#000000" style:font-name="Courier New" fo:font-size="10pt" fo:language="en" fo:country="none" style:text-underline-style="none" fo:font-weight="normal" style:font-size-asian="10pt" style:font-weight-asian="normal" fo:background-color="#bbbb00"/>
    </style:style>
    <style:style style:name="T103" style:family="text">
      <style:text-properties fo:color="#000000" style:font-name="Courier New" fo:font-size="10pt" fo:language="en" fo:country="GB" style:text-underline-style="solid" style:text-underline-width="auto" style:text-underline-color="font-color" style:font-size-asian="10pt" fo:background-color="#000000"/>
    </style:style>
    <style:style style:name="T104" style:family="text">
      <style:text-properties fo:color="#000000" style:font-name="Courier New" fo:font-size="10pt" fo:language="en" fo:country="GB" style:text-underline-style="solid" style:text-underline-width="auto" style:text-underline-color="font-color" fo:font-weight="normal" style:font-size-asian="10pt" style:font-weight-asian="normal" fo:background-color="#000000"/>
    </style:style>
    <style:style style:name="T105" style:family="text">
      <style:text-properties fo:color="#000000" style:font-name="Courier New" fo:font-size="10pt" fo:language="en" fo:country="GB" style:text-underline-style="none" fo:font-weight="normal" style:font-size-asian="10pt" style:font-weight-asian="normal" fo:background-color="#000000"/>
    </style:style>
    <style:style style:name="T106" style:family="text">
      <style:text-properties fo:color="#000000" style:font-name="Courier New" fo:font-size="10pt" fo:language="en" fo:country="GB" style:text-underline-style="none" fo:font-weight="normal" style:font-size-asian="10pt" style:font-weight-asian="normal" fo:background-color="#bbbbbb"/>
    </style:style>
    <style:style style:name="T107" style:family="text">
      <style:text-properties fo:color="#000000" style:font-name="Courier New" fo:font-size="11pt" fo:language="en" fo:country="GB" style:text-underline-style="none" fo:font-weight="normal" style:font-size-asian="11pt" style:font-weight-asian="normal"/>
    </style:style>
    <style:style style:name="T108" style:family="text">
      <style:text-properties fo:color="#000000" style:font-name="Courier New" fo:font-size="11pt" fo:language="en" fo:country="none" style:text-underline-style="none" fo:font-weight="normal" style:font-size-asian="11pt" style:font-weight-asian="normal"/>
    </style:style>
    <style:style style:name="T109" style:family="text">
      <style:text-properties fo:color="#000000" style:font-name="Courier New" fo:font-size="12pt" fo:language="en" fo:country="GB" style:text-underline-style="none" fo:font-weight="normal" style:font-size-asian="12pt" style:font-weight-asian="normal"/>
    </style:style>
    <style:style style:name="T110" style:family="text">
      <style:text-properties fo:color="#000000" style:font-name="Courier New" fo:language="en" fo:country="GB" style:text-underline-style="none" fo:font-weight="normal" style:font-weight-asian="normal" fo:background-color="#000000"/>
    </style:style>
    <style:style style:name="T111" style:family="text">
      <style:text-properties fo:color="#000000" style:font-name="Courier New" fo:language="en" fo:country="GB" style:text-underline-style="none" fo:font-weight="normal" style:font-weight-asian="normal"/>
    </style:style>
    <style:style style:name="T112" style:family="text">
      <style:text-properties fo:color="#000000" style:font-name="Courier New" fo:language="en" fo:country="none" style:text-underline-style="none" fo:font-weight="normal" style:font-weight-asian="normal"/>
    </style:style>
    <style:style style:name="T113" style:family="text">
      <style:text-properties fo:color="#000000" style:font-name="Courier New CYR" fo:font-size="10pt" fo:language="en" fo:country="none" style:text-underline-style="none" fo:font-weight="normal" style:font-size-asian="10pt" style:font-weight-asian="normal" fo:background-color="#00bbbb"/>
    </style:style>
    <style:style style:name="T114" style:family="text">
      <style:text-properties fo:color="#000000" style:font-name="Courier New CYR" fo:font-size="10pt" fo:language="en" fo:country="none" style:text-underline-style="none" fo:font-weight="normal" style:font-size-asian="10pt" style:font-weight-asian="normal" fo:background-color="#bbbbbb"/>
    </style:style>
    <style:style style:name="T115" style:family="text">
      <style:text-properties fo:color="#ffff00" style:font-name="Courier New" fo:font-size="10pt" fo:language="en" fo:country="none" style:text-underline-style="none" fo:font-weight="bold" style:font-size-asian="10pt" style:font-weight-asian="bold" fo:background-color="#000000"/>
    </style:style>
    <style:style style:name="T116" style:family="text">
      <style:text-properties fo:color="#ffff00" style:font-name="Courier New" fo:font-size="10pt" fo:language="en" fo:country="none" style:text-underline-style="none" fo:font-weight="normal" style:font-size-asian="10pt" style:font-weight-asian="normal" fo:background-color="#000000"/>
    </style:style>
    <style:style style:name="T117" style:family="text">
      <style:text-properties fo:color="#ffffff" style:font-name="Courier New" fo:font-size="10pt" fo:language="en" fo:country="none" style:text-underline-style="none" fo:font-weight="bold" style:font-size-asian="10pt" style:font-weight-asian="bold" fo:background-color="#000000"/>
    </style:style>
    <style:style style:name="T118" style:family="text">
      <style:text-properties fo:color="#ffffff" style:font-name="Courier New" fo:font-size="10pt" fo:language="en" fo:country="none" style:text-underline-style="none" fo:font-weight="normal" style:font-size-asian="10pt" style:font-weight-asian="normal" fo:background-color="#000000"/>
    </style:style>
    <style:style style:name="T119" style:family="text">
      <style:text-properties fo:color="#ffffff" style:font-name="Courier New" fo:font-size="10pt" fo:language="en" fo:country="none" style:text-underline-style="none" fo:font-weight="normal" style:font-size-asian="10pt" style:font-weight-asian="normal" fo:background-color="#0000bb"/>
    </style:style>
    <style:style style:name="T120" style:family="text">
      <style:text-properties fo:color="#ffffff" style:font-name="Courier New" fo:font-size="10pt" fo:language="en" fo:country="none" style:text-underline-style="none" fo:font-weight="normal" style:font-size-asian="10pt" style:font-weight-asian="normal" fo:background-color="#bb00bb"/>
    </style:style>
    <style:style style:name="T121" style:family="text">
      <style:text-properties fo:color="#ffffff" style:font-name="Courier New" fo:font-size="10pt" fo:language="en" fo:country="none" style:text-underline-style="none" fo:font-weight="normal" style:font-size-asian="10pt" style:font-weight-asian="normal" fo:background-color="#bb0000"/>
    </style:style>
    <style:style style:name="T122" style:family="text">
      <style:text-properties fo:color="#ffffff" style:font-name="Courier New" fo:font-size="10pt" fo:language="en" fo:country="none" style:text-underline-style="none" fo:font-weight="normal" style:font-size-asian="10pt" style:font-weight-asian="normal" fo:background-color="#00bb00"/>
    </style:style>
    <style:style style:name="T123" style:family="text">
      <style:text-properties fo:color="#ffffff" style:font-name="Courier New" fo:font-size="10pt" fo:language="en" fo:country="GB" style:text-underline-style="none" fo:font-weight="bold" style:font-size-asian="10pt" style:font-weight-asian="bold" fo:background-color="#000000"/>
    </style:style>
    <style:style style:name="T124" style:family="text">
      <style:text-properties fo:color="#ffffff" style:font-name="Courier New" fo:font-size="10pt" fo:language="en" fo:country="GB" style:text-underline-style="none" fo:font-weight="normal" style:font-size-asian="10pt" style:font-weight-asian="normal" fo:background-color="#000000"/>
    </style:style>
    <style:style style:name="T125" style:family="text">
      <style:text-properties fo:color="#ffffff" style:font-name="Courier New" fo:font-size="10pt" fo:language="en" fo:country="GB" style:text-underline-style="solid" style:text-underline-width="auto" style:text-underline-color="font-color" fo:font-weight="normal" style:font-size-asian="10pt" style:font-weight-asian="normal" fo:background-color="#000000"/>
    </style:style>
    <style:style style:name="T126" style:family="text">
      <style:text-properties fo:color="#ffffff" style:font-name="Courier New" fo:font-size="11pt" fo:language="en" fo:country="none" style:text-underline-style="none" fo:font-weight="normal" style:font-size-asian="11pt" style:font-weight-asian="normal"/>
    </style:style>
    <style:style style:name="T127" style:family="text">
      <style:text-properties fo:color="#ffffff" style:font-name="Courier New" fo:font-size="11pt" fo:language="en" fo:country="GB" style:text-underline-style="none" fo:font-weight="normal" style:font-size-asian="11pt" style:font-weight-asian="normal"/>
    </style:style>
    <style:style style:name="T128" style:family="text">
      <style:text-properties fo:color="#ffffff" style:font-name="Courier New" fo:language="en" fo:country="none" style:text-underline-style="none" fo:font-weight="normal" style:font-weight-asian="normal" fo:background-color="#000000"/>
    </style:style>
    <style:style style:name="T129" style:family="text">
      <style:text-properties fo:color="#ffffff" style:font-name="Courier New" fo:language="en" fo:country="none" style:text-underline-style="none" fo:font-weight="normal" style:font-weight-asian="normal"/>
    </style:style>
    <style:style style:name="T130" style:family="text">
      <style:text-properties fo:color="#ffffff" style:font-name="Courier New" fo:language="en" fo:country="GB" style:text-underline-style="none" fo:font-weight="normal" style:font-weight-asian="normal" fo:background-color="#000000"/>
    </style:style>
    <style:style style:name="T131" style:family="text">
      <style:text-properties fo:color="#ffffff" style:font-name="Courier New" fo:language="en" fo:country="GB" style:text-underline-style="none" fo:font-weight="normal" style:font-weight-asian="normal"/>
    </style:style>
    <style:style style:name="T132" style:family="text">
      <style:text-properties fo:color="#ffffff" style:font-name="Courier New CYR" fo:font-size="10pt" fo:language="en" fo:country="none" style:text-underline-style="none" fo:font-weight="normal" style:font-size-asian="10pt" style:font-weight-asian="normal" fo:background-color="#000000"/>
    </style:style>
    <style:style style:name="T133" style:family="text">
      <style:text-properties fo:color="#ffffff" style:font-name="Courier New CYR" fo:font-size="10pt" fo:language="en" fo:country="none" style:text-underline-style="none" fo:font-weight="normal" style:font-size-asian="10pt" style:font-weight-asian="normal" fo:background-color="#0000bb"/>
    </style:style>
    <style:style style:name="T134" style:family="text">
      <style:text-properties fo:color="#ffffff" style:font-name="Courier New CYR" fo:font-size="10pt" fo:language="en" fo:country="none" style:text-underline-style="none" fo:font-weight="normal" style:font-size-asian="10pt" style:font-weight-asian="normal" fo:background-color="#bb00bb"/>
    </style:style>
    <style:style style:name="T135" style:family="text">
      <style:text-properties fo:color="#ffffff" style:font-name="Courier New CYR" fo:font-size="10pt" fo:language="en" fo:country="none" style:text-underline-style="none" fo:font-weight="normal" style:font-size-asian="10pt" style:font-weight-asian="normal" fo:background-color="#bb0000"/>
    </style:style>
    <style:style style:name="T136" style:family="text">
      <style:text-properties fo:color="#ffffff" style:font-name="Courier New CYR" fo:font-size="10pt" fo:language="en" fo:country="none" style:text-underline-style="none" fo:font-weight="normal" style:font-size-asian="10pt" style:font-weight-asian="normal" fo:background-color="#00bb00"/>
    </style:style>
    <style:style style:name="T137" style:family="text">
      <style:text-properties fo:color="#bb0000" style:font-name="Courier New" fo:font-size="11pt" fo:language="en" fo:country="none" style:text-underline-style="none" fo:font-weight="normal" style:font-size-asian="11pt" style:font-weight-asian="normal"/>
    </style:style>
    <style:style style:name="T138" style:family="text">
      <style:text-properties fo:color="#bb0000" style:font-name="Courier New" fo:font-size="11pt" fo:language="en" fo:country="GB" style:text-underline-style="none" fo:font-weight="normal" style:font-size-asian="11pt" style:font-weight-asian="normal"/>
    </style:style>
    <style:style style:name="T139" style:family="text">
      <style:text-properties fo:color="#bb0000" style:font-name="Courier New" fo:font-size="10pt" fo:language="en" fo:country="none" style:text-underline-style="none" fo:font-weight="normal" style:font-size-asian="10pt" style:font-weight-asian="normal" fo:background-color="#000000"/>
    </style:style>
    <style:style style:name="T140" style:family="text">
      <style:text-properties fo:color="#bb0000" style:font-name="Courier New" fo:font-size="10pt" fo:language="en" fo:country="none" style:text-underline-style="none" fo:font-weight="normal" style:font-size-asian="10pt" style:font-weight-asian="normal" fo:background-color="#bb00bb"/>
    </style:style>
    <style:style style:name="T141" style:family="text">
      <style:text-properties fo:color="#bb0000" style:font-name="Courier New" fo:font-size="10pt" fo:language="en" fo:country="GB" style:text-underline-style="none" fo:font-weight="normal" style:font-size-asian="10pt" style:font-weight-asian="normal" fo:background-color="#000000"/>
    </style:style>
    <style:style style:name="T142" style:family="text">
      <style:text-properties fo:color="#bb0000" style:font-name="Courier New" fo:language="en" fo:country="none" style:text-underline-style="none" fo:font-weight="normal" style:font-weight-asian="normal"/>
    </style:style>
    <style:style style:name="T143" style:family="text">
      <style:text-properties fo:color="#bb0000" style:font-name="Courier New" fo:language="en" fo:country="GB" style:text-underline-style="none" fo:font-weight="normal" style:font-weight-asian="normal"/>
    </style:style>
    <style:style style:name="T144" style:family="text">
      <style:text-properties fo:color="#bb00bb" style:font-name="Courier New" fo:font-size="11pt" fo:language="en" fo:country="none" style:text-underline-style="none" fo:font-weight="normal" style:font-size-asian="11pt" style:font-weight-asian="normal"/>
    </style:style>
    <style:style style:name="T145" style:family="text">
      <style:text-properties fo:color="#bb00bb" style:font-name="Courier New" fo:font-size="11pt" fo:language="en" fo:country="GB" style:text-underline-style="none" fo:font-weight="normal" style:font-size-asian="11pt" style:font-weight-asian="normal"/>
    </style:style>
    <style:style style:name="T146" style:family="text">
      <style:text-properties fo:color="#bb00bb" style:font-name="Courier New" fo:font-size="10pt" fo:language="en" fo:country="none" style:text-underline-style="none" fo:font-weight="normal" style:font-size-asian="10pt" style:font-weight-asian="normal" fo:background-color="#000000"/>
    </style:style>
    <style:style style:name="T147" style:family="text">
      <style:text-properties fo:color="#bb00bb" style:font-name="Courier New" fo:font-size="10pt" fo:language="en" fo:country="none" style:text-underline-style="none" fo:font-weight="normal" style:font-size-asian="10pt" style:font-weight-asian="normal" fo:background-color="#0000bb"/>
    </style:style>
    <style:style style:name="T148" style:family="text">
      <style:text-properties fo:color="#bb00bb" style:font-name="Courier New" fo:font-size="10pt" fo:language="en" fo:country="none" style:text-underline-style="none" fo:font-weight="normal" style:font-size-asian="10pt" style:font-weight-asian="normal" fo:background-color="#bb0000"/>
    </style:style>
    <style:style style:name="T149" style:family="text">
      <style:text-properties fo:color="#bb00bb" style:font-name="Courier New" fo:font-size="10pt" fo:language="en" fo:country="GB" style:text-underline-style="none" fo:font-weight="normal" style:font-size-asian="10pt" style:font-weight-asian="normal" fo:background-color="#000000"/>
    </style:style>
    <style:style style:name="T150" style:family="text">
      <style:text-properties fo:color="#bb00bb" style:font-name="Courier New" fo:language="en" fo:country="none" style:text-underline-style="none" fo:font-weight="normal" style:font-weight-asian="normal" fo:background-color="#000000"/>
    </style:style>
    <style:style style:name="T151" style:family="text">
      <style:text-properties fo:color="#bb00bb" style:font-name="Courier New" fo:language="en" fo:country="none" style:text-underline-style="none" fo:font-weight="normal" style:font-weight-asian="normal"/>
    </style:style>
    <style:style style:name="T152" style:family="text">
      <style:text-properties fo:color="#bb00bb" style:font-name="Courier New" fo:language="en" fo:country="GB" style:text-underline-style="none" fo:font-weight="normal" style:font-weight-asian="normal"/>
    </style:style>
    <style:style style:name="T153" style:family="text">
      <style:text-properties fo:color="#bbbbbb" style:font-name="Courier New" fo:font-size="11pt" fo:language="en" fo:country="none" style:text-underline-style="none" fo:font-weight="normal" style:font-size-asian="11pt" style:font-weight-asian="normal"/>
    </style:style>
    <style:style style:name="T154" style:family="text">
      <style:text-properties fo:color="#bbbbbb" style:font-name="Courier New" fo:font-size="11pt" fo:language="en" fo:country="GB" style:text-underline-style="none" fo:font-weight="normal" style:font-size-asian="11pt" style:font-weight-asian="normal"/>
    </style:style>
    <style:style style:name="T155" style:family="text">
      <style:text-properties fo:color="#bbbbbb" style:font-name="Courier New" fo:font-size="10pt" fo:language="en" fo:country="none" style:text-underline-style="none" fo:font-weight="normal" style:font-size-asian="10pt" style:font-weight-asian="normal" fo:background-color="#0000bb"/>
    </style:style>
    <style:style style:name="T156" style:family="text">
      <style:text-properties fo:color="#bbbbbb" style:font-name="Courier New" fo:font-size="10pt" fo:language="en" fo:country="none" style:text-underline-style="none" fo:font-weight="normal" style:font-size-asian="10pt" style:font-weight-asian="normal" fo:background-color="#000000"/>
    </style:style>
    <style:style style:name="T157" style:family="text">
      <style:text-properties fo:color="#bbbbbb" style:font-name="Courier New" fo:font-size="10pt" fo:language="en" fo:country="GB" style:text-underline-style="none" fo:font-weight="normal" style:font-size-asian="10pt" style:font-weight-asian="normal" fo:background-color="#000000"/>
    </style:style>
    <style:style style:name="T158" style:family="text">
      <style:text-properties fo:color="#bbbbbb" style:font-name="Courier New" fo:language="en" fo:country="none" style:text-underline-style="solid" style:text-underline-width="auto" style:text-underline-color="font-color" fo:font-weight="normal" style:font-weight-asian="normal" fo:background-color="#000000"/>
    </style:style>
    <style:style style:name="T159" style:family="text">
      <style:text-properties fo:color="#bbbbbb" style:font-name="Courier New" fo:language="en" fo:country="none" style:text-underline-style="none" fo:font-weight="normal" style:font-weight-asian="normal" fo:background-color="#000000"/>
    </style:style>
    <style:style style:name="T160" style:family="text">
      <style:text-properties fo:color="#bbbbbb" style:font-name="Courier New" fo:language="en" fo:country="none" style:text-underline-style="none" fo:font-weight="normal" style:font-weight-asian="normal"/>
    </style:style>
    <style:style style:name="T161" style:family="text">
      <style:text-properties fo:color="#bbbbbb" style:font-name="Courier New" fo:language="en" fo:country="GB" style:text-underline-style="none" fo:font-weight="normal" style:font-weight-asian="normal"/>
    </style:style>
    <style:style style:name="T162" style:family="text">
      <style:text-properties fo:color="#555555" style:font-name="Courier New" fo:font-size="11pt" fo:language="en" fo:country="none" style:text-underline-style="none" fo:font-weight="normal" style:font-size-asian="11pt" style:font-weight-asian="normal"/>
    </style:style>
    <style:style style:name="T163" style:family="text">
      <style:text-properties fo:color="#555555" style:font-name="Courier New" fo:font-size="10pt" fo:language="en" fo:country="none" style:text-underline-style="none" fo:font-weight="normal" style:font-size-asian="10pt" style:font-weight-asian="normal" fo:background-color="#000000"/>
    </style:style>
    <style:style style:name="T164" style:family="text">
      <style:text-properties fo:color="#555555" style:font-name="Courier New" fo:font-size="10pt" fo:language="en" fo:country="none" style:text-underline-style="solid" style:text-underline-width="auto" style:text-underline-color="font-color" fo:font-weight="normal" style:font-size-asian="10pt" style:font-weight-asian="normal" fo:background-color="#000000"/>
    </style:style>
    <style:style style:name="T165" style:family="text">
      <style:text-properties fo:color="#555555" style:font-name="Courier New" fo:font-size="10pt" fo:language="en" fo:country="GB" style:text-underline-style="none" fo:font-weight="normal" style:font-size-asian="10pt" style:font-weight-asian="normal" fo:background-color="#000000"/>
    </style:style>
    <style:style style:name="T166" style:family="text">
      <style:text-properties fo:color="#555555" style:font-name="Courier New" fo:language="en" fo:country="none" style:text-underline-style="none" fo:font-weight="normal" style:font-weight-asian="normal" fo:background-color="#000000"/>
    </style:style>
    <style:style style:name="T167" style:family="text">
      <style:text-properties fo:color="#555555" style:font-name="Courier New" fo:language="en" fo:country="none" style:text-underline-style="none" fo:font-weight="normal" style:font-weight-asian="normal"/>
    </style:style>
    <style:style style:name="T168" style:family="text">
      <style:text-properties fo:color="#555555" style:font-name="Courier New CYR" fo:font-size="10pt" fo:language="en" fo:country="none" style:text-underline-style="none" fo:font-weight="normal" style:font-size-asian="10pt" style:font-weight-asian="normal" fo:background-color="#000000"/>
    </style:style>
    <style:style style:name="T169" style:family="text">
      <style:text-properties fo:color="#ff5555" style:font-name="Courier New" fo:font-size="11pt" fo:language="en" fo:country="none" style:text-underline-style="none" fo:font-weight="normal" style:font-size-asian="11pt" style:font-weight-asian="normal"/>
    </style:style>
    <style:style style:name="T170" style:family="text">
      <style:text-properties fo:color="#ff5555" style:font-name="Courier New" fo:font-size="10pt" fo:language="en" fo:country="none" style:text-underline-style="none" fo:font-weight="normal" style:font-size-asian="10pt" style:font-weight-asian="normal" fo:background-color="#000000"/>
    </style:style>
    <style:style style:name="T171" style:family="text">
      <style:text-properties fo:color="#ff5555" style:font-name="Courier New" fo:font-size="10pt" fo:language="en" fo:country="GB" style:text-underline-style="none" fo:font-weight="normal" style:font-size-asian="10pt" style:font-weight-asian="normal" fo:background-color="#000000"/>
    </style:style>
    <style:style style:name="T172" style:family="text">
      <style:text-properties fo:color="#ff5555" style:font-name="Courier New" fo:language="en" fo:country="none" style:text-underline-style="none" fo:font-weight="normal" style:font-weight-asian="normal" fo:background-color="#000000"/>
    </style:style>
    <style:style style:name="T173" style:family="text">
      <style:text-properties fo:color="#ff5555" style:font-name="Courier New" fo:language="en" fo:country="none" style:text-underline-style="none" fo:font-weight="normal" style:font-weight-asian="normal"/>
    </style:style>
    <style:style style:name="T174" style:family="text">
      <style:text-properties fo:color="#ff5555" style:font-name="Courier New" fo:language="en" fo:country="GB" style:text-underline-style="none" fo:font-weight="normal" style:font-weight-asian="normal" fo:background-color="#000000"/>
    </style:style>
    <style:style style:name="T175" style:family="text">
      <style:text-properties fo:color="#ff5555" style:font-name="Courier New Greek" fo:font-size="10pt" fo:language="en" fo:country="none" style:text-underline-style="none" fo:font-weight="normal" style:font-size-asian="10pt" style:font-weight-asian="normal" fo:background-color="#000000"/>
    </style:style>
    <style:style style:name="T176" style:family="text">
      <style:text-properties fo:color="#ff5555" style:font-name="Courier New CYR" fo:font-size="10pt" fo:language="en" fo:country="none" style:text-underline-style="none" fo:font-weight="normal" style:font-size-asian="10pt" style:font-weight-asian="normal" fo:background-color="#000000"/>
    </style:style>
    <style:style style:name="T177" style:family="text">
      <style:text-properties fo:color="#55ff55" style:font-name="Courier New" fo:font-size="11pt" fo:language="en" fo:country="none" style:text-underline-style="none" fo:font-weight="normal" style:font-size-asian="11pt" style:font-weight-asian="normal"/>
    </style:style>
    <style:style style:name="T178" style:family="text">
      <style:text-properties fo:color="#55ff55" style:font-name="Courier New" fo:font-size="10pt" fo:language="en" fo:country="none" style:text-underline-style="none" fo:font-weight="normal" style:font-size-asian="10pt" style:font-weight-asian="normal" fo:background-color="#000000"/>
    </style:style>
    <style:style style:name="T179" style:family="text">
      <style:text-properties fo:color="#55ff55" style:font-name="Courier New" fo:font-size="10pt" fo:language="en" fo:country="none" style:text-underline-style="solid" style:text-underline-width="auto" style:text-underline-color="font-color" fo:font-weight="normal" style:font-size-asian="10pt" style:font-weight-asian="normal" fo:background-color="#000000"/>
    </style:style>
    <style:style style:name="T180" style:family="text">
      <style:text-properties fo:color="#55ff55" style:font-name="Courier New" fo:font-size="10pt" fo:language="en" fo:country="GB" style:text-underline-style="none" fo:font-weight="normal" style:font-size-asian="10pt" style:font-weight-asian="normal" fo:background-color="#000000"/>
    </style:style>
    <style:style style:name="T181" style:family="text">
      <style:text-properties fo:color="#55ff55" style:font-name="Courier New" fo:language="en" fo:country="none" style:text-underline-style="none" fo:font-weight="normal" style:font-weight-asian="normal" fo:background-color="#000000"/>
    </style:style>
    <style:style style:name="T182" style:family="text">
      <style:text-properties fo:color="#55ff55" style:font-name="Courier New" fo:language="en" fo:country="none" style:text-underline-style="none" fo:font-weight="normal" style:font-weight-asian="normal"/>
    </style:style>
    <style:style style:name="T183" style:family="text">
      <style:text-properties fo:color="#55ff55" style:font-name="Courier New CYR" fo:font-size="10pt" fo:language="en" fo:country="none" style:text-underline-style="none" fo:font-weight="normal" style:font-size-asian="10pt" style:font-weight-asian="normal" fo:background-color="#000000"/>
    </style:style>
    <style:style style:name="T184" style:family="text">
      <style:text-properties fo:color="#ff55ff" style:font-name="Courier New" fo:font-size="11pt" fo:language="en" fo:country="none" style:text-underline-style="none" fo:font-weight="normal" style:font-size-asian="11pt" style:font-weight-asian="normal"/>
    </style:style>
    <style:style style:name="T185" style:family="text">
      <style:text-properties fo:color="#ff55ff" style:font-name="Courier New" fo:font-size="10pt" fo:language="en" fo:country="none" style:text-underline-style="none" fo:font-weight="normal" style:font-size-asian="10pt" style:font-weight-asian="normal" fo:background-color="#000000"/>
    </style:style>
    <style:style style:name="T186" style:family="text">
      <style:text-properties fo:color="#ff55ff" style:font-name="Courier New" fo:font-size="10pt" fo:language="en" fo:country="GB" style:text-underline-style="none" fo:font-weight="normal" style:font-size-asian="10pt" style:font-weight-asian="normal" fo:background-color="#000000"/>
    </style:style>
    <style:style style:name="T187" style:family="text">
      <style:text-properties fo:color="#ff55ff" style:font-name="Courier New" fo:language="en" fo:country="none" style:text-underline-style="none" fo:font-weight="normal" style:font-weight-asian="normal" fo:background-color="#000000"/>
    </style:style>
    <style:style style:name="T188" style:family="text">
      <style:text-properties fo:color="#ff55ff" style:font-name="Courier New" fo:language="en" fo:country="none" style:text-underline-style="none" fo:font-weight="normal" style:font-weight-asian="normal"/>
    </style:style>
    <style:style style:name="T189" style:family="text">
      <style:text-properties fo:color="#ff55ff" style:font-name="Courier New CYR" fo:font-size="10pt" fo:language="en" fo:country="none" style:text-underline-style="none" fo:font-weight="normal" style:font-size-asian="10pt" style:font-weight-asian="normal" fo:background-color="#000000"/>
    </style:style>
    <style:style style:name="T190" style:family="text">
      <style:text-properties fo:color="#0000ff" style:font-name="Courier New" fo:font-size="10pt" fo:language="en" fo:country="none" style:text-underline-style="solid" style:text-underline-width="auto" style:text-underline-color="font-color" fo:font-weight="normal" style:font-size-asian="10pt" style:font-weight-asian="normal" fo:background-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text:span text:style-name="T155">∙</text:span><text:span text:style-name="T95"> <text:s text:c="77"/></text:span><text:span text:style-name="T155">∙</text:span></text:p>
      <text:p text:style-name="P2"><text:span text:style-name="T155">∙</text:span><text:span text:style-name="T95"> <text:s text:c="3"/></text:span><text:span text:style-name="T15">▒▒▒▒▒▒▒▒</text:span><text:span text:style-name="T95"> <text:s text:c="65"/></text:span><text:span text:style-name="T155">∙</text:span></text:p>
      <text:p text:style-name="P2"><text:span text:style-name="T155">∙</text:span><text:span text:style-name="T95"> <text:s text:c="3"/></text:span><text:span text:style-name="T38">▒▒</text:span><text:span text:style-name="T95"> <text:s text:c="33"/></text:span><text:span text:style-name="T38">▒▒▒▒▒▒</text:span><text:span text:style-name="T95"> <text:s text:c="31"/></text:span><text:span text:style-name="T155">∙</text:span></text:p>
      <text:p text:style-name="P2"><text:span text:style-name="T155">∙</text:span><text:span text:style-name="T95"> <text:s text:c="3"/></text:span><text:span text:style-name="T38">▒▒▒▒</text:span><text:span text:style-name="T95"> <text:s text:c="5"/></text:span><text:span text:style-name="T170">▒▒▒▒▒▒</text:span><text:span text:style-name="T95"> <text:s/></text:span><text:span text:style-name="T15">▒▒</text:span><text:span text:style-name="T95"> <text:s text:c="17"/></text:span><text:span text:style-name="T38">▒▒</text:span><text:span text:style-name="T95"> <text:s text:c="3"/></text:span><text:span text:style-name="T185">▒▒▒▒▒▒</text:span><text:span text:style-name="T95"> <text:s text:c="23"/></text:span><text:span text:style-name="T155">∙</text:span></text:p>
      <text:p text:style-name="P2"><text:span text:style-name="T155">∙</text:span><text:span text:style-name="T95"> <text:s text:c="3"/></text:span><text:span text:style-name="T38">▒▒</text:span><text:span text:style-name="T170">▒▒▒▒▒▒</text:span><text:span text:style-name="T95"> <text:s/></text:span><text:span text:style-name="T15">▒▒</text:span><text:span text:style-name="T95"> <text:s/></text:span><text:span text:style-name="T170">▒▒</text:span><text:span text:style-name="T95"> <text:s/></text:span><text:span text:style-name="T15">▒▒</text:span><text:span text:style-name="T95"> <text:s/></text:span><text:span text:style-name="T185">▒▒</text:span><text:span text:style-name="T95"> <text:s/></text:span><text:span text:style-name="T15">▒▒</text:span><text:span text:style-name="T95"> <text:s text:c="9"/></text:span><text:span text:style-name="T185">▒▒</text:span><text:span text:style-name="T95"> <text:s text:c="3"/></text:span><text:span text:style-name="T185">▒▒</text:span><text:span text:style-name="T95"> <text:s text:c="3"/></text:span><text:span text:style-name="T185">▒▒</text:span><text:span text:style-name="T95"> <text:s/></text:span><text:span text:style-name="T15">▒▒</text:span><text:span text:style-name="T95"> <text:s text:c="3"/></text:span><text:span text:style-name="T15">▒▒</text:span><text:span text:style-name="T95"> <text:s/></text:span><text:span text:style-name="T185">▒▒▒▒▒▒</text:span><text:span text:style-name="T95"> <text:s text:c="3"/></text:span><text:span text:style-name="T155">∙</text:span></text:p>
      <text:p text:style-name="P2"><text:span text:style-name="T155">∙</text:span><text:span text:style-name="T95"> <text:s text:c="3"/></text:span><text:span text:style-name="T38">▒▒</text:span><text:span text:style-name="T95"> <text:s text:c="3"/></text:span><text:span text:style-name="T170">▒▒</text:span><text:span text:style-name="T95"> <text:s/></text:span><text:span text:style-name="T15">▒▒</text:span><text:span text:style-name="T185">▒▒▒▒</text:span><text:span text:style-name="T95"> <text:s/></text:span><text:span text:style-name="T15">▒▒</text:span><text:span text:style-name="T95"> <text:s/></text:span><text:span text:style-name="T185">▒▒</text:span><text:span text:style-name="T95"> <text:s/></text:span><text:span text:style-name="T15">▒▒</text:span><text:span text:style-name="T95"> <text:s/></text:span><text:span text:style-name="T170">▒▒▒▒▒▒</text:span><text:span text:style-name="T95"> <text:s/></text:span><text:span text:style-name="T185">▒▒</text:span><text:span text:style-name="T95"> <text:s text:c="3"/></text:span><text:span text:style-name="T38">▒▒</text:span><text:span text:style-name="T185">▒▒▒▒▒▒</text:span><text:span text:style-name="T95"> <text:s/></text:span><text:span text:style-name="T15">▒▒</text:span><text:span text:style-name="T95"> <text:s/></text:span><text:span text:style-name="T81">▒▒</text:span><text:span text:style-name="T15">▒▒</text:span><text:span text:style-name="T95"> <text:s/></text:span><text:span text:style-name="T185">▒▒</text:span><text:span text:style-name="T95"> <text:s text:c="7"/></text:span><text:span text:style-name="T155">∙</text:span></text:p>
      <text:p text:style-name="P2"><text:span text:style-name="T155">∙</text:span><text:span text:style-name="T95"> <text:s text:c="3"/></text:span><text:span text:style-name="T38">▒▒▒▒</text:span><text:span text:style-name="T95"> <text:s/></text:span><text:span text:style-name="T185">▒▒</text:span><text:span text:style-name="T95"> <text:s/></text:span><text:span text:style-name="T15">▒▒</text:span><text:span text:style-name="T95"> <text:s/></text:span><text:span text:style-name="T185">▒▒</text:span><text:span text:style-name="T95"> <text:s/></text:span><text:span text:style-name="T15">▒▒</text:span><text:span text:style-name="T95"> <text:s/></text:span><text:span text:style-name="T185">▒▒▒▒</text:span><text:span text:style-name="T15">▒▒</text:span><text:span text:style-name="T95"> <text:s/></text:span><text:span text:style-name="T170">▒▒</text:span><text:span text:style-name="T95"> <text:s/></text:span><text:span text:style-name="T170">▒▒</text:span><text:span text:style-name="T95"> <text:s/></text:span><text:span text:style-name="T185">▒▒</text:span><text:span text:style-name="T95"> <text:s text:c="3"/></text:span><text:span text:style-name="T38">▒▒▒▒</text:span><text:span text:style-name="T95"> <text:s text:c="5"/></text:span><text:span text:style-name="T15">▒▒</text:span><text:span text:style-name="T81">▒▒▒▒</text:span><text:span text:style-name="T15">▒▒</text:span><text:span text:style-name="T95"> <text:s/></text:span><text:span text:style-name="T170">▒▒</text:span><text:span text:style-name="T95"> <text:s text:c="7"/></text:span><text:span text:style-name="T155">∙</text:span></text:p>
      <text:p text:style-name="P2"><text:span text:style-name="T155">∙</text:span><text:span text:style-name="T95"> <text:s text:c="3"/></text:span><text:span text:style-name="T38">▒▒</text:span><text:span text:style-name="T185">▒▒▒▒▒▒</text:span><text:span text:style-name="T95"> <text:s/></text:span><text:span text:style-name="T15">▒▒</text:span><text:span text:style-name="T95"> <text:s/></text:span><text:span text:style-name="T185">▒▒</text:span><text:span text:style-name="T95"> <text:s/></text:span><text:span text:style-name="T15">▒▒▒▒▒▒▒▒▒▒</text:span><text:span text:style-name="T95"> <text:s/></text:span><text:span text:style-name="T170">▒▒▒▒▒▒</text:span><text:span text:style-name="T95"> <text:s/></text:span><text:span text:style-name="T185">▒▒▒▒</text:span><text:span text:style-name="T95"> <text:s/></text:span><text:span text:style-name="T38">▒▒</text:span><text:span text:style-name="T95"> <text:s text:c="7"/></text:span><text:span text:style-name="T15">▒▒</text:span><text:span text:style-name="T81">▒▒</text:span><text:span text:style-name="T95"> <text:s/></text:span><text:span text:style-name="T15">▒▒</text:span><text:span text:style-name="T95"> <text:s/></text:span><text:span text:style-name="T170">▒▒▒▒▒▒</text:span><text:span text:style-name="T95"> <text:s text:c="3"/></text:span><text:span text:style-name="T155">∙</text:span></text:p>
      <text:p text:style-name="P2"><text:span text:style-name="T48">▀▀▀▀▀▀▀▀▀▀▀▀▀▀▀▀▀▀▀▀▀▀▀▀▀▀▀▀▀▀▀▀▀▀▀▀▀▀▀▀▀▀▀▀▀▀▀▀▀▀▀▀▀▀▀▀▀▀▀▀▀▀▀▀▀▀▀▀▀▀▀▀▀▀▀▀▀▀▀▀</text:span></text:p>
      <text:p text:style-name="P2"><text:span text:style-name="T105"/></text:p>
      <text:p text:style-name="P2"><text:span text:style-name="T105"/></text:p>
      <text:p text:style-name="P1"><text:span text:style-name="T1"><text:s/></text:span><text:span text:style-name="T13">▄▄▄▄▄▄▄▄▄▄▄▄▄▄▄▄▄</text:span><text:span text:style-name="T1"> <text:s text:c="2"/></text:span><text:span text:style-name="T13">▄</text:span><text:span text:style-name="T1"> <text:s text:c="4"/></text:span><text:span text:style-name="T13">▄</text:span><text:span text:style-name="T1"> <text:s text:c="2"/></text:span><text:span text:style-name="T13">▄▄▄▄▄▄▄</text:span><text:span text:style-name="T1"> <text:s text:c="2"/></text:span><text:span text:style-name="T13">▄▄▄▄▄▄▄</text:span><text:span text:style-name="T1"> <text:s/></text:span><text:span text:style-name="T13">▄▄▄▄▄▄▄▄</text:span><text:span text:style-name="T1"> <text:s text:c="2"/></text:span><text:span text:style-name="T13">▄▄▄▄▄▄▄</text:span><text:span text:style-name="T17"> <text:s text:c="11"/></text:span></text:p>
      <text:p text:style-name="P1"><text:span text:style-name="T24">███</text:span><text:span text:style-name="T1"> <text:s text:c="12"/></text:span><text:span text:style-name="T24">███</text:span><text:span text:style-name="T1"> </text:span><text:span text:style-name="T24">███</text:span><text:span text:style-name="T1"> <text:s text:c="2"/></text:span><text:span text:style-name="T24">███</text:span><text:span text:style-name="T1"> </text:span><text:span text:style-name="T24">██</text:span><text:span text:style-name="T13">▄</text:span><text:span text:style-name="T1"> <text:s text:c="2"/></text:span><text:span text:style-name="T24">███</text:span><text:span text:style-name="T1"> </text:span><text:span text:style-name="T24">███</text:span><text:span text:style-name="T1"> <text:s text:c="2"/></text:span><text:span text:style-name="T24">███</text:span><text:span text:style-name="T1"> </text:span><text:span text:style-name="T13">▄▄▄</text:span><text:span text:style-name="T1"> <text:s text:c="2"/></text:span><text:span text:style-name="T24">███</text:span><text:span text:style-name="T1"> </text:span><text:span text:style-name="T24">███</text:span><text:span text:style-name="T1"> <text:s text:c="2"/></text:span><text:span text:style-name="T24">███</text:span><text:span text:style-name="T27"> <text:s text:c="10"/></text:span></text:p>
      <text:p text:style-name="P1"><text:span text:style-name="T24">█▓█</text:span><text:span text:style-name="T1"> <text:s text:c="12"/></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27"> <text:s text:c="10"/></text:span></text:p>
      <text:p text:style-name="P2"><text:span text:style-name="T24">█▓█</text:span><text:span text:style-name="T1"> <text:s text:c="12"/></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27"> <text:s text:c="10"/></text:span></text:p>
      <text:p text:style-name="P1"><text:span text:style-name="T24">█▒█</text:span><text:span text:style-name="T1"> <text:s text:c="12"/></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pan><text:span text:style-name="T24">▀▀▀</text:span><text:span text:style-name="T1"> <text:s text:c="2"/></text:span><text:span text:style-name="T34"><text:s/></text:span><text:span text:style-name="T47">▄▄▄</text:span><text:span text:style-name="T34"> </text:span><text:span text:style-name="T58">▄ </text:span><text:span text:style-name="T50"><text:s/></text:span></text:p>
      <text:p text:style-name="P2"><text:span text:style-name="T25">█▒█</text:span><text:span text:style-name="T2"> <text:s text:c="16"/></text:span><text:span text:style-name="T25">█</text:span><text:span text:style-name="T2"> </text:span><text:span text:style-name="T25">█</text:span><text:span text:style-name="T2"> <text:s text:c="2"/></text:span><text:span text:style-name="T25">█</text:span><text:span text:style-name="T2"> </text:span><text:span text:style-name="T25">█</text:span><text:span text:style-name="T2"> </text:span><text:span text:style-name="T25">█</text:span><text:span text:style-name="T2"> </text:span><text:span text:style-name="T25">█</text:span><text:span text:style-name="T14">▄▄▄</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14">▄▄▄</text:span><text:span text:style-name="T25">██▀</text:span><text:span text:style-name="T2"> </text:span><text:span text:style-name="T25">█</text:span><text:span text:style-name="T2"> </text:span><text:span text:style-name="T25">█</text:span><text:span text:style-name="T2"> <text:s text:c="8"/></text:span><text:span text:style-name="T34">―</text:span><text:span text:style-name="T47">█▒█</text:span><text:span text:style-name="T34">―</text:span><text:span text:style-name="T58">▄ <text:s/></text:span></text:p>
      <text:p text:style-name="P2"><text:span text:style-name="T25">█░█</text:span><text:span text:style-name="T2"> <text:s text:c="16"/></text:span><text:span text:style-name="T25">▀███▀███▀</text:span><text:span text:style-name="T2"> </text:span><text:span text:style-name="T25">█</text:span><text:span text:style-name="T2"> </text:span><text:span text:style-name="T25">█▀▀▀█</text:span><text:span text:style-name="T14">▄▄</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text:span><text:span text:style-name="T25">█</text:span><text:span text:style-name="T2"> </text:span><text:span text:style-name="T25">█</text:span><text:span text:style-name="T2"> <text:s/></text:span><text:span text:style-name="T25">█</text:span><text:span text:style-name="T2"> </text:span><text:span text:style-name="T25">█</text:span><text:span text:style-name="T2"> </text:span><text:span text:style-name="T25">▀▀███</text:span><text:span text:style-name="T2"> <text:s text:c="2"/></text:span><text:span text:style-name="T34">―</text:span><text:span text:style-name="T47">█▒█</text:span><text:span text:style-name="T34">―</text:span><text:span text:style-name="T58">▄ <text:s/></text:span></text:p>
      <text:p text:style-name="P1"><text:span text:style-name="T25">█░█</text:span><text:span text:style-name="T2"> <text:s text:c="19"/></text:span><text:span text:style-name="T25">█</text:span><text:span text:style-name="T2"> </text:span><text:span text:style-name="T25">█</text:span><text:span text:style-name="T2"> <text:s text:c="3"/></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text:span><text:span text:style-name="T25">█</text:span><text:span text:style-name="T2"> </text:span><text:span text:style-name="T25">█</text:span><text:span text:style-name="T2"> <text:s/></text:span><text:span text:style-name="T25">█░█</text:span><text:span text:style-name="T2"> </text:span><text:span text:style-name="T25">░</text:span><text:span text:style-name="T2"> </text:span><text:span text:style-name="T25">█</text:span><text:span text:style-name="T2"> </text:span><text:span text:style-name="T25">█</text:span><text:span text:style-name="T2"> <text:s text:c="2"/></text:span><text:span text:style-name="T47"><text:s/>▀▀▀</text:span><text:span text:style-name="T50"> <text:s text:c="3"/></text:span></text:p>
      <text:p text:style-name="P1"><text:span text:style-name="T25">█░█</text:span><text:span text:style-name="T2"> <text:s text:c="19"/></text:span><text:span text:style-name="T25">█░█</text:span><text:span text:style-name="T2"> <text:s text:c="3"/></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text:span><text:span text:style-name="T25">█░█</text:span><text:span text:style-name="T2"> <text:s/></text:span><text:span text:style-name="T25">█▒█</text:span><text:span text:style-name="T2"> </text:span><text:span text:style-name="T25">░</text:span><text:span text:style-name="T2"> </text:span><text:span text:style-name="T25">█░█</text:span><text:span text:style-name="T28"> <text:s text:c="10"/></text:span></text:p>
      <text:p text:style-name="P1"><text:span text:style-name="T25">█</text:span><text:span text:style-name="T2"> </text:span><text:span text:style-name="T25">█</text:span><text:span text:style-name="T2"> <text:s text:c="19"/></text:span><text:span text:style-name="T25">█▒█</text:span><text:span text:style-name="T2"> <text:s text:c="3"/></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text:span><text:span text:style-name="T25">█▒█</text:span><text:span text:style-name="T2"> <text:s/></text:span><text:span text:style-name="T25">█▓█</text:span><text:span text:style-name="T2"> </text:span><text:span text:style-name="T25">░</text:span><text:span text:style-name="T2"> </text:span><text:span text:style-name="T25">█▒█</text:span><text:span text:style-name="T28"> <text:s text:c="10"/></text:span></text:p>
      <text:p text:style-name="P1"><text:span text:style-name="T25">█</text:span><text:span text:style-name="T47">1</text:span><text:span text:style-name="T25">█</text:span><text:span text:style-name="T2"> <text:s text:c="19"/></text:span><text:span text:style-name="T25">███</text:span><text:span text:style-name="T2"> <text:s text:c="3"/></text:span><text:span text:style-name="T25">███</text:span><text:span text:style-name="T2"> <text:s text:c="2"/></text:span><text:span text:style-name="T25">███</text:span><text:span text:style-name="T2"> </text:span><text:span text:style-name="T25">███</text:span><text:span text:style-name="T2"> <text:s text:c="2"/></text:span><text:span text:style-name="T25">███</text:span><text:span text:style-name="T2"> </text:span><text:span text:style-name="T25">███</text:span><text:span text:style-name="T2"> <text:s/></text:span><text:span text:style-name="T25">███</text:span><text:span text:style-name="T2"> <text:s/></text:span><text:span text:style-name="T25">██▀</text:span><text:span text:style-name="T2"> <text:s text:c="2"/></text:span><text:span text:style-name="T25">███</text:span><text:span text:style-name="T28"> <text:s text:c="10"/></text:span></text:p>
      <text:p text:style-name="P1"><text:span text:style-name="T25">█</text:span><text:span text:style-name="T47">9</text:span><text:span text:style-name="T25">█</text:span><text:span text:style-name="T2"> <text:s text:c="18"/></text:span><text:span text:style-name="T25">▀▀▀▀▀</text:span><text:span text:style-name="T2"> <text:s text:c="3"/></text:span><text:span text:style-name="T25">▀▀▀▀▀▀▀</text:span><text:span text:style-name="T2"> <text:s text:c="2"/></text:span><text:span text:style-name="T25">▀▀▀▀▀▀▀</text:span><text:span text:style-name="T2"> <text:s/></text:span><text:span text:style-name="T25">▀▀▀</text:span><text:span text:style-name="T2"> <text:s text:c="2"/></text:span><text:span text:style-name="T25">▀▀▀</text:span><text:span text:style-name="T2"> <text:s/></text:span><text:span text:style-name="T25">▀▀▀▀▀▀▀</text:span><text:span text:style-name="T28"> <text:s text:c="11"/></text:span></text:p>
      <text:p text:style-name="P1"><text:span text:style-name="T25">█</text:span><text:span text:style-name="T47">8</text:span><text:span text:style-name="T25">█</text:span><text:span text:style-name="T2"> <text:s text:c="7"/></text:span><text:span text:style-name="T14">▄▄▄▄▄▄▄</text:span><text:span text:style-name="T2"> <text:s text:c="2"/></text:span><text:span text:style-name="T14">▄</text:span><text:span text:style-name="T2"> <text:s text:c="4"/></text:span><text:span text:style-name="T14">▄</text:span><text:span text:style-name="T2"> <text:s text:c="2"/></text:span><text:span text:style-name="T14">▄▄▄▄▄▄▄</text:span><text:span text:style-name="T2"> <text:s/></text:span><text:span text:style-name="T14">▄▄▄▄▄▄▄▄▄</text:span><text:span text:style-name="T2"> <text:s/></text:span><text:span text:style-name="T14">▄▄▄▄▄▄▄</text:span><text:span text:style-name="T2"> <text:s text:c="2"/></text:span><text:span text:style-name="T14">▄▄▄▄▄▄▄</text:span><text:span text:style-name="T2"> <text:s text:c="2"/></text:span><text:span text:style-name="T14">▄▄▄▄▄▄▄ </text:span><text:span text:style-name="T18"><text:s/></text:span></text:p>
      <text:p text:style-name="P1"><text:span text:style-name="T25">█</text:span><text:span text:style-name="T47">4</text:span><text:span text:style-name="T25">█</text:span><text:span text:style-name="T2"> <text:s text:c="6"/></text:span><text:span text:style-name="T25">██</text:span><text:span text:style-name="T14">▄</text:span><text:span text:style-name="T2"> <text:s text:c="2"/></text:span><text:span text:style-name="T25">███</text:span><text:span text:style-name="T2"> </text:span><text:span text:style-name="T25">███</text:span><text:span text:style-name="T2"> <text:s text:c="2"/></text:span><text:span text:style-name="T25">███</text:span><text:span text:style-name="T2"> </text:span><text:span text:style-name="T25">██</text:span><text:span text:style-name="T14">▄</text:span><text:span text:style-name="T2"> <text:s text:c="2"/></text:span><text:span text:style-name="T25">███</text:span><text:span text:style-name="T2"> </text:span><text:span text:style-name="T25">██▀███▀██</text:span><text:span text:style-name="T2"> </text:span><text:span text:style-name="T25">██</text:span><text:span text:style-name="T14">▄</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14">▄</text:span><text:span text:style-name="T2"> <text:s text:c="2"/></text:span><text:span text:style-name="T25">███ </text:span></text:p>
      <text:p text:style-name="P1"><text:span text:style-name="T25">█</text:span><text:span text:style-name="T2"> </text:span><text:span text:style-name="T25">█</text:span><text:span text:style-name="T2"> <text:s text:c="6"/></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 text:c="3"/></text:span><text:span text:style-name="T25">█▓█</text:span><text:span text:style-name="T2"> <text:s text:c="3"/></text:span><text:span text:style-name="T25">█▓█</text:span><text:span text:style-name="T2"> <text:s text:c="6"/></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 </text:span></text:p>
      <text:p text:style-name="P1"><text:span text:style-name="T25">█░█</text:span><text:span text:style-name="T2"> <text:s text:c="6"/></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 text:c="3"/></text:span><text:span text:style-name="T25">█▒█</text:span><text:span text:style-name="T2"> <text:s text:c="3"/></text:span><text:span text:style-name="T25">█▒█</text:span><text:span text:style-name="T2"> <text:s text:c="6"/></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 </text:span></text:p>
      <text:p text:style-name="P1"><text:span text:style-name="T25">█░█</text:span><text:span text:style-name="T2"> <text:s text:c="6"/></text:span><text:span text:style-name="T25">█░█</text:span><text:span text:style-name="T2"> <text:s text:c="2"/></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 text:c="2"/></text:span><text:span text:style-name="T25">▀▀▀</text:span><text:span text:style-name="T2"> <text:s text:c="3"/></text:span><text:span text:style-name="T25">█░█</text:span><text:span text:style-name="T2"> <text:s text:c="3"/></text:span><text:span text:style-name="T25">█░█</text:span><text:span text:style-name="T2"> <text:s text:c="6"/></text:span><text:span text:style-name="T25">█░█</text:span><text:span text:style-name="T2"> </text:span><text:span text:style-name="T25">█</text:span><text:span text:style-name="T2"> </text:span><text:span text:style-name="T25">█░█</text:span><text:span text:style-name="T2"> </text:span><text:span text:style-name="T25">█░█</text:span><text:span text:style-name="T2"> <text:s text:c="2"/></text:span><text:span text:style-name="T25">▀▀▀ </text:span></text:p>
      <text:p text:style-name="P1"><text:span text:style-name="T25">█░█</text:span><text:span text:style-name="T2"> <text:s text:c="6"/></text:span><text:span text:style-name="T25">▀██</text:span><text:span text:style-name="T14">▄▄▄▄</text:span><text:span text:style-name="T2"> <text:s text:c="2"/></text:span><text:span text:style-name="T25">█</text:span><text:span text:style-name="T2"> </text:span><text:span text:style-name="T25">█</text:span><text:span text:style-name="T2"> <text:s text:c="2"/></text:span><text:span text:style-name="T25">█</text:span><text:span text:style-name="T2"> </text:span><text:span text:style-name="T25">█</text:span><text:span text:style-name="T2"> </text:span><text:span text:style-name="T25">▀██</text:span><text:span text:style-name="T14">▄▄▄▄</text:span><text:span text:style-name="T2"> <text:s text:c="5"/></text:span><text:span text:style-name="T25">█</text:span><text:span text:style-name="T2"> </text:span><text:span text:style-name="T25">█</text:span><text:span text:style-name="T2"> <text:s text:c="3"/></text:span><text:span text:style-name="T25">█</text:span><text:span text:style-name="T2"> </text:span><text:span text:style-name="T25">█</text:span><text:span text:style-name="T14">▄▄</text:span><text:span text:style-name="T25">█▀▀</text:span><text:span text:style-name="T2"> <text:s/></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14">▄▄▄▄</text:span><text:span text:style-name="T18"> <text:s/></text:span><text:span text:style-name="T14"><text:s/></text:span></text:p>
      <text:p text:style-name="P1"><text:span text:style-name="T25">█▒█</text:span><text:span text:style-name="T2"> <text:s text:c="8"/></text:span><text:span text:style-name="T25">▀▀▀▀██</text:span><text:span text:style-name="T14">▄</text:span><text:span text:style-name="T2"> </text:span><text:span text:style-name="T25">▀███▀███▀</text:span><text:span text:style-name="T2"> <text:s text:c="2"/></text:span><text:span text:style-name="T25">▀▀▀▀██</text:span><text:span text:style-name="T14">▄</text:span><text:span text:style-name="T2"> <text:s text:c="3"/></text:span><text:span text:style-name="T25">█</text:span><text:span text:style-name="T2"> </text:span><text:span text:style-name="T25">█</text:span><text:span text:style-name="T2"> <text:s text:c="3"/></text:span><text:span text:style-name="T25">█</text:span><text:span text:style-name="T2"> </text:span><text:span text:style-name="T25">█▀▀█</text:span><text:span text:style-name="T14">▄▄</text:span><text:span text:style-name="T2"> <text:s/></text:span><text:span text:style-name="T25">█</text:span><text:span text:style-name="T2"> </text:span><text:span text:style-name="T25">█</text:span><text:span text:style-name="T2"> </text:span><text:span text:style-name="T25">▒</text:span><text:span text:style-name="T2"> </text:span><text:span text:style-name="T25">█</text:span><text:span text:style-name="T2"> </text:span><text:span text:style-name="T25">█</text:span><text:span text:style-name="T2"> <text:s text:c="2"/></text:span><text:span text:style-name="T25">▀▀▀▀██</text:span><text:span text:style-name="T14">▄ </text:span></text:p>
      <text:p text:style-name="P1"><text:span text:style-name="T25">█▒█</text:span><text:span text:style-name="T2"> <text:s text:c="6"/></text:span><text:span text:style-name="T25">███</text:span><text:span text:style-name="T2"> <text:s text:c="2"/></text:span><text:span text:style-name="T25">█</text:span><text:span text:style-name="T2"> </text:span><text:span text:style-name="T25">█</text:span><text:span text:style-name="T2"> <text:s text:c="3"/></text:span><text:span text:style-name="T25">█</text:span><text:span text:style-name="T2"> </text:span><text:span text:style-name="T25">█</text:span><text:span text:style-name="T2"> <text:s text:c="3"/></text:span><text:span text:style-name="T25">███</text:span><text:span text:style-name="T2"> <text:s text:c="2"/></text:span><text:span text:style-name="T25">█</text:span><text:span text:style-name="T2"> </text:span><text:span text:style-name="T25">█</text:span><text:span text:style-name="T2"> <text:s text:c="3"/></text:span><text:span text:style-name="T25">█░█</text:span><text:span text:style-name="T2"> <text:s text:c="3"/></text:span><text:span text:style-name="T25">█░█</text:span><text:span text:style-name="T2"> <text:s text:c="6"/></text:span><text:span text:style-name="T25">█░█</text:span><text:span text:style-name="T2"> </text:span><text:span text:style-name="T25">░</text:span><text:span text:style-name="T2"> </text:span><text:span text:style-name="T25">█░█</text:span><text:span text:style-name="T2"> </text:span><text:span text:style-name="T25">███</text:span><text:span text:style-name="T2"> <text:s text:c="2"/></text:span><text:span text:style-name="T25">█</text:span><text:span text:style-name="T2"> </text:span><text:span text:style-name="T25">█ </text:span></text:p>
      <text:p text:style-name="P1"><text:span text:style-name="T25">█▓█</text:span><text:span text:style-name="T2"> <text:s text:c="4"/></text:span><text:span text:style-name="T14">▄</text:span><text:span text:style-name="T2"> </text:span><text:span text:style-name="T25">█░█</text:span><text:span text:style-name="T2"> </text:span><text:span text:style-name="T25">░</text:span><text:span text:style-name="T2"> </text:span><text:span text:style-name="T25">█░█</text:span><text:span text:style-name="T2"> <text:s text:c="3"/></text:span><text:span text:style-name="T25">█░█</text:span><text:span text:style-name="T2"> <text:s text:c="3"/></text:span><text:span text:style-name="T25">█░█</text:span><text:span text:style-name="T2"> </text:span><text:span text:style-name="T25">░</text:span><text:span text:style-name="T2"> </text:span><text:span text:style-name="T25">█░█</text:span><text:span text:style-name="T2"> <text:s text:c="3"/></text:span><text:span text:style-name="T25">█▒█</text:span><text:span text:style-name="T2"> <text:s text:c="3"/></text:span><text:span text:style-name="T25">█▒█</text:span><text:span text:style-name="T2"> <text:s text:c="6"/></text:span><text:span text:style-name="T25">█▒█</text:span><text:span text:style-name="T2"> <text:s text:c="2"/></text:span><text:span text:style-name="T25">█▒█</text:span><text:span text:style-name="T2"> </text:span><text:span text:style-name="T25">█░█</text:span><text:span text:style-name="T2"> </text:span><text:span text:style-name="T25">░</text:span><text:span text:style-name="T2"> </text:span><text:span text:style-name="T25">█░█ </text:span></text:p>
      <text:p text:style-name="P1"><text:span text:style-name="T25">█▓█</text:span><text:span text:style-name="T2"> <text:s text:c="4"/></text:span><text:span text:style-name="T25">█</text:span><text:span text:style-name="T2"> </text:span><text:span text:style-name="T25">█▒█</text:span><text:span text:style-name="T2"> </text:span><text:span text:style-name="T25">░</text:span><text:span text:style-name="T2"> </text:span><text:span text:style-name="T25">█▒█</text:span><text:span text:style-name="T2"> <text:s text:c="3"/></text:span><text:span text:style-name="T25">█▒█</text:span><text:span text:style-name="T2"> <text:s text:c="3"/></text:span><text:span text:style-name="T25">█▒█</text:span><text:span text:style-name="T2"> </text:span><text:span text:style-name="T25">░</text:span><text:span text:style-name="T2"> </text:span><text:span text:style-name="T25">█▒█</text:span><text:span text:style-name="T2"> <text:s text:c="3"/></text:span><text:span text:style-name="T25">█▓█</text:span><text:span text:style-name="T2"> <text:s text:c="3"/></text:span><text:span text:style-name="T25">█▓█</text:span><text:span text:style-name="T2"> <text:s text:c="6"/></text:span><text:span text:style-name="T25">█▓█</text:span><text:span text:style-name="T2"> <text:s text:c="2"/></text:span><text:span text:style-name="T25">█▓█</text:span><text:span text:style-name="T2"> </text:span><text:span text:style-name="T25">█▒█</text:span><text:span text:style-name="T2"> </text:span><text:span text:style-name="T25">░</text:span><text:span text:style-name="T2"> </text:span><text:span text:style-name="T25">█▒█ </text:span></text:p>
      <text:p text:style-name="P1"><text:span text:style-name="T25">███</text:span><text:span text:style-name="T2"> <text:s text:c="4"/></text:span><text:span text:style-name="T25">█</text:span><text:span text:style-name="T2"> </text:span><text:span text:style-name="T25">███</text:span><text:span text:style-name="T2"> <text:s text:c="2"/></text:span><text:span text:style-name="T25">▀██</text:span><text:span text:style-name="T2"> <text:s text:c="3"/></text:span><text:span text:style-name="T25">███</text:span><text:span text:style-name="T2"> <text:s text:c="3"/></text:span><text:span text:style-name="T25">███</text:span><text:span text:style-name="T2"> <text:s text:c="2"/></text:span><text:span text:style-name="T25">▀██</text:span><text:span text:style-name="T2"> <text:s text:c="3"/></text:span><text:span text:style-name="T25">███</text:span><text:span text:style-name="T2"> <text:s text:c="3"/></text:span><text:span text:style-name="T25">██▀</text:span><text:span text:style-name="T2"> </text:span><text:span text:style-name="T25">█████</text:span><text:span text:style-name="T2"> </text:span><text:span text:style-name="T25">███</text:span><text:span text:style-name="T2"> <text:s text:c="2"/></text:span><text:span text:style-name="T25">███</text:span><text:span text:style-name="T2"> </text:span><text:span text:style-name="T25">███</text:span><text:span text:style-name="T2"> <text:s text:c="2"/></text:span><text:span text:style-name="T25">▀██ </text:span></text:p>
      <text:p text:style-name="P1"><text:span text:style-name="T2"><text:s/></text:span><text:span text:style-name="T25">▀▀▀▀▀▀▀▀</text:span><text:span text:style-name="T2"> <text:s/></text:span><text:span text:style-name="T25">▀▀▀▀▀▀▀</text:span><text:span text:style-name="T2"> <text:s text:c="3"/></text:span><text:span text:style-name="T25">▀▀▀▀▀</text:span><text:span text:style-name="T2"> <text:s text:c="3"/></text:span><text:span text:style-name="T25">▀▀▀▀▀▀▀</text:span><text:span text:style-name="T2"> <text:s text:c="4"/></text:span><text:span text:style-name="T25">▀▀▀</text:span><text:span text:style-name="T2"> <text:s text:c="4"/></text:span><text:span text:style-name="T25">▀▀▀▀▀▀▀</text:span><text:span text:style-name="T2"> <text:s/></text:span><text:span text:style-name="T25">▀▀▀</text:span><text:span text:style-name="T2"> <text:s text:c="2"/></text:span><text:span text:style-name="T25">▀▀▀</text:span><text:span text:style-name="T2"> <text:s/></text:span><text:span text:style-name="T25">▀▀▀▀▀▀▀</text:span><text:span text:style-name="T28"> </text:span><text:span text:style-name="T25"><text:s/></text:span></text:p>
      <text:p text:style-name="P1"><text:span text:style-name="T2"><text:s text:c="28"/></text:span><text:span text:style-name="T37"><text:s/>- ENTERTAINING YOU - </text:span><text:span text:style-name="T28"><text:s text:c="29"/></text:span><text:span text:style-name="T25"><text:s/></text:span></text:p>
      <text:p text:style-name="P9"/>
      <text:p text:style-name="P9"/>
      <text:p text:style-name="P9"/>
      <text:p text:style-name="P9">MIT License</text:p>
      <text:p text:style-name="P9"/>
      <text:p text:style-name="P9">Copyright (c) 2020 BlueChip</text:p>
      <text:p text:style-name="P9"/>
      <text:p text:style-name="P9">Permission is hereby granted, free of charge, to any person obtaining a copy</text:p>
      <text:p text:style-name="P9">of this software and associated documentation files (the "Software"), to deal</text:p>
      <text:p text:style-name="P9">in the Software without restriction, including without limitation the rights</text:p>
      <text:p text:style-name="P9">to use, copy, modify, merge, publish, distribute, sublicense, and/or sell</text:p>
      <text:p text:style-name="P9">copies of the Software, and to permit persons to whom the Software is</text:p>
      <text:p text:style-name="P9">furnished to do so, subject to the following conditions:</text:p>
      <text:p text:style-name="P9"/>
      <text:p text:style-name="P9">The above copyright notice and this permission notice shall be included in all</text:p>
      <text:p text:style-name="P9">copies or substantial portions of the Software.</text:p>
      <text:p text:style-name="P9"/>
      <text:p text:style-name="P9">THE SOFTWARE IS PROVIDED "AS IS", WITHOUT WARRANTY OF ANY KIND, EXPRESS OR</text:p>
      <text:p text:style-name="P9">IMPLIED, INCLUDING BUT NOT LIMITED TO THE WARRANTIES OF MERCHANTABILITY,</text:p>
      <text:p text:style-name="P9">FITNESS FOR A PARTICULAR PURPOSE AND NONINFRINGEMENT. IN NO EVENT SHALL THE</text:p>
      <text:p text:style-name="P9">AUTHORS OR COPYRIGHT HOLDERS BE LIABLE FOR ANY CLAIM, DAMAGES OR OTHER</text:p>
      <text:p text:style-name="P9">LIABILITY, WHETHER IN AN ACTION OF CONTRACT, TORT OR OTHERWISE, ARISING FROM,</text:p>
      <text:p text:style-name="P9">OUT OF OR IN CONNECTION WITH THE SOFTWARE OR THE USE OR OTHER DEALINGS IN THE</text:p>
      <text:p text:style-name="P9">SOFTWARE.</text:p>
      <text:p text:style-name="P9"/>
      <text:p text:style-name="P23"><text:span text:style-name="T105"><text:s text:c="80"/></text:span></text:p>
      <text:p text:style-name="P2"><text:span text:style-name="T95"><text:s text:c="8"/></text:span><text:span text:style-name="T48">▐</text:span><text:span text:style-name="T39">Q</text:span><text:span text:style-name="T48">▌</text:span><text:span text:style-name="T95"> </text:span><text:span text:style-name="T48">▐</text:span><text:span text:style-name="T39">Del</text:span><text:span text:style-name="T48">▌</text:span><text:span text:style-name="T95"> <text:s text:c="18"/></text:span><text:span text:style-name="T48">▐</text:span><text:span text:style-name="T39">◄──</text:span><text:span text:style-name="T48">▌</text:span><text:span text:style-name="T51"> <text:s text:c="38"/></text:span></text:p>
      <text:p text:style-name="P2"><text:span text:style-name="T3"><text:s text:c="8"/></text:span><text:span text:style-name="T73">▄▄▄▄▄▄▄▄▄</text:span><text:span text:style-name="T3"> <text:s text:c="20"/></text:span><text:span text:style-name="T156">┌┴┐</text:span><text:span text:style-name="T157"> <text:s text:c="38"/></text:span></text:p>
      <text:p text:style-name="P2"><text:span text:style-name="T3"><text:s text:c="7"/></text:span><text:span text:style-name="T73">█▄▄▄▄▄▄▄▄▄███████████████████▄▄▄▄▄████████████████████████████████</text:span><text:span text:style-name="T74"> <text:s text:c="6"/></text:span></text:p>
      <text:p text:style-name="P2"><text:span text:style-name="T3"><text:s text:c="7"/></text:span><text:span text:style-name="T73">██</text:span><text:span text:style-name="T3"> <text:s text:c="8"/></text:span><text:span text:style-name="T48">▐</text:span><text:span text:style-name="T39">W</text:span><text:span text:style-name="T48">▌</text:span><text:span text:style-name="T3"> </text:span><text:span text:style-name="T48">▐</text:span><text:span text:style-name="T39">↑</text:span><text:span text:style-name="T48">▌</text:span><text:span text:style-name="T3"> <text:s text:c="12"/></text:span><text:span text:style-name="T175">Θ</text:span><text:span text:style-name="T3"> <text:s text:c="31"/></text:span><text:span text:style-name="T73">██</text:span><text:span text:style-name="T74"> <text:s text:c="6"/></text:span></text:p>
      <text:p text:style-name="P2"><text:span text:style-name="T3"><text:s text:c="7"/></text:span><text:span text:style-name="T73">██</text:span><text:span text:style-name="T3"> <text:s text:c="7"/></text:span><text:span text:style-name="T38">__//</text:span><text:span text:style-name="T15">▲</text:span><text:span text:style-name="T38">\\__</text:span><text:span text:style-name="T3"> <text:s text:c="34"/></text:span><text:span text:style-name="T48">▐</text:span><text:span text:style-name="T39">X</text:span><text:span text:style-name="T48">▌</text:span><text:span text:style-name="T3"> </text:span><text:span text:style-name="T48">▐</text:span><text:span text:style-name="T39">.</text:span><text:span text:style-name="T48">▌</text:span><text:span text:style-name="T3"> <text:s text:c="2"/></text:span><text:span text:style-name="T73">██</text:span><text:span text:style-name="T74"> <text:s text:c="6"/></text:span></text:p>
      <text:p text:style-name="P2"><text:span text:style-name="T3"><text:s text:c="7"/></text:span><text:span text:style-name="T73">██</text:span><text:span text:style-name="T3"> <text:s text:c="6"/></text:span><text:span text:style-name="T38">/</text:span><text:span text:style-name="T3"> <text:s text:c="3"/></text:span><text:span text:style-name="T156">║</text:span><text:span text:style-name="T3"> <text:s text:c="3"/></text:span><text:span text:style-name="T38">\</text:span><text:span text:style-name="T3"> <text:s text:c="34"/></text:span><text:span text:style-name="T38">,--.</text:span><text:span text:style-name="T3"> <text:s text:c="4"/></text:span><text:span text:style-name="T73">██</text:span><text:span text:style-name="T74"> <text:s text:c="6"/></text:span></text:p>
      <text:p text:style-name="P2"><text:span text:style-name="T3"><text:s text:c="7"/></text:span><text:span text:style-name="T73">██</text:span><text:span text:style-name="T3"> </text:span><text:span text:style-name="T48">▐</text:span><text:span text:style-name="T39">A</text:span><text:span text:style-name="T48">▌</text:span><text:span text:style-name="T3"> <text:s/></text:span><text:span text:style-name="T38">/</text:span><text:span text:style-name="T3"> <text:s/></text:span><text:span text:style-name="T139">°</text:span><text:span text:style-name="T3"> <text:s/></text:span><text:span text:style-name="T156">║</text:span><text:span text:style-name="T3"> <text:s/></text:span><text:span text:style-name="T139">°</text:span><text:span text:style-name="T3"> <text:s/></text:span><text:span text:style-name="T38">\</text:span><text:span text:style-name="T3"> <text:s/></text:span><text:span text:style-name="T48">▐</text:span><text:span text:style-name="T39">→</text:span><text:span text:style-name="T48">▌</text:span><text:span text:style-name="T3"> <text:s text:c="7"/></text:span><text:span text:style-name="T38">___</text:span><text:span text:style-name="T3"> <text:s text:c="16"/></text:span><text:span text:style-name="T38">(</text:span><text:span text:style-name="T3"> </text:span><text:span text:style-name="T15">@►</text:span><text:span text:style-name="T3"> </text:span><text:span text:style-name="T38">)</text:span><text:span text:style-name="T3"> <text:s text:c="3"/></text:span><text:span text:style-name="T73">██</text:span><text:span text:style-name="T74"> <text:s text:c="6"/></text:span></text:p>
      <text:p text:style-name="P2"><text:span text:style-name="T3"><text:s text:c="7"/></text:span><text:span text:style-name="T73">██</text:span><text:span text:style-name="T3"> <text:s text:c="4"/></text:span><text:span text:style-name="T38">&lt;</text:span><text:span text:style-name="T15">◄</text:span><text:span text:style-name="T156">═════╬═════</text:span><text:span text:style-name="T15">►</text:span><text:span text:style-name="T38">&gt;</text:span><text:span text:style-name="T3"> <text:s text:c="10"/></text:span><text:span text:style-name="T38">(</text:span><text:span text:style-name="T3"> </text:span><text:span text:style-name="T15">☼</text:span><text:span text:style-name="T3"> </text:span><text:span text:style-name="T38">)</text:span><text:span text:style-name="T3"> <text:s text:c="9"/></text:span><text:span text:style-name="T38">,--.</text:span><text:span text:style-name="T3"> <text:s text:c="2"/></text:span><text:span text:style-name="T38">`--'</text:span><text:span text:style-name="T3"> <text:s text:c="4"/></text:span><text:span text:style-name="T73">██</text:span><text:span text:style-name="T74"> <text:s text:c="6"/></text:span></text:p>
      <text:p text:style-name="P2"><text:span text:style-name="T3"><text:s text:c="7"/></text:span><text:span text:style-name="T73">██</text:span><text:span text:style-name="T3"> </text:span><text:span text:style-name="T48">▐</text:span><text:span text:style-name="T39">←</text:span><text:span text:style-name="T48">▌</text:span><text:span text:style-name="T3"> <text:s/></text:span><text:span text:style-name="T38">\</text:span><text:span text:style-name="T3"> <text:s/></text:span><text:span text:style-name="T139">.</text:span><text:span text:style-name="T3"> <text:s/></text:span><text:span text:style-name="T156">║</text:span><text:span text:style-name="T3"> <text:s/></text:span><text:span text:style-name="T139">.</text:span><text:span text:style-name="T3"> <text:s/></text:span><text:span text:style-name="T38">/</text:span><text:span text:style-name="T3"> <text:s/></text:span><text:span text:style-name="T48">▐</text:span><text:span text:style-name="T39">D</text:span><text:span text:style-name="T48">▌</text:span><text:span text:style-name="T3"> <text:s text:c="7"/></text:span><text:span text:style-name="T48">▐</text:span><text:span text:style-name="T39">P</text:span><text:span text:style-name="T48">▌</text:span><text:span text:style-name="T3"> <text:s text:c="9"/></text:span><text:span text:style-name="T38">(</text:span><text:span text:style-name="T3"> </text:span><text:span text:style-name="T15">◄@</text:span><text:span text:style-name="T3"> </text:span><text:span text:style-name="T38">)</text:span><text:span text:style-name="T3"> <text:s text:c="10"/></text:span><text:span text:style-name="T73">██</text:span><text:span text:style-name="T74"> <text:s text:c="6"/></text:span></text:p>
      <text:p text:style-name="P2"><text:span text:style-name="T3"><text:s text:c="7"/></text:span><text:span text:style-name="T73">██</text:span><text:span text:style-name="T3"> <text:s text:c="6"/></text:span><text:span text:style-name="T38">\__</text:span><text:span text:style-name="T3"> <text:s/></text:span><text:span text:style-name="T156">║</text:span><text:span text:style-name="T3"> <text:s/></text:span><text:span text:style-name="T38">__/</text:span><text:span text:style-name="T3"> <text:s text:c="27"/></text:span><text:span text:style-name="T38">`--'</text:span><text:span text:style-name="T3"> <text:s text:c="11"/></text:span><text:span text:style-name="T73">██</text:span><text:span text:style-name="T74"> <text:s text:c="6"/></text:span></text:p>
      <text:p text:style-name="P2"><text:span text:style-name="T3"><text:s text:c="7"/></text:span><text:span text:style-name="T73">██</text:span><text:span text:style-name="T3"> <text:s text:c="9"/></text:span><text:span text:style-name="T38">\\</text:span><text:span text:style-name="T15">▼</text:span><text:span text:style-name="T38">//</text:span><text:span text:style-name="T3"> <text:s text:c="28"/></text:span><text:span text:style-name="T48">▐</text:span><text:span text:style-name="T39">Z</text:span><text:span text:style-name="T48">▌</text:span><text:span text:style-name="T3"> </text:span><text:span text:style-name="T48">▐</text:span><text:span text:style-name="T39">,</text:span><text:span text:style-name="T48">▌</text:span><text:span text:style-name="T3"> <text:s text:c="10"/></text:span><text:span text:style-name="T73">██</text:span><text:span text:style-name="T74"> <text:s text:c="6"/></text:span></text:p>
      <text:p text:style-name="P2"><text:span text:style-name="T3"><text:s text:c="7"/></text:span><text:span text:style-name="T73">██</text:span><text:span text:style-name="T3"> <text:s text:c="8"/></text:span><text:span text:style-name="T48">▐</text:span><text:span text:style-name="T39">S</text:span><text:span text:style-name="T48">▌</text:span><text:span text:style-name="T3"> </text:span><text:span text:style-name="T48">▐</text:span><text:span text:style-name="T39">↓</text:span><text:span text:style-name="T48">▌</text:span><text:span text:style-name="T3"> <text:s text:c="45"/></text:span><text:span text:style-name="T73">██</text:span><text:span text:style-name="T74"> <text:s text:c="6"/></text:span></text:p>
      <text:p text:style-name="P2"><text:span text:style-name="T3"><text:s text:c="7"/></text:span><text:span text:style-name="T73">██████████████████████████████████████████████████████████████████</text:span><text:span text:style-name="T74"> <text:s text:c="6"/></text:span></text:p>
      <text:p text:style-name="P2"><text:span text:style-name="T74"><text:s text:c="80"/></text:span></text:p>
      <text:p text:style-name="P2"><text:span text:style-name="T3"><text:s text:c="26"/></text:span><text:span text:style-name="T40"><text:s/>- PUTTING YOU IN CONTROL - </text:span><text:span text:style-name="T74"><text:s text:c="26"/></text:span></text:p>
      <text:p text:style-name="P4"/>
      <text:p text:style-name="P2"><text:span text:style-name="T65">There are two keys for each in-game control, and one each for play/pause and power-off [backspace] ...ALL gameplay is affected with these keys.</text:span></text:p>
      <text:p text:style-name="P2"><text:span text:style-name="T65"/></text:p>
      <text:p text:style-name="P2"><text:span text:style-name="T65"/></text:p>
      <text:p text:style-name="P2"><text:span text:style-name="T70">root</text:span><text:span text:style-name="T72">@</text:span><text:span text:style-name="T5">t1000</text:span><text:span text:style-name="T72">:</text:span><text:span text:style-name="T80">~</text:span><text:span text:style-name="T88"> b</text:span><text:span text:style-name="T91">ashtris.sh -h</text:span><text:span text:style-name="T90"> </text:span><text:span text:style-name="T93">w</text:span><text:span text:style-name="T103"> <text:s text:c="26"/></text:span><text:span text:style-name="T88"><text:s text:c="24"/></text:span></text:p>
      <text:p text:style-name="P1"><text:span text:style-name="T91">BAShTris v1.0</text:span><text:span text:style-name="T88"> <text:s text:c="66"/></text:span></text:p>
      <text:p text:style-name="P1"><text:span text:style-name="T91"><text:s text:c="2"/>-h <text:s/>--help <text:s text:c="3"/>: this info</text:span><text:span text:style-name="T88"> <text:s text:c="52"/></text:span></text:p>
      <text:p text:style-name="P1"><text:span text:style-name="T91"><text:s text:c="2"/></text:span><text:span text:style-name="T115">-H <text:s/>--man <text:s text:c="4"/>: full documentation</text:span><text:span text:style-name="T89"> <text:s text:c="43"/></text:span></text:p>
      <text:p text:style-name="P1"><text:span text:style-name="T92"><text:s text:c="2"/>-v <text:s/>--version : show version number</text:span><text:span text:style-name="T89"> <text:s text:c="42"/></text:span></text:p>
      <text:p text:style-name="P1"><text:span text:style-name="T89"><text:s text:c="80"/></text:span></text:p>
      <text:p text:style-name="P1"><text:span text:style-name="T92"><text:s text:c="2"/>-k1 --kbdv1 <text:s text:c="2"/>: force v1 keyboard driver (supports WSL)</text:span><text:span text:style-name="T89"> <text:s text:c="22"/></text:span></text:p>
      <text:p text:style-name="P1"><text:span text:style-name="T92"><text:s text:c="2"/>-k2 --kbdv2 <text:s text:c="2"/>: force v2 keyboard driver (improved driver)</text:span><text:span text:style-name="T89"> <text:s text:c="19"/></text:span></text:p>
      <text:p text:style-name="P1"><text:span text:style-name="T92"><text:s text:c="6"/>--id <text:s text:c="5"/>: generate id.out for this linux install [debug/porting]</text:span><text:span text:style-name="T89"> <text:s text:c="7"/></text:span></text:p>
      <text:p text:style-name="P1"><text:span text:style-name="T89"><text:s text:c="80"/></text:span></text:p>
      <text:p text:style-name="P1"><text:span text:style-name="T92"><text:s text:c="2"/>-r <text:s/>--records : show hi score records</text:span><text:span text:style-name="T89"> <text:s text:c="40"/></text:span></text:p>
      <text:p text:style-name="P1"><text:span text:style-name="T92"><text:s text:c="2"/>-x <text:s/>--rexport : </text:span><text:span text:style-name="T116">eXport hi score records <text:s/></text:span><text:span text:style-name="T92">[filename] <text:s/>&lt;-- optional</text:span><text:span text:style-name="T89"> <text:s text:c="12"/></text:span></text:p>
      <text:p text:style-name="P1"><text:span text:style-name="T92"><text:s text:c="2"/>-i <text:s/>--rimport : </text:span><text:span text:style-name="T116">Import hi score records <text:s/></text:span><text:span text:style-name="T92">&lt;filename&gt; <text:s/>&lt;-- required</text:span><text:span text:style-name="T89"> <text:s text:c="12"/></text:span></text:p>
      <text:p text:style-name="P1"><text:span text:style-name="T92"><text:s text:c="2"/>-m <text:s/>--rmerge <text:s/>: </text:span><text:span text:style-name="T116">merGe hi score records <text:s text:c="2"/></text:span><text:span text:style-name="T92">&lt;filename&gt; <text:s/>&lt;-- required</text:span><text:span text:style-name="T89"> <text:s text:c="12"/></text:span></text:p>
      <text:p text:style-name="P1"><text:span text:style-name="T92"><text:s text:c="2"/>+N <text:s text:c="11"/>: seed(N) - repeat a specific game</text:span><text:span text:style-name="T89"> <text:s text:c="29"/></text:span></text:p>
      <text:p text:style-name="P1"><text:span text:style-name="T89"><text:s text:c="80"/></text:span></text:p>
      <text:p text:style-name="P1"><text:span text:style-name="T117">Required terminal settings:</text:span><text:span text:style-name="T123"> <text:s text:c="52"/></text:span></text:p>
      <text:p text:style-name="P1"><text:span text:style-name="T117"><text:s text:c="2"/># Terminal size: {80 x 25} (24 + 1 status line)</text:span><text:span text:style-name="T123"> </text:span><text:span text:style-name="T89"><text:s text:c="30"/></text:span></text:p>
      <text:p text:style-name="P1"><text:span text:style-name="T89"><text:s text:c="80"/></text:span></text:p>
      <text:p text:style-name="P1"><text:span text:style-name="T92">Play with PuTTY over SSH:</text:span><text:span text:style-name="T89"> <text:s text:c="54"/></text:span></text:p>
      <text:p text:style-name="P1"><text:span text:style-name="T92"><text:s text:c="2"/># Font <text:s text:c="8"/>: </text:span><text:span text:style-name="T117">Courier New</text:span><text:span text:style-name="T123"> <text:s text:c="49"/></text:span></text:p>
      <text:p text:style-name="P1"><text:span text:style-name="T92"><text:s text:c="4"/>PuTTY -&gt; Settings -&gt; Window -&gt; Appearance -&gt; Font -&gt; Change = Courier New</text:span><text:span text:style-name="T89"> <text:s text:c="2"/></text:span></text:p>
      <text:p text:style-name="P1"><text:span text:style-name="T92"><text:s text:c="2"/># </text:span><text:span text:style-name="T117">Character Set: UTF-8</text:span><text:span text:style-name="T123"> <text:s text:c="55"/></text:span></text:p>
      <text:p text:style-name="P1"><text:span text:style-name="T92"><text:s text:c="4"/>PuTTY -&gt; Settings -&gt; Window -&gt; Translation -&gt; Remote Charset = UTF-8</text:span><text:span text:style-name="T89"> <text:s text:c="7"/></text:span></text:p>
      <text:p text:style-name="P1"><text:span text:style-name="T89"><text:s text:c="80"/></text:span></text:p>
      <text:p text:style-name="P1"><text:span text:style-name="T92">Kali terminal window looks good with: [File-&gt;Preferences]</text:span><text:span text:style-name="T89"> <text:s text:c="22"/></text:span></text:p>
      <text:p text:style-name="P1"><text:span text:style-name="T92"><text:s text:c="2"/># Font <text:s text:c="8"/>: </text:span><text:span text:style-name="T117">Bitstream Vera Sans Mono</text:span><text:span text:style-name="T123"> <text:s text:c="36"/></text:span></text:p>
      <text:p text:style-name="P1"><text:span text:style-name="T92"><text:s text:c="2"/># Colour Scheme: Linux</text:span><text:span text:style-name="T89"> <text:s text:c="55"/></text:span></text:p>
      <text:p text:style-name="P1"><text:span text:style-name="T89"><text:s text:c="80"/></text:span></text:p>
      <text:p text:style-name="P1"><text:span text:style-name="T92">Windows Subsytem Linux (WSL)</text:span><text:span text:style-name="T89"> <text:s text:c="51"/></text:span></text:p>
      <text:p text:style-name="P1"><text:span text:style-name="T92"><text:s text:c="2"/># Font <text:s text:c="7"/>: Courier New</text:span><text:span text:style-name="T89"> <text:s text:c="50"/></text:span></text:p>
      <text:p text:style-name="P1"><text:span text:style-name="T89"><text:s text:c="80"/></text:span></text:p>
      <text:p text:style-name="P6"/>
      <text:p text:style-name="P1"><text:span text:style-name="T64"/></text:p>
      <text:p text:style-name="P22"><text:span text:style-name="T64">Make sure your terminal is set correctly.</text:span><text:span text:style-name="T65"> </text:span></text:p>
      <text:p text:style-name="P1"><text:span text:style-name="T65">BAShTris can/will check the window size, but has no way to tell what font [typeface] you are using, or how the ANSI colours are configured in your terminal window/emulator.</text:span></text:p>
      <text:p text:style-name="P3"/>
      <text:p text:style-name="P1"><text:span text:style-name="T65">The game makes use of the Codepage 437 [Cp437] character set (mostly for nostalgic DOS reasons but also) because that character set has a good (but limited/creativity-inspiring) set of graphical characters. and is present in all good monospaced fonts such as Courier New and Bitstream Vera Sans Mono.</text:span></text:p>
      <text:p text:style-name="P3"/>
      <text:p text:style-name="P1"><text:span text:style-name="T65">The colour palette in these 'screenshots' is the "DOS" or (subset of the) "Linux" palette, but feel free to choose any colours/shades that find pleasing!</text:span></text:p>
      <text:p text:style-name="P3"/>
      <text:p text:style-name="P21"><text:span text:style-name="T111"><text:s text:c="7"/>40 <text:s text:c="5"/>41 <text:s text:c="5"/>42 <text:s text:c="5"/>43 <text:s text:c="5"/>44 <text:s text:c="5"/>45 <text:s text:c="5"/>46 <text:s text:c="5"/>47</text:span></text:p>
      <text:p text:style-name="P21"><text:span text:style-name="T111">Paper:</text:span><text:span text:style-name="T112">████</text:span><text:span text:style-name="T111">....</text:span><text:span text:style-name="T142">████</text:span><text:span text:style-name="T143">....</text:span><text:span text:style-name="T10">████</text:span><text:span text:style-name="T11">....</text:span><text:span text:style-name="T78">████</text:span><text:span text:style-name="T79">....</text:span><text:span text:style-name="T57">████</text:span><text:span text:style-name="T56">....</text:span><text:span text:style-name="T151">████</text:span><text:span text:style-name="T152">....</text:span><text:span text:style-name="T32">████</text:span><text:span text:style-name="T33">....</text:span><text:span text:style-name="T160">████</text:span><text:span text:style-name="T161">....</text:span></text:p>
      <text:p text:style-name="P21"><text:span text:style-name="T111">Ink <text:s/>:</text:span><text:span text:style-name="T112">████</text:span><text:span text:style-name="T167">████</text:span><text:span text:style-name="T142">████</text:span><text:span text:style-name="T173">████</text:span><text:span text:style-name="T10">████</text:span><text:span text:style-name="T182">████</text:span><text:span text:style-name="T78">████</text:span><text:span text:style-name="T45">████</text:span><text:span text:style-name="T57">████</text:span><text:span text:style-name="T85">████</text:span><text:span text:style-name="T151">████</text:span><text:span text:style-name="T188">████</text:span><text:span text:style-name="T32">████</text:span><text:span text:style-name="T22">████</text:span><text:span text:style-name="T160">████</text:span><text:span text:style-name="T129">████</text:span><text:span text:style-name="T131">|</text:span><text:span text:style-name="T111">¦</text:span></text:p>
      <text:p text:style-name="P21"><text:span text:style-name="T111"><text:s text:c="7"/>30 2;30 31 2;31 32 2;32 33 2;33 34 2;34 35 2;35 36 2;36 37 2;37</text:span></text:p>
      <text:p text:style-name="P21"><text:span text:style-name="T111"><text:s text:c="8"/>Blk <text:s text:c="4"/>Red <text:s text:c="4"/>Grn <text:s text:c="4"/>Yel <text:s text:c="4"/>Blu <text:s text:c="4"/>Mag <text:s text:c="4"/>Cyn <text:s text:c="4"/>Wht</text:span></text:p>
      <text:p text:style-name="P8"/>
      <text:p text:style-name="P12"><text:span text:style-name="T64">Codepage-437</text:span></text:p>
      <text:p text:style-name="P1"><text:span text:style-name="T59"><text:tab/></text:span><text:span text:style-name="T60">A B C D E F G H I J K L M</text:span><text:span text:style-name="T59"> </text:span><text:span text:style-name="T60">N O P Q R S T U V W X Y Z</text:span></text:p>
      <text:p text:style-name="P1"><text:span text:style-name="T59"><text:tab/></text:span><text:span text:style-name="T60">a b c d e f g h i j k l m</text:span><text:span text:style-name="T59"> </text:span><text:span text:style-name="T60">n o p q r s t u v w x y z ␠</text:span></text:p>
      <text:p text:style-name="P1"><text:span text:style-name="T60"><text:tab/>Ä ä Å å á â à <text:s text:c="2"/>Æ æ <text:s text:c="2"/>Ç ç <text:s text:c="2"/>É é ê è ë <text:s text:c="2"/>ï í î ì <text:s text:c="2"/>Ñ ñ</text:span></text:p>
      <text:p text:style-name="P1"><text:span text:style-name="T60"><text:tab/>Ö ö ó ô ò <text:s text:c="2"/>Ü ü ú û ù <text:s text:c="2"/>ÿ</text:span></text:p>
      <text:p text:style-name="P1"><text:span text:style-name="T59"><text:tab/></text:span><text:span text:style-name="T67">α</text:span><text:span text:style-name="T60"> ß </text:span><text:span text:style-name="T67">Γ</text:span><text:span text:style-name="T60"> </text:span><text:span text:style-name="T67">ε</text:span><text:span text:style-name="T60"> </text:span><text:span text:style-name="T67">δ</text:span><text:span text:style-name="T60"> ∩ </text:span><text:span text:style-name="T67">Θ</text:span><text:span text:style-name="T60"> µ ≡ </text:span><text:span text:style-name="T67">π</text:span><text:span text:style-name="T60"> </text:span><text:span text:style-name="T67">Σ</text:span><text:span text:style-name="T60"> </text:span><text:span text:style-name="T67">σ</text:span><text:span text:style-name="T60"> </text:span><text:span text:style-name="T67">τ</text:span><text:span text:style-name="T60"> </text:span><text:span text:style-name="T67">Φ</text:span><text:span text:style-name="T60"> </text:span><text:span text:style-name="T67">φ</text:span><text:span text:style-name="T60"> </text:span><text:span text:style-name="T67">Ω</text:span></text:p>
      <text:p text:style-name="P1"><text:span text:style-name="T60"><text:tab/>^ ` " ' , . ; : ! ¡ ‼ ¿ ? <text:s text:c="2"/>$ £ ¢ £ ¥ ₧ ƒ <text:s text:c="2"/>¶ §</text:span></text:p>
      <text:p text:style-name="P1"><text:span text:style-name="T60"><text:tab/>0 1 2 3 4 5 6 7 8 9 0 ½ ¼ ∞ / | _ ¦ \ # ª º °</text:span></text:p>
      <text:p text:style-name="P1"><text:span text:style-name="T60"><text:tab/>+ - ± * · / ÷ % √ ² ⁿ ≥ ≤ ≈ =</text:span><text:span text:style-name="T59"> </text:span><text:span text:style-name="T60">{ } [ ] ( ) &lt; &gt; ~ @ &amp;</text:span></text:p>
      <text:p text:style-name="P1"><text:span text:style-name="T60"><text:tab/>« ◄ ▼ ▲ ► » ← ↓ ↑ → ↔ ↕ ↨</text:span><text:span text:style-name="T59"> <text:s text:c="2"/></text:span><text:span text:style-name="T60">♣ ♦ ♥ ♠ <text:s text:c="2"/>☺ ☻ <text:s text:c="2"/>♂ ♀ <text:s text:c="2"/>♪ ♫</text:span></text:p>
      <text:p text:style-name="P1"><text:span text:style-name="T59"><text:tab/> <text:s/></text:span><text:span text:style-name="T60">┌─┬─┐ ╓─╥─╖ ╒═╤═╕ ╔═╦═╗</text:span><text:span text:style-name="T59"> <text:s/></text:span><text:span text:style-name="T60"><text:s/>⌐ ▀ ¬ ░</text:span></text:p>
      <text:p text:style-name="P1"><text:span text:style-name="T59"><text:tab/> <text:s/></text:span><text:span text:style-name="T60">│ ─ │ ║ ─ ║ │ ═ │ ║ ═ ║</text:span><text:span text:style-name="T59"> <text:s/></text:span><text:span text:style-name="T60"><text:s/>▌ ▬ ▐ ▒</text:span></text:p>
      <text:p text:style-name="P1"><text:span text:style-name="T59"><text:tab/> <text:s/></text:span><text:span text:style-name="T60">├─┼─┤ ╟─╫─╢ ╞═╪═╡ ╠═╬═╣ </text:span><text:span text:style-name="T59"><text:s text:c="2"/></text:span><text:span text:style-name="T60">▐ ■ ▌ ▓</text:span></text:p>
      <text:p text:style-name="P1"><text:span text:style-name="T59"><text:tab/> <text:s/></text:span><text:span text:style-name="T60">└─┴─┘ ╙─╨─╜ ╘═╧═╛ ╚═╩═╝</text:span><text:span text:style-name="T59"> <text:s/></text:span><text:span text:style-name="T60"><text:s/>∟ ▄ <text:s text:c="2"/>█</text:span></text:p>
      <text:p text:style-name="P8"/>
      <text:p text:style-name="P1"><text:span text:style-name="T65">Obviously, if you want Russian language support, you will need the Russian alphabet as well:</text:span></text:p>
      <text:p text:style-name="P1"><text:span text:style-name="T59"><text:tab/></text:span><text:span text:style-name="T68">А</text:span><text:span text:style-name="T59"> </text:span><text:span text:style-name="T68">Б</text:span><text:span text:style-name="T59"> </text:span><text:span text:style-name="T68">В</text:span><text:span text:style-name="T59"> </text:span><text:span text:style-name="T68">Г</text:span><text:span text:style-name="T59"> </text:span><text:span text:style-name="T68">Д</text:span><text:span text:style-name="T59"> </text:span><text:span text:style-name="T68">Е</text:span><text:span text:style-name="T59"> </text:span><text:span text:style-name="T68">Ё</text:span><text:span text:style-name="T59"> </text:span><text:span text:style-name="T68">Ж</text:span><text:span text:style-name="T59"> </text:span><text:span text:style-name="T68">З</text:span><text:span text:style-name="T59"> </text:span><text:span text:style-name="T68">И</text:span><text:span text:style-name="T59"> </text:span><text:span text:style-name="T68">Й</text:span><text:span text:style-name="T59"> </text:span><text:span text:style-name="T68">К</text:span><text:span text:style-name="T59"> </text:span><text:span text:style-name="T68">Л</text:span><text:span text:style-name="T59"> </text:span><text:span text:style-name="T68">М</text:span><text:span text:style-name="T59"> </text:span><text:span text:style-name="T68">Н</text:span><text:span text:style-name="T59"> </text:span><text:span text:style-name="T68">О</text:span><text:span text:style-name="T59"> </text:span></text:p>
      <text:p text:style-name="P1"><text:span text:style-name="T59"><text:tab/></text:span><text:span text:style-name="T68">П</text:span><text:span text:style-name="T59"> </text:span><text:span text:style-name="T68">Р</text:span><text:span text:style-name="T59"> </text:span><text:span text:style-name="T68">С</text:span><text:span text:style-name="T59"> </text:span><text:span text:style-name="T68">Т</text:span><text:span text:style-name="T59"> </text:span><text:span text:style-name="T68">У</text:span><text:span text:style-name="T59"> </text:span><text:span text:style-name="T68">Ф</text:span><text:span text:style-name="T59"> </text:span><text:span text:style-name="T68">Х</text:span><text:span text:style-name="T59"> </text:span><text:span text:style-name="T68">Ц</text:span><text:span text:style-name="T59"> </text:span><text:span text:style-name="T68">Ч</text:span><text:span text:style-name="T59"> </text:span><text:span text:style-name="T68">Ш</text:span><text:span text:style-name="T59"> </text:span><text:span text:style-name="T68">Щ</text:span><text:span text:style-name="T59"> </text:span><text:span text:style-name="T68">Ъ</text:span><text:span text:style-name="T59"> </text:span><text:span text:style-name="T68">Ы</text:span><text:span text:style-name="T59"> </text:span><text:span text:style-name="T68">Ь</text:span><text:span text:style-name="T59"> </text:span><text:span text:style-name="T68">Э</text:span><text:span text:style-name="T59"> </text:span><text:span text:style-name="T68">Ю</text:span><text:span text:style-name="T59"> </text:span><text:span text:style-name="T68">Я</text:span></text:p>
      <text:p text:style-name="P8"/>
      <text:p text:style-name="P1"><text:span text:style-name="T65">Why Russian? Well, a) it's a Russian game and b) sbot loved the game and offered to translate it for me!</text:span></text:p>
      <text:p text:style-name="P1"><text:span text:style-name="T65"/></text:p>
      <text:p text:style-name="P22"><text:span text:style-name="T139"> ╓────╖╓────╖╓────╖╓────╖╓────╖╓────╖╓────╖╓────╖╓────╖╓────╖╓────╖╓────╖╓────╖</text:span><text:span text:style-name="T141"> </text:span></text:p>
      <text:p text:style-name="P1"><text:span text:style-name="T139"> ║ °╓─╖║ °╓─╖║ °╓─╖║ °╓─╖║ °╓─╖║ °╓─╖║ °╓─╖║ °╓─╖║ °╓─╖║ °╓─╖║ °╓─╖║ °╓─╖║ °╓─╖</text:span><text:span text:style-name="T141"> </text:span></text:p>
      <text:p text:style-name="P1"><text:span text:style-name="T139"> ║ <text:s/></text:span><text:span text:style-name="T81">╔══════════╗</text:span><text:span text:style-name="T139">╙─╖║ <text:s/>╙─╖║ <text:s/>╙─╖║ <text:s/>╙─╖║ <text:s/>╙─╖║ <text:s/>╙─╖║ <text:s/>╙─╖║ <text:s/>╙─╖</text:span><text:span text:style-name="T156">┌──────────┐</text:span><text:span text:style-name="T139">║ <text:s/>╙─╖</text:span><text:span text:style-name="T141"> </text:span></text:p>
      <text:p text:style-name="P1"><text:span text:style-name="T139"> ╙─╜</text:span><text:span text:style-name="T81">║</text:span><text:span text:style-name="T3"> <text:s text:c="9"/></text:span><text:span text:style-name="T81">╠═══</text:span><text:span text:style-name="T155">∙</text:span><text:span text:style-name="T3"> <text:s text:c="19"/></text:span><text:span text:style-name="T155">∙</text:span><text:span text:style-name="T81">═══█</text:span><text:span text:style-name="T3"> <text:s text:c="9"/></text:span><text:span text:style-name="T81">█</text:span><text:span text:style-name="T139">─╜╙─╜</text:span><text:span text:style-name="T156">│</text:span><text:span text:style-name="T146"> █▀▀</text:span><text:span text:style-name="T156"> <text:s/></text:span><text:span text:style-name="T185"><text:s text:c="2"/>0</text:span><text:span text:style-name="T156"> │</text:span><text:span text:style-name="T139">╙─╜╙─╜</text:span><text:span text:style-name="T141"> </text:span></text:p>
      <text:p text:style-name="P1"><text:span text:style-name="T139"> ╓──</text:span><text:span text:style-name="T81">║</text:span><text:span text:style-name="T96">▌English▐</text:span><text:span text:style-name="T3"> </text:span><text:span text:style-name="T81">║</text:span><text:span text:style-name="T139">──╖</text:span><text:span text:style-name="T155">∙</text:span><text:span text:style-name="T3"> <text:s/></text:span><text:span text:style-name="T38">╔═╕</text:span><text:span text:style-name="T3"> <text:s text:c="3"/></text:span><text:span text:style-name="T38">╒═╤═╕</text:span><text:span text:style-name="T3"> </text:span><text:span text:style-name="T118">♦</text:span><text:span text:style-name="T3"> <text:s text:c="3"/></text:span><text:span text:style-name="T155">∙</text:span><text:span text:style-name="T139">─╖╓</text:span><text:span text:style-name="T81">█</text:span><text:span text:style-name="T3"> <text:s text:c="9"/></text:span><text:span text:style-name="T81">█</text:span><text:span text:style-name="T139">────╖</text:span><text:span text:style-name="T156">├----------┤</text:span><text:span text:style-name="T139">╓────╖</text:span><text:span text:style-name="T141"> </text:span></text:p>
      <text:p text:style-name="P1"><text:span text:style-name="T139"> ║ °</text:span><text:span text:style-name="T81">║</text:span><text:span text:style-name="T3"> </text:span><text:span text:style-name="T163"><text:s/></text:span><text:span text:style-name="T168">Р</text:span><text:span text:style-name="T163">y</text:span><text:span text:style-name="T168">сский</text:span><text:span text:style-name="T163"> </text:span><text:span text:style-name="T81">╠═══</text:span><text:span text:style-name="T155">∙</text:span><text:span text:style-name="T3"> <text:s/></text:span><text:span text:style-name="T38">║─┤</text:span><text:span text:style-name="T185">╒╕</text:span><text:span text:style-name="T178">╒╕</text:span><text:span text:style-name="T118">┬</text:span><text:span text:style-name="T3"> </text:span><text:span text:style-name="T38">│</text:span><text:span text:style-name="T170">┌─┐</text:span><text:span text:style-name="T15">┬</text:span><text:span text:style-name="T178">┌┐</text:span><text:span text:style-name="T3"> <text:s/></text:span><text:span text:style-name="T155">∙</text:span><text:span text:style-name="T139">─╖║</text:span><text:span text:style-name="T81">█</text:span><text:span text:style-name="T3"> <text:s text:c="9"/></text:span><text:span text:style-name="T81">█</text:span><text:span text:style-name="T139"> °╓─╖</text:span><text:span text:style-name="T156">│</text:span><text:span text:style-name="T139"> ▀▀█</text:span><text:span text:style-name="T156"> <text:s/></text:span><text:span text:style-name="T170"><text:s text:c="2"/>0</text:span><text:span text:style-name="T156"> │</text:span><text:span text:style-name="T139">║ °╓─╖</text:span><text:span text:style-name="T141"> </text:span></text:p>
      <text:p text:style-name="P1"><text:span text:style-name="T139"> ║ <text:s/></text:span><text:span text:style-name="T81">║</text:span><text:span text:style-name="T3"> <text:s text:c="9"/></text:span><text:span text:style-name="T81">║</text:span><text:span text:style-name="T139">╙─╖</text:span><text:span text:style-name="T155">∙</text:span><text:span text:style-name="T3"> <text:s/></text:span><text:span text:style-name="T38">║</text:span><text:span text:style-name="T3"> </text:span><text:span text:style-name="T38">│</text:span><text:span text:style-name="T185">│</text:span><text:span text:style-name="T15">╡</text:span><text:span text:style-name="T178">╘╕</text:span><text:span text:style-name="T118">├</text:span><text:span text:style-name="T15">┐</text:span><text:span text:style-name="T38">│</text:span><text:span text:style-name="T15">│</text:span><text:span text:style-name="T170">┌┘</text:span><text:span text:style-name="T15">│</text:span><text:span text:style-name="T178">└┐</text:span><text:span text:style-name="T3"> <text:s/></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text:span><text:span text:style-name="T141"> </text:span></text:p>
      <text:p text:style-name="P1"><text:span text:style-name="T139"> ╙─╜</text:span><text:span text:style-name="T81">╚═╤═══════╤╝</text:span><text:span text:style-name="T139">╙─╜</text:span><text:span text:style-name="T155">∙</text:span><text:span text:style-name="T3"> <text:s/></text:span><text:span text:style-name="T38">╙─┘</text:span><text:span text:style-name="T185">┴┴</text:span><text:span text:style-name="T178">└┘</text:span><text:span text:style-name="T118">┴</text:span><text:span text:style-name="T15">┴</text:span><text:span text:style-name="T38">┴</text:span><text:span text:style-name="T170">┴└</text:span><text:span text:style-name="T3"> </text:span><text:span text:style-name="T15">┴</text:span><text:span text:style-name="T178">└┘</text:span><text:span text:style-name="T3"> <text:s/></text:span><text:span text:style-name="T155">∙</text:span><text:span text:style-name="T139">─╜╙</text:span><text:span text:style-name="T81">█</text:span><text:span text:style-name="T3"> <text:s/></text:span><text:span text:style-name="T170">P</text:span><text:span text:style-name="T178">R</text:span><text:span text:style-name="T38">E</text:span><text:span text:style-name="T81">S</text:span><text:span text:style-name="T178">S</text:span><text:span text:style-name="T3"> <text:s text:c="2"/></text:span><text:span text:style-name="T81">█</text:span><text:span text:style-name="T139">─╜╙─╜</text:span><text:span text:style-name="T156">│</text:span><text:span text:style-name="T3"> ▄█▀</text:span><text:span text:style-name="T156"> <text:s/></text:span><text:span text:style-name="T178"><text:s text:c="2"/>0</text:span><text:span text:style-name="T156"> │</text:span><text:span text:style-name="T139">╙─╜╙─╜</text:span><text:span text:style-name="T141"> </text:span></text:p>
      <text:p text:style-name="P1"><text:span text:style-name="T139"> ╓────</text:span><text:span text:style-name="T81">⌡</text:span><text:span text:style-name="T139">╓────╖╓</text:span><text:span text:style-name="T81">⌡</text:span><text:span text:style-name="T139">───╖</text:span><text:span text:style-name="T155">∙</text:span><text:span text:style-name="T178"> <text:s text:c="19"/></text:span><text:span text:style-name="T155">∙</text:span><text:span text:style-name="T81">═══█</text:span><text:span text:style-name="T3"> <text:s text:c="2"/></text:span><text:span text:style-name="T38">S</text:span><text:span text:style-name="T81">T</text:span><text:span text:style-name="T185">A</text:span><text:span text:style-name="T15">R</text:span><text:span text:style-name="T118">T</text:span><text:span text:style-name="T3"> <text:s/></text:span><text:span text:style-name="T81">█</text:span><text:span text:style-name="T139">────╖</text:span><text:span text:style-name="T156">├----------┤</text:span><text:span text:style-name="T139">╓────╖</text:span><text:span text:style-name="T141"> </text:span></text:p>
      <text:p text:style-name="P1"><text:span text:style-name="T139"> ║ °╓</text:span><text:span text:style-name="T156">⌠</text:span><text:span text:style-name="T139">╖║ °╓─╖</text:span><text:span text:style-name="T156">⌠</text:span><text:span text:style-name="T139"> °╓─╖</text:span><text:span text:style-name="T155">∙</text:span><text:span text:style-name="T178"> <text:s/>Style:</text:span><text:span text:style-name="T156">▐</text:span><text:span text:style-name="T97">NORM</text:span><text:span text:style-name="T156">▌</text:span><text:span text:style-name="T178"> ◄▬▬ <text:s/></text:span><text:span text:style-name="T155">∙</text:span><text:span text:style-name="T139">─╖║</text:span><text:span text:style-name="T81">█</text:span><text:span text:style-name="T3"> <text:s text:c="9"/></text:span><text:span text:style-name="T81">█</text:span><text:span text:style-name="T139"> °╓─╖</text:span><text:span text:style-name="T156">│</text:span><text:span text:style-name="T48"> ▀█▄</text:span><text:span text:style-name="T156"> <text:s/></text:span><text:span text:style-name="T81"><text:s text:c="2"/>0</text:span><text:span text:style-name="T156"> │</text:span><text:span text:style-name="T139">║ °╓─╖</text:span><text:span text:style-name="T141"> </text:span></text:p>
      <text:p text:style-name="P1"><text:span text:style-name="T139"> ║ </text:span><text:span text:style-name="T156">┌─┴───────┴──┐</text:span><text:span text:style-name="T139">─╖</text:span><text:span text:style-name="T155">∙</text:span><text:span text:style-name="T178"> <text:s text:c="19"/></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text:span><text:span text:style-name="T141"> </text:span></text:p>
      <text:p text:style-name="P1"><text:span text:style-name="T139"> ╙─</text:span><text:span text:style-name="T156">│</text:span><text:span text:style-name="T119"> SCORE: <text:s text:c="4"/></text:span><text:span text:style-name="T156">│</text:span><text:span text:style-name="T139">─╜</text:span><text:span text:style-name="T155">∙</text:span><text:span text:style-name="T178"> <text:s/>Level:</text:span><text:span text:style-name="T156">▐</text:span><text:span text:style-name="T97">00</text:span><text:span text:style-name="T156">▌</text:span><text:span text:style-name="T178"> <text:s text:c="7"/></text:span><text:span text:style-name="T155">∙</text:span><text:span text:style-name="T139">─╜╙</text:span><text:span text:style-name="T81">█</text:span><text:span text:style-name="T3"> <text:s text:c="9"/></text:span><text:span text:style-name="T81">█</text:span><text:span text:style-name="T139">─╜╙─╜</text:span><text:span text:style-name="T156">│</text:span><text:span text:style-name="T73"> ▀█▀</text:span><text:span text:style-name="T156"> <text:s/></text:span><text:span text:style-name="T38"><text:s text:c="2"/>0</text:span><text:span text:style-name="T156"> │</text:span><text:span text:style-name="T139">╙─╜╙─╜</text:span><text:span text:style-name="T141"> </text:span></text:p>
      <text:p text:style-name="P1"><text:span text:style-name="T139"> ╓─</text:span><text:span text:style-name="T156">├</text:span><text:span text:style-name="T119"> </text:span><text:span text:style-name="T97"><text:s text:c="9"/>0</text:span><text:span text:style-name="T119"> </text:span><text:span text:style-name="T156">┤</text:span><text:span text:style-name="T139">─╖</text:span><text:span text:style-name="T155">∙</text:span><text:span text:style-name="T178"> <text:s text:c="19"/></text:span><text:span text:style-name="T155">∙</text:span><text:span text:style-name="T139">─╖╓</text:span><text:span text:style-name="T81">█</text:span><text:span text:style-name="T3"> <text:s text:c="9"/></text:span><text:span text:style-name="T81">█</text:span><text:span text:style-name="T139">────╖</text:span><text:span text:style-name="T156">├----------┤</text:span><text:span text:style-name="T139">╓────╖</text:span><text:span text:style-name="T141"> </text:span></text:p>
      <text:p text:style-name="P1"><text:span text:style-name="T139"> ║ </text:span><text:span text:style-name="T156">│</text:span><text:span text:style-name="T147">▄▄▄▄▄▄▄▄▄▄▄▄</text:span><text:span text:style-name="T156">│</text:span><text:span text:style-name="T139">─╖</text:span><text:span text:style-name="T155">∙</text:span><text:span text:style-name="T178"> <text:s/>Sound:</text:span><text:span text:style-name="T156">▐</text:span><text:span text:style-name="T97">BEL</text:span><text:span text:style-name="T156">▌</text:span><text:span text:style-name="T178"> <text:s text:c="6"/></text:span><text:span text:style-name="T155">∙</text:span><text:span text:style-name="T139">─╖║</text:span><text:span text:style-name="T81">█</text:span><text:span text:style-name="T3"> <text:s text:c="9"/></text:span><text:span text:style-name="T81">█</text:span><text:span text:style-name="T139"> °╓─╖</text:span><text:span text:style-name="T156">│ <text:s/>██ <text:s/></text:span><text:span text:style-name="T118"><text:s text:c="2"/>0</text:span><text:span text:style-name="T156"> │</text:span><text:span text:style-name="T139">║ °╓─╖</text:span><text:span text:style-name="T141"> </text:span></text:p>
      <text:p text:style-name="P1"><text:span text:style-name="T139"> ║ </text:span><text:span text:style-name="T156">├</text:span><text:span text:style-name="T120"> Mult <text:s/></text:span><text:span text:style-name="T97">x <text:s/>0</text:span><text:span text:style-name="T120"> </text:span><text:span text:style-name="T156">┤</text:span><text:span text:style-name="T139">─╖</text:span><text:span text:style-name="T155">∙</text:span><text:span text:style-name="T178"> <text:s text:c="19"/></text:span><text:span text:style-name="T155">∙</text:span><text:span text:style-name="T81">══╤█</text:span><text:span text:style-name="T3"> <text:s text:c="9"/></text:span><text:span text:style-name="T81">█╕</text:span><text:span text:style-name="T139"> ╙─╖</text:span><text:span text:style-name="T156">├----------┤</text:span><text:span text:style-name="T139">║ <text:s/>╙─╖</text:span><text:span text:style-name="T141"> </text:span></text:p>
      <text:p text:style-name="P1"><text:span text:style-name="T139"> ╙─</text:span><text:span text:style-name="T156">│</text:span><text:span text:style-name="T140">▄▄▄▄▄▄▄▄▄▄▄▄</text:span><text:span text:style-name="T156">│</text:span><text:span text:style-name="T139">─╜</text:span><text:span text:style-name="T155">∙</text:span><text:span text:style-name="T38">▄▄▄▄▄▄▄▄▄▄▄▄▄▄▄▄▄▄▄▄</text:span><text:span text:style-name="T155">∙</text:span><text:span text:style-name="T139">─╜</text:span><text:span text:style-name="T156">│</text:span><text:span text:style-name="T81">▀▀▀▀▀▀▀▀▀▀▀▀</text:span><text:span text:style-name="T156">│</text:span><text:span text:style-name="T139">╜╙─╜</text:span><text:span text:style-name="T156">│</text:span><text:span text:style-name="T26">▄▄▄▄</text:span><text:span text:style-name="T156"> <text:s/></text:span><text:span text:style-name="T15"><text:s text:c="2"/>0</text:span><text:span text:style-name="T156"> │</text:span><text:span text:style-name="T139">╙─╜╙─╜</text:span><text:span text:style-name="T141"> </text:span></text:p>
      <text:p text:style-name="P1"><text:span text:style-name="T139"> ╓─</text:span><text:span text:style-name="T156">├</text:span><text:span text:style-name="T121"> Last <text:s/></text:span><text:span text:style-name="T97"><text:s text:c="3"/>0</text:span><text:span text:style-name="T121"> </text:span><text:span text:style-name="T156">┤</text:span><text:span text:style-name="T139">─╖</text:span><text:span text:style-name="T155">∙</text:span><text:span text:style-name="T38">▐</text:span><text:span text:style-name="T178">_.-</text:span><text:span text:style-name="T3">▐</text:span><text:span text:style-name="T122">High Score</text:span><text:span text:style-name="T3">▌</text:span><text:span text:style-name="T178">-._</text:span><text:span text:style-name="T38">▌</text:span><text:span text:style-name="T155">∙</text:span><text:span text:style-name="T139">─╖</text:span><text:span text:style-name="T156">│</text:span><text:span text:style-name="T139">▄▄▄▄▄▄▄▄▄▄▄▄</text:span><text:span text:style-name="T156">│</text:span><text:span text:style-name="T139">───╖</text:span><text:span text:style-name="T156">╞==========╡</text:span><text:span text:style-name="T139">╓────╖</text:span><text:span text:style-name="T141"> </text:span></text:p>
      <text:p text:style-name="P1"><text:span text:style-name="T139"> ║ </text:span><text:span text:style-name="T156">│</text:span><text:span text:style-name="T4">▄▄▄▄▄▄▄▄▄▄▄▄</text:span><text:span text:style-name="T156">│</text:span><text:span text:style-name="T139">─╖</text:span><text:span text:style-name="T155">∙</text:span><text:span text:style-name="T38">▐</text:span><text:span text:style-name="T35"> <text:s text:c="17"/></text:span><text:span text:style-name="T38">▌</text:span><text:span text:style-name="T155">∙</text:span><text:span text:style-name="T139">─╖</text:span><text:span text:style-name="T156">├</text:span><text:span text:style-name="T121"> Lines </text:span><text:span text:style-name="T97"><text:s text:c="3"/>0</text:span><text:span text:style-name="T121"> </text:span><text:span text:style-name="T156">┤</text:span><text:span text:style-name="T139">°╓─╖</text:span><text:span text:style-name="T156">│</text:span><text:span text:style-name="T95"> <text:s text:c="3"/></text:span><text:span text:style-name="T118"><text:s text:c="4"/>0</text:span><text:span text:style-name="T156"> │</text:span><text:span text:style-name="T139">║ °╓─╖</text:span><text:span text:style-name="T141"> </text:span></text:p>
      <text:p text:style-name="P1"><text:span text:style-name="T139"> ║ </text:span><text:span text:style-name="T156">└</text:span><text:span text:style-name="T122"> Best <text:s/></text:span><text:span text:style-name="T97"><text:s text:c="3"/>0</text:span><text:span text:style-name="T122"> </text:span><text:span text:style-name="T156">┘</text:span><text:span text:style-name="T139">─╖</text:span><text:span text:style-name="T155">∙</text:span><text:span text:style-name="T38">▐</text:span><text:span text:style-name="T36"> ∙∙∙ │ <text:s text:c="9"/>0 </text:span><text:span text:style-name="T38">▌</text:span><text:span text:style-name="T155">∙</text:span><text:span text:style-name="T139">─╖</text:span><text:span text:style-name="T156">│</text:span><text:span text:style-name="T148">▄▄▄▄▄▄▄▄▄▄▄▄</text:span><text:span text:style-name="T156">│</text:span><text:span text:style-name="T139"> ╙─╖</text:span><text:span text:style-name="T156">└─┬──────┬─┘</text:span><text:span text:style-name="T139">║ <text:s/>╙─╖</text:span><text:span text:style-name="T141"> </text:span></text:p>
      <text:p text:style-name="P1"><text:span text:style-name="T139"> ╙─╜</text:span><text:span text:style-name="T98">▄▄▄▄▄▄▄▄▄▄▄▄</text:span><text:span text:style-name="T139">╙─╜</text:span><text:span text:style-name="T155">∙</text:span><text:span text:style-name="T38">▐</text:span><text:span text:style-name="T179"> ∙∙∙ │ <text:s text:c="9"/>0 </text:span><text:span text:style-name="T38">▌</text:span><text:span text:style-name="T155">∙</text:span><text:span text:style-name="T139">─╜</text:span><text:span text:style-name="T156">└</text:span><text:span text:style-name="T120"> Level </text:span><text:span text:style-name="T97"><text:s text:c="3"/>0</text:span><text:span text:style-name="T120"> </text:span><text:span text:style-name="T156">┘</text:span><text:span text:style-name="T139">╜╙─</text:span><text:span text:style-name="T48">▄▄▄█▄▄▄▄▄▄█▄▄▄▄█</text:span><text:span text:style-name="T139">╙─╜</text:span><text:span text:style-name="T141"> </text:span></text:p>
      <text:p text:style-name="P1"><text:span text:style-name="T139"> ╓────╖╓────╖╓────╖</text:span><text:span text:style-name="T155">∙</text:span><text:span text:style-name="T38">▐</text:span><text:span text:style-name="T3"> ∙∙∙ │ <text:s text:c="9"/>0 </text:span><text:span text:style-name="T38">▌</text:span><text:span text:style-name="T155">∙</text:span><text:span text:style-name="T139">─╖╓</text:span><text:span text:style-name="T99">▄▄▄▄▄▄▄▄▄▄▄▄</text:span><text:span text:style-name="T139">────</text:span><text:span text:style-name="T48">█</text:span><text:span text:style-name="T118">▓▓</text:span><text:span text:style-name="T49">▌</text:span><text:span text:style-name="T97"> <text:s/>0</text:span><text:span text:style-name="T49">▐</text:span><text:span text:style-name="T38">▓▓</text:span><text:span text:style-name="T49">▌</text:span><text:span text:style-name="T97"> <text:s/>0</text:span><text:span text:style-name="T49">▐</text:span><text:span text:style-name="T48">▌</text:span><text:span text:style-name="T139">──╖</text:span><text:span text:style-name="T141"> </text:span></text:p>
      <text:p text:style-name="P1"><text:span text:style-name="T139"> ║ °╓─╖║ °╓─╖║ °╓─╖</text:span><text:span text:style-name="T155">∙</text:span><text:span text:style-name="T38">▐▀▀▀▀▀▀▀▀▀▀▀▀▀▀▀▀▀▀▌</text:span><text:span text:style-name="T155">∙</text:span><text:span text:style-name="T139">─╖║ °╓─╖║ °╓─╖║ °╓─</text:span><text:span text:style-name="T48">▀▀▀▀▀▀▀▀▀▀▀▀▀▀▀█</text:span><text:span text:style-name="T139">╓─╖</text:span><text:span text:style-name="T141"> </text:span></text:p>
      <text:p text:style-name="P1"><text:span text:style-name="T139"> ║ <text:s/>╙─╖║ <text:s/>╙─╖║ <text:s/>╙─╖</text:span><text:span text:style-name="T48">▀▀▀▀▀▀▀▀▀▀▀▀▀▀▀▀▀▀▀▀▀▀</text:span><text:span text:style-name="T139">─╖║ <text:s/>╙─╖║ <text:s/>╙─╖║ <text:s/>╙─╖║ <text:s/>╙─╖║ <text:s/>╙─╖║ <text:s/>╙─╖</text:span><text:span text:style-name="T141"> </text:span></text:p>
      <text:p text:style-name="P1"><text:span text:style-name="T139"> ╙─╜╙─╜╙─╜╙─╜╙─╜╙─╜╙─╜╙─╜╙─╜╙─╜╙─╜╙─╜╙─╜╙─╜╙─╜╙─╜╙─╜╙─╜╙─╜╙─╜╙─╜╙─╜╙─╜╙─╜╙─╜╙─╜</text:span><text:span text:style-name="T141"> </text:span></text:p>
      <text:p text:style-name="P1"><text:span text:style-name="T3"><text:s text:c="2"/></text:span><text:span text:style-name="T48">▐</text:span><text:span text:style-name="T39">F1</text:span><text:span text:style-name="T48">▌</text:span><text:span text:style-name="T3"> Keys .. </text:span><text:span text:style-name="T48">▐</text:span><text:span text:style-name="T39">F2</text:span><text:span text:style-name="T48">▌</text:span><text:span text:style-name="T3"> Combinations .. </text:span><text:span text:style-name="T48">▐</text:span><text:span text:style-name="T39">F10</text:span><text:span text:style-name="T48">▌</text:span><text:span text:style-name="T3"> Records</text:span><text:span text:style-name="T6"> <text:s text:c="30"/></text:span></text:p>
      <text:p text:style-name="P8"/>
      <text:p text:style-name="P1"><text:span text:style-name="T65">To swap languages, use the shoulder/trigger button.</text:span></text:p>
      <text:p text:style-name="P8"/>
      <text:p text:style-name="P8"/>
      <text:p text:style-name="P8"/>
      <text:p text:style-name="P1"><text:span text:style-name="T139"> ╓────╖╓────╖╓────╖╓────╖╓────╖╓────╖╓────╖╓────╖╓────╖╓────╖╓────╖╓────╖╓────╖</text:span><text:span text:style-name="T141"> </text:span></text:p>
      <text:p text:style-name="P1"><text:span text:style-name="T139"> ║ °╓─╖║ °╓─╖║ °╓─╖║ °╓─╖║ °╓─╖║ °╓─╖║ °╓─╖║ °╓─╖║ °╓─╖║ °╓─╖║ °╓─╖║ °╓─╖║ °╓─╖</text:span><text:span text:style-name="T141"> </text:span></text:p>
      <text:p text:style-name="P1"><text:span text:style-name="T139"> ║ <text:s/></text:span><text:span text:style-name="T81">╔══════════╗</text:span><text:span text:style-name="T139">╙─╖║ <text:s/>╙─╖║ <text:s/>╙─╖║ <text:s/>╙─╖║ <text:s/>╙─╖║ <text:s/>╙─╖║ <text:s/>╙─╖║ <text:s/>╙─╖</text:span><text:span text:style-name="T156">┌──────────┐</text:span><text:span text:style-name="T139">║ <text:s/>╙─╖</text:span><text:span text:style-name="T141"> </text:span></text:p>
      <text:p text:style-name="P1"><text:span text:style-name="T139"> ╙─╜</text:span><text:span text:style-name="T81">║</text:span><text:span text:style-name="T3"> <text:s text:c="9"/></text:span><text:span text:style-name="T81">╠═══</text:span><text:span text:style-name="T155">∙</text:span><text:span text:style-name="T3"> <text:s text:c="19"/></text:span><text:span text:style-name="T155">∙</text:span><text:span text:style-name="T81">═══█</text:span><text:span text:style-name="T3"> <text:s text:c="9"/></text:span><text:span text:style-name="T81">█</text:span><text:span text:style-name="T139">─╜╙─╜</text:span><text:span text:style-name="T156">│</text:span><text:span text:style-name="T146"> █▀▀</text:span><text:span text:style-name="T156"> <text:s/></text:span><text:span text:style-name="T185"><text:s text:c="2"/>9</text:span><text:span text:style-name="T156"> │</text:span><text:span text:style-name="T139">╙─╜╙─╜</text:span><text:span text:style-name="T141"> </text:span></text:p>
      <text:p text:style-name="P1"><text:span text:style-name="T139"> ╓──</text:span><text:span text:style-name="T81">║</text:span><text:span text:style-name="T96">▌</text:span><text:span text:style-name="T113">Р</text:span><text:span text:style-name="T96">y</text:span><text:span text:style-name="T113">сский▐</text:span><text:span text:style-name="T3"> </text:span><text:span text:style-name="T81">║</text:span><text:span text:style-name="T139">──╖</text:span><text:span text:style-name="T155">∙</text:span><text:span text:style-name="T3"> </text:span><text:span text:style-name="T38">╔═╕</text:span><text:span text:style-name="T3"> <text:s text:c="4"/></text:span><text:span text:style-name="T38">╒═╤═╕</text:span><text:span text:style-name="T3"> <text:s text:c="5"/></text:span><text:span text:style-name="T155">∙</text:span><text:span text:style-name="T139">─╖╓</text:span><text:span text:style-name="T81">█</text:span><text:span text:style-name="T3"> <text:s text:c="9"/></text:span><text:span text:style-name="T81">█</text:span><text:span text:style-name="T139">────╖</text:span><text:span text:style-name="T156">├----------┤</text:span><text:span text:style-name="T139">╓────╖</text:span><text:span text:style-name="T141"> </text:span></text:p>
      <text:p text:style-name="P1"><text:span text:style-name="T139"> ║ °</text:span><text:span text:style-name="T81">║</text:span><text:span text:style-name="T3"> </text:span><text:span text:style-name="T163"><text:s/>English </text:span><text:span text:style-name="T81">╠═══</text:span><text:span text:style-name="T155">∙</text:span><text:span text:style-name="T3"> </text:span><text:span text:style-name="T38">║─╖</text:span><text:span text:style-name="T185">┌</text:span><text:span text:style-name="T170">┐</text:span><text:span text:style-name="T15">┬</text:span><text:span text:style-name="T3"> </text:span><text:span text:style-name="T15">┬</text:span><text:span text:style-name="T118">┌┐</text:span><text:span text:style-name="T38">│</text:span><text:span text:style-name="T170">┌┐</text:span><text:span text:style-name="T15">┬</text:span><text:span text:style-name="T3"> </text:span><text:span text:style-name="T15">┬</text:span><text:span text:style-name="T178">┌┐</text:span><text:span text:style-name="T3"> </text:span><text:span text:style-name="T155">∙</text:span><text:span text:style-name="T139">─╖║</text:span><text:span text:style-name="T81">█</text:span><text:span text:style-name="T3"> <text:s text:c="9"/></text:span><text:span text:style-name="T81">█</text:span><text:span text:style-name="T139"> °╓─╖</text:span><text:span text:style-name="T156">│</text:span><text:span text:style-name="T139"> ▀▀█</text:span><text:span text:style-name="T156"> <text:s/></text:span><text:span text:style-name="T170"><text:s text:c="2"/>6</text:span><text:span text:style-name="T156"> │</text:span><text:span text:style-name="T139">║ °╓─╖</text:span><text:span text:style-name="T141"> </text:span></text:p>
      <text:p text:style-name="P1"><text:span text:style-name="T139"> ║ <text:s/></text:span><text:span text:style-name="T81">║</text:span><text:span text:style-name="T3"> <text:s text:c="9"/></text:span><text:span text:style-name="T81">║</text:span><text:span text:style-name="T139">╙─╖</text:span><text:span text:style-name="T155">∙</text:span><text:span text:style-name="T3"> </text:span><text:span text:style-name="T38">║</text:span><text:span text:style-name="T3"> </text:span><text:span text:style-name="T38">║</text:span><text:span text:style-name="T170">┌</text:span><text:span text:style-name="T38">┤</text:span><text:span text:style-name="T15">│</text:span><text:span text:style-name="T38">│</text:span><text:span text:style-name="T15">│</text:span><text:span text:style-name="T118">││</text:span><text:span text:style-name="T38">│</text:span><text:span text:style-name="T118">├</text:span><text:span text:style-name="T170">┘</text:span><text:span text:style-name="T15">│/│</text:span><text:span text:style-name="T178">│</text:span><text:span text:style-name="T3"> <text:s/></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text:span><text:span text:style-name="T141"> </text:span></text:p>
      <text:p text:style-name="P1"><text:span text:style-name="T139"> ╙─╜</text:span><text:span text:style-name="T81">╚═╤═══════╤╝</text:span><text:span text:style-name="T139">╙─╜</text:span><text:span text:style-name="T155">∙</text:span><text:span text:style-name="T3"> </text:span><text:span text:style-name="T38">╙─╜</text:span><text:span text:style-name="T170">└┘</text:span><text:span text:style-name="T38">└┴┘</text:span><text:span text:style-name="T118">└┘</text:span><text:span text:style-name="T38">┴</text:span><text:span text:style-name="T170">┴</text:span><text:span text:style-name="T3"> </text:span><text:span text:style-name="T15">┴</text:span><text:span text:style-name="T3"> </text:span><text:span text:style-name="T15">┴</text:span><text:span text:style-name="T178">└┘</text:span><text:span text:style-name="T3"> </text:span><text:span text:style-name="T155">∙</text:span><text:span text:style-name="T139">─╜╙</text:span><text:span text:style-name="T81">█</text:span><text:span text:style-name="T3"> <text:s/></text:span><text:span text:style-name="T23">Н</text:span><text:span text:style-name="T132">А</text:span><text:span text:style-name="T176">Ж</text:span><text:span text:style-name="T183">М</text:span><text:span text:style-name="T46">И</text:span><text:span text:style-name="T87">Т</text:span><text:span text:style-name="T189">Е</text:span><text:span text:style-name="T3"> </text:span><text:span text:style-name="T81">█</text:span><text:span text:style-name="T139">─╜╙─╜</text:span><text:span text:style-name="T156">│</text:span><text:span text:style-name="T3"> ▄█▀</text:span><text:span text:style-name="T156"> <text:s/></text:span><text:span text:style-name="T178"><text:s text:c="2"/>6</text:span><text:span text:style-name="T156"> │</text:span><text:span text:style-name="T139">╙─╜╙─╜</text:span><text:span text:style-name="T141"> </text:span></text:p>
      <text:p text:style-name="P1"><text:span text:style-name="T139"> ╓────</text:span><text:span text:style-name="T81">⌡</text:span><text:span text:style-name="T139">╓────╖╓</text:span><text:span text:style-name="T81">⌡</text:span><text:span text:style-name="T139">───╖</text:span><text:span text:style-name="T155">∙</text:span><text:span text:style-name="T178"> <text:s text:c="19"/></text:span><text:span text:style-name="T155">∙</text:span><text:span text:style-name="T81">═══█</text:span><text:span text:style-name="T3"> <text:s text:c="2"/></text:span><text:span text:style-name="T23">С</text:span><text:span text:style-name="T132">Т</text:span><text:span text:style-name="T176">А</text:span><text:span text:style-name="T183">Р</text:span><text:span text:style-name="T132">Т</text:span><text:span text:style-name="T3"> <text:s/></text:span><text:span text:style-name="T81">█</text:span><text:span text:style-name="T139">────╖</text:span><text:span text:style-name="T156">├----------┤</text:span><text:span text:style-name="T139">╓────╖</text:span><text:span text:style-name="T141"> </text:span></text:p>
      <text:p text:style-name="P1"><text:span text:style-name="T139"> ║ °╓</text:span><text:span text:style-name="T156">⌠</text:span><text:span text:style-name="T139">╖║ °╓─╖</text:span><text:span text:style-name="T156">⌠</text:span><text:span text:style-name="T139"> °╓─╖</text:span><text:span text:style-name="T155">∙</text:span><text:span text:style-name="T178"> <text:s/></text:span><text:span text:style-name="T183">Стиль</text:span><text:span text:style-name="T178">:</text:span><text:span text:style-name="T156">▐</text:span><text:span text:style-name="T114">ОЧЕН</text:span><text:span text:style-name="T156">▌</text:span><text:span text:style-name="T178"> ◄▬▬ <text:s/></text:span><text:span text:style-name="T155">∙</text:span><text:span text:style-name="T139">─╖║</text:span><text:span text:style-name="T81">█</text:span><text:span text:style-name="T3"> <text:s text:c="9"/></text:span><text:span text:style-name="T81">█</text:span><text:span text:style-name="T139"> °╓─╖</text:span><text:span text:style-name="T156">│</text:span><text:span text:style-name="T48"> ▀█▄</text:span><text:span text:style-name="T156"> <text:s/></text:span><text:span text:style-name="T81"><text:s text:c="2"/>7</text:span><text:span text:style-name="T156"> │</text:span><text:span text:style-name="T139">║ °╓─╖</text:span><text:span text:style-name="T141"> </text:span></text:p>
      <text:p text:style-name="P1"><text:span text:style-name="T139"> ║ </text:span><text:span text:style-name="T156">┌─┴───────┴──┐</text:span><text:span text:style-name="T139">─╖</text:span><text:span text:style-name="T155">∙</text:span><text:span text:style-name="T178"> <text:s text:c="19"/></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text:span><text:span text:style-name="T141"> </text:span></text:p>
      <text:p text:style-name="P1"><text:span text:style-name="T139"> ╙─</text:span><text:span text:style-name="T156">│</text:span><text:span text:style-name="T119"> </text:span><text:span text:style-name="T133">Очки</text:span><text:span text:style-name="T119">: <text:s text:c="5"/></text:span><text:span text:style-name="T156">│</text:span><text:span text:style-name="T139">─╜</text:span><text:span text:style-name="T155">∙</text:span><text:span text:style-name="T178"> <text:s/></text:span><text:span text:style-name="T183">Уров</text:span><text:span text:style-name="T178"> :</text:span><text:span text:style-name="T156">▐</text:span><text:span text:style-name="T97">10</text:span><text:span text:style-name="T156">▌</text:span><text:span text:style-name="T178"> <text:s text:c="7"/></text:span><text:span text:style-name="T155">∙</text:span><text:span text:style-name="T139">─╜╙</text:span><text:span text:style-name="T81">█</text:span><text:span text:style-name="T3"> <text:s text:c="9"/></text:span><text:span text:style-name="T81">█</text:span><text:span text:style-name="T139">─╜╙─╜</text:span><text:span text:style-name="T156">│</text:span><text:span text:style-name="T73"> ▀█▀</text:span><text:span text:style-name="T156"> <text:s/></text:span><text:span text:style-name="T38"><text:s text:c="2"/>5</text:span><text:span text:style-name="T156"> │</text:span><text:span text:style-name="T139">╙─╜╙─╜</text:span><text:span text:style-name="T141"> </text:span></text:p>
      <text:p text:style-name="P1"><text:span text:style-name="T139"> ╓─</text:span><text:span text:style-name="T156">├</text:span><text:span text:style-name="T119"> </text:span><text:span text:style-name="T97"><text:s text:c="7"/>493</text:span><text:span text:style-name="T119"> </text:span><text:span text:style-name="T156">┤</text:span><text:span text:style-name="T139">─╖</text:span><text:span text:style-name="T155">∙</text:span><text:span text:style-name="T178"> <text:s text:c="19"/></text:span><text:span text:style-name="T155">∙</text:span><text:span text:style-name="T139">─╖╓</text:span><text:span text:style-name="T81">█</text:span><text:span text:style-name="T3"> <text:s text:c="9"/></text:span><text:span text:style-name="T81">█</text:span><text:span text:style-name="T139">────╖</text:span><text:span text:style-name="T156">├----------┤</text:span><text:span text:style-name="T139">╓────╖</text:span><text:span text:style-name="T141"> </text:span></text:p>
      <text:p text:style-name="P1"><text:span text:style-name="T139"> ║ </text:span><text:span text:style-name="T156">│</text:span><text:span text:style-name="T147">▄▄▄▄▄▄▄▄▄▄▄▄</text:span><text:span text:style-name="T156">│</text:span><text:span text:style-name="T139">─╖</text:span><text:span text:style-name="T155">∙</text:span><text:span text:style-name="T178"> <text:s/></text:span><text:span text:style-name="T183">Звук</text:span><text:span text:style-name="T178"> :</text:span><text:span text:style-name="T156">▐</text:span><text:span text:style-name="T97">BEL</text:span><text:span text:style-name="T156">▌</text:span><text:span text:style-name="T178"> <text:s text:c="6"/></text:span><text:span text:style-name="T155">∙</text:span><text:span text:style-name="T139">─╖║</text:span><text:span text:style-name="T81">█</text:span><text:span text:style-name="T3"> <text:s text:c="9"/></text:span><text:span text:style-name="T81">█</text:span><text:span text:style-name="T139"> °╓─╖</text:span><text:span text:style-name="T156">│ <text:s/>██ <text:s/></text:span><text:span text:style-name="T118"><text:s text:c="2"/>5</text:span><text:span text:style-name="T156"> │</text:span><text:span text:style-name="T139">║ °╓─╖</text:span><text:span text:style-name="T141"> </text:span></text:p>
      <text:p text:style-name="P1"><text:span text:style-name="T139"> ║ </text:span><text:span text:style-name="T156">├</text:span><text:span text:style-name="T120"> </text:span><text:span text:style-name="T134">Бонус</text:span><text:span text:style-name="T120"> </text:span><text:span text:style-name="T97">x <text:s/>1</text:span><text:span text:style-name="T120"> </text:span><text:span text:style-name="T156">┤</text:span><text:span text:style-name="T139">─╖</text:span><text:span text:style-name="T155">∙</text:span><text:span text:style-name="T178"> <text:s text:c="19"/></text:span><text:span text:style-name="T155">∙</text:span><text:span text:style-name="T81">══╤█</text:span><text:span text:style-name="T3"> <text:s text:c="9"/></text:span><text:span text:style-name="T81">█╕</text:span><text:span text:style-name="T139"> ╙─╖</text:span><text:span text:style-name="T156">├----------┤</text:span><text:span text:style-name="T139">║ <text:s/>╙─╖</text:span><text:span text:style-name="T141"> </text:span></text:p>
      <text:p text:style-name="P1"><text:span text:style-name="T139"> ╙─</text:span><text:span text:style-name="T156">│</text:span><text:span text:style-name="T140">▄▄▄▄▄▄▄▄▄▄▄▄</text:span><text:span text:style-name="T156">│</text:span><text:span text:style-name="T139">─╜</text:span><text:span text:style-name="T155">∙</text:span><text:span text:style-name="T38">▄▄▄▄▄▄▄▄▄▄▄▄▄▄▄▄▄▄▄▄</text:span><text:span text:style-name="T155">∙</text:span><text:span text:style-name="T139">─╜</text:span><text:span text:style-name="T156">│</text:span><text:span text:style-name="T81">▀▀▀▀▀▀▀▀▀▀▀▀</text:span><text:span text:style-name="T156">│</text:span><text:span text:style-name="T139">╜╙─╜</text:span><text:span text:style-name="T156">│</text:span><text:span text:style-name="T26">▄▄▄▄</text:span><text:span text:style-name="T156"> <text:s/></text:span><text:span text:style-name="T15"><text:s text:c="2"/>9</text:span><text:span text:style-name="T156"> │</text:span><text:span text:style-name="T139">╙─╜╙─╜</text:span><text:span text:style-name="T141"> </text:span></text:p>
      <text:p text:style-name="P1"><text:span text:style-name="T139"> ╓─</text:span><text:span text:style-name="T156">├</text:span><text:span text:style-name="T121"> </text:span><text:span text:style-name="T135">Посл</text:span><text:span text:style-name="T121"> <text:s/></text:span><text:span text:style-name="T97"><text:s text:c="3"/>1</text:span><text:span text:style-name="T121"> </text:span><text:span text:style-name="T156">┤</text:span><text:span text:style-name="T139">─╖</text:span><text:span text:style-name="T155">∙</text:span><text:span text:style-name="T38">▐</text:span><text:span text:style-name="T178">_.-</text:span><text:span text:style-name="T3">▐</text:span><text:span text:style-name="T136">РЕЗУЛЬТАТЫ</text:span><text:span text:style-name="T3">▌</text:span><text:span text:style-name="T178">-._</text:span><text:span text:style-name="T38">▌</text:span><text:span text:style-name="T155">∙</text:span><text:span text:style-name="T139">─╖</text:span><text:span text:style-name="T156">│</text:span><text:span text:style-name="T139">▄▄▄▄▄▄▄▄▄▄▄▄</text:span><text:span text:style-name="T156">│</text:span><text:span text:style-name="T139">───╖</text:span><text:span text:style-name="T156">╞==========╡</text:span><text:span text:style-name="T139">╓────╖</text:span><text:span text:style-name="T141"> </text:span></text:p>
      <text:p text:style-name="P1"><text:span text:style-name="T139"> ║ </text:span><text:span text:style-name="T156">│</text:span><text:span text:style-name="T4">▄▄▄▄▄▄▄▄▄▄▄▄</text:span><text:span text:style-name="T156">│</text:span><text:span text:style-name="T139">─╖</text:span><text:span text:style-name="T155">∙</text:span><text:span text:style-name="T38">▐</text:span><text:span text:style-name="T35"> <text:s text:c="17"/></text:span><text:span text:style-name="T38">▌</text:span><text:span text:style-name="T155">∙</text:span><text:span text:style-name="T139">─╖</text:span><text:span text:style-name="T156">├</text:span><text:span text:style-name="T121"> </text:span><text:span text:style-name="T135">Линии</text:span><text:span text:style-name="T121"> </text:span><text:span text:style-name="T97"><text:s text:c="3"/>7</text:span><text:span text:style-name="T121"> </text:span><text:span text:style-name="T156">┤</text:span><text:span text:style-name="T139">°╓─╖</text:span><text:span text:style-name="T156">│</text:span><text:span text:style-name="T95"> <text:s text:c="3"/></text:span><text:span text:style-name="T118"><text:s text:c="3"/>47</text:span><text:span text:style-name="T156"> │</text:span><text:span text:style-name="T139">║ °╓─╖</text:span><text:span text:style-name="T141"> </text:span></text:p>
      <text:p text:style-name="P1"><text:span text:style-name="T139"> ║ </text:span><text:span text:style-name="T156">└</text:span><text:span text:style-name="T122"> </text:span><text:span text:style-name="T136">Лучш</text:span><text:span text:style-name="T122"> <text:s/></text:span><text:span text:style-name="T97"><text:s text:c="2"/>50</text:span><text:span text:style-name="T122"> </text:span><text:span text:style-name="T156">┘</text:span><text:span text:style-name="T139">─╖</text:span><text:span text:style-name="T155">∙</text:span><text:span text:style-name="T38">▐</text:span><text:span text:style-name="T36"> ≡ßÇ │ <text:s text:c="7"/>493 </text:span><text:span text:style-name="T38">▌</text:span><text:span text:style-name="T155">∙</text:span><text:span text:style-name="T139">─╖</text:span><text:span text:style-name="T156">│</text:span><text:span text:style-name="T148">▄▄▄▄▄▄▄▄▄▄▄▄</text:span><text:span text:style-name="T156">│</text:span><text:span text:style-name="T139"> ╙─╖</text:span><text:span text:style-name="T156">└─┬──────┬─┘</text:span><text:span text:style-name="T139">║ <text:s/>╙─╖</text:span><text:span text:style-name="T141"> </text:span></text:p>
      <text:p text:style-name="P1"><text:span text:style-name="T139"> ╙─╜</text:span><text:span text:style-name="T98">▄▄▄▄▄▄▄▄▄▄▄▄</text:span><text:span text:style-name="T139">╙─╜</text:span><text:span text:style-name="T155">∙</text:span><text:span text:style-name="T38">▐</text:span><text:span text:style-name="T179"> ∙∙∙ │ <text:s text:c="9"/>0 </text:span><text:span text:style-name="T38">▌</text:span><text:span text:style-name="T155">∙</text:span><text:span text:style-name="T139">─╜</text:span><text:span text:style-name="T156">└</text:span><text:span text:style-name="T120"> </text:span><text:span text:style-name="T134">Уров</text:span><text:span text:style-name="T120"> <text:s/></text:span><text:span text:style-name="T97"><text:s text:c="2"/>10</text:span><text:span text:style-name="T120"> </text:span><text:span text:style-name="T156">┘</text:span><text:span text:style-name="T139">╜╙─</text:span><text:span text:style-name="T48">▄▄▄█▄▄▄▄▄▄█▄▄▄▄█</text:span><text:span text:style-name="T139">╙─╜</text:span><text:span text:style-name="T141"> </text:span></text:p>
      <text:p text:style-name="P1"><text:span text:style-name="T139"> ╓────╖╓────╖╓────╖</text:span><text:span text:style-name="T155">∙</text:span><text:span text:style-name="T38">▐</text:span><text:span text:style-name="T3"> ∙∙∙ │ <text:s text:c="9"/>0 </text:span><text:span text:style-name="T38">▌</text:span><text:span text:style-name="T155">∙</text:span><text:span text:style-name="T139">─╖╓</text:span><text:span text:style-name="T99">▄▄▄▄▄▄▄▄▄▄▄▄</text:span><text:span text:style-name="T139">────</text:span><text:span text:style-name="T48">█</text:span><text:span text:style-name="T118">▓▓</text:span><text:span text:style-name="T49">▌</text:span><text:span text:style-name="T97"> <text:s/>0</text:span><text:span text:style-name="T49">▐</text:span><text:span text:style-name="T38">▓▓</text:span><text:span text:style-name="T49">▌</text:span><text:span text:style-name="T97"> <text:s/>0</text:span><text:span text:style-name="T49">▐</text:span><text:span text:style-name="T48">▌</text:span><text:span text:style-name="T139">──╖</text:span><text:span text:style-name="T141"> </text:span></text:p>
      <text:p text:style-name="P1"><text:span text:style-name="T139"> ║ °╓─╖║ °╓─╖║ °╓─╖</text:span><text:span text:style-name="T155">∙</text:span><text:span text:style-name="T38">▐▀▀▀▀▀▀▀▀▀▀▀▀▀▀▀▀▀▀▌</text:span><text:span text:style-name="T155">∙</text:span><text:span text:style-name="T139">─╖║ °╓─╖║ °╓─╖║ °╓─</text:span><text:span text:style-name="T48">▀▀▀▀▀▀▀▀▀▀▀▀▀▀▀█</text:span><text:span text:style-name="T139">╓─╖</text:span><text:span text:style-name="T141"> </text:span></text:p>
      <text:p text:style-name="P1"><text:span text:style-name="T139"> ║ <text:s/>╙─╖║ <text:s/>╙─╖║ <text:s/>╙─╖</text:span><text:span text:style-name="T48">▀▀▀▀▀▀▀▀▀▀▀▀▀▀▀▀▀▀▀▀▀▀</text:span><text:span text:style-name="T139">─╖║ <text:s/>╙─╖║ <text:s/>╙─╖║ <text:s/>╙─╖║ <text:s/>╙─╖║ <text:s/>╙─╖║ <text:s/>╙─╖</text:span><text:span text:style-name="T141"> </text:span></text:p>
      <text:p text:style-name="P1"><text:span text:style-name="T139"> ╙─╜╙─╜╙─╜╙─╜╙─╜╙─╜╙─╜╙─╜╙─╜╙─╜╙─╜╙─╜╙─╜╙─╜╙─╜╙─╜╙─╜╙─╜╙─╜╙─╜╙─╜╙─╜╙─╜╙─╜╙─╜╙─╜</text:span><text:span text:style-name="T141"> </text:span></text:p>
      <text:p text:style-name="P1"><text:span text:style-name="T3"><text:s text:c="2"/></text:span><text:span text:style-name="T48">▐</text:span><text:span text:style-name="T39">F1</text:span><text:span text:style-name="T48">▌</text:span><text:span text:style-name="T3"> </text:span><text:span text:style-name="T12">Подсказка</text:span><text:span text:style-name="T3"> .. </text:span><text:span text:style-name="T48">▐</text:span><text:span text:style-name="T39">F2</text:span><text:span text:style-name="T48">▌</text:span><text:span text:style-name="T3"> </text:span><text:span text:style-name="T12">Комбинации</text:span><text:span text:style-name="T3"> .. </text:span><text:span text:style-name="T48">▐</text:span><text:span text:style-name="T39">F10</text:span><text:span text:style-name="T48">▌</text:span><text:span text:style-name="T3"> </text:span><text:span text:style-name="T12">Результаты</text:span><text:span text:style-name="T6"> <text:s text:c="24"/></text:span></text:p>
      <text:p text:style-name="P8"/>
      <text:p text:style-name="P1"><text:span text:style-name="T65">F1 will show the controller help screen.</text:span></text:p>
      <text:p text:style-name="P1"><text:span text:style-name="T65">F2 will show every valide ComboBlock combination</text:span></text:p>
      <text:p text:style-name="P1"><text:span text:style-name="T65">F10 will bring up the High Score Statistics review system</text:span></text:p>
      <text:p text:style-name="P1"><text:span text:style-name="T65">Up/Down to select an option</text:span><text:line-break/><text:span text:style-name="T65">Left/Right to change an option</text:span></text:p>
      <text:p text:style-name="P8"/>
      <text:p text:style-name="P1"><text:soft-page-break/><text:span text:style-name="T3"><text:s/></text:span><text:span text:style-name="T139">╓────╖╓────╖╓────╖╓────╖╓────╖╓────╖╓────╖╓────╖╓────╖╓────╖╓────╖╓────╖╓────╖ </text:span></text:p>
      <text:p text:style-name="P1"><text:span text:style-name="T3"><text:s/></text:span><text:span text:style-name="T139">║ °╓─╖║ °╓─╖║ °╓─╖║ °╓─╖║ °╓─╖║ °╓─╖║ °╓─╖║ °╓─╖║ °╓─╖║ °╓─╖║ °╓─╖║ °╓─╖║ °╓─╖</text:span><text:span text:style-name="T141"> </text:span></text:p>
      <text:p text:style-name="P1"><text:span text:style-name="T3"><text:s/></text:span><text:span text:style-name="T139">║ <text:s/></text:span><text:span text:style-name="T81">╔══════════╗</text:span><text:span text:style-name="T139">╙─╖║ <text:s/>╙─╖║  ╙─╖║  ╙─╖║ <text:s/>╙─╖║ <text:s/>╙─╖║ <text:s/>╙─╖║ <text:s/>╙─╖</text:span><text:span text:style-name="T156">┌──────────┐</text:span><text:span text:style-name="T139">║ <text:s/>╙─╖</text:span><text:span text:style-name="T141"> </text:span></text:p>
      <text:p text:style-name="P1"><text:span text:style-name="T3"><text:s/></text:span><text:span text:style-name="T139">╙─╜</text:span><text:span text:style-name="T81">║</text:span><text:span text:style-name="T3"> <text:s text:c="9"/></text:span><text:span text:style-name="T81">╠═══</text:span><text:span text:style-name="T155">∙</text:span><text:span text:style-name="T95"> <text:s text:c="7"/></text:span><text:span text:style-name="T3">  </text:span><text:span text:style-name="T95"> <text:s text:c="9"/></text:span><text:span text:style-name="T155">∙</text:span><text:span text:style-name="T81">═══█</text:span><text:span text:style-name="T3"> <text:s text:c="9"/></text:span><text:span text:style-name="T81">█</text:span><text:span text:style-name="T139">─╜╙─╜</text:span><text:span text:style-name="T156">│</text:span><text:span text:style-name="T146"> █▀▀</text:span><text:span text:style-name="T156"> <text:s/></text:span><text:span text:style-name="T185"><text:s text:c="2"/>0</text:span><text:span text:style-name="T156"> │</text:span><text:span text:style-name="T139">╙─╜╙─╜</text:span><text:span text:style-name="T141"> </text:span></text:p>
      <text:p text:style-name="P1"><text:span text:style-name="T3"><text:s/></text:span><text:span text:style-name="T139">╓──</text:span><text:span text:style-name="T81">║</text:span><text:span text:style-name="T3"> <text:s/></text:span><text:span text:style-name="T38">▒▒▒▒▒▒</text:span><text:span text:style-name="T3"> <text:s/></text:span><text:span text:style-name="T81">║</text:span><text:span text:style-name="T139">──╖</text:span><text:span text:style-name="T155">∙</text:span><text:span text:style-name="T95"> <text:s text:c="5"/></text:span><text:span text:style-name="T3">        </text:span><text:span text:style-name="T95"> <text:s text:c="5"/></text:span><text:span text:style-name="T155">∙</text:span><text:span text:style-name="T139">─╖╓</text:span><text:span text:style-name="T81">█</text:span><text:span text:style-name="T3"> <text:s/>     <text:s text:c="3"/></text:span><text:span text:style-name="T81">█</text:span><text:span text:style-name="T139">────╖</text:span><text:span text:style-name="T156">├----------┤</text:span><text:span text:style-name="T139">╓────╖</text:span><text:span text:style-name="T141"> </text:span></text:p>
      <text:p text:style-name="P1"><text:span text:style-name="T3"><text:s/></text:span><text:span text:style-name="T139">║ °</text:span><text:span text:style-name="T81">║</text:span><text:span text:style-name="T3"> <text:s text:c="3"/></text:span><text:span text:style-name="T38">▒▒</text:span><text:span text:style-name="T3"> <text:s text:c="3"/></text:span><text:span text:style-name="T81">╠═══</text:span><text:span text:style-name="T155">∙</text:span><text:span text:style-name="T95"> <text:s text:c="7"/></text:span><text:span text:style-name="T3">  </text:span><text:span text:style-name="T95"> <text:s text:c="9"/></text:span><text:span text:style-name="T155">∙</text:span><text:span text:style-name="T139">─╖║</text:span><text:span text:style-name="T81">█</text:span><text:span text:style-name="T3"> </text:span><text:span text:style-name="T15">▒▒▒▒▒▒▒▒</text:span><text:span text:style-name="T3"> </text:span><text:span text:style-name="T81">█</text:span><text:span text:style-name="T139"> °╓─╖</text:span><text:span text:style-name="T156">│</text:span><text:span text:style-name="T139"> ▀▀█</text:span><text:span text:style-name="T156"> <text:s/></text:span><text:span text:style-name="T170"><text:s text:c="2"/>0</text:span><text:span text:style-name="T156"> │</text:span><text:span text:style-name="T139">║ °╓─╖</text:span><text:span text:style-name="T141"> </text:span></text:p>
      <text:p text:style-name="P1"><text:span text:style-name="T3"><text:s/></text:span><text:span text:style-name="T139">║ <text:s/></text:span><text:span text:style-name="T81">║</text:span><text:span text:style-name="T3"> <text:s text:c="9"/></text:span><text:span text:style-name="T81">║</text:span><text:span text:style-name="T139">╙─╖</text:span><text:span text:style-name="T155">∙</text:span><text:span text:style-name="T95"> <text:s text:c="7"/></text:span><text:span text:style-name="T15">▒▒</text:span><text:span text:style-name="T3"> </text:span><text:span text:style-name="T95"> <text:s text:c="8"/></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text:span><text:span text:style-name="T141"> </text:span></text:p>
      <text:p text:style-name="P1"><text:span text:style-name="T3"><text:s/></text:span><text:span text:style-name="T139">╙─╜</text:span><text:span text:style-name="T81">╚═╤═══════╤╝</text:span><text:span text:style-name="T139">╙─╜</text:span><text:span text:style-name="T155">∙</text:span><text:span text:style-name="T95"> <text:s text:c="7"/></text:span><text:span text:style-name="T15">▒▒</text:span><text:span text:style-name="T95"> <text:s text:c="9"/></text:span><text:span text:style-name="T155">∙</text:span><text:span text:style-name="T139">─╜╙</text:span><text:span text:style-name="T81">█</text:span><text:span text:style-name="T3"> <text:s text:c="9"/></text:span><text:span text:style-name="T81">█</text:span><text:span text:style-name="T139">─╜╙─╜</text:span><text:span text:style-name="T156">│</text:span><text:span text:style-name="T3"> ▄█▀</text:span><text:span text:style-name="T156"> <text:s/></text:span><text:span text:style-name="T178"><text:s text:c="2"/>0</text:span><text:span text:style-name="T156"> │</text:span><text:span text:style-name="T139">╙─╜╙─╜</text:span><text:span text:style-name="T141"> </text:span></text:p>
      <text:p text:style-name="P1"><text:span text:style-name="T3"><text:s/></text:span><text:span text:style-name="T139">╓────</text:span><text:span text:style-name="T81">⌡</text:span><text:span text:style-name="T139">╓────╖╓</text:span><text:span text:style-name="T81">⌡</text:span><text:span text:style-name="T139">───╖</text:span><text:span text:style-name="T155">∙</text:span><text:span text:style-name="T95"> <text:s text:c="7"/></text:span><text:span text:style-name="T15">▒▒</text:span><text:span text:style-name="T95"> <text:s text:c="9"/></text:span><text:span text:style-name="T155">∙</text:span><text:span text:style-name="T81">═══█</text:span><text:span text:style-name="T3"> <text:s text:c="3"/></text:span><text:span text:style-name="T178">▒▒▒▒</text:span><text:span text:style-name="T3"> <text:s/></text:span><text:span text:style-name="T81">█</text:span><text:span text:style-name="T139">────╖</text:span><text:span text:style-name="T156">├----------┤</text:span><text:span text:style-name="T139">╓────╖</text:span><text:span text:style-name="T141"> </text:span></text:p>
      <text:p text:style-name="P1"><text:span text:style-name="T3"><text:s/></text:span><text:span text:style-name="T139">║ °╓</text:span><text:span text:style-name="T156">⌠</text:span><text:span text:style-name="T139">╖║ °╓─╖</text:span><text:span text:style-name="T156">⌠</text:span><text:span text:style-name="T139"> °╓─╖</text:span><text:span text:style-name="T155">∙</text:span><text:span text:style-name="T95"> <text:s text:c="7"/></text:span><text:span text:style-name="T15">▒▒</text:span><text:span text:style-name="T95"> <text:s text:c="9"/></text:span><text:span text:style-name="T155">∙</text:span><text:span text:style-name="T139">─╖║</text:span><text:span text:style-name="T81">█</text:span><text:span text:style-name="T3">  </text:span><text:span text:style-name="T178">▒▒▒▒</text:span><text:span text:style-name="T3">    </text:span><text:span text:style-name="T81">█</text:span><text:span text:style-name="T139"> °╓─╖</text:span><text:span text:style-name="T156">│</text:span><text:span text:style-name="T48"> ▀█▄</text:span><text:span text:style-name="T156"> <text:s/></text:span><text:span text:style-name="T81"><text:s text:c="2"/>1</text:span><text:span text:style-name="T156"> │</text:span><text:span text:style-name="T139">║ °╓─╖</text:span><text:span text:style-name="T141"> </text:span></text:p>
      <text:p text:style-name="P1"><text:span text:style-name="T3"><text:s/></text:span><text:span text:style-name="T139">║ </text:span><text:span text:style-name="T156">┌─┴───────┴──┐</text:span><text:span text:style-name="T139">─╖</text:span><text:span text:style-name="T155">∙</text:span><text:span text:style-name="T95"> <text:s/></text:span><text:span text:style-name="T81">▒▒</text:span><text:span text:style-name="T95"> <text:s text:c="3"/></text:span><text:span text:style-name="T19"><text:s text:c="2"/></text:span><text:span text:style-name="T95"><text:s text:c="10"/></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text:span><text:span text:style-name="T141"> </text:span></text:p>
      <text:p text:style-name="P1"><text:span text:style-name="T3"><text:s/></text:span><text:span text:style-name="T139">╙─</text:span><text:span text:style-name="T156">│</text:span><text:span text:style-name="T119"> SCORE: <text:s text:c="4"/></text:span><text:span text:style-name="T156">│</text:span><text:span text:style-name="T139">─╜</text:span><text:span text:style-name="T155">∙</text:span><text:span text:style-name="T81">▒▒▒▒</text:span><text:span text:style-name="T95"> <text:s/></text:span><text:span text:style-name="T3">  </text:span><text:span text:style-name="T26">░░</text:span><text:span text:style-name="T3">    </text:span><text:span text:style-name="T95"> <text:s text:c="5"/></text:span><text:span text:style-name="T155">∙</text:span><text:span text:style-name="T139">─╜╙</text:span><text:span text:style-name="T81">█</text:span><text:span text:style-name="T3"> <text:s text:c="9"/></text:span><text:span text:style-name="T81">█</text:span><text:span text:style-name="T139">─╜╙─╜</text:span><text:span text:style-name="T156">│</text:span><text:span text:style-name="T73"> ▀█▀</text:span><text:span text:style-name="T156"> <text:s/></text:span><text:span text:style-name="T38"><text:s text:c="2"/>0</text:span><text:span text:style-name="T156"> │</text:span><text:span text:style-name="T139">╙─╜╙─╜</text:span><text:span text:style-name="T141"> </text:span></text:p>
      <text:p text:style-name="P1"><text:span text:style-name="T3"><text:s/></text:span><text:span text:style-name="T139">╓─</text:span><text:span text:style-name="T156">├</text:span><text:span text:style-name="T119"> </text:span><text:span text:style-name="T97"><text:s text:c="9"/>1</text:span><text:span text:style-name="T119"> </text:span><text:span text:style-name="T156">┤</text:span><text:span text:style-name="T139">─╖</text:span><text:span text:style-name="T155">∙</text:span><text:span text:style-name="T81">▒▒</text:span><text:span text:style-name="T170">▒▒</text:span><text:span text:style-name="T81">▒▒</text:span><text:span text:style-name="T118">▒▒</text:span><text:span text:style-name="T26">░░</text:span><text:span text:style-name="T178">▒▒</text:span><text:span text:style-name="T81">▒▒</text:span><text:span text:style-name="T95"> <text:s text:c="5"/></text:span><text:span text:style-name="T155">∙</text:span><text:span text:style-name="T139">─╖╓</text:span><text:span text:style-name="T81">█</text:span><text:span text:style-name="T3"> <text:s/></text:span><text:span text:style-name="T185">▒▒▒▒▒▒</text:span><text:span text:style-name="T3"> <text:s/></text:span><text:span text:style-name="T81">█</text:span><text:span text:style-name="T139">────╖</text:span><text:span text:style-name="T156">├----------┤</text:span><text:span text:style-name="T139">╓────╖</text:span><text:span text:style-name="T141"> </text:span></text:p>
      <text:p text:style-name="P1"><text:span text:style-name="T3"><text:s/></text:span><text:span text:style-name="T139">║ </text:span><text:span text:style-name="T156">│</text:span><text:span text:style-name="T147">▄▄▄▄▄▄▄▄▄▄▄▄</text:span><text:span text:style-name="T156">│</text:span><text:span text:style-name="T139">─╖</text:span><text:span text:style-name="T155">∙</text:span><text:span text:style-name="T81">▒▒</text:span><text:span text:style-name="T15">▒▒</text:span><text:span text:style-name="T95"> <text:s text:c="3"/></text:span><text:span text:style-name="T26">░░</text:span><text:span text:style-name="T38">▒▒</text:span><text:span text:style-name="T95"> <text:s/></text:span><text:span text:style-name="T118">▒▒▒▒</text:span><text:span text:style-name="T170">▒▒</text:span><text:span text:style-name="T155">∙</text:span><text:span text:style-name="T139">─╖║</text:span><text:span text:style-name="T81">█</text:span><text:span text:style-name="T3">  </text:span><text:span text:style-name="T185">▒▒</text:span><text:span text:style-name="T3">      </text:span><text:span text:style-name="T81">█</text:span><text:span text:style-name="T139"> °╓─╖</text:span><text:span text:style-name="T156">│ <text:s/>██ <text:s/></text:span><text:span text:style-name="T118"><text:s text:c="2"/>0</text:span><text:span text:style-name="T156"> │</text:span><text:span text:style-name="T139">║ °╓─╖</text:span><text:span text:style-name="T141"> </text:span></text:p>
      <text:p text:style-name="P1"><text:span text:style-name="T3"><text:s/></text:span><text:span text:style-name="T139">║ </text:span><text:span text:style-name="T156">├</text:span><text:span text:style-name="T120"> Mult <text:s/></text:span><text:span text:style-name="T97">x <text:s/>1</text:span><text:span text:style-name="T120"> </text:span><text:span text:style-name="T156">┤</text:span><text:span text:style-name="T139">─╖</text:span><text:span text:style-name="T155">∙</text:span><text:span text:style-name="T95"> <text:s/></text:span><text:span text:style-name="T178">▒▒</text:span><text:span text:style-name="T38">▒▒</text:span><text:span text:style-name="T81">▒▒</text:span><text:span text:style-name="T26">░░</text:span><text:span text:style-name="T38">▒▒</text:span><text:span text:style-name="T185">▒▒</text:span><text:span text:style-name="T38">▒▒</text:span><text:span text:style-name="T178">▒▒</text:span><text:span text:style-name="T95"> <text:s/></text:span><text:span text:style-name="T155">∙</text:span><text:span text:style-name="T81">══╤█</text:span><text:span text:style-name="T3"> <text:s text:c="9"/></text:span><text:span text:style-name="T81">█╕</text:span><text:span text:style-name="T139"> ╙─╖</text:span><text:span text:style-name="T156">├----------┤</text:span><text:span text:style-name="T139">║ <text:s/>╙─╖</text:span><text:span text:style-name="T141"> </text:span></text:p>
      <text:p text:style-name="P1"><text:span text:style-name="T3"><text:s/></text:span><text:span text:style-name="T139">╙─</text:span><text:span text:style-name="T156">│</text:span><text:span text:style-name="T140">▄▄▄▄▄▄▄▄▄▄▄▄</text:span><text:span text:style-name="T156">│</text:span><text:span text:style-name="T139">─╜</text:span><text:span text:style-name="T155">∙</text:span><text:span text:style-name="T95"> <text:s/></text:span><text:span text:style-name="T118">▒▒</text:span><text:span text:style-name="T170">▒▒</text:span><text:span text:style-name="T185">▒▒</text:span><text:span text:style-name="T38">▒▒</text:span><text:span text:style-name="T15">▒▒</text:span><text:span text:style-name="T95"> <text:s/></text:span><text:span text:style-name="T81">▒▒</text:span><text:span text:style-name="T38">▒▒</text:span><text:span text:style-name="T95"> <text:s/></text:span><text:span text:style-name="T155">∙</text:span><text:span text:style-name="T139">─╜</text:span><text:span text:style-name="T156">│</text:span><text:span text:style-name="T81">▀▀▀▀▀▀▀▀▀▀▀▀</text:span><text:span text:style-name="T156">│</text:span><text:span text:style-name="T139">╜╙─╜</text:span><text:span text:style-name="T156">│</text:span><text:span text:style-name="T26">▄▄▄▄</text:span><text:span text:style-name="T156"> <text:s/></text:span><text:span text:style-name="T15"><text:s text:c="2"/>1</text:span><text:span text:style-name="T156"> │</text:span><text:span text:style-name="T139">╙─╜╙─╜</text:span><text:span text:style-name="T141"> </text:span></text:p>
      <text:p text:style-name="P1"><text:span text:style-name="T3"><text:s/></text:span><text:span text:style-name="T139">╓─</text:span><text:span text:style-name="T156">├</text:span><text:span text:style-name="T121"> Last <text:s/></text:span><text:span text:style-name="T97"><text:s text:c="3"/>1</text:span><text:span text:style-name="T121"> </text:span><text:span text:style-name="T156">┤</text:span><text:span text:style-name="T139">─╖</text:span><text:span text:style-name="T155">∙</text:span><text:span text:style-name="T185">▒▒</text:span><text:span text:style-name="T170">▒▒</text:span><text:span text:style-name="T81">▒▒</text:span><text:span text:style-name="T118">▒▒</text:span><text:span text:style-name="T185">▒▒</text:span><text:span text:style-name="T95"> <text:s/></text:span><text:span text:style-name="T81">▒▒</text:span><text:span text:style-name="T15">▒▒</text:span><text:span text:style-name="T81">▒▒</text:span><text:span text:style-name="T95"> <text:s/></text:span><text:span text:style-name="T155">∙</text:span><text:span text:style-name="T139">─╖</text:span><text:span text:style-name="T156">│</text:span><text:span text:style-name="T139">▄▄▄▄▄▄▄▄▄▄▄▄</text:span><text:span text:style-name="T156">│</text:span><text:span text:style-name="T139">───╖</text:span><text:span text:style-name="T156">╞==========╡</text:span><text:span text:style-name="T139">╓────╖</text:span><text:span text:style-name="T141"> </text:span></text:p>
      <text:p text:style-name="P1"><text:span text:style-name="T3"><text:s/></text:span><text:span text:style-name="T139">║ </text:span><text:span text:style-name="T156">│</text:span><text:span text:style-name="T4">▄▄▄▄▄▄▄▄▄▄▄▄</text:span><text:span text:style-name="T156">│</text:span><text:span text:style-name="T139">─╖</text:span><text:span text:style-name="T155">∙</text:span><text:span text:style-name="T81">▒▒</text:span><text:span text:style-name="T95"> <text:s text:c="3"/></text:span><text:span text:style-name="T170">▒▒</text:span><text:span text:style-name="T118">▒▒</text:span><text:span text:style-name="T95"> <text:s text:c="3"/></text:span><text:span text:style-name="T38">▒▒</text:span><text:span text:style-name="T95"> <text:s/></text:span><text:span text:style-name="T178">▒▒</text:span><text:span text:style-name="T155">∙</text:span><text:span text:style-name="T139">─╖</text:span><text:span text:style-name="T156">├</text:span><text:span text:style-name="T121"> Drops </text:span><text:span text:style-name="T97"><text:s/>159</text:span><text:span text:style-name="T121"> </text:span><text:span text:style-name="T156">┤</text:span><text:span text:style-name="T139">°╓─╖</text:span><text:span text:style-name="T156">│</text:span><text:span text:style-name="T95"> <text:s text:c="3"/></text:span><text:span text:style-name="T118"><text:s text:c="4"/>2</text:span><text:span text:style-name="T156"> │</text:span><text:span text:style-name="T139">║ °╓─╖</text:span><text:span text:style-name="T141"> </text:span></text:p>
      <text:p text:style-name="P1"><text:span text:style-name="T3"><text:s/></text:span><text:span text:style-name="T139">║ </text:span><text:span text:style-name="T156">└</text:span><text:span text:style-name="T122"> Best <text:s/></text:span><text:span text:style-name="T97"><text:s text:c="3"/>1</text:span><text:span text:style-name="T122"> </text:span><text:span text:style-name="T156">┘</text:span><text:span text:style-name="T139">─╖</text:span><text:span text:style-name="T155">∙</text:span><text:span text:style-name="T95"> <text:s/></text:span><text:span text:style-name="T185">▒▒</text:span><text:span text:style-name="T95"> <text:s/></text:span><text:span text:style-name="T15">▒▒</text:span><text:span text:style-name="T185">▒▒</text:span><text:span text:style-name="T15">▒▒</text:span><text:span text:style-name="T95"> <text:s text:c="5"/></text:span><text:span text:style-name="T15">▒▒</text:span><text:span text:style-name="T155">∙</text:span><text:span text:style-name="T139">─╖</text:span><text:span text:style-name="T156">│</text:span><text:span text:style-name="T148">▄▄▄▄▄▄▄▄▄▄▄▄</text:span><text:span text:style-name="T156">│</text:span><text:span text:style-name="T139"> ╙─╖</text:span><text:span text:style-name="T156">└─┬──────┬─┘</text:span><text:span text:style-name="T139">║ <text:s/>╙─╖</text:span><text:span text:style-name="T141"> </text:span></text:p>
      <text:p text:style-name="P1"><text:span text:style-name="T3"><text:s/></text:span><text:span text:style-name="T139">╙─╜</text:span><text:span text:style-name="T98">▄▄▄▄▄▄▄▄▄▄▄▄</text:span><text:span text:style-name="T139">╙─╜</text:span><text:span text:style-name="T155">∙</text:span><text:span text:style-name="T38">▒▒</text:span><text:span text:style-name="T15">▒▒</text:span><text:span text:style-name="T95"> <text:s/></text:span><text:span text:style-name="T118">▒▒</text:span><text:span text:style-name="T81">▒▒</text:span><text:span text:style-name="T170">▒▒</text:span><text:span text:style-name="T95"> <text:s/></text:span><text:span text:style-name="T118">▒▒</text:span><text:span text:style-name="T178">▒▒</text:span><text:span text:style-name="T95"> <text:s/></text:span><text:span text:style-name="T155">∙</text:span><text:span text:style-name="T139">─╜</text:span><text:span text:style-name="T156">└</text:span><text:span text:style-name="T120"> Speed </text:span><text:span text:style-name="T97"><text:s text:c="3"/>6</text:span><text:span text:style-name="T120"> </text:span><text:span text:style-name="T156">┘</text:span><text:span text:style-name="T139">╜╙─</text:span><text:span text:style-name="T48">▄▄▄█▄▄▄▄▄▄█▄▄▄▄█</text:span><text:span text:style-name="T139">╙─╜</text:span><text:span text:style-name="T141"> </text:span></text:p>
      <text:p text:style-name="P1"><text:span text:style-name="T3"><text:s/></text:span><text:span text:style-name="T139">╓────╖╓────╖╓────╖</text:span><text:span text:style-name="T155">∙</text:span><text:span text:style-name="T118">▒▒</text:span><text:span text:style-name="T178">▒▒</text:span><text:span text:style-name="T95"> <text:s text:c="5"/></text:span><text:span text:style-name="T185">▒▒</text:span><text:span text:style-name="T95"> <text:s/></text:span><text:span text:style-name="T178">▒▒</text:span><text:span text:style-name="T170">▒▒</text:span><text:span text:style-name="T38">▒▒</text:span><text:span text:style-name="T155">∙</text:span><text:span text:style-name="T139">─╖╓</text:span><text:span text:style-name="T99">▄▄▄▄▄▄▄▄▄▄▄▄</text:span><text:span text:style-name="T139">────</text:span><text:span text:style-name="T48">█</text:span><text:span text:style-name="T118">▓▓</text:span><text:span text:style-name="T49">▌</text:span><text:span text:style-name="T97"> <text:s/>0</text:span><text:span text:style-name="T49">▐</text:span><text:span text:style-name="T38">▓▓</text:span><text:span text:style-name="T49">▌</text:span><text:span text:style-name="T97"> <text:s/>0</text:span><text:span text:style-name="T49">▐</text:span><text:span text:style-name="T48">▌</text:span><text:span text:style-name="T139">──╖</text:span><text:span text:style-name="T141"> </text:span></text:p>
      <text:p text:style-name="P1"><text:span text:style-name="T3"><text:s/></text:span><text:span text:style-name="T139">║ °╓─╖║ °╓─╖║ °╓─╖</text:span><text:span text:style-name="T155">∙</text:span><text:span text:style-name="T95"> <text:s/></text:span><text:span text:style-name="T178">▒▒</text:span><text:span text:style-name="T95"> <text:s/></text:span><text:span text:style-name="T118">▒▒</text:span><text:span text:style-name="T95"> <text:s text:c="3"/></text:span><text:span text:style-name="T81">▒▒</text:span><text:span text:style-name="T178">▒▒</text:span><text:span text:style-name="T95"> <text:s/></text:span><text:span text:style-name="T118">▒▒</text:span><text:span text:style-name="T155">∙</text:span><text:span text:style-name="T139">─╖║ °╓─╖║ °╓─╖║ °╓─</text:span><text:span text:style-name="T48">▀▀▀▀▀▀▀▀▀▀▀▀▀▀▀█</text:span><text:span text:style-name="T139">╓─╖</text:span><text:span text:style-name="T141"> </text:span></text:p>
      <text:p text:style-name="P1"><text:span text:style-name="T3"><text:s/></text:span><text:span text:style-name="T139">║ <text:s/>╙─╖║ <text:s/>╙─╖║ <text:s/>╙─╖</text:span><text:span text:style-name="T48">▀▀▀▀▀▀▀▀▀▀▀▀▀▀▀▀▀▀▀▀▀▀</text:span><text:span text:style-name="T139">─╖║ <text:s/>╙─╖║ <text:s/>╙─╖║ <text:s/>╙─╖║ <text:s/>╙─╖║ <text:s/>╙─╖║ <text:s/>╙─╖</text:span><text:span text:style-name="T141"> </text:span></text:p>
      <text:p text:style-name="P1"><text:span text:style-name="T3"><text:s/></text:span><text:span text:style-name="T139">╙─╜╙─╜╙─╜╙─╜╙─╜╙─╜╙─╜╙─╜╙─╜╙─╜╙─╜╙─╜╙─╜╙─╜╙─╜╙─╜╙─╜╙─╜╙─╜╙─╜╙─╜╙─╜╙─╜╙─╜╙─╜╙─╜</text:span><text:span text:style-name="T141"> </text:span></text:p>
      <text:p text:style-name="P1"><text:span text:style-name="T3"><text:s text:c="71"/></text:span><text:span text:style-name="T178">00:00:09</text:span><text:span text:style-name="T180"> </text:span></text:p>
      <text:p text:style-name="P8"/>
      <text:p text:style-name="P1"><text:span text:style-name="T65">This is an a mid-game screenshot from the Challenge Mode.</text:span></text:p>
      <text:p text:style-name="P1"><text:span text:style-name="T65">You can swap the current piece for the "Shoulder" piece once per drop.</text:span></text:p>
      <text:p text:style-name="P8"/>
      <text:p text:style-name="P8"/>
      <text:p text:style-name="P8"><text:s/></text:p>
      <text:p text:style-name="P1"><text:span text:style-name="T139"> ╓────╖╓────╖╓────╖╓────╖╓────╖╓────╖╓────╖╓────╖╓────╖╓────╖╓────╖╓────╖╓────╖</text:span><text:span text:style-name="T141"> </text:span></text:p>
      <text:p text:style-name="P1"><text:span text:style-name="T139"> ║ °╓─╖║ °╓─╖║ °╓─╖║ °╓─╖║ °╓─╖║ °╓─╖║ °╓─╖║ °╓─╖║ °╓─╖║ °╓─╖║ °╓─╖║ °╓─╖║ °╓─╖</text:span><text:span text:style-name="T141"> </text:span></text:p>
      <text:p text:style-name="P1"><text:span text:style-name="T139"> ║ <text:s/></text:span><text:span text:style-name="T81">╔══════════╗</text:span><text:span text:style-name="T139">╙─╖║ <text:s/>╙─╖║ <text:s/>╙─╖║ <text:s/>╙─╖║ <text:s/>╙─╖║ <text:s/>╙─╖║ <text:s/>╙─╖║ <text:s/>╙─╖</text:span><text:span text:style-name="T156">┌──────────┐</text:span><text:span text:style-name="T139">║ <text:s/>╙─╖</text:span><text:span text:style-name="T141"> </text:span></text:p>
      <text:p text:style-name="P1"><text:span text:style-name="T139"> ╙─╜</text:span><text:span text:style-name="T81">║</text:span><text:span text:style-name="T3"> <text:s text:c="9"/></text:span><text:span text:style-name="T81">╠═══</text:span><text:span text:style-name="T155">∙</text:span><text:span text:style-name="T3"> <text:s text:c="19"/></text:span><text:span text:style-name="T155">∙</text:span><text:span text:style-name="T81">═══█</text:span><text:span text:style-name="T3"> <text:s text:c="9"/></text:span><text:span text:style-name="T81">█</text:span><text:span text:style-name="T139">─╜╙─╜</text:span><text:span text:style-name="T156">│</text:span><text:span text:style-name="T146"> █▀▀</text:span><text:span text:style-name="T156"> <text:s/></text:span><text:span text:style-name="T185"><text:s text:c="2"/>5</text:span><text:span text:style-name="T156"> │</text:span><text:span text:style-name="T139">╙─╜╙─╜</text:span><text:span text:style-name="T141"> </text:span></text:p>
      <text:p text:style-name="P1"><text:span text:style-name="T139"> ╓──</text:span><text:span text:style-name="T81">║</text:span><text:span text:style-name="T3"> <text:s/>  </text:span><text:span text:style-name="T178">▒▒▒▒</text:span><text:span text:style-name="T3"> <text:s/></text:span><text:span text:style-name="T81">║</text:span><text:span text:style-name="T139">──╖</text:span><text:span text:style-name="T155">∙</text:span><text:span text:style-name="T3"> <text:s text:c="5"/>       <text:s text:c="7"/></text:span><text:span text:style-name="T155">∙</text:span><text:span text:style-name="T139">─╖╓</text:span><text:span text:style-name="T81">█</text:span><text:span text:style-name="T3"> <text:s/>       <text:s/></text:span><text:span text:style-name="T81">█</text:span><text:span text:style-name="T139">────╖</text:span><text:span text:style-name="T156">├----------┤</text:span><text:span text:style-name="T139">╓────╖</text:span><text:span text:style-name="T141"> </text:span></text:p>
      <text:p text:style-name="P1"><text:span text:style-name="T139"> ║ °</text:span><text:span text:style-name="T81">║</text:span><text:span text:style-name="T3">  </text:span><text:span text:style-name="T178">▒▒▒▒</text:span><text:span text:style-name="T3">    </text:span><text:span text:style-name="T81">╠═══</text:span><text:span text:style-name="T155">∙</text:span><text:span text:style-name="T3"> <text:s text:c="5"/></text:span><text:span text:style-name="T185">▒▒▒▒</text:span><text:span text:style-name="T3">   <text:s text:c="7"/></text:span><text:span text:style-name="T155">∙</text:span><text:span text:style-name="T139">─╖║</text:span><text:span text:style-name="T81">█</text:span><text:span text:style-name="T3"> </text:span><text:span text:style-name="T15">▒▒▒▒▒▒▒▒</text:span><text:span text:style-name="T3"> </text:span><text:span text:style-name="T81">█</text:span><text:span text:style-name="T139"> °╓─╖</text:span><text:span text:style-name="T156">│</text:span><text:span text:style-name="T139"> ▀▀█</text:span><text:span text:style-name="T156"> <text:s/></text:span><text:span text:style-name="T170"><text:s text:c="2"/>1</text:span><text:span text:style-name="T156"> │</text:span><text:span text:style-name="T139">║ °╓─╖</text:span><text:span text:style-name="T141"> </text:span></text:p>
      <text:p text:style-name="P1"><text:span text:style-name="T139"> ║ <text:s/></text:span><text:span text:style-name="T81">║</text:span><text:span text:style-name="T3"> <text:s text:c="9"/></text:span><text:span text:style-name="T81">║</text:span><text:span text:style-name="T139">╙─╖</text:span><text:span text:style-name="T155">∙</text:span><text:span text:style-name="T3"> <text:s text:c="5"/>  </text:span><text:span text:style-name="T185">▒▒</text:span><text:span text:style-name="T3"> <text:s text:c="9"/></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text:span><text:span text:style-name="T141"> </text:span></text:p>
      <text:p text:style-name="P1"><text:span text:style-name="T139"> ╙─╜</text:span><text:span text:style-name="T81">╚═╤═══════╤╝</text:span><text:span text:style-name="T139">╙─╜</text:span><text:span text:style-name="T155">∙</text:span><text:span text:style-name="T3"> <text:s text:c="7"/></text:span><text:span text:style-name="T185">▒▒</text:span><text:span text:style-name="T3"> <text:s text:c="9"/></text:span><text:span text:style-name="T155">∙</text:span><text:span text:style-name="T139">─╜╙</text:span><text:span text:style-name="T81">█░░░░░░░░░░█</text:span><text:span text:style-name="T139">─╜╙─╜</text:span><text:span text:style-name="T156">│</text:span><text:span text:style-name="T3"> ▄█▀</text:span><text:span text:style-name="T156"> <text:s/></text:span><text:span text:style-name="T178"><text:s text:c="2"/>6</text:span><text:span text:style-name="T156"> │</text:span><text:span text:style-name="T139">╙─╜╙─╜</text:span><text:span text:style-name="T141"> </text:span></text:p>
      <text:p text:style-name="P1"><text:span text:style-name="T139"> ╓────</text:span><text:span text:style-name="T81">⌡</text:span><text:span text:style-name="T139">╓────╖╓</text:span><text:span text:style-name="T81">⌡</text:span><text:span text:style-name="T139">───╖</text:span><text:span text:style-name="T155">∙</text:span><text:span text:style-name="T3"> <text:s text:c="19"/></text:span><text:span text:style-name="T155">∙</text:span><text:span text:style-name="T81">═══█░░░░░░░░░░█</text:span><text:span text:style-name="T139">────╖</text:span><text:span text:style-name="T156">├----------┤</text:span><text:span text:style-name="T139">╓────╖</text:span><text:span text:style-name="T141"> </text:span></text:p>
      <text:p text:style-name="P1"><text:span text:style-name="T139"> ║ °╓</text:span><text:span text:style-name="T156">⌠</text:span><text:span text:style-name="T139">╖║ °╓─╖</text:span><text:span text:style-name="T156">⌠</text:span><text:span text:style-name="T139"> °╓─╖</text:span><text:span text:style-name="T155">∙</text:span><text:span text:style-name="T3"> <text:s text:c="19"/></text:span><text:span text:style-name="T155">∙</text:span><text:span text:style-name="T139">─╖║</text:span><text:span text:style-name="T81">█░░░░░░░░░░█</text:span><text:span text:style-name="T139"> °╓─╖</text:span><text:span text:style-name="T156">│</text:span><text:span text:style-name="T48"> ▀█▄</text:span><text:span text:style-name="T156"> <text:s/></text:span><text:span text:style-name="T81"><text:s text:c="2"/>5</text:span><text:span text:style-name="T156"> │</text:span><text:span text:style-name="T139">║ °╓─╖</text:span><text:span text:style-name="T141"> </text:span></text:p>
      <text:p text:style-name="P1"><text:span text:style-name="T139"> ║ </text:span><text:span text:style-name="T156">┌─┴───────┴──┐</text:span><text:span text:style-name="T139">─╖</text:span><text:span text:style-name="T155">∙</text:span><text:span text:style-name="T3"> <text:s text:c="19"/></text:span><text:span text:style-name="T155">∙</text:span><text:span text:style-name="T139">─╖║</text:span><text:span text:style-name="T81">█░░░░░░░░░░█</text:span><text:span text:style-name="T139"> <text:s/>╙─╖</text:span><text:span text:style-name="T156">├----------┤</text:span><text:span text:style-name="T139">║ <text:s/>╙─╖</text:span><text:span text:style-name="T141"> </text:span></text:p>
      <text:p text:style-name="P1"><text:span text:style-name="T139"> ╙─</text:span><text:span text:style-name="T156">│</text:span><text:span text:style-name="T119"> SCORE: <text:s text:c="4"/></text:span><text:span text:style-name="T156">│</text:span><text:span text:style-name="T139">─╜</text:span><text:span text:style-name="T155">∙</text:span><text:span text:style-name="T3"> <text:s text:c="19"/></text:span><text:span text:style-name="T155">∙</text:span><text:span text:style-name="T139">─╜╙</text:span><text:span text:style-name="T81">█░░░░░░░░░░█</text:span><text:span text:style-name="T139">─╜╙─╜</text:span><text:span text:style-name="T156">│</text:span><text:span text:style-name="T73"> ▀█▀</text:span><text:span text:style-name="T156"> <text:s/></text:span><text:span text:style-name="T38"><text:s text:c="2"/>4</text:span><text:span text:style-name="T156"> │</text:span><text:span text:style-name="T139">╙─╜╙─╜</text:span><text:span text:style-name="T141"> </text:span></text:p>
      <text:p text:style-name="P1"><text:span text:style-name="T139"> ╓─</text:span><text:span text:style-name="T156">├</text:span><text:span text:style-name="T119"> </text:span><text:span text:style-name="T97"><text:s text:c="7"/>396</text:span><text:span text:style-name="T119"> </text:span><text:span text:style-name="T156">┤</text:span><text:span text:style-name="T139">─╖</text:span><text:span text:style-name="T155">∙</text:span><text:span text:style-name="T3"> <text:s text:c="5"/></text:span><text:span text:style-name="T146">░░░░</text:span><text:span text:style-name="T3"> <text:s text:c="9"/></text:span><text:span text:style-name="T155">∙</text:span><text:span text:style-name="T139">─╖╓</text:span><text:span text:style-name="T81">█░░░░░░░░░░█</text:span><text:span text:style-name="T139">────╖</text:span><text:span text:style-name="T156">├----------┤</text:span><text:span text:style-name="T139">╓────╖</text:span><text:span text:style-name="T141"> </text:span></text:p>
      <text:p text:style-name="P1"><text:span text:style-name="T139"> ║ </text:span><text:span text:style-name="T156">│</text:span><text:span text:style-name="T147">▄▄▄▄▄▄▄▄▄▄▄▄</text:span><text:span text:style-name="T156">│</text:span><text:span text:style-name="T139">─╖</text:span><text:span text:style-name="T155">∙</text:span><text:span text:style-name="T3"> <text:s text:c="5"/>  </text:span><text:span text:style-name="T146">░░</text:span><text:span text:style-name="T3">   <text:s text:c="7"/></text:span><text:span text:style-name="T155">∙</text:span><text:span text:style-name="T139">─╖║</text:span><text:span text:style-name="T81">█░░░░░░░░░░█</text:span><text:span text:style-name="T139"> °╓─╖</text:span><text:span text:style-name="T156">│ <text:s/>██ <text:s/></text:span><text:span text:style-name="T118"><text:s text:c="2"/>4</text:span><text:span text:style-name="T156"> │</text:span><text:span text:style-name="T139">║ °╓─╖</text:span><text:span text:style-name="T141"> </text:span></text:p>
      <text:p text:style-name="P1"><text:span text:style-name="T139"> ║ </text:span><text:span text:style-name="T156">├</text:span><text:span text:style-name="T120"> Mult <text:s/></text:span><text:span text:style-name="T97">x <text:s/>1</text:span><text:span text:style-name="T120"> </text:span><text:span text:style-name="T156">┤</text:span><text:span text:style-name="T139">─╖</text:span><text:span text:style-name="T155">∙</text:span><text:span text:style-name="T3"> <text:s text:c="5"/>  </text:span><text:span text:style-name="T146">░░</text:span><text:span text:style-name="T3"> <text:s text:c="9"/></text:span><text:span text:style-name="T155">∙</text:span><text:span text:style-name="T81">══╤█░░░░░░░░░░█╕</text:span><text:span text:style-name="T139"> ╙─╖</text:span><text:span text:style-name="T156">├----------┤</text:span><text:span text:style-name="T139">║ <text:s/>╙─╖</text:span><text:span text:style-name="T141"> </text:span></text:p>
      <text:p text:style-name="P1"><text:span text:style-name="T139"> ╙─</text:span><text:span text:style-name="T156">│</text:span><text:span text:style-name="T140">▄▄▄▄▄▄▄▄▄▄▄▄</text:span><text:span text:style-name="T156">│</text:span><text:span text:style-name="T139">─╜</text:span><text:span text:style-name="T155">∙</text:span><text:span text:style-name="T3"> <text:s text:c="19"/></text:span><text:span text:style-name="T155">∙</text:span><text:span text:style-name="T139">─╜</text:span><text:span text:style-name="T156">│</text:span><text:span text:style-name="T81">▀▀▀▀▀▀▀▀▀▀▀▀</text:span><text:span text:style-name="T156">│</text:span><text:span text:style-name="T139">╜╙─╜</text:span><text:span text:style-name="T156">│</text:span><text:span text:style-name="T26">▄▄▄▄</text:span><text:span text:style-name="T156"> <text:s/></text:span><text:span text:style-name="T15"><text:s text:c="2"/>1</text:span><text:span text:style-name="T156"> │</text:span><text:span text:style-name="T139">╙─╜╙─╜</text:span><text:span text:style-name="T141"> </text:span></text:p>
      <text:p text:style-name="P1"><text:span text:style-name="T139"> ╓─</text:span><text:span text:style-name="T156">├</text:span><text:span text:style-name="T121"> Last <text:s/></text:span><text:span text:style-name="T97"><text:s text:c="3"/>5</text:span><text:span text:style-name="T121"> </text:span><text:span text:style-name="T156">┤</text:span><text:span text:style-name="T139">─╖</text:span><text:span text:style-name="T155">∙</text:span><text:span text:style-name="T3"> <text:s text:c="19"/></text:span><text:span text:style-name="T155">∙</text:span><text:span text:style-name="T139">─╖</text:span><text:span text:style-name="T156">│</text:span><text:span text:style-name="T139">▄▄▄▄▄▄▄▄▄▄▄▄</text:span><text:span text:style-name="T156">│</text:span><text:span text:style-name="T139">───╖</text:span><text:span text:style-name="T156">╞==========╡</text:span><text:span text:style-name="T139">╓────╖</text:span><text:span text:style-name="T141"> </text:span></text:p>
      <text:p text:style-name="P1"><text:span text:style-name="T139"> ║ </text:span><text:span text:style-name="T156">│</text:span><text:span text:style-name="T4">▄▄▄▄▄▄▄▄▄▄▄▄</text:span><text:span text:style-name="T156">│</text:span><text:span text:style-name="T139">─╖</text:span><text:span text:style-name="T155">∙</text:span><text:span text:style-name="T3"> <text:s text:c="19"/></text:span><text:span text:style-name="T155">∙</text:span><text:span text:style-name="T139">─╖</text:span><text:span text:style-name="T156">├</text:span><text:span text:style-name="T121"> Lines </text:span><text:span text:style-name="T97"><text:s text:c="3"/>4</text:span><text:span text:style-name="T121"> </text:span><text:span text:style-name="T156">┤</text:span><text:span text:style-name="T139">°╓─╖</text:span><text:span text:style-name="T156">│</text:span><text:span text:style-name="T95"> <text:s text:c="3"/></text:span><text:span text:style-name="T118"><text:s text:c="3"/>26</text:span><text:span text:style-name="T156"> │</text:span><text:span text:style-name="T139">║ °╓─╖</text:span><text:span text:style-name="T141"> </text:span></text:p>
      <text:p text:style-name="P1"><text:span text:style-name="T139"> ║ </text:span><text:span text:style-name="T156">└</text:span><text:span text:style-name="T122"> Best <text:s/></text:span><text:span text:style-name="T97"><text:s text:c="2"/>32</text:span><text:span text:style-name="T122"> </text:span><text:span text:style-name="T156">┘</text:span><text:span text:style-name="T139">─╖</text:span><text:span text:style-name="T155">∙</text:span><text:span text:style-name="T3"> <text:s text:c="19"/></text:span><text:span text:style-name="T155">∙</text:span><text:span text:style-name="T139">─╖</text:span><text:span text:style-name="T156">│</text:span><text:span text:style-name="T148">▄▄▄▄▄▄▄▄▄▄▄▄</text:span><text:span text:style-name="T156">│</text:span><text:span text:style-name="T139"> ╙─╖</text:span><text:span text:style-name="T156">└─┬──────┬─┘</text:span><text:span text:style-name="T139">║ <text:s/>╙─╖</text:span><text:span text:style-name="T141"> </text:span></text:p>
      <text:p text:style-name="P1"><text:span text:style-name="T139"> ╙─╜</text:span><text:span text:style-name="T98">▄▄▄▄▄▄▄▄▄▄▄▄</text:span><text:span text:style-name="T139">╙─╜</text:span><text:span text:style-name="T155">∙</text:span><text:span text:style-name="T3"> <text:s text:c="19"/></text:span><text:span text:style-name="T155">∙</text:span><text:span text:style-name="T139">─╜</text:span><text:span text:style-name="T156">└</text:span><text:span text:style-name="T120"> Level </text:span><text:span text:style-name="T97"><text:s text:c="2"/></text:span><text:span text:style-name="T106">15</text:span><text:span text:style-name="T120"> </text:span><text:span text:style-name="T156">┘</text:span><text:span text:style-name="T139">╜╙─</text:span><text:span text:style-name="T48">▄▄▄█▄▄▄▄▄▄█▄▄▄▄█</text:span><text:span text:style-name="T139">╙─╜</text:span><text:span text:style-name="T141"> </text:span></text:p>
      <text:p text:style-name="P1"><text:span text:style-name="T139"> ╓────╖╓────╖╓────╖</text:span><text:span text:style-name="T155">∙</text:span><text:span text:style-name="T3"> <text:s text:c="19"/></text:span><text:span text:style-name="T155">∙</text:span><text:span text:style-name="T139">─╖╓</text:span><text:span text:style-name="T99">▄▄▄▄▄▄▄▄▄▄▄▄</text:span><text:span text:style-name="T139">────</text:span><text:span text:style-name="T48">█</text:span><text:span text:style-name="T118">▓▓</text:span><text:span text:style-name="T49">▌</text:span><text:span text:style-name="T97"> <text:s/>0</text:span><text:span text:style-name="T49">▐</text:span><text:span text:style-name="T38">▓▓</text:span><text:span text:style-name="T49">▌</text:span><text:span text:style-name="T97"> <text:s/>0</text:span><text:span text:style-name="T49">▐</text:span><text:span text:style-name="T48">▌</text:span><text:span text:style-name="T139">──╖</text:span><text:span text:style-name="T141"> </text:span></text:p>
      <text:p text:style-name="P1"><text:span text:style-name="T139"> ║ °╓─╖║ °╓─╖║ °╓─╖</text:span><text:span text:style-name="T155">∙</text:span><text:span text:style-name="T3"> <text:s text:c="19"/></text:span><text:span text:style-name="T155">∙</text:span><text:span text:style-name="T139">─╖║ °╓─╖║ °╓─╖║ °╓─</text:span><text:span text:style-name="T48">▀▀▀▀▀▀▀▀▀▀▀▀▀▀▀█</text:span><text:span text:style-name="T139">╓─╖</text:span><text:span text:style-name="T141"> </text:span></text:p>
      <text:p text:style-name="P1"><text:span text:style-name="T139"> ║ <text:s/>╙─╖║ <text:s/>╙─╖║ <text:s/>╙─╖</text:span><text:span text:style-name="T48">▀▀▀▀▀▀▀▀▀▀▀▀▀▀▀▀▀▀▀▀▀▀</text:span><text:span text:style-name="T139">─╖║ <text:s/>╙─╖║ <text:s/>╙─╖║ <text:s/>╙─╖║ <text:s/>╙─╖║ <text:s/>╙─╖║ <text:s/>╙─╖</text:span><text:span text:style-name="T141"> </text:span></text:p>
      <text:p text:style-name="P1"><text:span text:style-name="T139"> ╙─╜╙─╜╙─╜╙─╜╙─╜╙─╜╙─╜╙─╜╙─╜╙─╜╙─╜╙─╜╙─╜╙─╜╙─╜╙─╜╙─╜╙─╜╙─╜╙─╜╙─╜╙─╜╙─╜╙─╜╙─╜╙─╜</text:span><text:span text:style-name="T141"> </text:span></text:p>
      <text:p text:style-name="P1"><text:span text:style-name="T3"><text:s text:c="71"/></text:span><text:span text:style-name="T178">00:02:08</text:span><text:span text:style-name="T180"> </text:span></text:p>
      <text:p text:style-name="P8"/>
      <text:p text:style-name="P1"><text:span text:style-name="T65">This is a screenshot from Invisible mode. The Shadow of the current piece can help you map the terrain.</text:span></text:p>
      <text:p text:style-name="P1"><text:span text:style-name="T65">On higher levels, the number of pieces visible in the Basket is limited.</text:span></text:p>
      <text:p text:style-name="P8"/>
      <text:p text:style-name="P1"><text:span text:style-name="T3"/></text:p>
      <text:p text:style-name="P22"><text:span text:style-name="T3"><text:s/></text:span><text:span text:style-name="T139">╓────╖╓────╖╓────╖╓────╖╓────╖╓────╖╓────╖╓────╖╓────╖╓────╖╓────╖╓────╖╓────╖ </text:span></text:p>
      <text:p text:style-name="P1"><text:span text:style-name="T3"><text:s/></text:span><text:span text:style-name="T139">║ °╓─╖║ °╓─╖║ °╓─╖║ °╓─╖║ °╓─╖║ °╓─╖║ °╓─╖║ °╓─╖║ °╓─╖║ °╓─╖║ °╓─╖║ °╓─╖║ °╓─╖</text:span><text:span text:style-name="T141"> </text:span></text:p>
      <text:p text:style-name="P1"><text:span text:style-name="T3"><text:s/></text:span><text:span text:style-name="T139">║ <text:s/></text:span><text:span text:style-name="T81">╔══════════╗</text:span><text:span text:style-name="T139">╙─╖║ <text:s/>╙─╖║ <text:s/>╙─╖║ <text:s/>╙─╖║ <text:s/>╙─╖║ <text:s/>╙─╖║ <text:s/>╙─╖║ <text:s/>╙─╖</text:span><text:span text:style-name="T156">┌──────────┐</text:span><text:span text:style-name="T139">║ <text:s/>╙─╖</text:span><text:span text:style-name="T141"> </text:span></text:p>
      <text:p text:style-name="P1"><text:span text:style-name="T3"><text:s/></text:span><text:span text:style-name="T139">╙─╜</text:span><text:span text:style-name="T81">║</text:span><text:span text:style-name="T163">█ ████ ███</text:span><text:span text:style-name="T81">╠═══</text:span><text:span text:style-name="T155">∙</text:span><text:span text:style-name="T3"> <text:s text:c="13"/></text:span><text:span text:style-name="T118">.--.</text:span><text:span text:style-name="T3"> <text:s/></text:span><text:span text:style-name="T155">∙</text:span><text:span text:style-name="T81">═══█</text:span><text:span text:style-name="T163">█ ████ ███</text:span><text:span text:style-name="T81">█</text:span><text:span text:style-name="T139">─╜╙─╜</text:span><text:span text:style-name="T156">│</text:span><text:span text:style-name="T146"> █▀▀</text:span><text:span text:style-name="T156"> <text:s/></text:span><text:span text:style-name="T186">409 </text:span><text:span text:style-name="T156">│</text:span><text:span text:style-name="T139">╙─╜╙─╜</text:span><text:span text:style-name="T141"> </text:span></text:p>
      <text:p text:style-name="P1"><text:span text:style-name="T3"><text:s/></text:span><text:span text:style-name="T139">╓──</text:span><text:span text:style-name="T81">║</text:span><text:span text:style-name="T163">▄▄▄ ▄▄▄▄ ▄</text:span><text:span text:style-name="T81">║</text:span><text:span text:style-name="T139">──╖</text:span><text:span text:style-name="T155">∙</text:span><text:span text:style-name="T3"> <text:s/></text:span><text:span text:style-name="T26">☼</text:span><text:span text:style-name="T3"> <text:s text:c="4"/></text:span><text:span text:style-name="T26">.</text:span><text:span text:style-name="T3"> <text:s text:c="3"/></text:span><text:span text:style-name="T118">/</text:span><text:span text:style-name="T3"> </text:span><text:span text:style-name="T118">/</text:span><text:span text:style-name="T3"> <text:s/></text:span><text:span text:style-name="T118">`</text:span><text:span text:style-name="T3"> </text:span><text:span text:style-name="T155">∙</text:span><text:span text:style-name="T139">─╖╓</text:span><text:span text:style-name="T81">█</text:span><text:span text:style-name="T163">▄▄▄ ▄▄▄▄ ▄</text:span><text:span text:style-name="T81">█</text:span><text:span text:style-name="T139">────╖</text:span><text:span text:style-name="T156">├----------┤</text:span><text:span text:style-name="T139">╓────╖</text:span><text:span text:style-name="T141"> </text:span></text:p>
      <text:p text:style-name="P1"><text:span text:style-name="T3"><text:s/></text:span><text:span text:style-name="T139">║ °</text:span><text:span text:style-name="T81">║</text:span><text:span text:style-name="T163">▀▀▀ ▀▀▀▀ ▀</text:span><text:span text:style-name="T81">╠═══</text:span><text:span text:style-name="T155">∙</text:span><text:span text:style-name="T3"> <text:s text:c="11"/></text:span><text:span text:style-name="T118">|</text:span><text:span text:style-name="T3"> </text:span><text:span text:style-name="T118">|</text:span><text:span text:style-name="T3"> <text:s text:c="4"/></text:span><text:span text:style-name="T155">∙</text:span><text:span text:style-name="T139">─╖║</text:span><text:span text:style-name="T81">█</text:span><text:span text:style-name="T163">▀▀▀ ▀▀▀▀ ▀</text:span><text:span text:style-name="T81">█</text:span><text:span text:style-name="T139"> °╓─╖</text:span><text:span text:style-name="T156">│</text:span><text:span text:style-name="T139"> ▀▀█</text:span><text:span text:style-name="T156"> <text:s/></text:span><text:span text:style-name="T170">4</text:span><text:span text:style-name="T171">18</text:span><text:span text:style-name="T156"> │</text:span><text:span text:style-name="T139">║ °╓─╖</text:span><text:span text:style-name="T141"> </text:span></text:p>
      <text:p text:style-name="P1"><text:span text:style-name="T3"><text:s/></text:span><text:span text:style-name="T139">║ <text:s/></text:span><text:span text:style-name="T81">║</text:span><text:span text:style-name="T163">█ ████ ███</text:span><text:span text:style-name="T81">║</text:span><text:span text:style-name="T139">╙─╖</text:span><text:span text:style-name="T155">∙</text:span><text:span text:style-name="T3"> <text:s text:c="4"/></text:span><text:span text:style-name="T26">.∞ <text:s text:c="5"/></text:span><text:span text:style-name="T118">\</text:span><text:span text:style-name="T3"> </text:span><text:span text:style-name="T118">\__,</text:span><text:span text:style-name="T3"> </text:span><text:span text:style-name="T155">∙</text:span><text:span text:style-name="T139">─╖║</text:span><text:span text:style-name="T81">█</text:span><text:span text:style-name="T163">█ ████ ███</text:span><text:span text:style-name="T81">█</text:span><text:span text:style-name="T139"> <text:s/>╙─╖</text:span><text:span text:style-name="T156">├----------┤</text:span><text:span text:style-name="T139">║ <text:s/>╙─╖</text:span><text:span text:style-name="T141"> </text:span></text:p>
      <text:p text:style-name="P1"><text:span text:style-name="T3"><text:s/></text:span><text:span text:style-name="T139">╙─╜</text:span><text:span text:style-name="T81">╚═╤═══════╤╝</text:span><text:span text:style-name="T139">╙─╜</text:span><text:span text:style-name="T155">∙</text:span><text:span text:style-name="T3"> <text:s text:c="3"/></text:span><text:span text:style-name="T26">°</text:span><text:span text:style-name="T3"> <text:s text:c="8"/></text:span><text:span text:style-name="T118">'--'</text:span><text:span text:style-name="T3"> <text:s/></text:span><text:span text:style-name="T155">∙</text:span><text:span text:style-name="T139">─╜╙</text:span><text:span text:style-name="T81">█</text:span><text:span text:style-name="T163">▄▄▄ ▄▄▄▄ ▄</text:span><text:span text:style-name="T81">█</text:span><text:span text:style-name="T139">─╜╙─╜</text:span><text:span text:style-name="T156">│</text:span><text:span text:style-name="T3"> ▄█▀</text:span><text:span text:style-name="T156"> <text:s/></text:span><text:span text:style-name="T180">398</text:span><text:span text:style-name="T156"> │</text:span><text:span text:style-name="T139">╙─╜╙─╜</text:span><text:span text:style-name="T141"> </text:span></text:p>
      <text:p text:style-name="P1"><text:span text:style-name="T3"><text:s/></text:span><text:span text:style-name="T139">╓────</text:span><text:span text:style-name="T81">⌡</text:span><text:span text:style-name="T139">╓────╖╓</text:span><text:span text:style-name="T81">⌡</text:span><text:span text:style-name="T139">───╖</text:span><text:span text:style-name="T155">∙</text:span><text:span text:style-name="T3"> <text:s text:c="19"/></text:span><text:span text:style-name="T155">∙</text:span><text:span text:style-name="T81">═══█</text:span><text:span text:style-name="T163">▀▀▀ ▀▀▀▀ ▀</text:span><text:span text:style-name="T81">█</text:span><text:span text:style-name="T139">────╖</text:span><text:span text:style-name="T156">├----------┤</text:span><text:span text:style-name="T139">╓────╖</text:span><text:span text:style-name="T141"> </text:span></text:p>
      <text:p text:style-name="P1"><text:span text:style-name="T3"><text:s/></text:span><text:span text:style-name="T139">║ °╓</text:span><text:span text:style-name="T156">⌠</text:span><text:span text:style-name="T139">╖║ °╓─╖</text:span><text:span text:style-name="T156">⌠</text:span><text:span text:style-name="T139"> °╓─╖</text:span><text:span text:style-name="T155">∙</text:span><text:span text:style-name="T3"> <text:s text:c="2"/></text:span><text:span text:style-name="T26">.</text:span><text:span text:style-name="T3"> <text:s text:c="3"/></text:span><text:span text:style-name="T26">∙</text:span><text:span text:style-name="T3"> <text:s text:c="10"/></text:span><text:span text:style-name="T155">∙</text:span><text:span text:style-name="T139">─╖║</text:span><text:span text:style-name="T81">█</text:span><text:span text:style-name="T163">█ ████ ███</text:span><text:span text:style-name="T81">█</text:span><text:span text:style-name="T139"> °╓─╖</text:span><text:span text:style-name="T156">│</text:span><text:span text:style-name="T48"> ▀█▄</text:span><text:span text:style-name="T156"> <text:s/></text:span><text:span text:style-name="T82">401</text:span><text:span text:style-name="T156"> │</text:span><text:span text:style-name="T139">║ °╓─╖</text:span><text:span text:style-name="T141"> </text:span></text:p>
      <text:p text:style-name="P1"><text:span text:style-name="T3"><text:s/></text:span><text:span text:style-name="T139">║ </text:span><text:span text:style-name="T156">┌─┴───────┴──┐</text:span><text:span text:style-name="T139">─╖</text:span><text:span text:style-name="T155">∙</text:span><text:span text:style-name="T3"> <text:s text:c="8"/></text:span><text:span text:style-name="T185">/\</text:span><text:span text:style-name="T3"> <text:s text:c="4"/></text:span><text:span text:style-name="T26">+</text:span><text:span text:style-name="T3"> <text:s text:c="2"/></text:span><text:span text:style-name="T155">∙</text:span><text:span text:style-name="T139">─╖║</text:span><text:span text:style-name="T81">█</text:span><text:span text:style-name="T163">▄▄▄ ▄▄▄▄ ▄</text:span><text:span text:style-name="T81">█</text:span><text:span text:style-name="T139"> <text:s/>╙─╖</text:span><text:span text:style-name="T156">├----------┤</text:span><text:span text:style-name="T139">║ <text:s/>╙─╖</text:span><text:span text:style-name="T141"> </text:span></text:p>
      <text:p text:style-name="P1"><text:span text:style-name="T3"><text:s/></text:span><text:span text:style-name="T139">╙─</text:span><text:span text:style-name="T156">│</text:span><text:span text:style-name="T119"> SCORE: <text:s text:c="4"/></text:span><text:span text:style-name="T156">│</text:span><text:span text:style-name="T139">─╜</text:span><text:span text:style-name="T155">∙</text:span><text:span text:style-name="T185"> <text:s text:c="6"/>.' <text:s/>'. <text:s text:c="6"/></text:span><text:span text:style-name="T155">∙</text:span><text:span text:style-name="T139">─╜╙</text:span><text:span text:style-name="T81">█</text:span><text:span text:style-name="T163">▀▀▀ ▀▀▀▀ ▀</text:span><text:span text:style-name="T81">█</text:span><text:span text:style-name="T139">─╜╙─╜</text:span><text:span text:style-name="T156">│</text:span><text:span text:style-name="T73"> ▀█▀</text:span><text:span text:style-name="T156"> <text:s/></text:span><text:span text:style-name="T42">416</text:span><text:span text:style-name="T156"> │</text:span><text:span text:style-name="T139">╙─╜╙─╜</text:span><text:span text:style-name="T141"> </text:span></text:p>
      <text:p text:style-name="P1"><text:span text:style-name="T3"><text:s/></text:span><text:span text:style-name="T139">╓─</text:span><text:span text:style-name="T156">├</text:span><text:span text:style-name="T119"> </text:span><text:span text:style-name="T97"><text:s/></text:span><text:span text:style-name="T106">1,093,</text:span><text:span text:style-name="T97">425</text:span><text:span text:style-name="T119"> </text:span><text:span text:style-name="T156">┤</text:span><text:span text:style-name="T139">─╖</text:span><text:span text:style-name="T155">∙</text:span><text:span text:style-name="T185"> <text:s text:c="5"/>/======\ <text:s text:c="5"/></text:span><text:span text:style-name="T155">∙</text:span><text:span text:style-name="T139">─╖╓</text:span><text:span text:style-name="T81">█</text:span><text:span text:style-name="T163">█ ████ ███</text:span><text:span text:style-name="T81">█</text:span><text:span text:style-name="T139">────╖</text:span><text:span text:style-name="T156">├----------┤</text:span><text:span text:style-name="T139">╓────╖</text:span><text:span text:style-name="T141"> </text:span></text:p>
      <text:p text:style-name="P1"><text:span text:style-name="T3"><text:s/></text:span><text:span text:style-name="T139">║ </text:span><text:span text:style-name="T156">│</text:span><text:span text:style-name="T147">▄▄▄▄▄▄▄▄▄▄▄▄</text:span><text:span text:style-name="T156">│</text:span><text:span text:style-name="T139">─╖</text:span><text:span text:style-name="T155">∙</text:span><text:span text:style-name="T185"> <text:s text:c="4"/>;:. <text:s/>_ <text:s text:c="2"/>; <text:s text:c="4"/></text:span><text:span text:style-name="T155">∙</text:span><text:span text:style-name="T139">─╖║</text:span><text:span text:style-name="T81">█</text:span><text:span text:style-name="T163">▄▄▄ ▄▄▄▄ ▄</text:span><text:span text:style-name="T81">█</text:span><text:span text:style-name="T139"> °╓─╖</text:span><text:span text:style-name="T156">│ <text:s/>██ <text:s/></text:span><text:span text:style-name="T124">409</text:span><text:span text:style-name="T156"> │</text:span><text:span text:style-name="T139">║ °╓─╖</text:span><text:span text:style-name="T141"> </text:span></text:p>
      <text:p text:style-name="P1"><text:span text:style-name="T3"><text:s/></text:span><text:span text:style-name="T139">║ </text:span><text:span text:style-name="T156">├</text:span><text:span text:style-name="T120"> Mult <text:s/></text:span><text:span text:style-name="T97">x <text:s/>1</text:span><text:span text:style-name="T120"> </text:span><text:span text:style-name="T156">┤</text:span><text:span text:style-name="T139">─╖</text:span><text:span text:style-name="T155">∙</text:span><text:span text:style-name="T185"> <text:s text:c="4"/>|:. (_) </text:span><text:span text:style-name="T124">j</text:span><text:span text:style-name="T185">| <text:s text:c="4"/></text:span><text:span text:style-name="T155">∙</text:span><text:span text:style-name="T81">══╤█</text:span><text:span text:style-name="T163">▀▀▀ ▀▀▀▀ ▀</text:span><text:span text:style-name="T81">█╕</text:span><text:span text:style-name="T139"> ╙─╖</text:span><text:span text:style-name="T156">├----------┤</text:span><text:span text:style-name="T139">║ <text:s/>╙─╖</text:span><text:span text:style-name="T141"> </text:span></text:p>
      <text:p text:style-name="P1"><text:span text:style-name="T3"><text:s/></text:span><text:span text:style-name="T139">╙─</text:span><text:span text:style-name="T156">│</text:span><text:span text:style-name="T140">▄▄▄▄▄▄▄▄▄▄▄▄</text:span><text:span text:style-name="T156">│</text:span><text:span text:style-name="T139">─╜</text:span><text:span text:style-name="T155">∙</text:span><text:span text:style-name="T185"> <text:s text:c="4"/>|:. <text:s/>_ <text:s/></text:span><text:span text:style-name="T124">g</text:span><text:span text:style-name="T185">| <text:s text:c="4"/></text:span><text:span text:style-name="T155">∙</text:span><text:span text:style-name="T139">─╜</text:span><text:span text:style-name="T156">│</text:span><text:span text:style-name="T81">▀▀▀▀▀▀▀▀▀▀▀▀</text:span><text:span text:style-name="T156">│</text:span><text:span text:style-name="T139">╜╙─╜</text:span><text:span text:style-name="T156">│</text:span><text:span text:style-name="T26">▄▄▄▄</text:span><text:span text:style-name="T156"> <text:s/></text:span><text:span text:style-name="T19">407</text:span><text:span text:style-name="T156"> │</text:span><text:span text:style-name="T139">╙─╜╙─╜</text:span><text:span text:style-name="T141"> </text:span></text:p>
      <text:p text:style-name="P1"><text:span text:style-name="T3"><text:s/></text:span><text:span text:style-name="T139">╓─</text:span><text:span text:style-name="T156">├</text:span><text:span text:style-name="T121"> Last <text:s/></text:span><text:span text:style-name="T97"><text:s text:c="3"/></text:span><text:span text:style-name="T106">2</text:span><text:span text:style-name="T121"> </text:span><text:span text:style-name="T156">┤</text:span><text:span text:style-name="T139">─╖</text:span><text:span text:style-name="T155">∙</text:span><text:span text:style-name="T185"> <text:s text:c="4"/>|:. (_) </text:span><text:span text:style-name="T124">s</text:span><text:span text:style-name="T185">| <text:s text:c="4"/></text:span><text:span text:style-name="T155">∙</text:span><text:span text:style-name="T139">─╖</text:span><text:span text:style-name="T156">│</text:span><text:span text:style-name="T139">▄▄▄▄▄▄▄▄▄▄▄▄</text:span><text:span text:style-name="T156">│</text:span><text:span text:style-name="T139">───╖</text:span><text:span text:style-name="T156">╞==========╡</text:span><text:span text:style-name="T139">╓────╖</text:span><text:span text:style-name="T141"> </text:span></text:p>
      <text:p text:style-name="P1"><text:span text:style-name="T3"><text:s/></text:span><text:span text:style-name="T139">║ </text:span><text:span text:style-name="T156">│</text:span><text:span text:style-name="T4">▄▄▄▄▄▄▄▄▄▄▄▄</text:span><text:span text:style-name="T156">│</text:span><text:span text:style-name="T139">─╖</text:span><text:span text:style-name="T155">∙</text:span><text:span text:style-name="T185"> <text:s text:c="4"/>;:. <text:s text:c="5"/>; <text:s text:c="4"/></text:span><text:span text:style-name="T155">∙</text:span><text:span text:style-name="T139">─╖</text:span><text:span text:style-name="T156">├</text:span><text:span text:style-name="T121"> Lines </text:span><text:span text:style-name="T106">1127</text:span><text:span text:style-name="T121"> </text:span><text:span text:style-name="T156">┤</text:span><text:span text:style-name="T139">°╓─╖</text:span><text:span text:style-name="T156">│</text:span><text:span text:style-name="T95"> <text:s text:c="3"/></text:span><text:span text:style-name="T118"><text:s/></text:span><text:span text:style-name="T124">2858</text:span><text:span text:style-name="T156"> │</text:span><text:span text:style-name="T139">║ °╓─╖</text:span><text:span text:style-name="T141"> </text:span></text:p>
      <text:p text:style-name="P1"><text:span text:style-name="T3"><text:s/></text:span><text:span text:style-name="T139">║ </text:span><text:span text:style-name="T156">└</text:span><text:span text:style-name="T122"> Best <text:s/></text:span><text:span text:style-name="T97"><text:s/></text:span><text:span text:style-name="T106">968</text:span><text:span text:style-name="T122"> </text:span><text:span text:style-name="T156">┘</text:span><text:span text:style-name="T139">─╖</text:span><text:span text:style-name="T155">∙</text:span><text:span text:style-name="T185"> <text:s text:c="2"/>.' \:. <text:s text:c="3"/>/ `. <text:s text:c="2"/></text:span><text:span text:style-name="T155">∙</text:span><text:span text:style-name="T139">─╖</text:span><text:span text:style-name="T156">│</text:span><text:span text:style-name="T148">▄▄▄▄▄▄▄▄▄▄▄▄</text:span><text:span text:style-name="T156">│</text:span><text:span text:style-name="T139"> ╙─╖</text:span><text:span text:style-name="T156">└─┬──────┬─┘</text:span><text:span text:style-name="T139">║ <text:s/>╙─╖</text:span><text:span text:style-name="T141"> </text:span></text:p>
      <text:p text:style-name="P1"><text:span text:style-name="T3"><text:s/></text:span><text:span text:style-name="T139">╙─╜</text:span><text:span text:style-name="T98">▄▄▄▄▄▄▄▄▄▄▄▄</text:span><text:span text:style-name="T139">╙─╜</text:span><text:span text:style-name="T155">∙</text:span><text:span text:style-name="T185"> <text:s/>/ .-'':._.'`-. \ <text:s/></text:span><text:span text:style-name="T155">∙</text:span><text:span text:style-name="T139">─╜</text:span><text:span text:style-name="T156">└</text:span><text:span text:style-name="T120"> Level </text:span><text:span text:style-name="T97"><text:s text:c="2"/></text:span><text:span text:style-name="T106">2</text:span><text:span text:style-name="T97">0</text:span><text:span text:style-name="T120"> </text:span><text:span text:style-name="T156">┘</text:span><text:span text:style-name="T139">╜╙─</text:span><text:span text:style-name="T48">▄▄▄█▄▄▄▄▄▄█▄▄▄▄█</text:span><text:span text:style-name="T139">╙─╜</text:span><text:span text:style-name="T141"> </text:span></text:p>
      <text:p text:style-name="P1"><text:span text:style-name="T3"><text:s/></text:span><text:span text:style-name="T139">╓────╖╓────╖╓────╖</text:span><text:span text:style-name="T155">∙</text:span><text:span text:style-name="T185"> <text:s/>|/ </text:span><text:span text:style-name="T186"><text:s text:c="3"/></text:span><text:span text:style-name="T185"><text:s text:c="8"/>\| <text:s/></text:span><text:span text:style-name="T155">∙</text:span><text:span text:style-name="T139">─╖╓</text:span><text:span text:style-name="T99">▄▄▄▄▄▄▄▄▄▄▄▄</text:span><text:span text:style-name="T139">────</text:span><text:span text:style-name="T48">█</text:span><text:span text:style-name="T118">▓▓</text:span><text:span text:style-name="T49">▌</text:span><text:span text:style-name="T52">103</text:span><text:span text:style-name="T49">▐</text:span><text:span text:style-name="T38">▓▓</text:span><text:span text:style-name="T49">▌</text:span><text:span text:style-name="T97"> </text:span><text:span text:style-name="T106">26</text:span><text:span text:style-name="T49">▐</text:span><text:span text:style-name="T48">▌</text:span><text:span text:style-name="T139">──╖</text:span><text:span text:style-name="T141"> </text:span></text:p>
      <text:p text:style-name="P1"><text:span text:style-name="T3"><text:s/></text:span><text:span text:style-name="T139">║ °╓─╖║ °╓─╖║ °╓─╖</text:span><text:span text:style-name="T155">∙</text:span><text:span text:style-name="T3">_..--"""````"""--.._</text:span><text:span text:style-name="T155">∙</text:span><text:span text:style-name="T139">─╖║ °╓─╖║ °╓─╖║ °╓─</text:span><text:span text:style-name="T48">▀▀▀▀▀▀▀▀▀▀▀▀▀▀▀█</text:span><text:span text:style-name="T139">╓─╖</text:span><text:span text:style-name="T141"> </text:span></text:p>
      <text:p text:style-name="P1"><text:span text:style-name="T3"><text:s/></text:span><text:span text:style-name="T139">║ <text:s/>╙─╖║ <text:s/>╙─╖║ <text:s/>╙─╖</text:span><text:span text:style-name="T48">▀▀▀▀▀▀▀▀▀▀▀▀▀▀▀▀▀▀▀▀▀▀</text:span><text:span text:style-name="T139">─╖║ <text:s/>╙─╖║ <text:s/>╙─╖║ <text:s/>╙─╖║ <text:s/>╙─╖║ <text:s/>╙─╖║ <text:s/>╙─╖</text:span><text:span text:style-name="T141"> </text:span></text:p>
      <text:p text:style-name="P1"><text:span text:style-name="T3"><text:s/></text:span><text:span text:style-name="T139">╙─╜╙─╜╙─╜╙─╜╙─╜╙─╜╙─╜╙─╜╙─╜╙─╜╙─╜╙─╜╙─╜╙─╜╙─╜╙─╜╙─╜╙─╜╙─╜╙─╜╙─╜╙─╜╙─╜╙─╜╙─╜╙─╜</text:span><text:span text:style-name="T141"> </text:span></text:p>
      <text:p text:style-name="P1"><text:span text:style-name="T3"><text:s text:c="2"/>All your base are belong to us! <text:s text:c="37"/></text:span><text:span text:style-name="T178">0</text:span><text:span text:style-name="T180">1</text:span><text:span text:style-name="T178">:</text:span><text:span text:style-name="T180">42</text:span><text:span text:style-name="T178">:0</text:span><text:span text:style-name="T180">4 </text:span></text:p>
      <text:p text:style-name="P8"/>
      <text:p text:style-name="P1"><text:span text:style-name="T65">If you are particularly good, you might get to see a rocket launch!</text:span></text:p>
      <text:p text:style-name="P8"/>
      <text:p text:style-name="P8"/>
      <text:p text:style-name="P8"/>
      <text:p text:style-name="P1"><text:span text:style-name="T3"><text:s/></text:span><text:span text:style-name="T139">╓────╖╓────╖╓────╖╓────╖╓────╖╓────╖╓────╖╓────╖╓────╖╓────╖╓────╖╓────╖╓────╖</text:span><text:span text:style-name="T141"> </text:span></text:p>
      <text:p text:style-name="P1"><text:span text:style-name="T3"><text:s/></text:span><text:span text:style-name="T139">║ °╓─╖║ °╓─╖║ °╓─╖║ °╓─╖║ °╓─╖║ °╓─╖║ °╓─╖║ °╓─╖║ °╓─╖║ °╓─╖║ °╓─╖║ °╓─╖║ °╓─╖</text:span><text:span text:style-name="T141"> </text:span></text:p>
      <text:p text:style-name="P1"><text:span text:style-name="T3"><text:s/></text:span><text:span text:style-name="T139">║ <text:s/></text:span><text:span text:style-name="T81">╔══════════╗</text:span><text:span text:style-name="T139">╙─╖║ <text:s/>╙─╖║ <text:s/>╙─╖║ <text:s/>╙─╖║ <text:s/>╙─╖║ <text:s/>╙─╖║ <text:s/>╙─╖║ <text:s/>╙─╖</text:span><text:span text:style-name="T156">┌──────────┐</text:span><text:span text:style-name="T139">║ <text:s/>╙─╖</text:span><text:span text:style-name="T141"> </text:span></text:p>
      <text:p text:style-name="P1"><text:span text:style-name="T3"><text:s/></text:span><text:span text:style-name="T139">╙─╜</text:span><text:span text:style-name="T81">║</text:span><text:span text:style-name="T163">█ ████ ███</text:span><text:span text:style-name="T81">╠═══</text:span><text:span text:style-name="T155">∙</text:span><text:span text:style-name="T3"> <text:s text:c="13"/></text:span><text:span text:style-name="T118">.--.</text:span><text:span text:style-name="T3"> <text:s/></text:span><text:span text:style-name="T155">∙</text:span><text:span text:style-name="T81">═══█</text:span><text:span text:style-name="T163">█ ████ ███</text:span><text:span text:style-name="T81">█</text:span><text:span text:style-name="T139">─╜╙─╜</text:span><text:span text:style-name="T156">│</text:span><text:span text:style-name="T146"> █▀▀</text:span><text:span text:style-name="T156"> <text:s/></text:span><text:span text:style-name="T186">409 </text:span><text:span text:style-name="T156">│</text:span><text:span text:style-name="T139">╙─╜╙─╜</text:span><text:span text:style-name="T141"> </text:span></text:p>
      <text:p text:style-name="P1"><text:span text:style-name="T3"><text:s/></text:span><text:span text:style-name="T139">╓──</text:span><text:span text:style-name="T81">║</text:span><text:span text:style-name="T163">▄▄▄ ▄▄▄▄ ▄</text:span><text:span text:style-name="T81">║</text:span><text:span text:style-name="T139">──╖</text:span><text:span text:style-name="T155">∙</text:span><text:span text:style-name="T3"> <text:s/></text:span><text:span text:style-name="T26">☼</text:span><text:span text:style-name="T3"> <text:s text:c="4"/></text:span><text:span text:style-name="T26">.</text:span><text:span text:style-name="T3"> <text:s text:c="3"/></text:span><text:span text:style-name="T118">/</text:span><text:span text:style-name="T3"> </text:span><text:span text:style-name="T118">/</text:span><text:span text:style-name="T3"> <text:s/></text:span><text:span text:style-name="T118">`</text:span><text:span text:style-name="T3"> </text:span><text:span text:style-name="T155">∙</text:span><text:span text:style-name="T139">─╖╓</text:span><text:span text:style-name="T81">█</text:span><text:span text:style-name="T163">▄▄▄ ▄▄▄▄ ▄</text:span><text:span text:style-name="T81">█</text:span><text:span text:style-name="T139">────╖</text:span><text:span text:style-name="T156">├----------┤</text:span><text:span text:style-name="T139">╓────╖</text:span><text:span text:style-name="T141"> </text:span></text:p>
      <text:p text:style-name="P1"><text:span text:style-name="T3"><text:s/></text:span><text:span text:style-name="T139">║ °</text:span><text:span text:style-name="T81">║</text:span><text:span text:style-name="T163">▀▀▀ ▀▀▀▀ ▀</text:span><text:span text:style-name="T81">╠═══</text:span><text:span text:style-name="T155">∙</text:span><text:span text:style-name="T3"> <text:s text:c="11"/></text:span><text:span text:style-name="T118">|</text:span><text:span text:style-name="T3"> </text:span><text:span text:style-name="T118">|</text:span><text:span text:style-name="T3"> <text:s text:c="4"/></text:span><text:span text:style-name="T155">∙</text:span><text:span text:style-name="T139">─╖║</text:span><text:span text:style-name="T81">█</text:span><text:span text:style-name="T163">▀▀▀ ▀▀▀▀ ▀</text:span><text:span text:style-name="T81">█</text:span><text:span text:style-name="T139"> °╓─╖</text:span><text:span text:style-name="T156">│</text:span><text:span text:style-name="T139"> ▀▀█</text:span><text:span text:style-name="T156"> <text:s/></text:span><text:span text:style-name="T170">4</text:span><text:span text:style-name="T171">18</text:span><text:span text:style-name="T156"> │</text:span><text:span text:style-name="T139">║ °╓─╖</text:span><text:span text:style-name="T141"> </text:span></text:p>
      <text:p text:style-name="P1"><text:span text:style-name="T3"><text:s/></text:span><text:span text:style-name="T139">║ <text:s/></text:span><text:span text:style-name="T81">║</text:span><text:span text:style-name="T163">█ ████ ███</text:span><text:span text:style-name="T81">║</text:span><text:span text:style-name="T139">╙─╖</text:span><text:span text:style-name="T155">∙</text:span><text:span text:style-name="T3"> <text:s text:c="4"/></text:span><text:span text:style-name="T26">.∞ <text:s text:c="5"/></text:span><text:span text:style-name="T118">\</text:span><text:span text:style-name="T3"> </text:span><text:span text:style-name="T118">\__,</text:span><text:span text:style-name="T3"> </text:span><text:span text:style-name="T155">∙</text:span><text:span text:style-name="T139">─╖║</text:span><text:span text:style-name="T81">█</text:span><text:span text:style-name="T163">█ ████ ███</text:span><text:span text:style-name="T81">█</text:span><text:span text:style-name="T139"> <text:s/>╙─╖</text:span><text:span text:style-name="T156">├----------┤</text:span><text:span text:style-name="T139">║ <text:s/>╙─╖</text:span><text:span text:style-name="T141"> </text:span></text:p>
      <text:p text:style-name="P1"><text:span text:style-name="T3"><text:s/></text:span><text:span text:style-name="T139">╙─╜</text:span><text:span text:style-name="T81">╚═╤═══════╤╝</text:span><text:span text:style-name="T139">╙─╜</text:span><text:span text:style-name="T155">∙</text:span><text:span text:style-name="T3"> <text:s text:c="3"/></text:span><text:span text:style-name="T26">°</text:span><text:span text:style-name="T3"> <text:s text:c="8"/></text:span><text:span text:style-name="T118">'--'</text:span><text:span text:style-name="T3"> <text:s/></text:span><text:span text:style-name="T155">∙</text:span><text:span text:style-name="T139">─╜╙</text:span><text:span text:style-name="T81">█</text:span><text:span text:style-name="T163">▄▄▄ ▄▄▄▄ ▄</text:span><text:span text:style-name="T81">█</text:span><text:span text:style-name="T139">─╜╙─╜</text:span><text:span text:style-name="T156">│</text:span><text:span text:style-name="T3"> ▄█▀</text:span><text:span text:style-name="T156"> <text:s/></text:span><text:span text:style-name="T180">398</text:span><text:span text:style-name="T156"> │</text:span><text:span text:style-name="T139">╙─╜╙─╜</text:span><text:span text:style-name="T141"> </text:span></text:p>
      <text:p text:style-name="P1"><text:span text:style-name="T3"><text:s/></text:span><text:span text:style-name="T139">╓────</text:span><text:span text:style-name="T81">⌡</text:span><text:span text:style-name="T139">╓────╖╓</text:span><text:span text:style-name="T81">⌡</text:span><text:span text:style-name="T139">───╖</text:span><text:span text:style-name="T155">∙</text:span><text:span text:style-name="T3"> <text:s text:c="19"/></text:span><text:span text:style-name="T155">∙</text:span><text:span text:style-name="T81">═══█</text:span><text:span text:style-name="T163">▀▀▀ ▀▀▀▀ ▀</text:span><text:span text:style-name="T81">█</text:span><text:span text:style-name="T139">────╖</text:span><text:span text:style-name="T156">├----------┤</text:span><text:span text:style-name="T139">╓────╖</text:span><text:span text:style-name="T141"> </text:span></text:p>
      <text:p text:style-name="P1"><text:span text:style-name="T3"><text:s/></text:span><text:span text:style-name="T139">║ °╓</text:span><text:span text:style-name="T156">⌠</text:span><text:span text:style-name="T139">╖║ °╓─╖</text:span><text:span text:style-name="T156">⌠</text:span><text:span text:style-name="T139"> °╓─╖</text:span><text:span text:style-name="T155">∙</text:span><text:span text:style-name="T3"> <text:s text:c="2"/></text:span><text:span text:style-name="T26">.</text:span><text:span text:style-name="T3"> <text:s text:c="3"/></text:span><text:span text:style-name="T26">∙</text:span><text:span text:style-name="T3"> <text:s text:c="10"/></text:span><text:span text:style-name="T155">∙</text:span><text:span text:style-name="T139">─╖║</text:span><text:span text:style-name="T81">█</text:span><text:span text:style-name="T163">█ ████ ███</text:span><text:span text:style-name="T81">█</text:span><text:span text:style-name="T139"> °╓─╖</text:span><text:span text:style-name="T156">│</text:span><text:span text:style-name="T48"> ▀█▄</text:span><text:span text:style-name="T156"> <text:s/></text:span><text:span text:style-name="T82">401</text:span><text:span text:style-name="T156"> │</text:span><text:span text:style-name="T139">║ °╓─╖</text:span><text:span text:style-name="T141"> </text:span></text:p>
      <text:p text:style-name="P1"><text:span text:style-name="T3"><text:s/></text:span><text:span text:style-name="T139">║ </text:span><text:span text:style-name="T156">┌─┴───────┴──┐</text:span><text:span text:style-name="T139">─╖</text:span><text:span text:style-name="T155">∙</text:span><text:span text:style-name="T3"> <text:s text:c="15"/></text:span><text:span text:style-name="T26">+</text:span><text:span text:style-name="T3"> <text:s text:c="2"/></text:span><text:span text:style-name="T155">∙</text:span><text:span text:style-name="T139">─╖║</text:span><text:span text:style-name="T81">█</text:span><text:span text:style-name="T163">▄▄▄ ▄▄▄▄ ▄</text:span><text:span text:style-name="T81">█</text:span><text:span text:style-name="T139"> <text:s/>╙─╖</text:span><text:span text:style-name="T156">├----------┤</text:span><text:span text:style-name="T139">║ <text:s/>╙─╖</text:span><text:span text:style-name="T141"> </text:span></text:p>
      <text:p text:style-name="P1"><text:span text:style-name="T3"><text:s/></text:span><text:span text:style-name="T139">╙─</text:span><text:span text:style-name="T156">│</text:span><text:span text:style-name="T119"> SCORE: <text:s text:c="4"/></text:span><text:span text:style-name="T156">│</text:span><text:span text:style-name="T139">─╜</text:span><text:span text:style-name="T155">∙</text:span><text:span text:style-name="T185"> <text:s text:c="19"/></text:span><text:span text:style-name="T155">∙</text:span><text:span text:style-name="T139">─╜╙</text:span><text:span text:style-name="T81">█</text:span><text:span text:style-name="T163">▀▀▀ ▀▀▀▀ ▀</text:span><text:span text:style-name="T81">█</text:span><text:span text:style-name="T139">─╜╙─╜</text:span><text:span text:style-name="T156">│</text:span><text:span text:style-name="T73"> ▀█▀</text:span><text:span text:style-name="T156"> <text:s/></text:span><text:span text:style-name="T42">416</text:span><text:span text:style-name="T156"> │</text:span><text:span text:style-name="T139">╙─╜╙─╜</text:span><text:span text:style-name="T141"> </text:span></text:p>
      <text:p text:style-name="P1"><text:span text:style-name="T3"><text:s/></text:span><text:span text:style-name="T139">╓─</text:span><text:span text:style-name="T156">├</text:span><text:span text:style-name="T119"> </text:span><text:span text:style-name="T97"><text:s/></text:span><text:span text:style-name="T106">1,093,</text:span><text:span text:style-name="T97">425</text:span><text:span text:style-name="T119"> </text:span><text:span text:style-name="T156">┤</text:span><text:span text:style-name="T139">─╖</text:span><text:span text:style-name="T155">∙</text:span><text:span text:style-name="T185"> <text:s text:c="19"/></text:span><text:span text:style-name="T155">∙</text:span><text:span text:style-name="T139">─╖╓</text:span><text:span text:style-name="T81">█</text:span><text:span text:style-name="T163">█ ████ ███</text:span><text:span text:style-name="T81">█</text:span><text:span text:style-name="T139">────╖</text:span><text:span text:style-name="T156">├----------┤</text:span><text:span text:style-name="T139">╓────╖</text:span><text:span text:style-name="T141"> </text:span></text:p>
      <text:p text:style-name="P1"><text:span text:style-name="T3"><text:s/></text:span><text:span text:style-name="T139">║ </text:span><text:span text:style-name="T156">│</text:span><text:span text:style-name="T147">▄▄▄▄▄▄▄▄▄▄▄▄</text:span><text:span text:style-name="T156">│</text:span><text:span text:style-name="T139">─╖</text:span><text:span text:style-name="T155">∙</text:span><text:span text:style-name="T185"> </text:span><text:span text:style-name="T3">-</text:span><text:span text:style-name="T156">-</text:span><text:span text:style-name="T38">- HIGH SCORE -</text:span><text:span text:style-name="T156">--</text:span><text:span text:style-name="T185"> </text:span><text:span text:style-name="T155">∙</text:span><text:span text:style-name="T139">─╖║</text:span><text:span text:style-name="T81">█</text:span><text:span text:style-name="T163">▄▄▄ ▄▄▄▄ ▄</text:span><text:span text:style-name="T81">█</text:span><text:span text:style-name="T139"> °╓─╖</text:span><text:span text:style-name="T156">│ <text:s/>██ <text:s/></text:span><text:span text:style-name="T124">409</text:span><text:span text:style-name="T156"> │</text:span><text:span text:style-name="T139">║ °╓─╖</text:span><text:span text:style-name="T141"> </text:span></text:p>
      <text:p text:style-name="P1"><text:span text:style-name="T3"><text:s/></text:span><text:span text:style-name="T139">║ </text:span><text:span text:style-name="T156">├</text:span><text:span text:style-name="T120"> Mult <text:s/></text:span><text:span text:style-name="T97">x <text:s/>1</text:span><text:span text:style-name="T120"> </text:span><text:span text:style-name="T156">┤</text:span><text:span text:style-name="T139">─╖</text:span><text:span text:style-name="T155">∙</text:span><text:span text:style-name="T185"> <text:s text:c="19"/></text:span><text:span text:style-name="T155">∙</text:span><text:span text:style-name="T81">══╤█</text:span><text:span text:style-name="T163">▀▀▀ ▀▀▀▀ ▀</text:span><text:span text:style-name="T81">█╕</text:span><text:span text:style-name="T139"> ╙─╖</text:span><text:span text:style-name="T156">├----------┤</text:span><text:span text:style-name="T139">║ <text:s/>╙─╖</text:span><text:span text:style-name="T141"> </text:span></text:p>
      <text:p text:style-name="P1"><text:span text:style-name="T3"><text:s/></text:span><text:span text:style-name="T139">╙─</text:span><text:span text:style-name="T156">│</text:span><text:span text:style-name="T140">▄▄▄▄▄▄▄▄▄▄▄▄</text:span><text:span text:style-name="T156">│</text:span><text:span text:style-name="T139">─╜</text:span><text:span text:style-name="T155">∙</text:span><text:span text:style-name="T185"> <text:s text:c="3"/></text:span><text:span text:style-name="T156">▐</text:span><text:span text:style-name="T97"> </text:span><text:span text:style-name="T106">1,093,</text:span><text:span text:style-name="T97">425</text:span><text:span text:style-name="T156">▌</text:span><text:span text:style-name="T185"> <text:s text:c="3"/></text:span><text:span text:style-name="T155">∙</text:span><text:span text:style-name="T139">─╜</text:span><text:span text:style-name="T156">│</text:span><text:span text:style-name="T81">▀▀▀▀▀▀▀▀▀▀▀▀</text:span><text:span text:style-name="T156">│</text:span><text:span text:style-name="T139">╜╙─╜</text:span><text:span text:style-name="T156">│</text:span><text:span text:style-name="T26">▄▄▄▄</text:span><text:span text:style-name="T156"> <text:s/></text:span><text:span text:style-name="T19">407</text:span><text:span text:style-name="T156"> │</text:span><text:span text:style-name="T139">╙─╜╙─╜</text:span><text:span text:style-name="T141"> </text:span></text:p>
      <text:p text:style-name="P1"><text:span text:style-name="T3"><text:s/></text:span><text:span text:style-name="T139">╓─</text:span><text:span text:style-name="T156">├</text:span><text:span text:style-name="T121"> Last <text:s/></text:span><text:span text:style-name="T97"><text:s text:c="3"/></text:span><text:span text:style-name="T106">2</text:span><text:span text:style-name="T121"> </text:span><text:span text:style-name="T156">┤</text:span><text:span text:style-name="T139">─╖</text:span><text:span text:style-name="T155">∙</text:span><text:span text:style-name="T185"> <text:s text:c="19"/></text:span><text:span text:style-name="T155">∙</text:span><text:span text:style-name="T139">─╖</text:span><text:span text:style-name="T156">│</text:span><text:span text:style-name="T139">▄▄▄▄▄▄▄▄▄▄▄▄</text:span><text:span text:style-name="T156">│</text:span><text:span text:style-name="T139">───╖</text:span><text:span text:style-name="T156">╞==========╡</text:span><text:span text:style-name="T139">╓────╖</text:span><text:span text:style-name="T141"> </text:span></text:p>
      <text:p text:style-name="P1"><text:span text:style-name="T3"><text:s/></text:span><text:span text:style-name="T139">║ </text:span><text:span text:style-name="T156">│</text:span><text:span text:style-name="T4">▄▄▄▄▄▄▄▄▄▄▄▄</text:span><text:span text:style-name="T156">│</text:span><text:span text:style-name="T139">─╖</text:span><text:span text:style-name="T155">∙</text:span><text:span text:style-name="T185"> <text:s text:c="2"/></text:span><text:span text:style-name="T146">INITIALS: </text:span><text:span text:style-name="T97">▌≡ß</text:span><text:span text:style-name="T156">Ç</text:span><text:span text:style-name="T97">▐</text:span><text:span text:style-name="T185"> <text:s/></text:span><text:span text:style-name="T155">∙</text:span><text:span text:style-name="T139">─╖</text:span><text:span text:style-name="T156">├</text:span><text:span text:style-name="T121"> Lines </text:span><text:span text:style-name="T106">1127</text:span><text:span text:style-name="T121"> </text:span><text:span text:style-name="T156">┤</text:span><text:span text:style-name="T139">°╓─╖</text:span><text:span text:style-name="T156">│</text:span><text:span text:style-name="T95"> <text:s text:c="3"/></text:span><text:span text:style-name="T118"><text:s/></text:span><text:span text:style-name="T124">2858</text:span><text:span text:style-name="T156"> │</text:span><text:span text:style-name="T139">║ °╓─╖</text:span><text:span text:style-name="T141"> </text:span></text:p>
      <text:p text:style-name="P1"><text:span text:style-name="T3"><text:s/></text:span><text:span text:style-name="T139">║ </text:span><text:span text:style-name="T156">└</text:span><text:span text:style-name="T122"> Best <text:s/></text:span><text:span text:style-name="T97"><text:s/></text:span><text:span text:style-name="T106">968</text:span><text:span text:style-name="T122"> </text:span><text:span text:style-name="T156">┘</text:span><text:span text:style-name="T139">─╖</text:span><text:span text:style-name="T155">∙</text:span><text:span text:style-name="T185"> <text:s text:c="19"/></text:span><text:span text:style-name="T155">∙</text:span><text:span text:style-name="T139">─╖</text:span><text:span text:style-name="T156">│</text:span><text:span text:style-name="T148">▄▄▄▄▄▄▄▄▄▄▄▄</text:span><text:span text:style-name="T156">│</text:span><text:span text:style-name="T139"> ╙─╖</text:span><text:span text:style-name="T156">└─┬──────┬─┘</text:span><text:span text:style-name="T139">║ <text:s/>╙─╖</text:span><text:span text:style-name="T141"> </text:span></text:p>
      <text:p text:style-name="P1"><text:span text:style-name="T3"><text:s/></text:span><text:span text:style-name="T139">╙─╜</text:span><text:span text:style-name="T98">▄▄▄▄▄▄▄▄▄▄▄▄</text:span><text:span text:style-name="T139">╙─╜</text:span><text:span text:style-name="T155">∙</text:span><text:span text:style-name="T185"> <text:s text:c="19"/></text:span><text:span text:style-name="T155">∙</text:span><text:span text:style-name="T139">─╜</text:span><text:span text:style-name="T156">└</text:span><text:span text:style-name="T120"> Level </text:span><text:span text:style-name="T97"><text:s text:c="2"/></text:span><text:span text:style-name="T106">20</text:span><text:span text:style-name="T120"> </text:span><text:span text:style-name="T156">┘</text:span><text:span text:style-name="T139">╜╙─</text:span><text:span text:style-name="T48">▄▄▄█▄▄▄▄▄▄█▄▄▄▄█</text:span><text:span text:style-name="T139">╙─╜</text:span><text:span text:style-name="T141"> </text:span></text:p>
      <text:p text:style-name="P1"><text:span text:style-name="T3"><text:s/></text:span><text:span text:style-name="T139">╓────╖╓────╖╓────╖</text:span><text:span text:style-name="T155">∙</text:span><text:span text:style-name="T185"> <text:s text:c="19"/></text:span><text:span text:style-name="T155">∙</text:span><text:span text:style-name="T139">─╖╓</text:span><text:span text:style-name="T99">▄▄▄▄▄▄▄▄▄▄▄▄</text:span><text:span text:style-name="T139">────</text:span><text:span text:style-name="T48">█</text:span><text:span text:style-name="T118">▓▓</text:span><text:span text:style-name="T49">▌</text:span><text:span text:style-name="T52">103</text:span><text:span text:style-name="T49">▐</text:span><text:span text:style-name="T38">▓▓</text:span><text:span text:style-name="T49">▌</text:span><text:span text:style-name="T97"> </text:span><text:span text:style-name="T106">26</text:span><text:span text:style-name="T49">▐</text:span><text:span text:style-name="T48">▌</text:span><text:span text:style-name="T139">──╖</text:span><text:span text:style-name="T141"> </text:span></text:p>
      <text:p text:style-name="P1"><text:span text:style-name="T3"><text:s/></text:span><text:span text:style-name="T139">║ °╓─╖║ °╓─╖║ °╓─╖</text:span><text:span text:style-name="T155">∙</text:span><text:span text:style-name="T3">_..--"""````"""--.._</text:span><text:span text:style-name="T155">∙</text:span><text:span text:style-name="T139">─╖║ °╓─╖║ °╓─╖║ °╓─</text:span><text:span text:style-name="T48">▀▀▀▀▀▀▀▀▀▀▀▀▀▀▀█</text:span><text:span text:style-name="T139">╓─╖</text:span><text:span text:style-name="T141"> </text:span></text:p>
      <text:p text:style-name="P1"><text:span text:style-name="T3"><text:s/></text:span><text:span text:style-name="T139">║ <text:s/>╙─╖║ <text:s/>╙─╖║ <text:s/>╙─╖</text:span><text:span text:style-name="T48">▀▀▀▀▀▀▀▀▀▀▀▀▀▀▀▀▀▀▀▀▀▀</text:span><text:span text:style-name="T139">─╖║ <text:s/>╙─╖║ <text:s/>╙─╖║ <text:s/>╙─╖║ <text:s/>╙─╖║ <text:s/>╙─╖║ <text:s/>╙─╖</text:span><text:span text:style-name="T141"> </text:span></text:p>
      <text:p text:style-name="P1"><text:span text:style-name="T3"><text:s/></text:span><text:span text:style-name="T139">╙─╜╙─╜╙─╜╙─╜╙─╜╙─╜╙─╜╙─╜╙─╜╙─╜╙─╜╙─╜╙─╜╙─╜╙─╜╙─╜╙─╜╙─╜╙─╜╙─╜╙─╜╙─╜╙─╜╙─╜╙─╜╙─╜</text:span><text:span text:style-name="T141"> </text:span></text:p>
      <text:p text:style-name="P1"><text:span text:style-name="T3"><text:s text:c="2"/>Identify yourself, human. <text:s text:c="43"/></text:span><text:span text:style-name="T178">0</text:span><text:span text:style-name="T180">1</text:span><text:span text:style-name="T178">:</text:span><text:span text:style-name="T180">42</text:span><text:span text:style-name="T178">:</text:span><text:span text:style-name="T180">04 </text:span></text:p>
      <text:p text:style-name="P8"/>
      <text:p text:style-name="P1"><text:span text:style-name="T65">And, of course, the obligatory 3-Initials High Score table.</text:span></text:p>
      <text:p text:style-name="P8"/>
      <text:p text:style-name="P1"><text:span text:style-name="T105"/></text:p>
      <text:p text:style-name="P26"><text:span text:style-name="T110"><text:s text:c="80"/></text:span></text:p>
      <text:p text:style-name="P18"><text:span text:style-name="T84"><text:s text:c="3"/></text:span><text:span text:style-name="T128">╔═══╗ <text:s text:c="11"/>╥</text:span><text:span text:style-name="T130"> <text:s text:c="58"/></text:span></text:p>
      <text:p text:style-name="P18"><text:span text:style-name="T128"><text:s text:c="3"/>║ <text:s text:c="15"/>║ <text:s text:c="3"/>♦ <text:s text:c="10"/>╥ <text:s text:c="2"/>♦</text:span><text:span text:style-name="T130"> <text:s text:c="37"/></text:span></text:p>
      <text:p text:style-name="P18"><text:span text:style-name="T128"><text:s text:c="3"/>║ <text:s text:c="4"/>╓──╖ ╓─╥─╖ ║──╖ ╥ ╓──╖ ┌──╖ ╟─ <text:s/>╥ ╓──╖ ╓──╖ ╓──╖</text:span><text:span text:style-name="T130"> <text:s text:c="22"/></text:span></text:p>
      <text:p text:style-name="P18"><text:span text:style-name="T128"><text:s text:c="3"/>║ <text:s text:c="4"/>║ <text:s/>║ ║ ║ ║ ║ <text:s/>║ ║ ║ <text:s/>║ ╓──║ ║ <text:s text:c="2"/>║ ║ <text:s/>║ ║ <text:s/>║ ╙──╖</text:span><text:span text:style-name="T130"> <text:s text:c="22"/></text:span></text:p>
      <text:p text:style-name="P18"><text:span text:style-name="T128"><text:s text:c="3"/>╚═══╝ ╙──╜ ╨ <text:s text:c="2"/>╨ ╙──╜ ╨ ╨ <text:s/>╨ ╙──╜ ╙─╜ ╨ ╙──╜ ╨ <text:s/>╨ ╙──╜</text:span><text:span text:style-name="T130"> <text:s text:c="22"/></text:span></text:p>
      <text:p text:style-name="P18"><text:span text:style-name="T110"><text:s text:c="80"/></text:span></text:p>
      <text:p text:style-name="P18"><text:span text:style-name="T128"><text:s text:c="2"/></text:span><text:span text:style-name="T84">,----[</text:span><text:span text:style-name="T128">4 x 4</text:span><text:span text:style-name="T84">]----. <text:s text:c="2"/>,---[</text:span><text:span text:style-name="T128">4 x 3</text:span><text:span text:style-name="T84">]----. <text:s text:c="2"/>,----[</text:span><text:span text:style-name="T128">4 x 2</text:span><text:span text:style-name="T84">]----.</text:span><text:span text:style-name="T86"> <text:s text:c="21"/></text:span></text:p>
      <text:p text:style-name="P18"><text:span text:style-name="T84"><text:s/>/ <text:s text:c="16"/>\ / <text:s text:c="15"/>\ / <text:s text:c="16"/>\</text:span><text:span text:style-name="T86"> <text:s text:c="20"/></text:span></text:p>
      <text:p text:style-name="P19"><text:span text:style-name="T84"><text:s/>| <text:s text:c="17"/>| <text:s text:c="17"/>| <text:s text:c="17"/>|</text:span><text:span text:style-name="T86"> <text:s text:c="20"/></text:span></text:p>
      <text:p text:style-name="P19"><text:span text:style-name="T84"><text:s/>: <text:s text:c="2"/></text:span><text:span text:style-name="T44">┌───────┐┌─┐ <text:s text:c="2"/></text:span><text:span text:style-name="T84">: <text:s text:c="2"/></text:span><text:span text:style-name="T172">┌────┐</text:span><text:span text:style-name="T187">┌────┐ <text:s text:c="2"/></text:span><text:span text:style-name="T84">: <text:s text:c="2"/></text:span><text:span text:style-name="T172">┌─┐┌───────┐ <text:s text:c="2"/></text:span><text:span text:style-name="T84">: <text:s text:c="4"/></text:span><text:span text:style-name="T158">MIRROR TETS</text:span><text:span text:style-name="T86"> <text:s text:c="4"/></text:span></text:p>
      <text:p text:style-name="P18"><text:span text:style-name="T9"><text:s/></text:span><text:span text:style-name="T84">: <text:s text:c="2"/></text:span><text:span text:style-name="T44">└──┐T┌──┘│ │ <text:s text:c="2"/></text:span><text:span text:style-name="T84">: <text:s text:c="2"/></text:span><text:span text:style-name="T172">│J┌──┘</text:span><text:span text:style-name="T187">└──┐L│ <text:s text:c="2"/></text:span><text:span text:style-name="T84">: <text:s text:c="2"/></text:span><text:span text:style-name="T172">│ │└─────┐J│ <text:s text:c="2"/></text:span><text:span text:style-name="T84">:</text:span><text:span text:style-name="T86"> <text:s text:c="20"/></text:span></text:p>
      <text:p text:style-name="P18"><text:span text:style-name="T84"><text:s/>: <text:s text:c="2"/></text:span><text:span text:style-name="T44">┌─┐│ │┌──┘ │ <text:s text:c="2"/></text:span><text:span text:style-name="T84">: <text:s text:c="2"/></text:span><text:span text:style-name="T172">│ │</text:span><text:span text:style-name="T128">┌────┐</text:span><text:span text:style-name="T187">│ │ <text:s text:c="2"/></text:span><text:span text:style-name="T84">: <text:s text:c="2"/></text:span><text:span text:style-name="T172">│J└─────┐│ │ <text:s text:c="2"/></text:span><text:span text:style-name="T84">: <text:s text:c="6"/></text:span><text:span text:style-name="T187">L </text:span><text:span text:style-name="T159">&lt;–&gt; </text:span><text:span text:style-name="T172">J</text:span><text:span text:style-name="T174"> <text:s text:c="6"/></text:span></text:p>
      <text:p text:style-name="P18"><text:span text:style-name="T172"><text:s/></text:span><text:span text:style-name="T84">: <text:s text:c="2"/></text:span><text:span text:style-name="T44">│ │└─┘└──┐T│ <text:s text:c="2"/></text:span><text:span text:style-name="T84">: <text:s text:c="2"/></text:span><text:span text:style-name="T172">│ │</text:span><text:span text:style-name="T128">│ <text:s text:c="3"/>│</text:span><text:span text:style-name="T187">│ │ <text:s text:c="2"/></text:span><text:span text:style-name="T84">: <text:s text:c="2"/></text:span><text:span text:style-name="T172">└───────┘└─┘ <text:s text:c="2"/></text:span><text:span text:style-name="T84">: <text:s text:c="6"/></text:span><text:span text:style-name="T181">S </text:span><text:span text:style-name="T159">&lt;–&gt; </text:span><text:span text:style-name="T84">Z</text:span><text:span text:style-name="T86"> <text:s text:c="6"/></text:span></text:p>
      <text:p text:style-name="P18"><text:span text:style-name="T84"><text:s/>: <text:s text:c="2"/></text:span><text:span text:style-name="T44">│T└──┐┌─┐│ │ <text:s text:c="2"/></text:span><text:span text:style-name="T84">: <text:s text:c="2"/></text:span><text:span text:style-name="T172">│ │</text:span><text:span text:style-name="T128">│ <text:s/>O │</text:span><text:span text:style-name="T187">│ │ <text:s text:c="2"/></text:span><text:span text:style-name="T84">: <text:s text:c="17"/>:</text:span><text:span text:style-name="T86"> <text:s text:c="20"/></text:span></text:p>
      <text:p text:style-name="P18"><text:span text:style-name="T84"><text:s/>: <text:s text:c="2"/></text:span><text:span text:style-name="T44">│ ┌──┘│ │└─┘ <text:s text:c="2"/></text:span><text:span text:style-name="T84">: <text:s text:c="2"/></text:span><text:span text:style-name="T172">└─┘</text:span><text:span text:style-name="T128">└────┘</text:span><text:span text:style-name="T187">└─┘ <text:s text:c="2"/></text:span><text:span text:style-name="T84">: <text:s text:c="2"/></text:span><text:span text:style-name="T187">┌───────┐┌─┐ <text:s text:c="2"/></text:span><text:span text:style-name="T84">:</text:span><text:span text:style-name="T86"> <text:s text:c="20"/></text:span></text:p>
      <text:p text:style-name="P18"><text:span text:style-name="T84"><text:s/>: <text:s text:c="2"/></text:span><text:span text:style-name="T44">│ │┌──┘T└──┐ <text:s text:c="2"/></text:span><text:span text:style-name="T84">: <text:s text:c="2"/></text:span><text:span text:style-name="T31">+2 I–TET <text:s text:c="6"/></text:span><text:span text:style-name="T84">: <text:s text:c="2"/></text:span><text:span text:style-name="T187">│L┌─────┘│ │ <text:s text:c="2"/></text:span><text:span text:style-name="T84">:</text:span><text:span text:style-name="T86"> <text:s text:c="20"/></text:span></text:p>
      <text:p text:style-name="P18"><text:span text:style-name="T84"><text:s/>: <text:s text:c="2"/></text:span><text:span text:style-name="T44">└─┘└───────┘ <text:s text:c="2"/></text:span><text:span text:style-name="T84">: <text:s text:c="2"/></text:span><text:span text:style-name="T150">@4 ROTATION <text:s text:c="3"/></text:span><text:span text:style-name="T84">: <text:s text:c="2"/></text:span><text:span text:style-name="T187">│ │┌─────┘L│ <text:s text:c="2"/></text:span><text:span text:style-name="T84">:</text:span><text:span text:style-name="T86"> <text:s text:c="20"/></text:span></text:p>
      <text:p text:style-name="P18"><text:span text:style-name="T84"><text:s/>: <text:s text:c="2"/></text:span><text:span text:style-name="T77">*2 MIRROR <text:s text:c="5"/></text:span><text:span text:style-name="T84">: <text:s text:c="2"/></text:span><text:span text:style-name="T9">=8 <text:s text:c="3"/></text:span><text:span text:style-name="T166">%%%%%%%% </text:span><text:span text:style-name="T84">: <text:s text:c="2"/></text:span><text:span text:style-name="T187">└─┘└───────┘ <text:s text:c="2"/></text:span><text:span text:style-name="T84">:</text:span><text:span text:style-name="T86"> <text:s text:c="20"/></text:span></text:p>
      <text:p text:style-name="P18"><text:span text:style-name="T84"><text:s/>: <text:s text:c="2"/></text:span><text:span text:style-name="T9">=2 <text:s text:c="9"/></text:span><text:span text:style-name="T166">$$ </text:span><text:span text:style-name="T84">: <text:s text:c="17"/>: <text:s text:c="17"/>:</text:span><text:span text:style-name="T86"> <text:s text:c="20"/></text:span></text:p>
      <text:p text:style-name="P18"><text:span text:style-name="T84"><text:s/>: <text:s text:c="17"/>: <text:s text:c="17"/>: <text:s text:c="2"/></text:span><text:span text:style-name="T128">┌────┐┌────┐ <text:s text:c="2"/></text:span><text:span text:style-name="T84">:</text:span><text:span text:style-name="T86"> <text:s text:c="20"/></text:span></text:p>
      <text:p text:style-name="P18"><text:span text:style-name="T84"><text:s/>: <text:s text:c="2"/></text:span><text:span text:style-name="T187">┌─┐┌───────┐ <text:s text:c="2"/></text:span><text:span text:style-name="T84">: <text:s text:c="2"/></text:span><text:span text:style-name="T187">┌─┐</text:span><text:span text:style-name="T181">┌─┐</text:span><text:span text:style-name="T187">┌────┐ <text:s text:c="2"/></text:span><text:span text:style-name="T84">: <text:s text:c="2"/></text:span><text:span text:style-name="T128">│ <text:s text:c="3"/>││ <text:s text:c="3"/>│ <text:s text:c="2"/></text:span><text:span text:style-name="T84">:</text:span><text:span text:style-name="T86"> <text:s text:c="20"/></text:span></text:p>
      <text:p text:style-name="P18"><text:span text:style-name="T84"><text:s/>: <text:s text:c="2"/></text:span><text:span text:style-name="T187">│ ││L┌─────┘ <text:s text:c="2"/></text:span><text:span text:style-name="T84">: <text:s text:c="2"/></text:span><text:span text:style-name="T187">│ │</text:span><text:span text:style-name="T181">│ │</text:span><text:span text:style-name="T187">└──┐L│ <text:s text:c="2"/></text:span><text:span text:style-name="T84">: <text:s text:c="2"/></text:span><text:span text:style-name="T128">│ <text:s/>O ││ O <text:s/>│ <text:s text:c="2"/></text:span><text:span text:style-name="T84">:</text:span><text:span text:style-name="T86"> <text:s text:c="20"/></text:span></text:p>
      <text:p text:style-name="P18"><text:span text:style-name="T84"><text:s/>: <text:s text:c="2"/></text:span><text:span text:style-name="T187">│ ││ │┌────┐ <text:s text:c="2"/></text:span><text:span text:style-name="T84">: <text:s text:c="2"/></text:span><text:span text:style-name="T187">│ │</text:span><text:span text:style-name="T181">│S└──┐</text:span><text:span text:style-name="T187">│ │ <text:s text:c="2"/></text:span><text:span text:style-name="T84">: <text:s text:c="2"/></text:span><text:span text:style-name="T128">└────┘└────┘ <text:s text:c="2"/></text:span><text:span text:style-name="T84">: <text:s text:c="16"/></text:span><text:span text:style-name="T55"><text:s text:c="4"/></text:span></text:p>
      <text:p text:style-name="P18"><text:span text:style-name="T9"><text:s/></text:span><text:span text:style-name="T84">: <text:s text:c="2"/></text:span><text:span text:style-name="T187">│ │└─┘└──┐L│ <text:s text:c="2"/></text:span><text:span text:style-name="T84">: <text:s text:c="2"/></text:span><text:span text:style-name="T187">│ │</text:span><text:span text:style-name="T181">└──┐ │</text:span><text:span text:style-name="T187">│ │ <text:s text:c="2"/></text:span><text:span text:style-name="T84">: <text:s text:c="17"/>:</text:span><text:span text:style-name="T86"> <text:s text:c="20"/></text:span></text:p>
      <text:p text:style-name="P18"><text:span text:style-name="T84"><text:s/>: <text:s text:c="2"/></text:span><text:span text:style-name="T187">│L└──┐┌─┐│ │ <text:s text:c="2"/></text:span><text:span text:style-name="T84">: <text:s text:c="2"/></text:span><text:span text:style-name="T187">│L└──┐</text:span><text:span text:style-name="T181">│ │</text:span><text:span text:style-name="T187">│ │ <text:s text:c="2"/></text:span><text:span text:style-name="T84">: <text:s text:c="3"/></text:span><text:span text:style-name="T21">I–pair <text:s text:c="7"/></text:span><text:span text:style-name="T84">:</text:span><text:span text:style-name="T86"> <text:s text:c="20"/></text:span></text:p>
      <text:p text:style-name="P18"><text:span text:style-name="T84"><text:s/>: <text:s text:c="2"/></text:span><text:span text:style-name="T187">└────┘│ ││ │ <text:s text:c="2"/></text:span><text:span text:style-name="T84">: <text:s text:c="2"/></text:span><text:span text:style-name="T187">└────┘</text:span><text:span text:style-name="T181">└─┘</text:span><text:span text:style-name="T187">└─┘ <text:s text:c="2"/></text:span><text:span text:style-name="T84">: <text:s text:c="2"/></text:span><text:span text:style-name="T21">┌──────────┐ <text:s text:c="2"/></text:span><text:span text:style-name="T84">:</text:span><text:span text:style-name="T86"> <text:s text:c="20"/></text:span></text:p>
      <text:p text:style-name="P18"><text:span text:style-name="T84"><text:s/>: <text:s text:c="2"/></text:span><text:span text:style-name="T187">┌─────┘L││ │ <text:s text:c="2"/></text:span><text:span text:style-name="T84">: <text:s text:c="2"/></text:span><text:span text:style-name="T31">+2 I–TET <text:s text:c="6"/></text:span><text:span text:style-name="T84">: <text:s text:c="2"/></text:span><text:span text:style-name="T21">└──────────┘ <text:s text:c="2"/></text:span><text:span text:style-name="T84">:</text:span><text:span text:style-name="T86"> <text:s text:c="20"/></text:span></text:p>
      <text:p text:style-name="P18"><text:span text:style-name="T84"><text:s/>: <text:s text:c="2"/></text:span><text:span text:style-name="T187">└───────┘└─┘ <text:s text:c="2"/></text:span><text:span text:style-name="T84">: <text:s text:c="2"/></text:span><text:span text:style-name="T77">*2 MIRROR <text:s text:c="5"/></text:span><text:span text:style-name="T84">: <text:s text:c="2"/></text:span><text:span text:style-name="T21">┌──────────┐ <text:s text:c="2"/></text:span><text:span text:style-name="T84">:</text:span><text:span text:style-name="T86"> <text:s text:c="20"/></text:span></text:p>
      <text:p text:style-name="P18"><text:span text:style-name="T84"><text:s/>: <text:s text:c="2"/></text:span><text:span text:style-name="T77">*2 MIRROR <text:s text:c="5"/></text:span><text:span text:style-name="T84">: <text:s text:c="2"/></text:span><text:span text:style-name="T150">@2 ROTATION <text:s text:c="3"/></text:span><text:span text:style-name="T84">: <text:s text:c="2"/></text:span><text:span text:style-name="T21">└──────────┘ <text:s text:c="2"/></text:span><text:span text:style-name="T84">:</text:span><text:span text:style-name="T86"> <text:s text:c="20"/></text:span></text:p>
      <text:p text:style-name="P18"><text:span text:style-name="T84"><text:s/>: <text:s text:c="2"/></text:span><text:span text:style-name="T9">=2 <text:s text:c="9"/></text:span><text:span text:style-name="T166">$$ </text:span><text:span text:style-name="T84">: <text:s text:c="2"/></text:span><text:span text:style-name="T9">=8 <text:s text:c="3"/></text:span><text:span text:style-name="T166">%%%%%%%% </text:span><text:span text:style-name="T84">: <text:s text:c="17"/>: <text:s text:c="16"/></text:span><text:span text:style-name="T55"><text:s text:c="4"/></text:span></text:p>
      <text:p text:style-name="P18"><text:span text:style-name="T9"><text:s/></text:span><text:span text:style-name="T84">: <text:s text:c="17"/>: <text:s text:c="17"/>: <text:s text:c="17"/>:</text:span><text:span text:style-name="T86"> <text:s text:c="20"/></text:span></text:p>
      <text:p text:style-name="P18"><text:span text:style-name="T84"><text:s/>: <text:s text:c="17"/>: <text:s text:c="17"/>: <text:s text:c="17"/>:</text:span><text:span text:style-name="T86"> <text:s text:c="20"/></text:span></text:p>
      <text:p text:style-name="P18"><text:span text:style-name="T84"><text:s/>: <text:s text:c="2"/>┌────┐</text:span><text:span text:style-name="T187">┌────┐ <text:s text:c="2"/></text:span><text:span text:style-name="T84">: <text:s text:c="2"/></text:span><text:span text:style-name="T187">┌─┐┌───────┐ <text:s text:c="2"/></text:span><text:span text:style-name="T84">: <text:s text:c="3"/></text:span><text:span text:style-name="T21">I–split <text:s text:c="6"/></text:span><text:span text:style-name="T84">: <text:s text:c="16"/></text:span><text:span text:style-name="T55"><text:s text:c="4"/></text:span></text:p>
      <text:p text:style-name="P18"><text:span text:style-name="T9"><text:s/></text:span><text:span text:style-name="T84">: <text:s text:c="2"/>└──┐ │</text:span><text:span text:style-name="T187">└──┐L│ <text:s text:c="2"/></text:span><text:span text:style-name="T84">: <text:s text:c="2"/></text:span><text:span text:style-name="T187">│ ││L┌─────┘ <text:s text:c="2"/></text:span><text:span text:style-name="T84">: <text:s text:c="2"/></text:span><text:span text:style-name="T21">┌──────────┐ <text:s text:c="2"/></text:span><text:span text:style-name="T84">:</text:span><text:span text:style-name="T86"> <text:s text:c="20"/></text:span></text:p>
      <text:p text:style-name="P18"><text:span text:style-name="T84"><text:s/>: <text:s text:c="2"/></text:span><text:span text:style-name="T187">┌─┐</text:span><text:span text:style-name="T84">│Z└──┐</text:span><text:span text:style-name="T187">│ │ <text:s text:c="2"/></text:span><text:span text:style-name="T84">: <text:s text:c="2"/></text:span><text:span text:style-name="T187">│ ││ │</text:span><text:span text:style-name="T128">┌────┐ <text:s text:c="2"/></text:span><text:span text:style-name="T84">: <text:s text:c="2"/></text:span><text:span text:style-name="T21">└──────────┘ <text:s text:c="2"/></text:span><text:span text:style-name="T84">:</text:span><text:span text:style-name="T86"> <text:s text:c="20"/></text:span></text:p>
      <text:p text:style-name="P18"><text:span text:style-name="T84"><text:s/>: <text:s text:c="2"/></text:span><text:span text:style-name="T187">│ │</text:span><text:span text:style-name="T84">└────┘</text:span><text:span text:style-name="T187">│ │ <text:s text:c="2"/></text:span><text:span text:style-name="T84">: <text:s text:c="2"/></text:span><text:span text:style-name="T187">│ │└─┘</text:span><text:span text:style-name="T128">│ <text:s text:c="3"/>│ <text:s text:c="2"/></text:span><text:span text:style-name="T84">: <text:s text:c="2"/></text:span><text:span text:style-name="T21">¦ <text:s text:c="9"/>¦ <text:s text:c="2"/></text:span><text:span text:style-name="T84">:</text:span><text:span text:style-name="T86"> <text:s text:c="20"/></text:span></text:p>
      <text:p text:style-name="P18"><text:span text:style-name="T84"><text:s/>: <text:s text:c="2"/></text:span><text:span text:style-name="T187">│ │</text:span><text:span text:style-name="T84">┌────┐</text:span><text:span text:style-name="T187">│ │ <text:s text:c="2"/></text:span><text:span text:style-name="T84">: <text:s text:c="2"/></text:span><text:span text:style-name="T187">│L└──┐</text:span><text:span text:style-name="T128">│ O <text:s/>│ <text:s text:c="2"/></text:span><text:span text:style-name="T84">: <text:s text:c="2"/></text:span><text:span text:style-name="T21">┌──────────┐ <text:s text:c="2"/></text:span><text:span text:style-name="T84">:</text:span><text:span text:style-name="T86"> <text:s text:c="20"/></text:span></text:p>
      <text:p text:style-name="P18"><text:span text:style-name="T84"><text:s/>: <text:s text:c="2"/></text:span><text:span text:style-name="T187">│ │</text:span><text:span text:style-name="T84">└──┐Z│</text:span><text:span text:style-name="T187">└─┘ <text:s text:c="2"/></text:span><text:span text:style-name="T84">: <text:s text:c="2"/></text:span><text:span text:style-name="T187">└────┘</text:span><text:span text:style-name="T128">└────┘ <text:s text:c="2"/></text:span><text:span text:style-name="T84">: <text:s text:c="2"/></text:span><text:span text:style-name="T21">└──────────┘ <text:s text:c="2"/></text:span><text:span text:style-name="T84">:</text:span><text:span text:style-name="T86"> <text:s text:c="20"/></text:span></text:p>
      <text:p text:style-name="P18"><text:span text:style-name="T84"><text:s/>: <text:s text:c="2"/></text:span><text:span text:style-name="T187">│L└──┐</text:span><text:span text:style-name="T84">│ └──┐ <text:s text:c="2"/>: <text:s text:c="2"/></text:span><text:span text:style-name="T31">+2 I–TET <text:s text:c="6"/></text:span><text:span text:style-name="T84">: <text:s text:c="17"/>:</text:span><text:span text:style-name="T86"> <text:s text:c="20"/></text:span></text:p>
      <text:p text:style-name="P18"><text:span text:style-name="T84"><text:s/>: <text:s text:c="2"/></text:span><text:span text:style-name="T187">└────┘</text:span><text:span text:style-name="T84">└────┘ <text:s text:c="2"/>: <text:s text:c="2"/></text:span><text:span text:style-name="T77">*2 MIRROR <text:s text:c="5"/></text:span><text:span text:style-name="T84">: <text:s/></text:span><text:span text:style-name="T172">J</text:span><text:span text:style-name="T159">+</text:span><text:span text:style-name="T172">J <text:s/></text:span><text:span text:style-name="T150">@2 </text:span><text:span text:style-name="T9">=2 <text:s text:c="2"/></text:span><text:span text:style-name="T166">$$ </text:span><text:span text:style-name="T84">:</text:span><text:span text:style-name="T86"> <text:s text:c="20"/></text:span></text:p>
      <text:p text:style-name="P18"><text:span text:style-name="T84"><text:s/>: <text:s text:c="2"/></text:span><text:span text:style-name="T77">*2 MIRROR <text:s text:c="5"/></text:span><text:span text:style-name="T84">: <text:s text:c="2"/></text:span><text:span text:style-name="T150">@4 ROTATION <text:s text:c="3"/></text:span><text:span text:style-name="T84">: <text:s/></text:span><text:span text:style-name="T172">J</text:span><text:span text:style-name="T159">+</text:span><text:span text:style-name="T187">L <text:s/></text:span><text:span text:style-name="T150">@4 </text:span><text:span text:style-name="T9">=4 </text:span><text:span text:style-name="T166">%%%% </text:span><text:span text:style-name="T84">:</text:span><text:span text:style-name="T86"> <text:s text:c="20"/></text:span></text:p>
      <text:p text:style-name="P18"><text:span text:style-name="T84"><text:s/>: <text:s text:c="2"/></text:span><text:span text:style-name="T150">@2 ROTATION <text:s text:c="3"/></text:span><text:span text:style-name="T84">: <text:s text:c="2"/></text:span><text:span text:style-name="T9">=16 <text:s text:c="2"/></text:span><text:span text:style-name="T166">%%%%%%%% </text:span><text:span text:style-name="T84">: <text:s/></text:span><text:span text:style-name="T172">J</text:span><text:span text:style-name="T159">+</text:span><text:span text:style-name="T128">O <text:s/></text:span><text:span text:style-name="T150">@4 </text:span><text:span text:style-name="T9">=4 </text:span><text:span text:style-name="T166">%%%% </text:span><text:span text:style-name="T84">:</text:span><text:span text:style-name="T86"> <text:s text:c="20"/></text:span></text:p>
      <text:p text:style-name="P18"><text:span text:style-name="T84"><text:s/>: <text:s text:c="2"/></text:span><text:span text:style-name="T9">=4 <text:s text:c="7"/></text:span><text:span text:style-name="T166">%%%% </text:span><text:span text:style-name="T84">: <text:s text:c="8"/></text:span><text:span text:style-name="T166">%%%%%%%% </text:span><text:span text:style-name="T84">: <text:s/></text:span><text:span text:style-name="T172">J</text:span><text:span text:style-name="T159">+</text:span><text:span text:style-name="T21">Ip </text:span><text:span text:style-name="T150">@4 </text:span><text:span text:style-name="T9">=4 </text:span><text:span text:style-name="T166">%%%% </text:span><text:span text:style-name="T84">:</text:span><text:span text:style-name="T86"> <text:s text:c="20"/></text:span></text:p>
      <text:p text:style-name="P18"><text:span text:style-name="T84"><text:s/>: <text:s text:c="17"/>: <text:s text:c="17"/>: <text:s/></text:span><text:span text:style-name="T172">J</text:span><text:span text:style-name="T159">+</text:span><text:span text:style-name="T21">Is </text:span><text:span text:style-name="T150">@2 </text:span><text:span text:style-name="T9">=2 <text:s text:c="2"/></text:span><text:span text:style-name="T166">%% </text:span><text:span text:style-name="T84">:</text:span><text:span text:style-name="T86"> <text:s text:c="20"/></text:span></text:p>
      <text:p text:style-name="P18"><text:span text:style-name="T84"><text:s/>: <text:s text:c="2"/>┌────┐</text:span><text:span text:style-name="T187">┌────┐ <text:s text:c="2"/></text:span><text:span text:style-name="T84">: <text:s text:c="2"/>┌────┐</text:span><text:span text:style-name="T187">┌────┐ <text:s text:c="2"/></text:span><text:span text:style-name="T84">: <text:s text:c="17"/>:</text:span><text:span text:style-name="T86"> <text:s text:c="20"/></text:span></text:p>
      <text:p text:style-name="P18"><text:span text:style-name="T84"><text:s/>: <text:s text:c="2"/>└──┐Z│</text:span><text:span text:style-name="T187">└──┐L│ <text:s text:c="2"/></text:span><text:span text:style-name="T84">: <text:s text:c="2"/>└──┐Z│</text:span><text:span text:style-name="T187">└──┐L│ <text:s text:c="2"/></text:span><text:span text:style-name="T84">: <text:s/></text:span><text:span text:style-name="T187">L</text:span><text:span text:style-name="T159">+</text:span><text:span text:style-name="T187">L <text:s/></text:span><text:span text:style-name="T150">@2 </text:span><text:span text:style-name="T9">=2 <text:s text:c="2"/></text:span><text:span text:style-name="T166">$$ </text:span><text:span text:style-name="T84">:</text:span><text:span text:style-name="T86"> <text:s text:c="20"/></text:span></text:p>
      <text:p text:style-name="P18"><text:span text:style-name="T84"><text:s/>: <text:s text:c="2"/></text:span><text:span text:style-name="T44">┌─┐</text:span><text:span text:style-name="T84">│ └──┐</text:span><text:span text:style-name="T187">│ │ <text:s text:c="2"/></text:span><text:span text:style-name="T84">: <text:s text:c="2"/></text:span><text:span text:style-name="T172">┌─┐</text:span><text:span text:style-name="T84">│ └──┐</text:span><text:span text:style-name="T187">│ │ <text:s text:c="2"/></text:span><text:span text:style-name="T84">: <text:s/></text:span><text:span text:style-name="T187">L</text:span><text:span text:style-name="T159">+</text:span><text:span text:style-name="T128">O <text:s/></text:span><text:span text:style-name="T150">@4 </text:span><text:span text:style-name="T9">=4 </text:span><text:span text:style-name="T166">%%%% </text:span><text:span text:style-name="T84">:</text:span><text:span text:style-name="T86"> <text:s text:c="20"/></text:span></text:p>
      <text:p text:style-name="P18"><text:span text:style-name="T84"><text:s/>: <text:s text:c="2"/></text:span><text:span text:style-name="T44">│ │</text:span><text:span text:style-name="T84">└────┘</text:span><text:span text:style-name="T187">│ │ <text:s text:c="2"/></text:span><text:span text:style-name="T84">: <text:s text:c="2"/></text:span><text:span text:style-name="T172">│ │</text:span><text:span text:style-name="T84">└────┘</text:span><text:span text:style-name="T187">│ │ <text:s text:c="2"/></text:span><text:span text:style-name="T84">: <text:s/></text:span><text:span text:style-name="T187">L</text:span><text:span text:style-name="T159">+</text:span><text:span text:style-name="T21">Ip </text:span><text:span text:style-name="T150">@4 </text:span><text:span text:style-name="T9">=4 </text:span><text:span text:style-name="T166">%%%% </text:span><text:span text:style-name="T84">:</text:span><text:span text:style-name="T86"> <text:s text:c="20"/></text:span></text:p>
      <text:p text:style-name="P18"><text:span text:style-name="T84"><text:s/>: <text:s text:c="2"/></text:span><text:span text:style-name="T44">│T└──┐┌─┐</text:span><text:span text:style-name="T187">│ │ <text:s text:c="2"/></text:span><text:span text:style-name="T84">: <text:s text:c="2"/></text:span><text:span text:style-name="T172">│J└─────┐</text:span><text:span text:style-name="T187">│ │ <text:s text:c="2"/></text:span><text:span text:style-name="T84">: <text:s/></text:span><text:span text:style-name="T187">L</text:span><text:span text:style-name="T159">+</text:span><text:span text:style-name="T21">Is </text:span><text:span text:style-name="T150">@2 </text:span><text:span text:style-name="T9">=2 <text:s text:c="2"/></text:span><text:span text:style-name="T166">%% </text:span><text:span text:style-name="T84">:</text:span><text:span text:style-name="T86"> <text:s text:c="20"/></text:span></text:p>
      <text:p text:style-name="P18"><text:span text:style-name="T84"><text:s/>: <text:s text:c="2"/></text:span><text:span text:style-name="T44">│ ┌──┘│ │</text:span><text:span text:style-name="T187">└─┘ <text:s text:c="2"/></text:span><text:span text:style-name="T84">: <text:s text:c="2"/></text:span><text:span text:style-name="T172">└───────┘</text:span><text:span text:style-name="T187">└─┘ <text:s text:c="2"/></text:span><text:span text:style-name="T84">: <text:s text:c="17"/>:</text:span><text:span text:style-name="T86"> <text:s text:c="20"/></text:span></text:p>
      <text:p text:style-name="P18"><text:span text:style-name="T84"><text:s/>: <text:s text:c="2"/></text:span><text:span text:style-name="T44">│ │┌──┘T└──┐ <text:s text:c="2"/></text:span><text:span text:style-name="T84">: <text:s text:c="2"/></text:span><text:span text:style-name="T31">+2 I–TET <text:s text:c="6"/></text:span><text:span text:style-name="T84">: <text:s/></text:span><text:span text:style-name="T128">O</text:span><text:span text:style-name="T159">+</text:span><text:span text:style-name="T128">O <text:s/></text:span><text:span text:style-name="T150">@1 </text:span><text:span text:style-name="T9">=1 <text:s text:c="3"/></text:span><text:span text:style-name="T166">$ </text:span><text:span text:style-name="T84">:</text:span><text:span text:style-name="T86"> <text:s text:c="20"/></text:span></text:p>
      <text:p text:style-name="P18"><text:span text:style-name="T84"><text:s/>: <text:s text:c="2"/></text:span><text:span text:style-name="T44">└─┘└───────┘ <text:s text:c="2"/></text:span><text:span text:style-name="T84">: <text:s text:c="2"/></text:span><text:span text:style-name="T77">*2 MIRROR <text:s text:c="5"/></text:span><text:span text:style-name="T84">: <text:s/></text:span><text:span text:style-name="T128">O</text:span><text:span text:style-name="T159">+</text:span><text:span text:style-name="T21">Ip </text:span><text:span text:style-name="T150">@4 </text:span><text:span text:style-name="T9">=4 </text:span><text:span text:style-name="T166">%%%% </text:span><text:span text:style-name="T84">:</text:span><text:span text:style-name="T86"> <text:s text:c="20"/></text:span></text:p>
      <text:p text:style-name="P18"><text:span text:style-name="T84"><text:s/>: <text:s text:c="2"/></text:span><text:span text:style-name="T77">*2 MIRROR <text:s text:c="5"/></text:span><text:span text:style-name="T84">: <text:s text:c="2"/></text:span><text:span text:style-name="T150">@4 ROTATION <text:s text:c="3"/></text:span><text:span text:style-name="T84">: <text:s/></text:span><text:span text:style-name="T128">O</text:span><text:span text:style-name="T159">+</text:span><text:span text:style-name="T21">Is </text:span><text:span text:style-name="T150">@2 </text:span><text:span text:style-name="T9">=2 <text:s text:c="2"/></text:span><text:span text:style-name="T166">%% </text:span><text:span text:style-name="T84">:</text:span><text:span text:style-name="T86"> <text:s text:c="20"/></text:span></text:p>
      <text:p text:style-name="P18"><text:span text:style-name="T84"><text:s/>: <text:s text:c="2"/></text:span><text:span text:style-name="T150">@4 ROTATION <text:s text:c="3"/></text:span><text:span text:style-name="T84">: <text:s text:c="2"/></text:span><text:span text:style-name="T9">=16 <text:s text:c="2"/></text:span><text:span text:style-name="T166">%%%%%%%% </text:span><text:span text:style-name="T84">: <text:s text:c="17"/>:</text:span><text:span text:style-name="T86"> <text:s text:c="20"/></text:span></text:p>
      <text:p text:style-name="P18"><text:span text:style-name="T84"><text:s/>: <text:s text:c="2"/></text:span><text:span text:style-name="T9">=8 <text:s text:c="3"/></text:span><text:span text:style-name="T166">%%%%%%%% </text:span><text:span text:style-name="T84">: <text:s text:c="8"/></text:span><text:span text:style-name="T166">%%%%%%%% </text:span><text:span text:style-name="T84">: <text:s/></text:span><text:span text:style-name="T21">I</text:span><text:span text:style-name="T159">+</text:span><text:span text:style-name="T21">I <text:s/></text:span><text:span text:style-name="T150">@2 </text:span><text:span text:style-name="T9">=2 <text:s text:c="2"/></text:span><text:span text:style-name="T166">$$ </text:span><text:span text:style-name="T84">: <text:s text:c="16"/></text:span><text:span text:style-name="T86"><text:s text:c="4"/></text:span></text:p>
      <text:p text:style-name="P18"><text:span text:style-name="T9"><text:s/></text:span><text:span text:style-name="T84">: <text:s text:c="17"/>: <text:s text:c="17"/>: <text:s text:c="17"/>:</text:span><text:span text:style-name="T86"> <text:s text:c="20"/></text:span></text:p>
      <text:p text:style-name="P18"><text:span text:style-name="T9"><text:s/></text:span><text:span text:style-name="T84">: <text:s text:c="17"/>: <text:s text:c="17"/>: <text:s text:c="17"/>:</text:span><text:span text:style-name="T86"> <text:s text:c="20"/></text:span></text:p>
      <text:p text:style-name="P18"><text:span text:style-name="T84"><text:s/>: <text:s text:c="17"/>: <text:s text:c="2"/></text:span><text:span text:style-name="T44">┌───────┐┌─┐ <text:s text:c="2"/></text:span><text:span text:style-name="T84">: <text:s text:c="17"/>: <text:s text:c="16"/></text:span><text:span text:style-name="T86"><text:s text:c="4"/></text:span></text:p>
      <text:p text:style-name="P18"><text:span text:style-name="T9"><text:s/></text:span><text:span text:style-name="T84">: <text:s text:c="17"/>: <text:s text:c="2"/></text:span><text:span text:style-name="T44">└──┐T┌──┘│ │ <text:s text:c="2"/></text:span><text:span text:style-name="T84">: <text:s text:c="17"/>:</text:span><text:span text:style-name="T86"> <text:s text:c="20"/></text:span></text:p>
      <text:p text:style-name="P18"><text:span text:style-name="T84"><text:s/>: <text:s text:c="17"/>: <text:s text:c="2"/></text:span><text:span text:style-name="T172">┌─┐</text:span><text:span text:style-name="T44">│ │┌──┘ │ <text:s text:c="2"/></text:span><text:span text:style-name="T84">: <text:s text:c="17"/>:</text:span><text:span text:style-name="T86"> <text:s text:c="20"/></text:span></text:p>
      <text:p text:style-name="P18"><text:span text:style-name="T84"><text:s/>: <text:s text:c="17"/>: <text:s text:c="2"/></text:span><text:span text:style-name="T172">│ │</text:span><text:span text:style-name="T44">└─┘└──┐T│ <text:s text:c="2"/></text:span><text:span text:style-name="T84">: <text:s text:c="17"/>:</text:span><text:span text:style-name="T86"> <text:s text:c="20"/></text:span></text:p>
      <text:p text:style-name="P18"><text:span text:style-name="T84"><text:s/>: <text:s text:c="17"/>: <text:s text:c="2"/></text:span><text:span text:style-name="T172">│J└─────┐</text:span><text:span text:style-name="T44">│ │ <text:s text:c="2"/></text:span><text:span text:style-name="T84">: <text:s text:c="17"/>:</text:span><text:span text:style-name="T86"> <text:s text:c="20"/></text:span></text:p>
      <text:p text:style-name="P18"><text:span text:style-name="T84"><text:s/>: <text:s text:c="17"/>: <text:s text:c="2"/></text:span><text:span text:style-name="T172">└───────┘</text:span><text:span text:style-name="T44">└─┘ <text:s text:c="2"/></text:span><text:span text:style-name="T84">: <text:s text:c="17"/>:</text:span><text:span text:style-name="T86"> <text:s text:c="20"/></text:span></text:p>
      <text:p text:style-name="P18"><text:span text:style-name="T84"><text:s/>: <text:s text:c="17"/>: <text:s text:c="3"/></text:span><text:span text:style-name="T31">+2 I–TET <text:s text:c="5"/></text:span><text:span text:style-name="T84">: <text:s text:c="17"/>:</text:span><text:span text:style-name="T86"> <text:s text:c="20"/></text:span></text:p>
      <text:p text:style-name="P18"><text:span text:style-name="T84"><text:s/>: <text:s text:c="17"/>: <text:s text:c="3"/></text:span><text:span text:style-name="T77">*2 MIRROR <text:s text:c="4"/></text:span><text:span text:style-name="T84">: <text:s text:c="17"/>:</text:span><text:span text:style-name="T86"> <text:s text:c="20"/></text:span></text:p>
      <text:p text:style-name="P18"><text:span text:style-name="T84"><text:s/>: <text:s text:c="17"/>: <text:s text:c="3"/></text:span><text:span text:style-name="T150">@4 ROTATION <text:s text:c="2"/></text:span><text:span text:style-name="T84">: <text:s text:c="17"/>:</text:span><text:span text:style-name="T86"> <text:s text:c="20"/></text:span></text:p>
      <text:p text:style-name="P18"><text:span text:style-name="T84"><text:s/>: <text:s text:c="17"/>: <text:s text:c="3"/></text:span><text:span text:style-name="T9">=16 <text:s/></text:span><text:span text:style-name="T166">%%%%%%%% </text:span><text:span text:style-name="T84">: <text:s text:c="17"/>:</text:span><text:span text:style-name="T86"> <text:s text:c="20"/></text:span></text:p>
      <text:p text:style-name="P18"><text:span text:style-name="T84"><text:s/>: <text:s text:c="17"/>: <text:s text:c="8"/></text:span><text:span text:style-name="T166">%%%%%%%% </text:span><text:span text:style-name="T84">: <text:s text:c="17"/>: ,-----------------. </text:span></text:p>
      <text:p text:style-name="P18"><text:span text:style-name="T84"><text:s/>: <text:s text:c="17"/>: <text:s text:c="17"/>: <text:s text:c="17"/>: | </text:span><text:span text:style-name="T128">Unique </text:span><text:span text:style-name="T84">| </text:span><text:span text:style-name="T187">Rotate </text:span><text:span text:style-name="T84">| </text:span></text:p>
      <text:p text:style-name="P18"><text:span text:style-name="T84"><text:s/>`-</text:span><text:span text:style-name="T9">================</text:span><text:span text:style-name="T84">' `</text:span><text:span text:style-name="T9">================</text:span><text:span text:style-name="T84">' `</text:span><text:span text:style-name="T9">================</text:span><text:span text:style-name="T84">-' |--------|--------| </text:span></text:p>
      <text:p text:style-name="P18"><text:span text:style-name="T84"><text:s text:c="5"/></text:span><text:span text:style-name="T128">SILV</text:span><text:span text:style-name="T84">: <text:s/></text:span><text:span text:style-name="T128">4</text:span><text:span text:style-name="T84">/</text:span><text:span text:style-name="T128">12 <text:s text:c="7"/>SILV</text:span><text:span text:style-name="T84">: </text:span><text:span text:style-name="T128">18</text:span><text:span text:style-name="T84">/</text:span><text:span text:style-name="T128">64 <text:s text:c="7"/>SILV</text:span><text:span text:style-name="T84">: <text:s/></text:span><text:span text:style-name="T128">9</text:span><text:span text:style-name="T84">/</text:span><text:span text:style-name="T128">30 <text:s text:c="5"/></text:span><text:span text:style-name="T84">| <text:s text:c="2"/></text:span><text:span text:style-name="T128">31 <text:s text:c="2"/></text:span><text:span text:style-name="T84">| <text:s text:c="2"/></text:span><text:span text:style-name="T187">106 <text:s/></text:span><text:span text:style-name="T84">| </text:span></text:p>
      <text:p text:style-name="P18"><text:span text:style-name="T84"><text:s text:c="5"/></text:span><text:span text:style-name="T44">GOLD</text:span><text:span text:style-name="T84">: <text:s/></text:span><text:span text:style-name="T44">4</text:span><text:span text:style-name="T84">/ </text:span><text:span text:style-name="T44">4 <text:s text:c="7"/>GOLD</text:span><text:span text:style-name="T84">: <text:s/></text:span><text:span text:style-name="T44">0</text:span><text:span text:style-name="T84">/ </text:span><text:span text:style-name="T44">0 <text:s text:c="7"/>GOLD</text:span><text:span text:style-name="T84">: <text:s/></text:span><text:span text:style-name="T44">4</text:span><text:span text:style-name="T84">/ </text:span><text:span text:style-name="T44">7 <text:s text:c="5"/></text:span><text:span text:style-name="T84">| <text:s text:c="3"/></text:span><text:span text:style-name="T128">8 <text:s text:c="2"/></text:span><text:span text:style-name="T84">| <text:s text:c="3"/></text:span><text:span text:style-name="T187">11 <text:s/></text:span><text:span text:style-name="T84">| </text:span></text:p>
      <text:p text:style-name="P18"><text:span text:style-name="T84"><text:s text:c="3"/></text:span><text:span text:style-name="T9">================ <text:s text:c="2"/>================ <text:s text:c="2"/>================ <text:s text:c="2"/></text:span><text:span text:style-name="T84">|</text:span><text:span text:style-name="T9">========</text:span><text:span text:style-name="T84">|</text:span><text:span text:style-name="T9">========</text:span><text:span text:style-name="T84">| </text:span></text:p>
      <text:p text:style-name="P18"><text:span text:style-name="T84"><text:s text:c="12"/></text:span><text:span text:style-name="T21">8</text:span><text:span text:style-name="T84">/</text:span><text:span text:style-name="T21">16 <text:s text:c="13"/>18</text:span><text:span text:style-name="T84">/</text:span><text:span text:style-name="T21">64 <text:s text:c="13"/>13</text:span><text:span text:style-name="T84">/</text:span><text:span text:style-name="T21">37 <text:s text:c="5"/></text:span><text:span text:style-name="T84">| <text:s text:c="2"/></text:span><text:span text:style-name="T128">39 <text:s text:c="2"/></text:span><text:span text:style-name="T84">| <text:s text:c="2"/></text:span><text:span text:style-name="T187">117 <text:s/></text:span><text:span text:style-name="T84">| </text:span></text:p>
      <text:p text:style-name="P18"><text:span text:style-name="T84"><text:s text:c="60"/>`-----------------'</text:span><text:span text:style-name="T86"> </text:span></text:p>
      <text:p text:style-name="P11"/>
      <text:p text:style-name="P5">The grey $ and % symbols are there for an Achievements system I ultimately didn’t implement.</text:p>
      <text:p text:style-name="P5"/>
      <text:p text:style-name="P22"><text:span text:style-name="T139"> ╓────</text:span><text:span text:style-name="T48">╔════════════╦════════════╤════════════╤════════════╗</text:span><text:span text:style-name="T139">─╖╓────╖╓────╖╓────╖ </text:span></text:p>
      <text:p text:style-name="P1"><text:span text:style-name="T139"> ║ °╓─</text:span><text:span text:style-name="T48">║</text:span><text:span text:style-name="T26"> Ranking <text:s text:c="3"/></text:span><text:span text:style-name="T48">║</text:span><text:span text:style-name="T38"> <text:s text:c="3"/>1st <text:s text:c="4"/></text:span><text:span text:style-name="T48">│</text:span><text:span text:style-name="T38"> <text:s text:c="3"/>2nd <text:s text:c="4"/></text:span><text:span text:style-name="T48">│</text:span><text:span text:style-name="T38"> <text:s text:c="3"/>3rd <text:s text:c="4"/></text:span><text:span text:style-name="T48">║</text:span><text:span text:style-name="T139">─╖║</text:span><text:span text:style-name="T146">┌──────────┐</text:span><text:span text:style-name="T139"> °╓─╖</text:span><text:span text:style-name="T141"> </text:span></text:p>
      <text:p text:style-name="P1"><text:span text:style-name="T139"> ║ <text:s/>╙─</text:span><text:span text:style-name="T48">║</text:span><text:span text:style-name="T26"> Initials <text:s text:c="2"/></text:span><text:span text:style-name="T48">║</text:span><text:span text:style-name="T118"> <text:s text:c="3"/>≡ßÇ <text:s text:c="4"/></text:span><text:span text:style-name="T48">│</text:span><text:span text:style-name="T118"> <text:s text:c="3"/>∙∙∙ <text:s text:c="4"/></text:span><text:span text:style-name="T48">│</text:span><text:span text:style-name="T118"> <text:s text:c="3"/>∙∙∙ <text:s text:c="4"/></text:span><text:span text:style-name="T48">║</text:span><text:span text:style-name="T139">─╖║</text:span><text:span text:style-name="T146">│ <text:s/></text:span><text:span text:style-name="T163">__</text:span><text:span text:style-name="T146"> <text:s/></text:span><text:span text:style-name="T178">__</text:span><text:span text:style-name="T146"> <text:s/>│</text:span><text:span text:style-name="T139"> <text:s/>╙─╖</text:span><text:span text:style-name="T141"> </text:span></text:p>
      <text:p text:style-name="P1"><text:span text:style-name="T139"> ╙─╜╙─</text:span><text:span text:style-name="T48">║</text:span><text:span text:style-name="T26"> Score <text:s text:c="5"/></text:span><text:span text:style-name="T48">║</text:span><text:span text:style-name="T118"> <text:s text:c="5"/>2,106 </text:span><text:span text:style-name="T48">│</text:span><text:span text:style-name="T118"> <text:s text:c="9"/>0 </text:span><text:span text:style-name="T48">│</text:span><text:span text:style-name="T118"> <text:s text:c="9"/>0 </text:span><text:span text:style-name="T48">║</text:span><text:span text:style-name="T139">─╜╙</text:span><text:span text:style-name="T146">│ </text:span><text:span text:style-name="T163">|__</text:span><text:span text:style-name="T178">||</text:span><text:span text:style-name="T163">__</text:span><text:span text:style-name="T178">|</text:span><text:span text:style-name="T146"> │</text:span><text:span text:style-name="T139">─╜╙─╜</text:span><text:span text:style-name="T141"> </text:span></text:p>
      <text:p text:style-name="P1"><text:span text:style-name="T139"> ╓────</text:span><text:span text:style-name="T48">╟─----------─╫─----------─┼─----------─┼─----------─╢</text:span><text:span text:style-name="T139">─╖╓</text:span><text:span text:style-name="T146">│ </text:span><text:span text:style-name="T163">|__</text:span><text:span text:style-name="T178">||__|</text:span><text:span text:style-name="T146"> │</text:span><text:span text:style-name="T139">────╖</text:span><text:span text:style-name="T141"> </text:span></text:p>
      <text:p text:style-name="P1"><text:span text:style-name="T139"> ║ °╓─</text:span><text:span text:style-name="T48">║</text:span><text:span text:style-name="T26"> Lines <text:s text:c="5"/></text:span><text:span text:style-name="T48">║</text:span><text:span text:style-name="T156"> <text:s text:c="2"/>[ <text:s/>55] <text:s text:c="2"/></text:span><text:span text:style-name="T48">│</text:span><text:span text:style-name="T156"> <text:s text:c="2"/>[ <text:s text:c="2"/>0] <text:s text:c="2"/></text:span><text:span text:style-name="T48">│</text:span><text:span text:style-name="T156"> <text:s text:c="2"/>[ <text:s text:c="2"/>0] <text:s text:c="2"/></text:span><text:span text:style-name="T48">║</text:span><text:span text:style-name="T139">─╖║</text:span><text:span text:style-name="T146">│ <text:s text:c="9"/>│</text:span><text:span text:style-name="T139"> °╓─╖</text:span><text:span text:style-name="T141"> </text:span></text:p>
      <text:p text:style-name="P1"><text:span text:style-name="T139"> ║ <text:s/>╙─</text:span><text:span text:style-name="T48">║</text:span><text:span text:style-name="T26"> Best Mult. </text:span><text:span text:style-name="T48">║</text:span><text:span text:style-name="T156"> <text:s text:c="2"/>[x <text:s/>4] <text:s text:c="2"/></text:span><text:span text:style-name="T48">│</text:span><text:span text:style-name="T156"> <text:s text:c="2"/>[x <text:s/>0] <text:s text:c="2"/></text:span><text:span text:style-name="T48">│</text:span><text:span text:style-name="T156"> <text:s text:c="2"/>[x <text:s/>0] <text:s text:c="2"/></text:span><text:span text:style-name="T48">║</text:span><text:span text:style-name="T139">─╖║</text:span><text:span text:style-name="T146">├──────────┤</text:span><text:span text:style-name="T139"> <text:s/>╙─╖</text:span><text:span text:style-name="T141"> </text:span></text:p>
      <text:p text:style-name="P1"><text:span text:style-name="T139"> ╙─╜╙─</text:span><text:span text:style-name="T48">║</text:span><text:span text:style-name="T26"> Best Piece </text:span><text:span text:style-name="T48">║</text:span><text:span text:style-name="T156"> <text:s text:c="2"/>[ <text:s/>60] <text:s text:c="2"/></text:span><text:span text:style-name="T48">│</text:span><text:span text:style-name="T156"> <text:s text:c="2"/>[ <text:s text:c="2"/>0] <text:s text:c="2"/></text:span><text:span text:style-name="T48">│</text:span><text:span text:style-name="T156"> <text:s text:c="2"/>[ <text:s text:c="2"/>0] <text:s text:c="2"/></text:span><text:span text:style-name="T48">║</text:span><text:span text:style-name="T139">─╜╙</text:span><text:span text:style-name="T146">│ </text:span><text:span text:style-name="T48">▐</text:span><text:span text:style-name="T39">←</text:span><text:span text:style-name="T48">▌</text:span><text:span text:style-name="T3"> <text:s/></text:span><text:span text:style-name="T48">▐</text:span><text:span text:style-name="T39">→</text:span><text:span text:style-name="T48">▌</text:span><text:span text:style-name="T146"> │</text:span><text:span text:style-name="T139">─╜╙─╜</text:span><text:span text:style-name="T141"> </text:span></text:p>
      <text:p text:style-name="P1"><text:span text:style-name="T139"> ╓────</text:span><text:span text:style-name="T48">║</text:span><text:span text:style-name="T26"> Play Time <text:s/></text:span><text:span text:style-name="T48">║</text:span><text:span text:style-name="T3"> <text:s/>00:06:41 <text:s/></text:span><text:span text:style-name="T48">│</text:span><text:span text:style-name="T3"> <text:s/>00:00:00 <text:s/></text:span><text:span text:style-name="T48">│</text:span><text:span text:style-name="T3"> <text:s/>00:00:00 <text:s/></text:span><text:span text:style-name="T48">║</text:span><text:span text:style-name="T139">─╖╓</text:span><text:span text:style-name="T146">└──────────┘</text:span><text:span text:style-name="T139">────╖</text:span><text:span text:style-name="T141"> </text:span></text:p>
      <text:p text:style-name="P1"><text:span text:style-name="T139"> ║ °╓─</text:span><text:span text:style-name="T48">╟─----------─╫─----------─┼─----------─┼─----------─╢</text:span><text:span text:style-name="T139">─╖║ °╓─╖║ °╓─╖║ °╓─╖</text:span><text:span text:style-name="T141"> </text:span></text:p>
      <text:p text:style-name="P1"><text:span text:style-name="T139"> ║ <text:s/>╙─</text:span><text:span text:style-name="T48">║</text:span><text:span text:style-name="T118"> Silver <text:s text:c="4"/></text:span><text:span text:style-name="T48">║</text:span><text:span text:style-name="T118"> <text:s text:c="3"/>[ <text:s/>0] <text:s text:c="2"/></text:span><text:span text:style-name="T48">│</text:span><text:span text:style-name="T118"> <text:s text:c="3"/>[ <text:s/>0] <text:s text:c="2"/></text:span><text:span text:style-name="T48">│</text:span><text:span text:style-name="T118"> <text:s text:c="3"/>[ <text:s/>0] <text:s text:c="2"/></text:span><text:span text:style-name="T48">║</text:span><text:span text:style-name="T139">─╖║</text:span><text:span text:style-name="T146">┌──────────┐</text:span><text:span text:style-name="T139"> <text:s/>╙─╖</text:span><text:span text:style-name="T141"> </text:span></text:p>
      <text:p text:style-name="P1"><text:span text:style-name="T139"> ╙─╜╙─</text:span><text:span text:style-name="T48">║</text:span><text:span text:style-name="T38"> Gold <text:s text:c="6"/></text:span><text:span text:style-name="T48">║</text:span><text:span text:style-name="T38"> <text:s text:c="3"/>[ <text:s/>0] <text:s text:c="2"/></text:span><text:span text:style-name="T48">│</text:span><text:span text:style-name="T38"> <text:s text:c="3"/>[ <text:s/>0] <text:s text:c="2"/></text:span><text:span text:style-name="T48">│</text:span><text:span text:style-name="T38"> <text:s text:c="3"/>[ <text:s/>0] <text:s text:c="2"/></text:span><text:span text:style-name="T48">║</text:span><text:span text:style-name="T139">─╜╙</text:span><text:span text:style-name="T146">│</text:span><text:span text:style-name="T3"> NORM </text:span><text:span text:style-name="T178"><text:s/></text:span><text:span text:style-name="T48">▐</text:span><text:span text:style-name="T39">↑</text:span><text:span text:style-name="T48">▌</text:span><text:span text:style-name="T146">│</text:span><text:span text:style-name="T139">─╜╙─╜</text:span><text:span text:style-name="T141"> </text:span></text:p>
      <text:p text:style-name="P1"><text:span text:style-name="T139"> ╓────</text:span><text:span text:style-name="T48">╟─----------─╫─----------─┼─----------─┼─----------─╢</text:span><text:span text:style-name="T139">─╖╓</text:span><text:span text:style-name="T146">│</text:span><text:span text:style-name="T3">▐</text:span><text:span text:style-name="T98">CHAL</text:span><text:span text:style-name="T3">▌</text:span><text:span text:style-name="T178"> <text:s text:c="3"/></text:span><text:span text:style-name="T146">│</text:span><text:span text:style-name="T139">────╖</text:span><text:span text:style-name="T141"> </text:span></text:p>
      <text:p text:style-name="P1"><text:span text:style-name="T139"> ║ °╓─</text:span><text:span text:style-name="T48">║</text:span><text:span text:style-name="T185"> <text:s text:c="4"/>L-tets </text:span><text:span text:style-name="T48">║</text:span><text:span text:style-name="T185"> <text:s text:c="5"/>21 <text:s text:c="3"/></text:span><text:span text:style-name="T48">│</text:span><text:span text:style-name="T185"> <text:s text:c="6"/>0 <text:s text:c="3"/></text:span><text:span text:style-name="T48">│</text:span><text:span text:style-name="T185"> <text:s text:c="6"/>0 <text:s text:c="3"/></text:span><text:span text:style-name="T48">║</text:span><text:span text:style-name="T139">─╖║</text:span><text:span text:style-name="T146">│</text:span><text:span text:style-name="T3"> NVIS </text:span><text:span text:style-name="T178"><text:s/></text:span><text:span text:style-name="T48">▐</text:span><text:span text:style-name="T39">↓</text:span><text:span text:style-name="T48">▌</text:span><text:span text:style-name="T146">│</text:span><text:span text:style-name="T139"> °╓─╖</text:span><text:span text:style-name="T141"> </text:span></text:p>
      <text:p text:style-name="P1"><text:span text:style-name="T139"> ║ <text:s/>╙─</text:span><text:span text:style-name="T48">║</text:span><text:span text:style-name="T170"> <text:s text:c="4"/>J-tets </text:span><text:span text:style-name="T48">║</text:span><text:span text:style-name="T170"> <text:s text:c="5"/>21 <text:s text:c="3"/></text:span><text:span text:style-name="T48">│</text:span><text:span text:style-name="T170"> <text:s text:c="6"/>0 <text:s text:c="3"/></text:span><text:span text:style-name="T48">│</text:span><text:span text:style-name="T170"> <text:s text:c="6"/>0 <text:s text:c="3"/></text:span><text:span text:style-name="T48">║</text:span><text:span text:style-name="T139">─╖║</text:span><text:span text:style-name="T146">└──────────┘</text:span><text:span text:style-name="T139"> <text:s/>╙─╖</text:span><text:span text:style-name="T141"> </text:span></text:p>
      <text:p text:style-name="P1"><text:span text:style-name="T139"> ╙─╜╙─</text:span><text:span text:style-name="T48">║</text:span><text:span text:style-name="T178"> <text:s text:c="4"/>S-tets </text:span><text:span text:style-name="T48">║</text:span><text:span text:style-name="T178"> <text:s text:c="5"/>22 <text:s text:c="3"/></text:span><text:span text:style-name="T48">│</text:span><text:span text:style-name="T178"> <text:s text:c="6"/>0 <text:s text:c="3"/></text:span><text:span text:style-name="T48">│</text:span><text:span text:style-name="T178"> <text:s text:c="6"/>0 <text:s text:c="3"/></text:span><text:span text:style-name="T48">║</text:span><text:span text:style-name="T139">─╜╙─╜╙─╜╙─╜╙─╜╙─╜╙─╜</text:span><text:span text:style-name="T141"> </text:span></text:p>
      <text:p text:style-name="P1"><text:span text:style-name="T139"> ╓────</text:span><text:span text:style-name="T48">║</text:span><text:span text:style-name="T81"> <text:s text:c="4"/>Z-tets </text:span><text:span text:style-name="T48">║</text:span><text:span text:style-name="T81"> <text:s text:c="5"/>20 <text:s text:c="3"/></text:span><text:span text:style-name="T48">│</text:span><text:span text:style-name="T81"> <text:s text:c="6"/>0 <text:s text:c="3"/></text:span><text:span text:style-name="T48">│</text:span><text:span text:style-name="T81"> <text:s text:c="6"/>0 <text:s text:c="3"/></text:span><text:span text:style-name="T48">║</text:span><text:span text:style-name="T139">─╖╓────╖╓────╖╓────╖</text:span><text:span text:style-name="T141"> </text:span></text:p>
      <text:p text:style-name="P1"><text:span text:style-name="T139"> ║ °╓─</text:span><text:span text:style-name="T48">║</text:span><text:span text:style-name="T38"> <text:s text:c="4"/>T-tets </text:span><text:span text:style-name="T48">║</text:span><text:span text:style-name="T38"> <text:s text:c="5"/>23 <text:s text:c="3"/></text:span><text:span text:style-name="T48">│</text:span><text:span text:style-name="T38"> <text:s text:c="6"/>0 <text:s text:c="3"/></text:span><text:span text:style-name="T48">│</text:span><text:span text:style-name="T38"> <text:s text:c="6"/>0 <text:s text:c="3"/></text:span><text:span text:style-name="T48">║</text:span><text:span text:style-name="T139">─╖║ °╓─╖║ °╓─╖║ °╓─╖</text:span><text:span text:style-name="T141"> </text:span></text:p>
      <text:p text:style-name="P1"><text:span text:style-name="T139"> ║ <text:s/>╙─</text:span><text:span text:style-name="T48">║</text:span><text:span text:style-name="T118"> <text:s text:c="4"/>O-tets </text:span><text:span text:style-name="T48">║</text:span><text:span text:style-name="T118"> <text:s text:c="5"/>21 <text:s text:c="3"/></text:span><text:span text:style-name="T48">│</text:span><text:span text:style-name="T118"> <text:s text:c="6"/>0 <text:s text:c="3"/></text:span><text:span text:style-name="T48">│</text:span><text:span text:style-name="T118"> <text:s text:c="6"/>0 <text:s text:c="3"/></text:span><text:span text:style-name="T48">║</text:span><text:span text:style-name="T139">─╖║ <text:s/>╙─╖║ <text:s/>╙─╖║ <text:s/>╙─╖</text:span><text:span text:style-name="T141"> </text:span></text:p>
      <text:p text:style-name="P1"><text:span text:style-name="T139"> ╙─╜╙─</text:span><text:span text:style-name="T48">║</text:span><text:span text:style-name="T15"> <text:s text:c="4"/>I-tets </text:span><text:span text:style-name="T48">║</text:span><text:span text:style-name="T15"> <text:s text:c="5"/>15 <text:s text:c="3"/></text:span><text:span text:style-name="T48">│</text:span><text:span text:style-name="T15"> <text:s text:c="6"/>0 <text:s text:c="3"/></text:span><text:span text:style-name="T48">│</text:span><text:span text:style-name="T15"> <text:s text:c="6"/>0 <text:s text:c="3"/></text:span><text:span text:style-name="T48">║</text:span><text:span text:style-name="T139">─╜╙─╜╙─╜╙─╜╙─╜╙─╜╙─╜</text:span><text:span text:style-name="T141"> </text:span></text:p>
      <text:p text:style-name="P1"><text:span text:style-name="T139"> ╓────</text:span><text:span text:style-name="T48">╟─----------─╫─----------─┼─----------─┼─----------─╢</text:span><text:span text:style-name="T139">─╖╓────╖╓────╖╓────╖</text:span><text:span text:style-name="T141"> <text:s/></text:span></text:p>
      <text:p text:style-name="P1"><text:span text:style-name="T139"> ║ °╓─</text:span><text:span text:style-name="T48">║</text:span><text:span text:style-name="T26"> Total Tets </text:span><text:span text:style-name="T48">║</text:span><text:span text:style-name="T15"> <text:s text:c="4"/>143 <text:s text:c="3"/></text:span><text:span text:style-name="T48">│</text:span><text:span text:style-name="T15"> <text:s text:c="6"/>0 <text:s text:c="3"/></text:span><text:span text:style-name="T48">│</text:span><text:span text:style-name="T15"> <text:s text:c="6"/>0 <text:s text:c="3"/></text:span><text:span text:style-name="T48">║</text:span><text:span text:style-name="T139">─╖║ °╓─╖║ °╓─╖║ °╓─╖</text:span><text:span text:style-name="T141"> </text:span></text:p>
      <text:p text:style-name="P1"><text:span text:style-name="T139"> ║ <text:s/>╙─</text:span><text:span text:style-name="T48">║</text:span><text:span text:style-name="T26"> PRNG Seed <text:s/></text:span><text:span text:style-name="T48">║</text:span><text:span text:style-name="T156"> <text:s text:c="2"/>27350 <text:s text:c="3"/></text:span><text:span text:style-name="T48">│</text:span><text:span text:style-name="T156"> <text:s text:c="6"/>0 <text:s text:c="3"/></text:span><text:span text:style-name="T48">│</text:span><text:span text:style-name="T156"> <text:s text:c="6"/>0 <text:s text:c="3"/></text:span><text:span text:style-name="T48">║</text:span><text:span text:style-name="T139">─╖║ <text:s/>╙─╖║ <text:s/>╙─╖║ <text:s/>╙─╖</text:span><text:span text:style-name="T141"> </text:span></text:p>
      <text:p text:style-name="P1"><text:span text:style-name="T139"> ╙─╜╙─</text:span><text:span text:style-name="T48">╚════════════╩════════════╧════════════╧════════════╝</text:span><text:span text:style-name="T139">─╜╙─╜╙─╜╙─╜╙─╜╙─╜╙─╜</text:span><text:span text:style-name="T141"> </text:span></text:p>
      <text:p text:style-name="P1"><text:span text:style-name="T105"><text:s text:c="80"/></text:span></text:p>
      <text:p text:style-name="P8"><text:s/></text:p>
      <text:p text:style-name="P1"><text:span text:style-name="T65">Of all the things I was pleased with, the 7-segment display probably still wins ...And all this code is adaptive, so if I add a new game mode (eg. Network Play) the act of adding a high score list for the new mode will cause it to magically appear here :)</text:span></text:p>
      <text:p text:style-name="P8"/>
      <text:p text:style-name="P8"/>
      <text:p text:style-name="P8"/>
      <text:p text:style-name="P23"><text:span text:style-name="T95"><text:s text:c="8"/></text:span><text:span text:style-name="T48">▐</text:span><text:span text:style-name="T39">Q</text:span><text:span text:style-name="T48">▌</text:span><text:span text:style-name="T95"> </text:span><text:span text:style-name="T48">▐</text:span><text:span text:style-name="T39">Del</text:span><text:span text:style-name="T48">▌</text:span><text:span text:style-name="T95"> <text:s text:c="18"/></text:span><text:span text:style-name="T48">▐</text:span><text:span text:style-name="T39">◄──</text:span><text:span text:style-name="T48">▌</text:span><text:span text:style-name="T51"> <text:s text:c="38"/></text:span></text:p>
      <text:p text:style-name="P1"><text:span text:style-name="T3"><text:s text:c="8"/></text:span><text:span text:style-name="T73">▄▄▄▄▄▄▄▄▄</text:span><text:span text:style-name="T3"> <text:s text:c="20"/></text:span><text:span text:style-name="T156">┌┴┐</text:span><text:span text:style-name="T157"> <text:s text:c="38"/></text:span></text:p>
      <text:p text:style-name="P1"><text:span text:style-name="T146">▐</text:span><text:span text:style-name="T41">Ins</text:span><text:span text:style-name="T146">▌</text:span><text:span text:style-name="T3"> <text:s/></text:span><text:span text:style-name="T73">█▄▄▄▄▄▄▄▄▄███████████████████▄▄▄▄▄████████████████████████████████</text:span><text:span text:style-name="T3"> <text:s/></text:span><text:span text:style-name="T146">▐</text:span><text:span text:style-name="T41">0</text:span><text:span text:style-name="T146">▌</text:span><text:span text:style-name="T149"> <text:s/></text:span></text:p>
      <text:p text:style-name="P1"><text:span text:style-name="T185">Place</text:span><text:span text:style-name="T3"> <text:s/></text:span><text:span text:style-name="T73">██</text:span><text:span text:style-name="T3"> <text:s text:c="8"/></text:span><text:span text:style-name="T48">▐</text:span><text:span text:style-name="T39">W</text:span><text:span text:style-name="T48">▌</text:span><text:span text:style-name="T3"> </text:span><text:span text:style-name="T48">▐</text:span><text:span text:style-name="T39">↑</text:span><text:span text:style-name="T48">▌</text:span><text:span text:style-name="T3"> <text:s text:c="12"/></text:span><text:span text:style-name="T175">Θ</text:span><text:span text:style-name="T3"> <text:s text:c="31"/></text:span><text:span text:style-name="T73">██</text:span><text:span text:style-name="T3"> </text:span><text:span text:style-name="T185">NoDrop</text:span></text:p>
      <text:p text:style-name="P1"><text:span text:style-name="T3"><text:s text:c="7"/></text:span><text:span text:style-name="T73">██</text:span><text:span text:style-name="T3"> <text:s text:c="7"/></text:span><text:span text:style-name="T38">__//</text:span><text:span text:style-name="T15">▲</text:span><text:span text:style-name="T38">\\__</text:span><text:span text:style-name="T3"> <text:s text:c="34"/></text:span><text:span text:style-name="T48">▐</text:span><text:span text:style-name="T39">X</text:span><text:span text:style-name="T48">▌</text:span><text:span text:style-name="T3"> </text:span><text:span text:style-name="T48">▐</text:span><text:span text:style-name="T39">.</text:span><text:span text:style-name="T48">▌</text:span><text:span text:style-name="T3"> <text:s text:c="2"/></text:span><text:span text:style-name="T73">██</text:span><text:span text:style-name="T74"> <text:s text:c="6"/></text:span></text:p>
      <text:p text:style-name="P1"><text:span text:style-name="T146">▐</text:span><text:span text:style-name="T41">End</text:span><text:span text:style-name="T146">▌</text:span><text:span text:style-name="T3"> <text:s/></text:span><text:span text:style-name="T73">██</text:span><text:span text:style-name="T3"> <text:s text:c="6"/></text:span><text:span text:style-name="T38">/</text:span><text:span text:style-name="T3"> <text:s text:c="3"/></text:span><text:span text:style-name="T156">║</text:span><text:span text:style-name="T3"> <text:s text:c="3"/></text:span><text:span text:style-name="T38">\</text:span><text:span text:style-name="T3"> <text:s text:c="34"/></text:span><text:span text:style-name="T38">,--.</text:span><text:span text:style-name="T3"> <text:s text:c="4"/></text:span><text:span text:style-name="T73">██</text:span><text:span text:style-name="T3"> <text:s/></text:span><text:span text:style-name="T146">▐</text:span><text:span text:style-name="T41">F5</text:span><text:span text:style-name="T146">▌</text:span><text:span text:style-name="T149"> </text:span></text:p>
      <text:p text:style-name="P1"><text:span text:style-name="T185">Ditch</text:span><text:span text:style-name="T3"> <text:s/></text:span><text:span text:style-name="T73">██</text:span><text:span text:style-name="T3"> </text:span><text:span text:style-name="T48">▐</text:span><text:span text:style-name="T39">A</text:span><text:span text:style-name="T48">▌</text:span><text:span text:style-name="T3"> <text:s/></text:span><text:span text:style-name="T38">/</text:span><text:span text:style-name="T3"> <text:s/></text:span><text:span text:style-name="T139">°</text:span><text:span text:style-name="T3"> <text:s/></text:span><text:span text:style-name="T156">║</text:span><text:span text:style-name="T3"> <text:s/></text:span><text:span text:style-name="T139">°</text:span><text:span text:style-name="T3"> <text:s/></text:span><text:span text:style-name="T38">\</text:span><text:span text:style-name="T3"> <text:s/></text:span><text:span text:style-name="T48">▐</text:span><text:span text:style-name="T39">→</text:span><text:span text:style-name="T48">▌</text:span><text:span text:style-name="T3"> <text:s text:c="7"/></text:span><text:span text:style-name="T38">___</text:span><text:span text:style-name="T3"> <text:s text:c="16"/></text:span><text:span text:style-name="T38">(</text:span><text:span text:style-name="T3"> </text:span><text:span text:style-name="T15">@►</text:span><text:span text:style-name="T3"> </text:span><text:span text:style-name="T38">)</text:span><text:span text:style-name="T3"> <text:s text:c="3"/></text:span><text:span text:style-name="T73">██</text:span><text:span text:style-name="T3"> <text:s/></text:span><text:span text:style-name="T185">NVIS</text:span><text:span text:style-name="T186"> </text:span></text:p>
      <text:p text:style-name="P1"><text:span text:style-name="T3"><text:s text:c="7"/></text:span><text:span text:style-name="T73">██</text:span><text:span text:style-name="T3"> <text:s text:c="4"/></text:span><text:span text:style-name="T38">&lt;</text:span><text:span text:style-name="T15">◄</text:span><text:span text:style-name="T156">═════╬═════</text:span><text:span text:style-name="T15">►</text:span><text:span text:style-name="T38">&gt;</text:span><text:span text:style-name="T3"> <text:s text:c="10"/></text:span><text:span text:style-name="T38">(</text:span><text:span text:style-name="T3"> </text:span><text:span text:style-name="T15">☼</text:span><text:span text:style-name="T3"> </text:span><text:span text:style-name="T38">)</text:span><text:span text:style-name="T3"> <text:s text:c="9"/></text:span><text:span text:style-name="T38">,--.</text:span><text:span text:style-name="T3"> <text:s text:c="2"/></text:span><text:span text:style-name="T38">`--'</text:span><text:span text:style-name="T3"> <text:s text:c="4"/></text:span><text:span text:style-name="T73">██</text:span><text:span text:style-name="T74"> <text:s text:c="7"/></text:span></text:p>
      <text:p text:style-name="P1"><text:span text:style-name="T146">▐</text:span><text:span text:style-name="T41">6</text:span><text:span text:style-name="T146">▌▐</text:span><text:span text:style-name="T41">^</text:span><text:span text:style-name="T146">▌</text:span><text:span text:style-name="T3"> </text:span><text:span text:style-name="T73">██</text:span><text:span text:style-name="T3"> </text:span><text:span text:style-name="T48">▐</text:span><text:span text:style-name="T39">←</text:span><text:span text:style-name="T48">▌</text:span><text:span text:style-name="T3"> <text:s/></text:span><text:span text:style-name="T38">\</text:span><text:span text:style-name="T3"> <text:s/></text:span><text:span text:style-name="T139">.</text:span><text:span text:style-name="T3"> <text:s/></text:span><text:span text:style-name="T156">║</text:span><text:span text:style-name="T3"> <text:s/></text:span><text:span text:style-name="T139">.</text:span><text:span text:style-name="T3"> <text:s/></text:span><text:span text:style-name="T38">/</text:span><text:span text:style-name="T3"> <text:s/></text:span><text:span text:style-name="T48">▐</text:span><text:span text:style-name="T39">D</text:span><text:span text:style-name="T48">▌</text:span><text:span text:style-name="T3"> <text:s text:c="7"/></text:span><text:span text:style-name="T48">▐</text:span><text:span text:style-name="T39">P</text:span><text:span text:style-name="T48">▌</text:span><text:span text:style-name="T3"> <text:s text:c="9"/></text:span><text:span text:style-name="T38">(</text:span><text:span text:style-name="T3"> </text:span><text:span text:style-name="T15">◄@</text:span><text:span text:style-name="T3"> </text:span><text:span text:style-name="T38">)</text:span><text:span text:style-name="T3"> <text:s text:c="10"/></text:span><text:span text:style-name="T73">██</text:span><text:span text:style-name="T3"> <text:s/></text:span><text:span text:style-name="T146">▐</text:span><text:span text:style-name="T41">F6</text:span><text:span text:style-name="T146">▌</text:span><text:span text:style-name="T149"> <text:s/></text:span></text:p>
      <text:p text:style-name="P1"><text:span text:style-name="T185">Move↑</text:span><text:span text:style-name="T3"> <text:s/></text:span><text:span text:style-name="T73">██</text:span><text:span text:style-name="T3"> <text:s text:c="6"/></text:span><text:span text:style-name="T38">\__</text:span><text:span text:style-name="T3"> <text:s/></text:span><text:span text:style-name="T156">║</text:span><text:span text:style-name="T3"> <text:s/></text:span><text:span text:style-name="T38">__/</text:span><text:span text:style-name="T3"> <text:s text:c="27"/></text:span><text:span text:style-name="T38">`--'</text:span><text:span text:style-name="T3"> <text:s text:c="11"/></text:span><text:span text:style-name="T73">██</text:span><text:span text:style-name="T3"> <text:s/></text:span><text:span text:style-name="T185">Line</text:span><text:span text:style-name="T186"> <text:s/></text:span></text:p>
      <text:p text:style-name="P1"><text:span text:style-name="T3"><text:s text:c="7"/></text:span><text:span text:style-name="T73">██</text:span><text:span text:style-name="T3"> <text:s text:c="9"/></text:span><text:a xlink:type="simple" xlink:href="file:////▼%2F%2F" text:style-name="Standard" text:visited-style-name="Standard"><text:span text:style-name="T190">\\</text:span></text:a><text:a xlink:type="simple" xlink:href="file:////▼%2F%2F" text:style-name="Standard" text:visited-style-name="Standard"><text:span text:style-name="T16">▼</text:span></text:a><text:a xlink:type="simple" xlink:href="file:////▼%2F%2F" text:style-name="Standard" text:visited-style-name="Standard"><text:span text:style-name="T35">//</text:span></text:a><text:span text:style-name="T3"> <text:s text:c="28"/></text:span><text:span text:style-name="T48">▐</text:span><text:span text:style-name="T39">Z</text:span><text:span text:style-name="T48">▌</text:span><text:span text:style-name="T3"> </text:span><text:span text:style-name="T48">▐</text:span><text:span text:style-name="T39">,</text:span><text:span text:style-name="T48">▌</text:span><text:span text:style-name="T3"> <text:s text:c="10"/></text:span><text:span text:style-name="T73">██</text:span><text:span text:style-name="T74"> <text:s text:c="7"/></text:span></text:p>
      <text:p text:style-name="P1"><text:span text:style-name="T146">▐</text:span><text:span text:style-name="T41">PgUp</text:span><text:span text:style-name="T146">▌</text:span><text:span text:style-name="T3"> </text:span><text:span text:style-name="T73">██</text:span><text:span text:style-name="T3"> <text:s text:c="8"/></text:span><text:span text:style-name="T48">▐</text:span><text:span text:style-name="T39">S</text:span><text:span text:style-name="T48">▌</text:span><text:span text:style-name="T3"> </text:span><text:span text:style-name="T48">▐</text:span><text:span text:style-name="T39">↓</text:span><text:span text:style-name="T48">▌</text:span><text:span text:style-name="T3"> <text:s text:c="45"/></text:span><text:span text:style-name="T73">██</text:span><text:span text:style-name="T3"> </text:span><text:span text:style-name="T146">▐</text:span><text:span text:style-name="T41">F12</text:span><text:span text:style-name="T146">▌</text:span><text:span text:style-name="T149"> <text:s/></text:span></text:p>
      <text:p text:style-name="P1"><text:span text:style-name="T185">Lvl-Up</text:span><text:span text:style-name="T3"> </text:span><text:span text:style-name="T73">██████████████████████████████████████████████████████████████████</text:span><text:span text:style-name="T3"> <text:s/></text:span><text:span text:style-name="T185">Rig</text:span><text:span text:style-name="T186"> <text:s text:c="2"/></text:span></text:p>
      <text:p text:style-name="P1"><text:span text:style-name="T105"><text:s text:c="81"/></text:span></text:p>
      <text:p text:style-name="P1"><text:span text:style-name="T3"><text:s text:c="26"/></text:span><text:span text:style-name="T40"><text:s/>- PUTTING YOU IN CONTROL - </text:span><text:span text:style-name="T105"><text:s text:c="27"/></text:span></text:p>
      <text:p text:style-name="P1"><text:span text:style-name="T69"><text:s text:c="15"/></text:span></text:p>
      <text:p text:style-name="P1"><text:span text:style-name="T65">Lest we forget debug mode which adds all the features you could ever need as a developer ...or a cheat :)</text:span></text:p>
      <text:p text:style-name="P8"/>
      <text:p text:style-name="P8"/>
      <text:p text:style-name="P8"/>
      <text:p text:style-name="P1"><text:span text:style-name="T3"><text:s/></text:span><text:span text:style-name="T139">╓────╖╓────╖╓────╖╓────╖╓────╖╓────╖╓────╖╓────╖╓────╖╓────╖╓────╖╓────╖╓────╖ </text:span></text:p>
      <text:p text:style-name="P1"><text:span text:style-name="T3"><text:s/></text:span><text:span text:style-name="T139">║ °╓─╖║ °╓─╖║ °╓─╖║ °</text:span><text:span text:style-name="T40"> - DEBUG MODE - </text:span><text:span text:style-name="T139"><text:s/>°╓─╖║ °╓─╖║ °╓─╖║ °╓─╖║ °╓─╖║ °╓─╖║ °╓─╖ </text:span></text:p>
      <text:p text:style-name="P1"><text:span text:style-name="T3"><text:s/></text:span><text:span text:style-name="T139">║ <text:s/></text:span><text:span text:style-name="T81">╔══════════╗</text:span><text:span text:style-name="T139">╙─╖║ <text:s/>╙─╖║ <text:s/>╙─╖║ <text:s/>╙─╖║ <text:s/>╙─╖║ <text:s/>╙─╖║ <text:s/>╙─╖║ <text:s/>╙─╖</text:span><text:span text:style-name="T156">┌──────────┐</text:span><text:span text:style-name="T139">║ <text:s/>╙─╖ </text:span></text:p>
      <text:p text:style-name="P1"><text:span text:style-name="T3"><text:s/></text:span><text:span text:style-name="T139">╙─╜</text:span><text:span text:style-name="T81">║</text:span><text:span text:style-name="T163"> ◘ ◘ ◘ ◘ ◘</text:span><text:span text:style-name="T81">╠═══</text:span><text:span text:style-name="T155">∙</text:span><text:span text:style-name="T163">◘ ◘ ◘ ◘ ◘ ◘ ◘ ◘ ◘ ◘ </text:span><text:span text:style-name="T155">∙</text:span><text:span text:style-name="T81">═══█</text:span><text:span text:style-name="T163"> ◘ ◘ ◘ ◘ ◘</text:span><text:span text:style-name="T81">█</text:span><text:span text:style-name="T139">─╜╙─╜</text:span><text:span text:style-name="T156">│</text:span><text:span text:style-name="T146"> █▀▀</text:span><text:span text:style-name="T156"> <text:s/></text:span><text:span text:style-name="T185"><text:s text:c="2"/>0</text:span><text:span text:style-name="T156"> │</text:span><text:span text:style-name="T139">╙─╜╙─╜ </text:span></text:p>
      <text:p text:style-name="P1"><text:span text:style-name="T3"><text:s/></text:span><text:span text:style-name="T139">╓──</text:span><text:span text:style-name="T81">║</text:span><text:span text:style-name="T163">◘ ◘ ◘ ◘ ◘ </text:span><text:span text:style-name="T81">║</text:span><text:span text:style-name="T139">──╖</text:span><text:span text:style-name="T155">∙</text:span><text:span text:style-name="T163"> ◘ ◘ ◘ ◘ ◘ ◘ ◘ ◘ ◘ ◘</text:span><text:span text:style-name="T155">∙</text:span><text:span text:style-name="T139">─╖╓</text:span><text:span text:style-name="T81">█</text:span><text:span text:style-name="T163">◘ ◘ ◘ ◘ ◘ </text:span><text:span text:style-name="T81">█</text:span><text:span text:style-name="T139">────╖</text:span><text:span text:style-name="T156">├----------┤</text:span><text:span text:style-name="T139">╓────╖ </text:span></text:p>
      <text:p text:style-name="P1"><text:span text:style-name="T3"><text:s/></text:span><text:span text:style-name="T139">║ °</text:span><text:span text:style-name="T81">║</text:span><text:span text:style-name="T163"> ◘ ◘ ◘ ◘ ◘</text:span><text:span text:style-name="T81">╠═══</text:span><text:span text:style-name="T155">∙</text:span><text:span text:style-name="T163">◘ ◘ ◘ ◘ ◘ ◘ ◘ ◘ ◘ ◘ </text:span><text:span text:style-name="T155">∙</text:span><text:span text:style-name="T139">─╖║</text:span><text:span text:style-name="T81">█</text:span><text:span text:style-name="T163"> ◘ ◘ ◘ ◘ ◘</text:span><text:span text:style-name="T81">█</text:span><text:span text:style-name="T139"> °╓─╖</text:span><text:span text:style-name="T156">│</text:span><text:span text:style-name="T139"> ▀▀█</text:span><text:span text:style-name="T156"> <text:s/></text:span><text:span text:style-name="T170"><text:s text:c="2"/>0</text:span><text:span text:style-name="T156"> │</text:span><text:span text:style-name="T139">║ °╓─╖ </text:span></text:p>
      <text:p text:style-name="P1"><text:span text:style-name="T3"><text:s/></text:span><text:span text:style-name="T139">║ <text:s/></text:span><text:span text:style-name="T81">║</text:span><text:span text:style-name="T163">◘ ◘ ◘ ◘ ◘ </text:span><text:span text:style-name="T81">║</text:span><text:span text:style-name="T139">╙─╖</text:span><text:span text:style-name="T155">∙</text:span><text:span text:style-name="T163"> ◘ ◘ ◘ ◘ ◘ ◘ ◘ ◘ ◘ ◘</text:span><text:span text:style-name="T155">∙</text:span><text:span text:style-name="T139">─╖║</text:span><text:span text:style-name="T81">█</text:span><text:span text:style-name="T163">◘ ◘ ◘ ◘ ◘ </text:span><text:span text:style-name="T81">█</text:span><text:span text:style-name="T139"> <text:s/>╙─╖</text:span><text:span text:style-name="T156">├----------┤</text:span><text:span text:style-name="T139">║ <text:s/>╙─╖ </text:span></text:p>
      <text:p text:style-name="P1"><text:span text:style-name="T3"><text:s/></text:span><text:span text:style-name="T139">╙─╜</text:span><text:span text:style-name="T81">╚═╤═══════</text:span><text:span text:style-name="T170">╔══════════════════════════════╗</text:span><text:span text:style-name="T163">◘ ◘ ◘ ◘ ◘</text:span><text:span text:style-name="T81">█</text:span><text:span text:style-name="T139">─╜╙─╜</text:span><text:span text:style-name="T156">│</text:span><text:span text:style-name="T3"> ▄█▀</text:span><text:span text:style-name="T156"> <text:s/></text:span><text:span text:style-name="T178"><text:s text:c="2"/>1</text:span><text:span text:style-name="T156"> │</text:span><text:span text:style-name="T139">╙─╜╙─╜ </text:span></text:p>
      <text:p text:style-name="P1"><text:span text:style-name="T3"><text:s/></text:span><text:span text:style-name="T139">╓────</text:span><text:span text:style-name="T81">⌡</text:span><text:span text:style-name="T139">╓────╖╓</text:span><text:span text:style-name="T170">║ </text:span><text:span text:style-name="T178">0 - </text:span><text:span text:style-name="T118">Clear Pit <text:s text:c="15"/></text:span><text:span text:style-name="T170">║▒</text:span><text:span text:style-name="T163">◘ ◘ ◘ ◘ </text:span><text:span text:style-name="T81">█</text:span><text:span text:style-name="T139">────╖</text:span><text:span text:style-name="T156">├----------┤</text:span><text:span text:style-name="T139">╓────╖ </text:span></text:p>
      <text:p text:style-name="P1"><text:span text:style-name="T3"><text:s/></text:span><text:span text:style-name="T139">║ °╓</text:span><text:span text:style-name="T156">⌠</text:span><text:span text:style-name="T139">╖║ °╓─╖</text:span><text:span text:style-name="T156">⌠</text:span><text:span text:style-name="T170">║ </text:span><text:span text:style-name="T178">1 - </text:span><text:span text:style-name="T118">Add O for Perfect <text:s text:c="7"/></text:span><text:span text:style-name="T170">║▒</text:span><text:span text:style-name="T163"> ◘ ◘ ◘ ◘</text:span><text:span text:style-name="T81">█</text:span><text:span text:style-name="T139"> °╓─╖</text:span><text:span text:style-name="T156">│</text:span><text:span text:style-name="T48"> ▀█▄</text:span><text:span text:style-name="T156"> <text:s/></text:span><text:span text:style-name="T81"><text:s text:c="2"/>0</text:span><text:span text:style-name="T156"> │</text:span><text:span text:style-name="T139">║ °╓─╖ </text:span></text:p>
      <text:p text:style-name="P1"><text:span text:style-name="T3"><text:s/></text:span><text:span text:style-name="T139">║ </text:span><text:span text:style-name="T156">┌─┴───────┴</text:span><text:span text:style-name="T170">║ </text:span><text:span text:style-name="T178">2 - </text:span><text:span text:style-name="T118">Add I for Perfect Tetris </text:span><text:span text:style-name="T170">║▒</text:span><text:span text:style-name="T163">◘ ◘ ◘ ◘ </text:span><text:span text:style-name="T81">█</text:span><text:span text:style-name="T139"> <text:s/>╙─╖</text:span><text:span text:style-name="T156">├----------┤</text:span><text:span text:style-name="T139">║ <text:s/>╙─╖ </text:span></text:p>
      <text:p text:style-name="P1"><text:span text:style-name="T3"><text:s/></text:span><text:span text:style-name="T139">╙─</text:span><text:span text:style-name="T156">│</text:span><text:span text:style-name="T119"> SCORE: <text:s text:c="2"/></text:span><text:span text:style-name="T170">║ </text:span><text:span text:style-name="T178">3 - </text:span><text:span text:style-name="T118">Test Frag+Combo <text:s text:c="9"/></text:span><text:span text:style-name="T170">║▒</text:span><text:span text:style-name="T163"> ◘ ◘ ◘ ◘</text:span><text:span text:style-name="T81">█</text:span><text:span text:style-name="T139">─╜╙─╜</text:span><text:span text:style-name="T156">│</text:span><text:span text:style-name="T73"> ▀█▀</text:span><text:span text:style-name="T156"> <text:s/></text:span><text:span text:style-name="T38"><text:s text:c="2"/>0</text:span><text:span text:style-name="T156"> │</text:span><text:span text:style-name="T139">╙─╜╙─╜ </text:span></text:p>
      <text:p text:style-name="P1"><text:span text:style-name="T3"><text:s/></text:span><text:span text:style-name="T139">╓─</text:span><text:span text:style-name="T156">├</text:span><text:span text:style-name="T119"> </text:span><text:span text:style-name="T97"><text:s text:c="9"/></text:span><text:span text:style-name="T170">║ </text:span><text:span text:style-name="T178">4 - </text:span><text:span text:style-name="T118">Add J for DOUBLE Combo <text:s text:c="2"/></text:span><text:span text:style-name="T170">║▒</text:span><text:span text:style-name="T163">◘ ◘ ◘ ◘ </text:span><text:span text:style-name="T81">█</text:span><text:span text:style-name="T139">────╖</text:span><text:span text:style-name="T156">├----------┤</text:span><text:span text:style-name="T139">╓────╖ </text:span></text:p>
      <text:p text:style-name="P1"><text:span text:style-name="T3"><text:s/></text:span><text:span text:style-name="T139">║ </text:span><text:span text:style-name="T156">│</text:span><text:span text:style-name="T147">▄▄▄▄▄▄▄▄▄▄</text:span><text:span text:style-name="T170">║ </text:span><text:span text:style-name="T178">5 - </text:span><text:span text:style-name="T118">Add 2x4 for Super Combo <text:s/></text:span><text:span text:style-name="T170">║▒</text:span><text:span text:style-name="T163"> ◘ ◘ ◘ ◘</text:span><text:span text:style-name="T81">█</text:span><text:span text:style-name="T139"> °╓─╖</text:span><text:span text:style-name="T156">│ <text:s/>██ <text:s/></text:span><text:span text:style-name="T118"><text:s text:c="2"/>0</text:span><text:span text:style-name="T156"> │</text:span><text:span text:style-name="T139">║ °╓─╖ </text:span></text:p>
      <text:p text:style-name="P1"><text:span text:style-name="T3"><text:s/></text:span><text:span text:style-name="T139">║ </text:span><text:span text:style-name="T156">├</text:span><text:span text:style-name="T120"> Mult <text:s/></text:span><text:span text:style-name="T97">x <text:s/></text:span><text:span text:style-name="T170">║ </text:span><text:span text:style-name="T178">6 - </text:span><text:span text:style-name="T118">Add T for T Spin <text:s text:c="8"/></text:span><text:span text:style-name="T170">║▒</text:span><text:span text:style-name="T163">◘ ◘ ◘ ◘ </text:span><text:span text:style-name="T81">█╕</text:span><text:span text:style-name="T139"> ╙─╖</text:span><text:span text:style-name="T156">├----------┤</text:span><text:span text:style-name="T139">║ <text:s/>╙─╖ </text:span></text:p>
      <text:p text:style-name="P1"><text:span text:style-name="T3"><text:s/></text:span><text:span text:style-name="T139">╙─</text:span><text:span text:style-name="T156">│</text:span><text:span text:style-name="T140">▄▄▄▄▄▄▄▄▄▄</text:span><text:span text:style-name="T170">╚══════════════════════════════╝▒</text:span><text:span text:style-name="T81">▀▀▀▀▀▀▀▀▀</text:span><text:span text:style-name="T156">│</text:span><text:span text:style-name="T139">╜╙─╜</text:span><text:span text:style-name="T156">│</text:span><text:span text:style-name="T26">▄▄▄▄</text:span><text:span text:style-name="T156"> <text:s/></text:span><text:span text:style-name="T15"><text:s text:c="2"/>0</text:span><text:span text:style-name="T156"> │</text:span><text:span text:style-name="T139">╙─╜╙─╜ </text:span></text:p>
      <text:p text:style-name="P1"><text:span text:style-name="T3"><text:s/></text:span><text:span text:style-name="T139">╓─</text:span><text:span text:style-name="T156">├</text:span><text:span text:style-name="T121"> Last <text:s/></text:span><text:span text:style-name="T97"><text:s text:c="3"/>0</text:span><text:span text:style-name="T170">▒▒▒▒▒▒▒▒▒▒▒▒▒▒▒▒▒▒▒▒▒▒▒▒▒▒▒▒▒▒▒▒</text:span><text:span text:style-name="T139">▄▄▄▄▄▄▄▄▄</text:span><text:span text:style-name="T156">│</text:span><text:span text:style-name="T139">───╖</text:span><text:span text:style-name="T156">╞==========╡</text:span><text:span text:style-name="T139">╓────╖ </text:span></text:p>
      <text:p text:style-name="P1"><text:span text:style-name="T3"><text:s/></text:span><text:span text:style-name="T139">║ </text:span><text:span text:style-name="T156">│</text:span><text:span text:style-name="T4">▄▄▄▄▄▄▄▄▄▄▄▄</text:span><text:span text:style-name="T156">│</text:span><text:span text:style-name="T139">─╖</text:span><text:span text:style-name="T155">∙</text:span><text:span text:style-name="T163">◘ ◘ ◘ ◘ ◘ ◘ ◘ ◘ ◘ ◘ </text:span><text:span text:style-name="T155">∙</text:span><text:span text:style-name="T139">─╖</text:span><text:span text:style-name="T156">├</text:span><text:span text:style-name="T121"> Lines </text:span><text:span text:style-name="T97"><text:s text:c="3"/>0</text:span><text:span text:style-name="T121"> </text:span><text:span text:style-name="T156">┤</text:span><text:span text:style-name="T139">°╓─╖</text:span><text:span text:style-name="T156">│</text:span><text:span text:style-name="T95"> <text:s text:c="3"/></text:span><text:span text:style-name="T118"><text:s text:c="4"/>1</text:span><text:span text:style-name="T156"> │</text:span><text:span text:style-name="T139">║ °╓─╖ </text:span></text:p>
      <text:p text:style-name="P1"><text:span text:style-name="T3"><text:s/></text:span><text:span text:style-name="T139">║ </text:span><text:span text:style-name="T156">└</text:span><text:span text:style-name="T122"> Best <text:s/></text:span><text:span text:style-name="T97"><text:s text:c="3"/>0</text:span><text:span text:style-name="T122"> </text:span><text:span text:style-name="T156">┘</text:span><text:span text:style-name="T139">─╖</text:span><text:span text:style-name="T155">∙</text:span><text:span text:style-name="T163"> ◘ ◘ ◘ ◘ ◘ ◘ ◘ ◘ ◘ ◘</text:span><text:span text:style-name="T155">∙</text:span><text:span text:style-name="T139">─╖</text:span><text:span text:style-name="T156">│</text:span><text:span text:style-name="T148">▄▄▄▄▄▄▄▄▄▄▄▄</text:span><text:span text:style-name="T156">│</text:span><text:span text:style-name="T139"> ╙─╖</text:span><text:span text:style-name="T156">└─┬──────┬─┘</text:span><text:span text:style-name="T139">║ <text:s/>╙─╖ </text:span></text:p>
      <text:p text:style-name="P1"><text:span text:style-name="T3"><text:s/></text:span><text:span text:style-name="T139">╙─╜</text:span><text:span text:style-name="T98">▄▄▄▄▄▄▄▄▄▄▄▄</text:span><text:span text:style-name="T139">╙─╜</text:span><text:span text:style-name="T155">∙</text:span><text:span text:style-name="T163">◘ ◘ ◘ ◘ ◘ ◘ ◘ ◘ ◘ ◘ </text:span><text:span text:style-name="T155">∙</text:span><text:span text:style-name="T139">─╜</text:span><text:span text:style-name="T156">└</text:span><text:span text:style-name="T120"> Level </text:span><text:span text:style-name="T97"><text:s text:c="3"/>0</text:span><text:span text:style-name="T120"> </text:span><text:span text:style-name="T156">┘</text:span><text:span text:style-name="T139">╜╙─</text:span><text:span text:style-name="T48">▄▄▄█▄▄▄▄▄▄█▄▄▄▄█</text:span><text:span text:style-name="T139">╙─╜ </text:span></text:p>
      <text:p text:style-name="P1"><text:span text:style-name="T3"><text:s/></text:span><text:span text:style-name="T139">╓────╖╓────╖╓────╖</text:span><text:span text:style-name="T155">∙</text:span><text:span text:style-name="T163"> ◘ ◘ ◘ ◘ ◘ ◘ ◘ ◘ ◘ ◘</text:span><text:span text:style-name="T155">∙</text:span><text:span text:style-name="T139">─╖╓</text:span><text:span text:style-name="T99">▄▄▄▄▄▄▄▄▄▄▄▄</text:span><text:span text:style-name="T139">────</text:span><text:span text:style-name="T48">█</text:span><text:span text:style-name="T118">▓▓</text:span><text:span text:style-name="T49">▌</text:span><text:span text:style-name="T97"> <text:s/>0</text:span><text:span text:style-name="T49">▐</text:span><text:span text:style-name="T38">▓▓</text:span><text:span text:style-name="T49">▌</text:span><text:span text:style-name="T97"> <text:s/>0</text:span><text:span text:style-name="T49">▐</text:span><text:span text:style-name="T48">▌</text:span><text:span text:style-name="T139">──╖ </text:span></text:p>
      <text:p text:style-name="P1"><text:span text:style-name="T3"><text:s/></text:span><text:span text:style-name="T139">║ °╓─╖║ °╓─╖║ °╓─╖</text:span><text:span text:style-name="T155">∙</text:span><text:span text:style-name="T163">◘ ◘ ◘ ◘ ◘ ◘ ◘ ◘ ◘ ◘ </text:span><text:span text:style-name="T155">∙</text:span><text:span text:style-name="T139">─╖║ °╓─╖║ °╓─╖║ °╓─</text:span><text:span text:style-name="T48">▀▀▀▀▀▀▀▀▀▀▀▀▀▀▀█</text:span><text:span text:style-name="T139">╓─╖ </text:span></text:p>
      <text:p text:style-name="P1"><text:span text:style-name="T3"><text:s/></text:span><text:span text:style-name="T139">║ <text:s/>╙─╖║ <text:s/>╙─╖║ <text:s/>╙─╖</text:span><text:span text:style-name="T48">▀▀▀▀▀▀▀▀▀▀▀▀▀▀▀▀▀▀▀▀▀▀</text:span><text:span text:style-name="T139">─╖║ <text:s/>╙─╖║ <text:s/>╙─╖║ <text:s/>╙─╖║ <text:s/>╙─╖║ <text:s/>╙─╖║ <text:s/>╙─╖ </text:span></text:p>
      <text:p text:style-name="P1"><text:span text:style-name="T3"><text:s/></text:span><text:span text:style-name="T139">╙─╜╙─╜╙─╜╙─╜╙─╜╙─╜╙─╜╙─╜╙─╜╙─╜╙─╜╙─╜╙─╜╙─╜╙─╜╙─╜╙─╜╙─╜╙─╜╙─╜╙─╜╙─╜╙─╜╙─╜╙─╜╙─╜ </text:span></text:p>
      <text:p text:style-name="P1"><text:span text:style-name="T3"><text:s text:c="71"/></text:span><text:span text:style-name="T178">00:00:02 </text:span></text:p>
      <text:p text:style-name="P8"/>
      <text:p text:style-name="P1"><text:span text:style-name="T65">Adding a new array to the "rigging" script will put it in this dynamic menu hidden behind F12 ...it was written for debugging the more advanced mechanics ...but the examples here make for a good tutorial!</text:span></text:p>
      <text:p text:style-name="P1"><text:span text:style-name="T66"/></text:p>
      <text:p text:style-name="P7">New rigs can be created in debug mode and cut’n’pasted from the debug monitor.</text:p>
      <text:p text:style-name="P8"/>
      <text:p text:style-name="P1"><text:span text:style-name="T3"/></text:p>
      <text:p text:style-name="P23"><text:span text:style-name="T65">Now we are in debug mode, we can see the internal geometry of the pieces.</text:span></text:p>
      <text:p text:style-name="P2"><text:span text:style-name="T65"/></text:p>
      <text:p text:style-name="P2"><text:span text:style-name="T3"><text:s/></text:span><text:span text:style-name="T139">╓────╖╓────╖╓────╖╓────╖╓────╖╓────╖╓────╖╓────╖╓────╖╓────╖╓────╖╓────╖╓────╖ </text:span></text:p>
      <text:p text:style-name="P1"><text:span text:style-name="T3"><text:s/></text:span><text:span text:style-name="T139">║ °╓─╖║ °╓─╖║ °╓─╖║ °</text:span><text:span text:style-name="T40"> - DEBUG MODE - </text:span><text:span text:style-name="T139"><text:s/>°╓─╖║ °╓─╖║ °╓─╖║ °╓─╖║ °╓─╖║ °╓─╖║ °╓─╖ </text:span></text:p>
      <text:p text:style-name="P1"><text:span text:style-name="T3"><text:s/></text:span><text:span text:style-name="T139">║ <text:s/></text:span><text:span text:style-name="T81">╔══════════╗</text:span><text:span text:style-name="T139">╙─╖║ <text:s/>╙─╖║ <text:s/>╙─╖║ <text:s/>╙─╖║ <text:s/>╙─╖║ <text:s/>╙─╖║ <text:s/>╙─╖║ <text:s/>╙─╖</text:span><text:span text:style-name="T156">┌──────────┐</text:span><text:span text:style-name="T139">║ <text:s/>╙─╖ </text:span></text:p>
      <text:p text:style-name="P1"><text:span text:style-name="T3"><text:s/></text:span><text:span text:style-name="T139">╙─╜</text:span><text:span text:style-name="T81">║</text:span><text:span text:style-name="T3"> <text:s text:c="9"/></text:span><text:span text:style-name="T81">╠═══</text:span><text:span text:style-name="T155">∙</text:span><text:span text:style-name="T163">∙∙∙∙∙∙∙∙∙∙∙∙∙∙∙∙∙∙∙∙</text:span><text:span text:style-name="T155">∙</text:span><text:span text:style-name="T81">═══█</text:span><text:span text:style-name="T3"> <text:s text:c="9"/></text:span><text:span text:style-name="T81">█</text:span><text:span text:style-name="T139">─╜╙─╜</text:span><text:span text:style-name="T156">│</text:span><text:span text:style-name="T146"> █▀▀</text:span><text:span text:style-name="T156"> <text:s/></text:span><text:span text:style-name="T185"><text:s text:c="2"/>0</text:span><text:span text:style-name="T156"> │</text:span><text:span text:style-name="T139">╙─╜╙─╜ </text:span></text:p>
      <text:p text:style-name="P1"><text:span text:style-name="T3"><text:s/></text:span><text:span text:style-name="T139">╓──</text:span><text:span text:style-name="T81">║</text:span><text:span text:style-name="T3"> <text:s text:c="2"/></text:span><text:span text:style-name="T97">╔╦╦╗</text:span><text:span text:style-name="T3"> <text:s text:c="2"/></text:span><text:span text:style-name="T81">║</text:span><text:span text:style-name="T139">──╖</text:span><text:span text:style-name="T155">∙</text:span><text:span text:style-name="T163">∙∙∙∙∙∙∙∙∙∙∙∙∙∙∙∙∙∙∙∙</text:span><text:span text:style-name="T155">∙</text:span><text:span text:style-name="T139">─╖╓</text:span><text:span text:style-name="T81">█</text:span><text:span text:style-name="T3"> <text:s/></text:span><text:span text:style-name="T100">-═══╦╗</text:span><text:span text:style-name="T3"> <text:s/></text:span><text:span text:style-name="T81">█</text:span><text:span text:style-name="T139">────╖</text:span><text:span text:style-name="T156">├----------┤</text:span><text:span text:style-name="T139">╓────╖ </text:span></text:p>
      <text:p text:style-name="P1"><text:span text:style-name="T3"><text:s/></text:span><text:span text:style-name="T139">║ °</text:span><text:span text:style-name="T81">║</text:span><text:span text:style-name="T3"> <text:s text:c="2"/></text:span><text:span text:style-name="T97">╚╩╩╝</text:span><text:span text:style-name="T3"> <text:s text:c="2"/></text:span><text:span text:style-name="T81">╠═══</text:span><text:span text:style-name="T155">∙</text:span><text:span text:style-name="T163">∙∙∙∙∙∙∙∙∙∙∙∙∙∙∙∙∙∙∙∙</text:span><text:span text:style-name="T155">∙</text:span><text:span text:style-name="T139">─╖║</text:span><text:span text:style-name="T81">█</text:span><text:span text:style-name="T3"> <text:s text:c="5"/></text:span><text:span text:style-name="T100">╙╜</text:span><text:span text:style-name="T3"> <text:s/></text:span><text:span text:style-name="T81">█</text:span><text:span text:style-name="T139"> °╓─╖</text:span><text:span text:style-name="T156">│</text:span><text:span text:style-name="T139"> ▀▀█</text:span><text:span text:style-name="T156"> <text:s/></text:span><text:span text:style-name="T170"><text:s text:c="2"/>0</text:span><text:span text:style-name="T156"> │</text:span><text:span text:style-name="T139">║ °╓─╖ </text:span></text:p>
      <text:p text:style-name="P1"><text:span text:style-name="T3"><text:s/></text:span><text:span text:style-name="T139">║ <text:s/></text:span><text:span text:style-name="T81">║</text:span><text:span text:style-name="T3"> <text:s text:c="9"/></text:span><text:span text:style-name="T81">║</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 </text:span></text:p>
      <text:p text:style-name="P1"><text:span text:style-name="T3"><text:s/></text:span><text:span text:style-name="T139">╙─╜</text:span><text:span text:style-name="T81">╚═╤═══════╤╝</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3"> ▄█▀</text:span><text:span text:style-name="T156"> <text:s/></text:span><text:span text:style-name="T178"><text:s text:c="2"/>1</text:span><text:span text:style-name="T156"> │</text:span><text:span text:style-name="T139">╙─╜╙─╜ </text:span></text:p>
      <text:p text:style-name="P1"><text:span text:style-name="T3"><text:s/></text:span><text:span text:style-name="T139">╓────</text:span><text:span text:style-name="T81">⌡</text:span><text:span text:style-name="T139">╓────╖╓</text:span><text:span text:style-name="T81">⌡</text:span><text:span text:style-name="T139">───╖</text:span><text:span text:style-name="T155">∙</text:span><text:span text:style-name="T163">∙∙∙∙∙∙∙∙∙∙∙∙∙∙∙∙∙∙∙∙</text:span><text:span text:style-name="T155">∙</text:span><text:span text:style-name="T81">═══█</text:span><text:span text:style-name="T3"> <text:s/>       <text:s/></text:span><text:span text:style-name="T81">█</text:span><text:span text:style-name="T139">────╖</text:span><text:span text:style-name="T156">├----------┤</text:span><text:span text:style-name="T139">╓────╖ </text:span></text:p>
      <text:p text:style-name="P1"><text:span text:style-name="T3"><text:s/></text:span><text:span text:style-name="T139">║ °╓</text:span><text:span text:style-name="T156">⌠</text:span><text:span text:style-name="T139">╖║ °╓─╖</text:span><text:span text:style-name="T156">⌠</text:span><text:span text:style-name="T139"> °╓─╖</text:span><text:span text:style-name="T155">∙</text:span><text:span text:style-name="T163">∙∙∙∙∙∙∙∙∙∙∙∙∙∙∙∙∙∙∙∙</text:span><text:span text:style-name="T155">∙</text:span><text:span text:style-name="T139">─╖║</text:span><text:span text:style-name="T81">█</text:span><text:span text:style-name="T3"> </text:span><text:span text:style-name="T96">-══════-</text:span><text:span text:style-name="T3"> </text:span><text:span text:style-name="T81">█</text:span><text:span text:style-name="T139"> °╓─╖</text:span><text:span text:style-name="T156">│</text:span><text:span text:style-name="T48"> ▀█▄</text:span><text:span text:style-name="T156"> <text:s/></text:span><text:span text:style-name="T81"><text:s text:c="2"/>0</text:span><text:span text:style-name="T156"> │</text:span><text:span text:style-name="T139">║ °╓─╖ </text:span></text:p>
      <text:p text:style-name="P1"><text:span text:style-name="T3"><text:s/></text:span><text:span text:style-name="T139">║ </text:span><text:span text:style-name="T156">┌─┴───────┴──┐</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 </text:span></text:p>
      <text:p text:style-name="P1"><text:span text:style-name="T3"><text:s/></text:span><text:span text:style-name="T139">╙─</text:span><text:span text:style-name="T156">│</text:span><text:span text:style-name="T119"> SCORE: <text:s text:c="4"/></text:span><text:span text:style-name="T156">│</text:span><text:span text:style-name="T139">─╜</text:span><text:span text:style-name="T155">∙</text:span><text:span text:style-name="T163">∙∙∙∙∙∙∙∙</text:span><text:span text:style-name="T100">╔╦═-</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73"> ▀█▀</text:span><text:span text:style-name="T156"> <text:s/></text:span><text:span text:style-name="T38"><text:s text:c="2"/>0</text:span><text:span text:style-name="T156"> │</text:span><text:span text:style-name="T139">╙─╜╙─╜ </text:span></text:p>
      <text:p text:style-name="P1"><text:span text:style-name="T3"><text:s/></text:span><text:span text:style-name="T139">╓─</text:span><text:span text:style-name="T156">├</text:span><text:span text:style-name="T119"> </text:span><text:span text:style-name="T97"><text:s text:c="9"/>0</text:span><text:span text:style-name="T119"> </text:span><text:span text:style-name="T156">┤</text:span><text:span text:style-name="T139">─╖</text:span><text:span text:style-name="T155">∙</text:span><text:span text:style-name="T163">∙∙∙∙∙∙∙∙</text:span><text:span text:style-name="T100">║║</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139">╓────╖ </text:span></text:p>
      <text:p text:style-name="P1"><text:span text:style-name="T3"><text:s/></text:span><text:span text:style-name="T139">║ </text:span><text:span text:style-name="T156">│</text:span><text:span text:style-name="T147">▄▄▄▄▄▄▄▄▄▄▄▄</text:span><text:span text:style-name="T156">│</text:span><text:span text:style-name="T139">─╖</text:span><text:span text:style-name="T155">∙</text:span><text:span text:style-name="T163">∙∙∙∙∙∙∙∙</text:span><text:span text:style-name="T100">╙╜</text:span><text:span text:style-name="T163">∙∙∙∙∙∙∙∙∙∙</text:span><text:span text:style-name="T155">∙</text:span><text:span text:style-name="T139">─╖║</text:span><text:span text:style-name="T81">█</text:span><text:span text:style-name="T3"> </text:span><text:span text:style-name="T96">-══════-</text:span><text:span text:style-name="T3"> </text:span><text:span text:style-name="T81">█</text:span><text:span text:style-name="T139"> °╓─╖</text:span><text:span text:style-name="T156">│ <text:s/>██ <text:s/></text:span><text:span text:style-name="T118"><text:s text:c="2"/>0</text:span><text:span text:style-name="T156"> │</text:span><text:span text:style-name="T139">║ °╓─╖ </text:span></text:p>
      <text:p text:style-name="P1"><text:span text:style-name="T3"><text:s/></text:span><text:span text:style-name="T139">║ </text:span><text:span text:style-name="T156">├</text:span><text:span text:style-name="T120"> Mult <text:s/></text:span><text:span text:style-name="T97">x <text:s/>1</text:span><text:span text:style-name="T120"> </text:span><text:span text:style-name="T156">┤</text:span><text:span text:style-name="T139">─╖</text:span><text:span text:style-name="T155">∙</text:span><text:span text:style-name="T163">∙∙∙∙∙∙∙∙∙∙∙∙∙∙∙∙∙∙∙∙</text:span><text:span text:style-name="T155">∙</text:span><text:span text:style-name="T81">══╤█</text:span><text:span text:style-name="T3"> <text:s text:c="9"/></text:span><text:span text:style-name="T81">█╕</text:span><text:span text:style-name="T139"> ╙─╖</text:span><text:span text:style-name="T156">├----------┤</text:span><text:span text:style-name="T139">║ <text:s/>╙─╖ </text:span></text:p>
      <text:p text:style-name="P1"><text:span text:style-name="T3"><text:s/></text:span><text:span text:style-name="T139">╙─</text:span><text:span text:style-name="T156">│</text:span><text:span text:style-name="T140">▄▄▄▄▄▄▄▄▄▄▄▄</text:span><text:span text:style-name="T156">│</text:span><text:span text:style-name="T139">─╜</text:span><text:span text:style-name="T155">∙</text:span><text:span text:style-name="T97">╔╦╦╗╔╦╦╗</text:span><text:span text:style-name="T163">∙∙∙∙</text:span><text:span text:style-name="T97">╔╦╦╗╔╦╦╗</text:span><text:span text:style-name="T155">∙</text:span><text:span text:style-name="T139">─╜</text:span><text:span text:style-name="T156">│</text:span><text:span text:style-name="T81">▀▀▀▀▀▀▀▀▀▀▀▀</text:span><text:span text:style-name="T156">│</text:span><text:span text:style-name="T139">╜╙─╜</text:span><text:span text:style-name="T156">│</text:span><text:span text:style-name="T26">▄▄▄▄</text:span><text:span text:style-name="T156"> <text:s/></text:span><text:span text:style-name="T15"><text:s text:c="2"/>0</text:span><text:span text:style-name="T156"> │</text:span><text:span text:style-name="T139">╙─╜╙─╜ </text:span></text:p>
      <text:p text:style-name="P1"><text:span text:style-name="T3"><text:s/></text:span><text:span text:style-name="T139">╓─</text:span><text:span text:style-name="T156">├</text:span><text:span text:style-name="T121"> Last <text:s/></text:span><text:span text:style-name="T97"><text:s text:c="3"/>0</text:span><text:span text:style-name="T121"> </text:span><text:span text:style-name="T156">┤</text:span><text:span text:style-name="T139">─╖</text:span><text:span text:style-name="T155">∙</text:span><text:span text:style-name="T97">╚╩╩╝╚╩╩╝</text:span><text:span text:style-name="T163">∙∙∙∙</text:span><text:span text:style-name="T97">╚╩╩╝╚╩╩╝</text:span><text:span text:style-name="T155">∙</text:span><text:span text:style-name="T139">─╖</text:span><text:span text:style-name="T156">│</text:span><text:span text:style-name="T139">▄▄▄▄▄▄▄▄▄▄▄▄</text:span><text:span text:style-name="T156">│</text:span><text:span text:style-name="T139">───╖</text:span><text:span text:style-name="T156">╞==========╡</text:span><text:span text:style-name="T139">╓────╖ </text:span></text:p>
      <text:p text:style-name="P1"><text:span text:style-name="T3"><text:s/></text:span><text:span text:style-name="T139">║ </text:span><text:span text:style-name="T156">│</text:span><text:span text:style-name="T4">▄▄▄▄▄▄▄▄▄▄▄▄</text:span><text:span text:style-name="T156">│</text:span><text:span text:style-name="T139">─╖</text:span><text:span text:style-name="T155">∙</text:span><text:span text:style-name="T99">╓╖</text:span><text:span text:style-name="T100">-═══╦╗</text:span><text:span text:style-name="T139">░░░░</text:span><text:span text:style-name="T99">╔╦═══-</text:span><text:span text:style-name="T100">╓╖</text:span><text:span text:style-name="T155">∙</text:span><text:span text:style-name="T139">─╖</text:span><text:span text:style-name="T156">├</text:span><text:span text:style-name="T121"> Lines </text:span><text:span text:style-name="T97"><text:s text:c="3"/>0</text:span><text:span text:style-name="T121"> </text:span><text:span text:style-name="T156">┤</text:span><text:span text:style-name="T139">°╓─╖</text:span><text:span text:style-name="T156">│</text:span><text:span text:style-name="T95"> <text:s text:c="3"/></text:span><text:span text:style-name="T118"><text:s text:c="4"/>1</text:span><text:span text:style-name="T156"> │</text:span><text:span text:style-name="T139">║ °╓─╖ </text:span></text:p>
      <text:p text:style-name="P1"><text:span text:style-name="T3"><text:s/></text:span><text:span text:style-name="T139">║ </text:span><text:span text:style-name="T156">└</text:span><text:span text:style-name="T122"> Best <text:s/></text:span><text:span text:style-name="T97"><text:s text:c="3"/>0</text:span><text:span text:style-name="T122"> </text:span><text:span text:style-name="T156">┘</text:span><text:span text:style-name="T139">─╖</text:span><text:span text:style-name="T155">∙</text:span><text:span text:style-name="T99">║║</text:span><text:span text:style-name="T101">-═╦╗</text:span><text:span text:style-name="T100">╙╜</text:span><text:span text:style-name="T139">░░</text:span><text:span text:style-name="T96">╓╖</text:span><text:span text:style-name="T99">╙╜</text:span><text:span text:style-name="T98">╔╦═-</text:span><text:span text:style-name="T100">║║</text:span><text:span text:style-name="T155">∙</text:span><text:span text:style-name="T139">─╖</text:span><text:span text:style-name="T156">│</text:span><text:span text:style-name="T148">▄▄▄▄▄▄▄▄▄▄▄▄</text:span><text:span text:style-name="T156">│</text:span><text:span text:style-name="T139"> ╙─╖</text:span><text:span text:style-name="T156">└─┬──────┬─┘</text:span><text:span text:style-name="T139">║ <text:s/>╙─╖ </text:span></text:p>
      <text:p text:style-name="P1"><text:span text:style-name="T3"><text:s/></text:span><text:span text:style-name="T139">╙─╜</text:span><text:span text:style-name="T98">▄▄▄▄▄▄▄▄▄▄▄▄</text:span><text:span text:style-name="T139">╙─╜</text:span><text:span text:style-name="T155">∙</text:span><text:span text:style-name="T99">╚╩═-</text:span><text:span text:style-name="T101">╚╩═-</text:span><text:span text:style-name="T139">░░</text:span><text:span text:style-name="T96">║║</text:span><text:span text:style-name="T98">-═╩╝</text:span><text:span text:style-name="T100">-═╩╝</text:span><text:span text:style-name="T155">∙</text:span><text:span text:style-name="T139">─╜</text:span><text:span text:style-name="T156">└</text:span><text:span text:style-name="T120"> Level </text:span><text:span text:style-name="T97"><text:s text:c="3"/>0</text:span><text:span text:style-name="T120"> </text:span><text:span text:style-name="T156">┘</text:span><text:span text:style-name="T139">╜╙─</text:span><text:span text:style-name="T48">▄▄▄█▄▄▄▄▄▄█▄▄▄▄█</text:span><text:span text:style-name="T139">╙─╜ </text:span></text:p>
      <text:p text:style-name="P1"><text:span text:style-name="T3"><text:s/></text:span><text:span text:style-name="T139">╓────╖╓────╖╓────╖</text:span><text:span text:style-name="T155">∙</text:span><text:span text:style-name="T97">╔╦╦╗╔╦╦╗</text:span><text:span text:style-name="T163">∙∙</text:span><text:span text:style-name="T96">║║</text:span><text:span text:style-name="T97">╔╦╦╗╔╦╦╗</text:span><text:span text:style-name="T155">∙</text:span><text:span text:style-name="T139">─╖╓</text:span><text:span text:style-name="T99">▄▄▄▄▄▄▄▄▄▄▄▄</text:span><text:span text:style-name="T139">────</text:span><text:span text:style-name="T48">█</text:span><text:span text:style-name="T118">▓▓</text:span><text:span text:style-name="T49">▌</text:span><text:span text:style-name="T97"> <text:s/>0</text:span><text:span text:style-name="T49">▐</text:span><text:span text:style-name="T38">▓▓</text:span><text:span text:style-name="T49">▌</text:span><text:span text:style-name="T97"> <text:s/>0</text:span><text:span text:style-name="T49">▐</text:span><text:span text:style-name="T48">▌</text:span><text:span text:style-name="T139">──╖ </text:span></text:p>
      <text:p text:style-name="P1"><text:span text:style-name="T3"><text:s/></text:span><text:span text:style-name="T139">║ °╓─╖║ °╓─╖║ °╓─╖</text:span><text:span text:style-name="T155">∙</text:span><text:span text:style-name="T97">╚╩╩╝╚╩╩╝</text:span><text:span text:style-name="T163">∙∙</text:span><text:span text:style-name="T96">╙╜</text:span><text:span text:style-name="T97">╚╩╩╝╚╩╩╝</text:span><text:span text:style-name="T155">∙</text:span><text:span text:style-name="T139">─╖║ °╓─╖║ °╓─╖║ °╓─</text:span><text:span text:style-name="T48">▀▀▀▀▀▀▀▀▀▀▀▀▀▀▀█</text:span><text:span text:style-name="T139">╓─╖ </text:span></text:p>
      <text:p text:style-name="P1"><text:span text:style-name="T3"><text:s/></text:span><text:span text:style-name="T139">║ <text:s/>╙─╖║ <text:s/>╙─╖║ <text:s/>╙─╖</text:span><text:span text:style-name="T48">▀▀▀▀▀▀▀▀▀▀▀▀▀▀▀▀▀▀▀▀▀▀</text:span><text:span text:style-name="T139">─╖║ <text:s/>╙─╖║ <text:s/>╙─╖║ <text:s/>╙─╖║ <text:s/>╙─╖║ <text:s/>╙─╖║ <text:s/>╙─╖ </text:span></text:p>
      <text:p text:style-name="P1"><text:span text:style-name="T3"><text:s/></text:span><text:span text:style-name="T139">╙─╜╙─╜╙─╜╙─╜╙─╜╙─╜╙─╜╙─╜╙─╜╙─╜╙─╜╙─╜╙─╜╙─╜╙─╜╙─╜╙─╜╙─╜╙─╜╙─╜╙─╜╙─╜╙─╜╙─╜╙─╜╙─╜ </text:span></text:p>
      <text:p text:style-name="P1"><text:span text:style-name="T3"><text:s text:c="71"/></text:span><text:span text:style-name="T178">00:0</text:span><text:span text:style-name="T180">0</text:span><text:span text:style-name="T178">:</text:span><text:span text:style-name="T180">05 </text:span></text:p>
      <text:p text:style-name="P3"/>
      <text:p text:style-name="P1"><text:span text:style-name="T65">Having chosen Rig-4, we are about to create TWO Gold Combos in a single drop. </text:span></text:p>
      <text:p text:style-name="P8"><text:s/></text:p>
      <text:p text:style-name="P8"/>
      <text:p text:style-name="P8"/>
      <text:p text:style-name="P1"><text:span text:style-name="T3"><text:s/></text:span><text:span text:style-name="T139">╓────╖╓────╖╓────╖╓────╖╓────╖╓────╖╓────╖╓────╖╓────╖╓────╖╓────╖╓────╖╓────╖ </text:span></text:p>
      <text:p text:style-name="P1"><text:span text:style-name="T3"><text:s/></text:span><text:span text:style-name="T139">║ °╓─╖║ °╓─╖║ °╓─╖║ °</text:span><text:span text:style-name="T40"> - DEBUG MODE - </text:span><text:span text:style-name="T139"><text:s/>°╓─╖║ °╓─╖║ °╓─╖║ °╓─╖║ °╓─╖║ °╓─╖║ °╓─╖ </text:span></text:p>
      <text:p text:style-name="P1"><text:span text:style-name="T3"><text:s/></text:span><text:span text:style-name="T139">║ <text:s/></text:span><text:span text:style-name="T81">╔══════════╗</text:span><text:span text:style-name="T139">╙─╖║ <text:s/>╙─╖║ <text:s/>╙─╖║ <text:s/>╙─╖║ <text:s/>╙─╖║ <text:s/>╙─╖║ <text:s/>╙─╖║ <text:s/>╙─╖</text:span><text:span text:style-name="T156">┌──────────┐</text:span><text:span text:style-name="T139">║ <text:s/>╙─╖ </text:span></text:p>
      <text:p text:style-name="P1"><text:span text:style-name="T3"><text:s/></text:span><text:span text:style-name="T139">╙─╜</text:span><text:span text:style-name="T81">║</text:span><text:span text:style-name="T3"> <text:s text:c="9"/></text:span><text:span text:style-name="T81">╠═══</text:span><text:span text:style-name="T155">∙</text:span><text:span text:style-name="T163">∙∙∙∙∙∙∙∙∙∙∙∙∙∙∙∙∙∙∙∙</text:span><text:span text:style-name="T155">∙</text:span><text:span text:style-name="T81">═══█</text:span><text:span text:style-name="T3"> <text:s text:c="9"/></text:span><text:span text:style-name="T81">█</text:span><text:span text:style-name="T139">─╜╙─╜</text:span><text:span text:style-name="T156">│</text:span><text:span text:style-name="T146"> █▀▀</text:span><text:span text:style-name="T156"> <text:s/></text:span><text:span text:style-name="T185"><text:s text:c="2"/>0</text:span><text:span text:style-name="T156"> │</text:span><text:span text:style-name="T139">╙─╜╙─╜ </text:span></text:p>
      <text:p text:style-name="P1"><text:span text:style-name="T3"><text:s/></text:span><text:span text:style-name="T139">╓──</text:span><text:span text:style-name="T81">║</text:span><text:span text:style-name="T3"> <text:s text:c="2"/></text:span><text:span text:style-name="T97">╔╦╦╗</text:span><text:span text:style-name="T3"> <text:s text:c="2"/></text:span><text:span text:style-name="T81">║</text:span><text:span text:style-name="T139">──╖</text:span><text:span text:style-name="T155">∙</text:span><text:span text:style-name="T163">∙∙∙∙∙∙∙∙∙∙∙∙∙∙∙∙∙∙∙∙</text:span><text:span text:style-name="T155">∙</text:span><text:span text:style-name="T139">─╖╓</text:span><text:span text:style-name="T81">█</text:span><text:span text:style-name="T3"> <text:s/></text:span><text:span text:style-name="T100">-═══╦╗</text:span><text:span text:style-name="T3"> <text:s/></text:span><text:span text:style-name="T81">█</text:span><text:span text:style-name="T139">────╖</text:span><text:span text:style-name="T156">├----------┤</text:span><text:span text:style-name="T139">╓────╖ </text:span></text:p>
      <text:p text:style-name="P1"><text:span text:style-name="T3"><text:s/></text:span><text:span text:style-name="T139">║ °</text:span><text:span text:style-name="T81">║</text:span><text:span text:style-name="T3"> <text:s text:c="2"/></text:span><text:span text:style-name="T97">╚╩╩╝</text:span><text:span text:style-name="T3"> <text:s text:c="2"/></text:span><text:span text:style-name="T81">╠═══</text:span><text:span text:style-name="T155">∙</text:span><text:span text:style-name="T163">∙∙∙∙∙∙∙∙∙∙∙∙∙∙∙∙∙∙∙∙</text:span><text:span text:style-name="T155">∙</text:span><text:span text:style-name="T139">─╖║</text:span><text:span text:style-name="T81">█</text:span><text:span text:style-name="T3"> <text:s text:c="5"/></text:span><text:span text:style-name="T100">╙╜</text:span><text:span text:style-name="T3"> <text:s/></text:span><text:span text:style-name="T81">█</text:span><text:span text:style-name="T139"> °╓─╖</text:span><text:span text:style-name="T156">│</text:span><text:span text:style-name="T139"> ▀▀█</text:span><text:span text:style-name="T156"> <text:s/></text:span><text:span text:style-name="T170"><text:s text:c="2"/>1</text:span><text:span text:style-name="T156"> │</text:span><text:span text:style-name="T139">║ °╓─╖ </text:span></text:p>
      <text:p text:style-name="P1"><text:span text:style-name="T3"><text:s/></text:span><text:span text:style-name="T139">║ <text:s/></text:span><text:span text:style-name="T81">║</text:span><text:span text:style-name="T3"> <text:s text:c="9"/></text:span><text:span text:style-name="T81">║</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 </text:span></text:p>
      <text:p text:style-name="P1"><text:span text:style-name="T3"><text:s/></text:span><text:span text:style-name="T139">╙─╜</text:span><text:span text:style-name="T81">╚═╤═══════╤╝</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3"> ▄█▀</text:span><text:span text:style-name="T156"> <text:s/></text:span><text:span text:style-name="T178"><text:s text:c="2"/>1</text:span><text:span text:style-name="T156"> │</text:span><text:span text:style-name="T139">╙─╜╙─╜ </text:span></text:p>
      <text:p text:style-name="P1"><text:span text:style-name="T3"><text:s/></text:span><text:span text:style-name="T139">╓────</text:span><text:span text:style-name="T81">⌡</text:span><text:span text:style-name="T139">╓────╖╓</text:span><text:span text:style-name="T81">⌡</text:span><text:span text:style-name="T139">───╖</text:span><text:span text:style-name="T155">∙</text:span><text:span text:style-name="T163">∙∙∙∙∙∙∙∙∙∙∙∙∙∙∙∙∙∙∙∙</text:span><text:span text:style-name="T155">∙</text:span><text:span text:style-name="T81">═══█</text:span><text:span text:style-name="T3"> <text:s/>       <text:s/></text:span><text:span text:style-name="T81">█</text:span><text:span text:style-name="T139">────╖</text:span><text:span text:style-name="T156">├----------┤</text:span><text:span text:style-name="T139">╓────╖ </text:span></text:p>
      <text:p text:style-name="P1"><text:span text:style-name="T3"><text:s/></text:span><text:span text:style-name="T139">║ °╓</text:span><text:span text:style-name="T156">⌠</text:span><text:span text:style-name="T139">╖║ °╓─╖</text:span><text:span text:style-name="T156">⌠</text:span><text:span text:style-name="T139"> °╓─╖</text:span><text:span text:style-name="T155">∙</text:span><text:span text:style-name="T163">∙∙∙∙∙∙∙∙∙∙∙∙∙∙∙∙∙∙∙∙</text:span><text:span text:style-name="T155">∙</text:span><text:span text:style-name="T139">─╖║</text:span><text:span text:style-name="T81">█</text:span><text:span text:style-name="T3"> </text:span><text:span text:style-name="T96">-══════-</text:span><text:span text:style-name="T3"> </text:span><text:span text:style-name="T81">█</text:span><text:span text:style-name="T139"> °╓─╖</text:span><text:span text:style-name="T156">│</text:span><text:span text:style-name="T48"> ▀█▄</text:span><text:span text:style-name="T156"> <text:s/></text:span><text:span text:style-name="T81"><text:s text:c="2"/>0</text:span><text:span text:style-name="T156"> │</text:span><text:span text:style-name="T139">║ °╓─╖ </text:span></text:p>
      <text:p text:style-name="P1"><text:span text:style-name="T3"><text:s/></text:span><text:span text:style-name="T139">║ </text:span><text:span text:style-name="T156">┌─┴───────┴──┐</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 </text:span></text:p>
      <text:p text:style-name="P1"><text:span text:style-name="T3"><text:s/></text:span><text:span text:style-name="T139">╙─</text:span><text:span text:style-name="T156">│</text:span><text:span text:style-name="T119"> SCORE: <text:s text:c="4"/></text:span><text:span text:style-name="T156">│</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73"> ▀█▀</text:span><text:span text:style-name="T156"> <text:s/></text:span><text:span text:style-name="T38"><text:s text:c="2"/>0</text:span><text:span text:style-name="T156"> │</text:span><text:span text:style-name="T139">╙─╜╙─╜ </text:span></text:p>
      <text:p text:style-name="P1"><text:span text:style-name="T3"><text:s/></text:span><text:span text:style-name="T139">╓─</text:span><text:span text:style-name="T156">├</text:span><text:span text:style-name="T119"> </text:span><text:span text:style-name="T97"><text:s text:c="7"/>102</text:span><text:span text:style-name="T119"> </text:span><text:span text:style-name="T156">┤</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139">╓────╖ </text:span></text:p>
      <text:p text:style-name="P1"><text:span text:style-name="T3"><text:s/></text:span><text:span text:style-name="T139">║ </text:span><text:span text:style-name="T156">│</text:span><text:span text:style-name="T147">▄▄▄▄▄▄▄▄▄▄▄▄</text:span><text:span text:style-name="T156">│</text:span><text:span text:style-name="T139">─╖</text:span><text:span text:style-name="T155">∙</text:span><text:span text:style-name="T163">∙∙∙∙∙∙∙∙∙∙∙∙∙∙∙∙∙∙∙∙</text:span><text:span text:style-name="T155">∙</text:span><text:span text:style-name="T139">─╖║</text:span><text:span text:style-name="T81">█</text:span><text:span text:style-name="T3"> </text:span><text:span text:style-name="T96">-══════-</text:span><text:span text:style-name="T3"> </text:span><text:span text:style-name="T81">█</text:span><text:span text:style-name="T139"> °╓─╖</text:span><text:span text:style-name="T156">│ <text:s/>██ <text:s/></text:span><text:span text:style-name="T118"><text:s text:c="2"/>0</text:span><text:span text:style-name="T156"> │</text:span><text:span text:style-name="T139">║ °╓─╖ </text:span></text:p>
      <text:p text:style-name="P1"><text:span text:style-name="T3"><text:s/></text:span><text:span text:style-name="T139">║ </text:span><text:span text:style-name="T156">├</text:span><text:span text:style-name="T120"> Mult <text:s/></text:span><text:span text:style-name="T97">x <text:s/>2</text:span><text:span text:style-name="T120"> </text:span><text:span text:style-name="T156">┤</text:span><text:span text:style-name="T139">─╖</text:span><text:span text:style-name="T155">∙</text:span><text:span text:style-name="T163">∙∙∙∙∙∙∙∙∙∙∙∙∙∙∙∙∙∙∙∙</text:span><text:span text:style-name="T155">∙</text:span><text:span text:style-name="T81">══╤█</text:span><text:span text:style-name="T3"> <text:s text:c="9"/></text:span><text:span text:style-name="T81">█╕</text:span><text:span text:style-name="T139"> ╙─╖</text:span><text:span text:style-name="T156">├----------┤</text:span><text:span text:style-name="T139">║ <text:s/>╙─╖ </text:span></text:p>
      <text:p text:style-name="P1"><text:span text:style-name="T3"><text:s/></text:span><text:span text:style-name="T139">╙─</text:span><text:span text:style-name="T156">│</text:span><text:span text:style-name="T140">▄▄▄▄▄▄▄▄▄▄▄▄</text:span><text:span text:style-name="T156">│</text:span><text:span text:style-name="T139">─╜</text:span><text:span text:style-name="T155">∙</text:span><text:span text:style-name="T97">╔╦╦╗╔╦╦╗</text:span><text:span text:style-name="T163">∙∙∙∙</text:span><text:span text:style-name="T97">╔╦╦╗╔╦╦╗</text:span><text:span text:style-name="T155">∙</text:span><text:span text:style-name="T139">─╜</text:span><text:span text:style-name="T156">│</text:span><text:span text:style-name="T81">▀▀▀▀▀▀▀▀▀▀▀▀</text:span><text:span text:style-name="T156">│</text:span><text:span text:style-name="T139">╜╙─╜</text:span><text:span text:style-name="T156">│</text:span><text:span text:style-name="T26">▄▄▄▄</text:span><text:span text:style-name="T156"> <text:s/></text:span><text:span text:style-name="T15"><text:s text:c="2"/>0</text:span><text:span text:style-name="T156"> │</text:span><text:span text:style-name="T139">╙─╜╙─╜ </text:span></text:p>
      <text:p text:style-name="P1"><text:span text:style-name="T3"><text:s/></text:span><text:span text:style-name="T139">╓─</text:span><text:span text:style-name="T156">├</text:span><text:span text:style-name="T121"> Last <text:s/></text:span><text:span text:style-name="T97"><text:s/>102</text:span><text:span text:style-name="T121"> </text:span><text:span text:style-name="T156">┤</text:span><text:span text:style-name="T139">─╖</text:span><text:span text:style-name="T155">∙</text:span><text:span text:style-name="T97">╚╩╩╝╚╩╩╝</text:span><text:span text:style-name="T163">∙∙∙∙</text:span><text:span text:style-name="T97">╚╩╩╝╚╩╩╝</text:span><text:span text:style-name="T155">∙</text:span><text:span text:style-name="T139">─╖</text:span><text:span text:style-name="T156">│</text:span><text:span text:style-name="T139">▄▄▄▄▄▄▄▄▄▄▄▄</text:span><text:span text:style-name="T156">│</text:span><text:span text:style-name="T139">───╖</text:span><text:span text:style-name="T156">╞==========╡</text:span><text:span text:style-name="T139">╓────╖ </text:span></text:p>
      <text:p text:style-name="P1"><text:span text:style-name="T3"><text:s/></text:span><text:span text:style-name="T139">║ </text:span><text:span text:style-name="T156">│</text:span><text:span text:style-name="T4">▄▄▄▄▄▄▄▄▄▄▄▄</text:span><text:span text:style-name="T156">│</text:span><text:span text:style-name="T139">─╖</text:span><text:span text:style-name="T155">∙</text:span><text:span text:style-name="T97">▓▓▓▓▓▓▓▓▓▓▓▓▓▓▓▓▓▓▓▓</text:span><text:span text:style-name="T155">∙</text:span><text:span text:style-name="T139">─╖</text:span><text:span text:style-name="T156">├</text:span><text:span text:style-name="T121"> Lines </text:span><text:span text:style-name="T97"><text:s text:c="3"/>3</text:span><text:span text:style-name="T121"> </text:span><text:span text:style-name="T156">┤</text:span><text:span text:style-name="T139">°╓─╖</text:span><text:span text:style-name="T156">│</text:span><text:span text:style-name="T95"> <text:s text:c="3"/></text:span><text:span text:style-name="T118"><text:s text:c="4"/>2</text:span><text:span text:style-name="T156"> │</text:span><text:span text:style-name="T139">║ °╓─╖ </text:span></text:p>
      <text:p text:style-name="P1"><text:span text:style-name="T3"><text:s/></text:span><text:span text:style-name="T139">║ </text:span><text:span text:style-name="T156">└</text:span><text:span text:style-name="T122"> Best <text:s/></text:span><text:span text:style-name="T97"><text:s/>102</text:span><text:span text:style-name="T122"> </text:span><text:span text:style-name="T156">┘</text:span><text:span text:style-name="T139">─╖</text:span><text:span text:style-name="T155">∙</text:span><text:span text:style-name="T97">▓▓▓▓▓▓▓▓▓▓▓▓▓▓▓▓▓▓▓▓</text:span><text:span text:style-name="T155">∙</text:span><text:span text:style-name="T139">─╖</text:span><text:span text:style-name="T156">│</text:span><text:span text:style-name="T148">▄▄▄▄▄▄▄▄▄▄▄▄</text:span><text:span text:style-name="T156">│</text:span><text:span text:style-name="T139"> ╙─╖</text:span><text:span text:style-name="T156">└─┬──────┬─┘</text:span><text:span text:style-name="T139">║ <text:s/>╙─╖ </text:span></text:p>
      <text:p text:style-name="P1"><text:span text:style-name="T3"><text:s/></text:span><text:span text:style-name="T139">╙─╜</text:span><text:span text:style-name="T98">▄▄▄▄▄▄▄▄▄▄▄▄</text:span><text:span text:style-name="T139">╙─╜</text:span><text:span text:style-name="T155">∙</text:span><text:span text:style-name="T97">▓▓▓▓▓▓▓▓▓▓▓▓▓▓▓▓▓▓▓▓</text:span><text:span text:style-name="T155">∙</text:span><text:span text:style-name="T139">─╜</text:span><text:span text:style-name="T156">└</text:span><text:span text:style-name="T120"> Level </text:span><text:span text:style-name="T97"><text:s text:c="3"/>0</text:span><text:span text:style-name="T120"> </text:span><text:span text:style-name="T156">┘</text:span><text:span text:style-name="T139">╜╙─</text:span><text:span text:style-name="T48">▄▄▄█▄▄▄▄▄▄█▄▄▄▄█</text:span><text:span text:style-name="T139">╙─╜ </text:span></text:p>
      <text:p text:style-name="P1"><text:span text:style-name="T3"><text:s/></text:span><text:span text:style-name="T139">╓────╖╓────╖╓────╖</text:span><text:span text:style-name="T155">∙</text:span><text:span text:style-name="T97">╔╦╦╗╔╦╦╗</text:span><text:span text:style-name="T163">∙∙</text:span><text:span text:style-name="T96">║║</text:span><text:span text:style-name="T97">╔╦╦╗╔╦╦╗</text:span><text:span text:style-name="T155">∙</text:span><text:span text:style-name="T139">─╖╓</text:span><text:span text:style-name="T99">▄▄▄▄▄▄▄▄▄▄▄▄</text:span><text:span text:style-name="T139">────</text:span><text:span text:style-name="T48">█</text:span><text:span text:style-name="T118">▓▓</text:span><text:span text:style-name="T49">▌</text:span><text:span text:style-name="T97"> <text:s/>0</text:span><text:span text:style-name="T49">▐</text:span><text:span text:style-name="T38">▓▓</text:span><text:span text:style-name="T49">▌</text:span><text:span text:style-name="T97"> <text:s/>2</text:span><text:span text:style-name="T49">▐</text:span><text:span text:style-name="T48">▌</text:span><text:span text:style-name="T139">──╖ </text:span></text:p>
      <text:p text:style-name="P1"><text:span text:style-name="T3"><text:s/></text:span><text:span text:style-name="T139">║ °╓─╖║ °╓─╖║ °╓─╖</text:span><text:span text:style-name="T155">∙</text:span><text:span text:style-name="T97">╚╩╩╝╚╩╩╝</text:span><text:span text:style-name="T163">∙∙</text:span><text:span text:style-name="T96">╙╜</text:span><text:span text:style-name="T97">╚╩╩╝╚╩╩╝</text:span><text:span text:style-name="T155">∙</text:span><text:span text:style-name="T139">─╖║ °╓─╖║ °╓─╖║ °╓─</text:span><text:span text:style-name="T48">▀▀▀▀▀▀▀▀▀▀▀▀▀▀▀█</text:span><text:span text:style-name="T139">╓─╖ </text:span></text:p>
      <text:p text:style-name="P1"><text:span text:style-name="T3"><text:s/></text:span><text:span text:style-name="T139">║ <text:s/>╙─╖║ <text:s/>╙─╖║ <text:s/>╙─╖</text:span><text:span text:style-name="T48">▀▀▀▀▀▀▀▀▀▀▀▀▀▀▀▀▀▀▀▀▀▀</text:span><text:span text:style-name="T139">─╖║ <text:s/>╙─╖║ <text:s/>╙─╖║ <text:s/>╙─╖║ <text:s/>╙─╖║ <text:s/>╙─╖║ <text:s/>╙─╖ </text:span></text:p>
      <text:p text:style-name="P1"><text:span text:style-name="T3"><text:s/></text:span><text:span text:style-name="T139">╙─╜╙─╜╙─╜╙─╜╙─╜╙─╜╙─╜╙─╜╙─╜╙─╜╙─╜╙─╜╙─╜╙─╜╙─╜╙─╜╙─╜╙─╜╙─╜╙─╜╙─╜╙─╜╙─╜╙─╜╙─╜╙─╜ </text:span></text:p>
      <text:p text:style-name="P1"><text:span text:style-name="T3"><text:s text:c="71"/></text:span><text:span text:style-name="T178">00:0</text:span><text:span text:style-name="T180">0</text:span><text:span text:style-name="T178">:0</text:span><text:span text:style-name="T180">7 </text:span></text:p>
      <text:p text:style-name="P8"/>
      <text:p text:style-name="P1"><text:span text:style-name="T65">Completed lines are removed.</text:span></text:p>
      <text:p text:style-name="P8"/>
      <text:p text:style-name="P1"><text:span text:style-name="T3"/></text:p>
      <text:p text:style-name="P22"><text:span text:style-name="T3"><text:s/></text:span><text:span text:style-name="T139">╓────╖╓────╖╓────╖╓────╖╓────╖╓────╖╓────╖╓────╖╓────╖╓────╖╓────╖╓────╖╓────╖ </text:span></text:p>
      <text:p text:style-name="P1"><text:span text:style-name="T3"><text:s/></text:span><text:span text:style-name="T139">║ °╓─╖║ °╓─╖║ °╓─╖║ °</text:span><text:span text:style-name="T40"> - DEBUG MODE - </text:span><text:span text:style-name="T139"><text:s/>°╓─╖║ °╓─╖║ °╓─╖║ °╓─╖║ °╓─╖║ °╓─╖║ °╓─╖ </text:span></text:p>
      <text:p text:style-name="P1"><text:span text:style-name="T3"><text:s/></text:span><text:span text:style-name="T139">║ <text:s/></text:span><text:span text:style-name="T81">╔══════════╗</text:span><text:span text:style-name="T139">╙─╖║ <text:s/>╙─╖║ <text:s/>╙─╖║ <text:s/>╙─╖║ <text:s/>╙─╖║ <text:s/>╙─╖║ <text:s/>╙─╖║ <text:s/>╙─╖</text:span><text:span text:style-name="T156">┌──────────┐</text:span><text:span text:style-name="T139">║ <text:s/>╙─╖ </text:span></text:p>
      <text:p text:style-name="P1"><text:span text:style-name="T3"><text:s/></text:span><text:span text:style-name="T139">╙─╜</text:span><text:span text:style-name="T81">║</text:span><text:span text:style-name="T3"> <text:s text:c="9"/></text:span><text:span text:style-name="T81">╠═══</text:span><text:span text:style-name="T155">∙</text:span><text:span text:style-name="T163">∙∙∙∙∙∙∙∙∙∙∙∙∙∙∙∙∙∙∙∙</text:span><text:span text:style-name="T155">∙</text:span><text:span text:style-name="T81">═══█</text:span><text:span text:style-name="T3"> <text:s text:c="9"/></text:span><text:span text:style-name="T81">█</text:span><text:span text:style-name="T139">─╜╙─╜</text:span><text:span text:style-name="T156">│</text:span><text:span text:style-name="T146"> █▀▀</text:span><text:span text:style-name="T156"> <text:s/></text:span><text:span text:style-name="T185"><text:s text:c="2"/>0</text:span><text:span text:style-name="T156"> │</text:span><text:span text:style-name="T139">╙─╜╙─╜ </text:span></text:p>
      <text:p text:style-name="P1"><text:span text:style-name="T3"><text:s/></text:span><text:span text:style-name="T139">╓──</text:span><text:span text:style-name="T81">║</text:span><text:span text:style-name="T3"> <text:s text:c="2"/></text:span><text:span text:style-name="T97">╔╦╦╗</text:span><text:span text:style-name="T3"> <text:s text:c="2"/></text:span><text:span text:style-name="T81">║</text:span><text:span text:style-name="T139">──╖</text:span><text:span text:style-name="T155">∙</text:span><text:span text:style-name="T163">∙∙∙∙∙∙∙∙∙∙∙∙∙∙∙∙∙∙∙∙</text:span><text:span text:style-name="T155">∙</text:span><text:span text:style-name="T139">─╖╓</text:span><text:span text:style-name="T81">█</text:span><text:span text:style-name="T3"> <text:s/></text:span><text:span text:style-name="T100">-═══╦╗</text:span><text:span text:style-name="T3"> <text:s/></text:span><text:span text:style-name="T81">█</text:span><text:span text:style-name="T139">────╖</text:span><text:span text:style-name="T156">├----------┤</text:span><text:span text:style-name="T139">╓────╖ </text:span></text:p>
      <text:p text:style-name="P1"><text:span text:style-name="T3"><text:s/></text:span><text:span text:style-name="T139">║ °</text:span><text:span text:style-name="T81">║</text:span><text:span text:style-name="T3"> <text:s text:c="2"/></text:span><text:span text:style-name="T97">╚╩╩╝</text:span><text:span text:style-name="T3"> <text:s text:c="2"/></text:span><text:span text:style-name="T81">╠═══</text:span><text:span text:style-name="T155">∙</text:span><text:span text:style-name="T163">∙∙∙∙∙∙∙∙∙∙∙∙∙∙∙∙∙∙∙∙</text:span><text:span text:style-name="T155">∙</text:span><text:span text:style-name="T139">─╖║</text:span><text:span text:style-name="T81">█</text:span><text:span text:style-name="T3"> <text:s text:c="5"/></text:span><text:span text:style-name="T100">╙╜</text:span><text:span text:style-name="T3"> <text:s/></text:span><text:span text:style-name="T81">█</text:span><text:span text:style-name="T139"> °╓─╖</text:span><text:span text:style-name="T156">│</text:span><text:span text:style-name="T139"> ▀▀█</text:span><text:span text:style-name="T156"> <text:s/></text:span><text:span text:style-name="T170"><text:s text:c="2"/>2</text:span><text:span text:style-name="T156"> │</text:span><text:span text:style-name="T139">║ °╓─╖ </text:span></text:p>
      <text:p text:style-name="P1"><text:span text:style-name="T3"><text:s/></text:span><text:span text:style-name="T139">║ <text:s/></text:span><text:span text:style-name="T81">║</text:span><text:span text:style-name="T3"> <text:s text:c="9"/></text:span><text:span text:style-name="T81">║</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 </text:span></text:p>
      <text:p text:style-name="P1"><text:span text:style-name="T3"><text:s/></text:span><text:span text:style-name="T139">╙─╜</text:span><text:span text:style-name="T81">╚═╤═══════╤╝</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3"> ▄█▀</text:span><text:span text:style-name="T156"> <text:s/></text:span><text:span text:style-name="T178"><text:s text:c="2"/>1</text:span><text:span text:style-name="T156"> │</text:span><text:span text:style-name="T139">╙─╜╙─╜ </text:span></text:p>
      <text:p text:style-name="P1"><text:span text:style-name="T3"><text:s/></text:span><text:span text:style-name="T139">╓────</text:span><text:span text:style-name="T81">⌡</text:span><text:span text:style-name="T139">╓────╖╓</text:span><text:span text:style-name="T81">⌡</text:span><text:span text:style-name="T139">───╖</text:span><text:span text:style-name="T155">∙</text:span><text:span text:style-name="T163">∙∙∙∙∙∙∙∙∙∙∙∙∙∙∙∙∙∙∙∙</text:span><text:span text:style-name="T155">∙</text:span><text:span text:style-name="T81">═══█</text:span><text:span text:style-name="T3"> <text:s/>       <text:s/></text:span><text:span text:style-name="T81">█</text:span><text:span text:style-name="T139">────╖</text:span><text:span text:style-name="T156">├----------┤</text:span><text:span text:style-name="T139">╓────╖ </text:span></text:p>
      <text:p text:style-name="P1"><text:span text:style-name="T3"><text:s/></text:span><text:span text:style-name="T139">║ °╓</text:span><text:span text:style-name="T156">⌠</text:span><text:span text:style-name="T139">╖║ °╓─╖</text:span><text:span text:style-name="T156">⌠</text:span><text:span text:style-name="T139"> °╓─╖</text:span><text:span text:style-name="T155">∙</text:span><text:span text:style-name="T163">∙∙∙∙∙∙∙∙∙∙∙∙∙∙∙∙∙∙∙∙</text:span><text:span text:style-name="T155">∙</text:span><text:span text:style-name="T139">─╖║</text:span><text:span text:style-name="T81">█</text:span><text:span text:style-name="T3"> </text:span><text:span text:style-name="T96">-══════-</text:span><text:span text:style-name="T3"> </text:span><text:span text:style-name="T81">█</text:span><text:span text:style-name="T139"> °╓─╖</text:span><text:span text:style-name="T156">│</text:span><text:span text:style-name="T48"> ▀█▄</text:span><text:span text:style-name="T156"> <text:s/></text:span><text:span text:style-name="T81"><text:s text:c="2"/>0</text:span><text:span text:style-name="T156"> │</text:span><text:span text:style-name="T139">║ °╓─╖ </text:span></text:p>
      <text:p text:style-name="P1"><text:span text:style-name="T3"><text:s/></text:span><text:span text:style-name="T139">║ </text:span><text:span text:style-name="T156">┌─┴───────┴──┐</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 </text:span></text:p>
      <text:p text:style-name="P1"><text:span text:style-name="T3"><text:s/></text:span><text:span text:style-name="T139">╙─</text:span><text:span text:style-name="T156">│</text:span><text:span text:style-name="T119"> SCORE: <text:s text:c="4"/></text:span><text:span text:style-name="T156">│</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73"> ▀█▀</text:span><text:span text:style-name="T156"> <text:s/></text:span><text:span text:style-name="T38"><text:s text:c="2"/>0</text:span><text:span text:style-name="T156"> │</text:span><text:span text:style-name="T139">╙─╜╙─╜ </text:span></text:p>
      <text:p text:style-name="P1"><text:span text:style-name="T3"><text:s/></text:span><text:span text:style-name="T139">╓─</text:span><text:span text:style-name="T156">├</text:span><text:span text:style-name="T119"> </text:span><text:span text:style-name="T97"><text:s text:c="7"/>317</text:span><text:span text:style-name="T119"> </text:span><text:span text:style-name="T156">┤</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139">╓────╖ </text:span></text:p>
      <text:p text:style-name="P1"><text:span text:style-name="T3"><text:s/></text:span><text:span text:style-name="T139">║ </text:span><text:span text:style-name="T156">│</text:span><text:span text:style-name="T147">▄▄▄▄▄▄▄▄▄▄▄▄</text:span><text:span text:style-name="T156">│</text:span><text:span text:style-name="T139">─╖</text:span><text:span text:style-name="T155">∙</text:span><text:span text:style-name="T163">∙∙∙∙∙∙∙∙∙∙∙∙∙∙∙∙∙∙∙∙</text:span><text:span text:style-name="T155">∙</text:span><text:span text:style-name="T139">─╖║</text:span><text:span text:style-name="T81">█</text:span><text:span text:style-name="T3"> </text:span><text:span text:style-name="T96">-══════-</text:span><text:span text:style-name="T3"> </text:span><text:span text:style-name="T81">█</text:span><text:span text:style-name="T139"> °╓─╖</text:span><text:span text:style-name="T156">│ <text:s/>██ <text:s/></text:span><text:span text:style-name="T118"><text:s text:c="2"/>0</text:span><text:span text:style-name="T156"> │</text:span><text:span text:style-name="T139">║ °╓─╖ </text:span></text:p>
      <text:p text:style-name="P1"><text:span text:style-name="T3"><text:s/></text:span><text:span text:style-name="T139">║ </text:span><text:span text:style-name="T156">├</text:span><text:span text:style-name="T120"> Mult <text:s/></text:span><text:span text:style-name="T97">x <text:s/>1</text:span><text:span text:style-name="T120"> </text:span><text:span text:style-name="T156">┤</text:span><text:span text:style-name="T139">─╖</text:span><text:span text:style-name="T155">∙</text:span><text:span text:style-name="T163">∙∙∙∙∙∙∙∙∙∙∙∙∙∙∙∙∙∙∙∙</text:span><text:span text:style-name="T155">∙</text:span><text:span text:style-name="T81">══╤█</text:span><text:span text:style-name="T3"> <text:s text:c="9"/></text:span><text:span text:style-name="T81">█╕</text:span><text:span text:style-name="T139"> ╙─╖</text:span><text:span text:style-name="T156">├----------┤</text:span><text:span text:style-name="T139">║ <text:s/>╙─╖ </text:span></text:p>
      <text:p text:style-name="P1"><text:span text:style-name="T3"><text:s/></text:span><text:span text:style-name="T139">╙─</text:span><text:span text:style-name="T156">│</text:span><text:span text:style-name="T140">▄▄▄▄▄▄▄▄▄▄▄▄</text:span><text:span text:style-name="T156">│</text:span><text:span text:style-name="T139">─╜</text:span><text:span text:style-name="T155">∙</text:span><text:span text:style-name="T163">∙∙∙∙∙∙∙∙∙∙∙∙∙∙∙∙∙∙∙∙</text:span><text:span text:style-name="T155">∙</text:span><text:span text:style-name="T139">─╜</text:span><text:span text:style-name="T156">│</text:span><text:span text:style-name="T81">▀▀▀▀▀▀▀▀▀▀▀▀</text:span><text:span text:style-name="T156">│</text:span><text:span text:style-name="T139">╜╙─╜</text:span><text:span text:style-name="T156">│</text:span><text:span text:style-name="T26">▄▄▄▄</text:span><text:span text:style-name="T156"> <text:s/></text:span><text:span text:style-name="T15"><text:s text:c="2"/>1</text:span><text:span text:style-name="T156"> │</text:span><text:span text:style-name="T139">╙─╜╙─╜ </text:span></text:p>
      <text:p text:style-name="P1"><text:span text:style-name="T3"><text:s/></text:span><text:span text:style-name="T139">╓─</text:span><text:span text:style-name="T156">├</text:span><text:span text:style-name="T121"> Last <text:s/></text:span><text:span text:style-name="T97"><text:s text:c="3"/>3</text:span><text:span text:style-name="T121"> </text:span><text:span text:style-name="T156">┤</text:span><text:span text:style-name="T139">─╖</text:span><text:span text:style-name="T155">∙</text:span><text:span text:style-name="T163">∙∙∙∙∙∙∙∙∙∙∙∙∙∙∙∙∙∙∙∙</text:span><text:span text:style-name="T155">∙</text:span><text:span text:style-name="T139">─╖</text:span><text:span text:style-name="T156">│</text:span><text:span text:style-name="T139">▄▄▄▄▄▄▄▄▄▄▄▄</text:span><text:span text:style-name="T156">│</text:span><text:span text:style-name="T139">───╖</text:span><text:span text:style-name="T156">╞==========╡</text:span><text:span text:style-name="T139">╓────╖ </text:span></text:p>
      <text:p text:style-name="P1"><text:span text:style-name="T3"><text:s/></text:span><text:span text:style-name="T139">║ </text:span><text:span text:style-name="T156">│</text:span><text:span text:style-name="T4">▄▄▄▄▄▄▄▄▄▄▄▄</text:span><text:span text:style-name="T156">│</text:span><text:span text:style-name="T139">─╖</text:span><text:span text:style-name="T155">∙</text:span><text:span text:style-name="T163">∙∙∙∙∙∙∙∙∙∙∙∙∙∙∙∙∙∙∙∙</text:span><text:span text:style-name="T155">∙</text:span><text:span text:style-name="T139">─╖</text:span><text:span text:style-name="T156">├</text:span><text:span text:style-name="T121"> Lines </text:span><text:span text:style-name="T97"><text:s text:c="3"/>6</text:span><text:span text:style-name="T121"> </text:span><text:span text:style-name="T156">┤</text:span><text:span text:style-name="T139">°╓─╖</text:span><text:span text:style-name="T156">│</text:span><text:span text:style-name="T95"> <text:s text:c="3"/></text:span><text:span text:style-name="T118"><text:s text:c="4"/>4</text:span><text:span text:style-name="T156"> │</text:span><text:span text:style-name="T139">║ °╓─╖ </text:span></text:p>
      <text:p text:style-name="P1"><text:span text:style-name="T3"><text:s/></text:span><text:span text:style-name="T139">║ </text:span><text:span text:style-name="T156">└</text:span><text:span text:style-name="T122"> Best <text:s/></text:span><text:span text:style-name="T97"><text:s/>212</text:span><text:span text:style-name="T122"> </text:span><text:span text:style-name="T156">┘</text:span><text:span text:style-name="T139">─╖</text:span><text:span text:style-name="T155">∙</text:span><text:span text:style-name="T118">▓▓▓▓▓▓▓▓</text:span><text:span text:style-name="T163">∙∙∙∙</text:span><text:span text:style-name="T118">▓▓▓▓▓▓▓▓</text:span><text:span text:style-name="T155">∙</text:span><text:span text:style-name="T139">─╖</text:span><text:span text:style-name="T156">│</text:span><text:span text:style-name="T148">▄▄▄▄▄▄▄▄▄▄▄▄</text:span><text:span text:style-name="T156">│</text:span><text:span text:style-name="T139"> ╙─╖</text:span><text:span text:style-name="T156">└─┬──────┬─┘</text:span><text:span text:style-name="T139">║ <text:s/>╙─╖ </text:span></text:p>
      <text:p text:style-name="P1"><text:span text:style-name="T3"><text:s/></text:span><text:span text:style-name="T139">╙─╜</text:span><text:span text:style-name="T98">▄▄▄▄▄▄▄▄▄▄▄▄</text:span><text:span text:style-name="T139">╙─╜</text:span><text:span text:style-name="T155">∙</text:span><text:span text:style-name="T118">▓▓▓▓▓▓▓▓</text:span><text:span text:style-name="T163">∙∙∙∙</text:span><text:span text:style-name="T118">▓▓▓▓▓▓▓▓</text:span><text:span text:style-name="T155">∙</text:span><text:span text:style-name="T139">─╜</text:span><text:span text:style-name="T156">└</text:span><text:span text:style-name="T120"> Level </text:span><text:span text:style-name="T97"><text:s text:c="3"/>0</text:span><text:span text:style-name="T120"> </text:span><text:span text:style-name="T156">┘</text:span><text:span text:style-name="T139">╜╙─</text:span><text:span text:style-name="T48">▄▄▄█▄▄▄▄▄▄█▄▄▄▄█</text:span><text:span text:style-name="T139">╙─╜ </text:span></text:p>
      <text:p text:style-name="P1"><text:span text:style-name="T3"><text:s/></text:span><text:span text:style-name="T139">╓────╖╓────╖╓────╖</text:span><text:span text:style-name="T155">∙</text:span><text:span text:style-name="T118">▓▓▓▓▓▓▓▓</text:span><text:span text:style-name="T163">∙∙</text:span><text:span text:style-name="T96">XX</text:span><text:span text:style-name="T118">▓▓▓▓▓▓▓▓</text:span><text:span text:style-name="T155">∙</text:span><text:span text:style-name="T139">─╖╓</text:span><text:span text:style-name="T99">▄▄▄▄▄▄▄▄▄▄▄▄</text:span><text:span text:style-name="T139">────</text:span><text:span text:style-name="T48">█</text:span><text:span text:style-name="T118">▓▓</text:span><text:span text:style-name="T49">▌</text:span><text:span text:style-name="T97"> <text:s/>0</text:span><text:span text:style-name="T49">▐</text:span><text:span text:style-name="T38">▓▓</text:span><text:span text:style-name="T49">▌</text:span><text:span text:style-name="T97"> <text:s/>4</text:span><text:span text:style-name="T49">▐</text:span><text:span text:style-name="T48">▌</text:span><text:span text:style-name="T139">──╖ </text:span></text:p>
      <text:p text:style-name="P1"><text:span text:style-name="T3"><text:s/></text:span><text:span text:style-name="T139">║ °╓─╖║ °╓─╖║ °╓─╖</text:span><text:span text:style-name="T155">∙</text:span><text:span text:style-name="T118">▓▓▓▓▓▓▓▓</text:span><text:span text:style-name="T163">∙∙</text:span><text:span text:style-name="T96">XX</text:span><text:span text:style-name="T118">▓▓▓▓▓▓▓▓</text:span><text:span text:style-name="T155">∙</text:span><text:span text:style-name="T139">─╖║ °╓─╖║ °╓─╖║ °╓─</text:span><text:span text:style-name="T48">▀▀▀▀▀▀▀▀▀▀▀▀▀▀▀█</text:span><text:span text:style-name="T139">╓─╖ </text:span></text:p>
      <text:p text:style-name="P1"><text:span text:style-name="T3"><text:s/></text:span><text:span text:style-name="T139">║ <text:s/>╙─╖║ <text:s/>╙─╖║ <text:s/>╙─╖</text:span><text:span text:style-name="T48">▀▀▀▀▀▀▀▀▀▀▀▀▀▀▀▀▀▀▀▀▀▀</text:span><text:span text:style-name="T139">─╖║ <text:s/>╙─╖║ <text:s/>╙─╖║ <text:s/>╙─╖║ <text:s/>╙─╖║ <text:s/>╙─╖║ <text:s/>╙─╖ </text:span></text:p>
      <text:p text:style-name="P1"><text:span text:style-name="T3"><text:s/></text:span><text:span text:style-name="T139">╙─╜╙─╜╙─╜╙─╜╙─╜╙─╜╙─╜╙─╜╙─╜╙─╜╙─╜╙─╜╙─╜╙─╜╙─╜╙─╜╙─╜╙─╜╙─╜╙─╜╙─╜╙─╜╙─╜╙─╜╙─╜╙─╜ </text:span></text:p>
      <text:p text:style-name="P1"><text:span text:style-name="T3"><text:s text:c="2"/></text:span><text:span text:style-name="T38">**</text:span><text:span text:style-name="T118">D</text:span><text:span text:style-name="T185">O</text:span><text:span text:style-name="T178">U</text:span><text:span text:style-name="T15">B</text:span><text:span text:style-name="T185">L</text:span><text:span text:style-name="T118">E</text:span><text:span text:style-name="T38">**</text:span><text:span text:style-name="T3"> COMBO! <text:s text:c="51"/></text:span><text:span text:style-name="T178">00:0</text:span><text:span text:style-name="T180">0</text:span><text:span text:style-name="T178">:</text:span><text:span text:style-name="T180">08 </text:span></text:p>
      <text:p text:style-name="P8"/>
      <text:p text:style-name="P1"><text:span text:style-name="T65">Double Combo event is triggered.</text:span></text:p>
      <text:p text:style-name="P8"/>
      <text:p text:style-name="P1"><text:span text:style-name="T3"><text:s/></text:span><text:span text:style-name="T139">╓────╖╓────╖╓────╖╓────╖╓────╖╓────╖╓────╖╓────╖╓────╖╓────╖╓────╖╓────╖╓────╖ </text:span></text:p>
      <text:p text:style-name="P1"><text:span text:style-name="T3"><text:s/></text:span><text:span text:style-name="T139">║ °╓─╖║ °╓─╖║ °╓─╖║ °</text:span><text:span text:style-name="T40"> - DEBUG MODE - </text:span><text:span text:style-name="T139"><text:s/>°╓─╖║ °╓─╖║ °╓─╖║ °╓─╖║ °╓─╖║ °╓─╖║ °╓─╖ </text:span></text:p>
      <text:p text:style-name="P1"><text:span text:style-name="T3"><text:s/></text:span><text:span text:style-name="T139">║ <text:s/></text:span><text:span text:style-name="T81">╔══════════╗</text:span><text:span text:style-name="T139">╙─╖║ <text:s/>╙─╖║ <text:s/>╙─╖║ <text:s/>╙─╖║ <text:s/>╙─╖║ <text:s/>╙─╖║ <text:s/>╙─╖║ <text:s/>╙─╖</text:span><text:span text:style-name="T156">┌──────────┐</text:span><text:span text:style-name="T139">║ <text:s/>╙─╖ </text:span></text:p>
      <text:p text:style-name="P1"><text:span text:style-name="T3"><text:s/></text:span><text:span text:style-name="T139">╙─╜</text:span><text:span text:style-name="T81">║</text:span><text:span text:style-name="T3"> <text:s text:c="9"/></text:span><text:span text:style-name="T81">╠═══</text:span><text:span text:style-name="T155">∙</text:span><text:span text:style-name="T163">∙∙∙∙∙∙∙∙∙∙∙∙∙∙∙∙∙∙∙∙</text:span><text:span text:style-name="T155">∙</text:span><text:span text:style-name="T81">═══█</text:span><text:span text:style-name="T3"> <text:s text:c="9"/></text:span><text:span text:style-name="T81">█</text:span><text:span text:style-name="T139">─╜╙─╜</text:span><text:span text:style-name="T156">│</text:span><text:span text:style-name="T146"> █▀▀</text:span><text:span text:style-name="T156"> <text:s/></text:span><text:span text:style-name="T185"><text:s text:c="2"/>0</text:span><text:span text:style-name="T156"> │</text:span><text:span text:style-name="T139">╙─╜╙─╜ </text:span></text:p>
      <text:p text:style-name="P1"><text:span text:style-name="T3"><text:s/></text:span><text:span text:style-name="T139">╓──</text:span><text:span text:style-name="T81">║</text:span><text:span text:style-name="T3"> <text:s text:c="2"/></text:span><text:span text:style-name="T97">╔╦╦╗</text:span><text:span text:style-name="T3"> <text:s text:c="2"/></text:span><text:span text:style-name="T81">║</text:span><text:span text:style-name="T139">──╖</text:span><text:span text:style-name="T155">∙</text:span><text:span text:style-name="T163">∙∙∙∙∙∙∙∙∙∙∙∙∙∙∙∙∙∙∙∙</text:span><text:span text:style-name="T155">∙</text:span><text:span text:style-name="T139">─╖╓</text:span><text:span text:style-name="T81">█</text:span><text:span text:style-name="T3"> <text:s/>       <text:s/></text:span><text:span text:style-name="T81">█</text:span><text:span text:style-name="T139">────╖</text:span><text:span text:style-name="T156">├----------┤</text:span><text:span text:style-name="T139">╓────╖ </text:span></text:p>
      <text:p text:style-name="P1"><text:span text:style-name="T3"><text:s/></text:span><text:span text:style-name="T139">║ °</text:span><text:span text:style-name="T81">║</text:span><text:span text:style-name="T3"> <text:s text:c="2"/></text:span><text:span text:style-name="T97">╚╩╩╝</text:span><text:span text:style-name="T3"> <text:s text:c="2"/></text:span><text:span text:style-name="T81">╠═══</text:span><text:span text:style-name="T155">∙</text:span><text:span text:style-name="T163">∙∙∙∙∙∙∙∙∙∙∙∙∙∙∙∙∙∙∙∙</text:span><text:span text:style-name="T155">∙</text:span><text:span text:style-name="T139">─╖║</text:span><text:span text:style-name="T81">█</text:span><text:span text:style-name="T3"> </text:span><text:span text:style-name="T96">-══════-</text:span><text:span text:style-name="T3"> </text:span><text:span text:style-name="T81">█</text:span><text:span text:style-name="T139"> °╓─╖</text:span><text:span text:style-name="T156">│</text:span><text:span text:style-name="T139"> ▀▀█</text:span><text:span text:style-name="T156"> <text:s/></text:span><text:span text:style-name="T170"><text:s text:c="2"/>1</text:span><text:span text:style-name="T156"> │</text:span><text:span text:style-name="T139">║ °╓─╖ </text:span></text:p>
      <text:p text:style-name="P1"><text:span text:style-name="T3"><text:s/></text:span><text:span text:style-name="T139">║ <text:s/></text:span><text:span text:style-name="T81">║</text:span><text:span text:style-name="T3"> <text:s text:c="9"/></text:span><text:span text:style-name="T81">║</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 </text:span></text:p>
      <text:p text:style-name="P1"><text:span text:style-name="T3"><text:s/></text:span><text:span text:style-name="T139">╙─╜</text:span><text:span text:style-name="T81">╚═╤═══════╤╝</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3"> ▄█▀</text:span><text:span text:style-name="T156"> <text:s/></text:span><text:span text:style-name="T178"><text:s text:c="2"/>1</text:span><text:span text:style-name="T156"> │</text:span><text:span text:style-name="T139">╙─╜╙─╜ </text:span></text:p>
      <text:p text:style-name="P1"><text:span text:style-name="T3"><text:s/></text:span><text:span text:style-name="T139">╓────</text:span><text:span text:style-name="T81">⌡</text:span><text:span text:style-name="T139">╓────╖╓</text:span><text:span text:style-name="T81">⌡</text:span><text:span text:style-name="T139">───╖</text:span><text:span text:style-name="T155">∙</text:span><text:span text:style-name="T163">∙∙∙∙∙∙∙∙∙∙∙∙∙∙∙∙∙∙∙∙</text:span><text:span text:style-name="T155">∙</text:span><text:span text:style-name="T81">═══█</text:span><text:span text:style-name="T3"> <text:s/>       <text:s/></text:span><text:span text:style-name="T81">█</text:span><text:span text:style-name="T139">────╖</text:span><text:span text:style-name="T156">├----------┤</text:span><text:span text:style-name="T139">╓────╖ </text:span></text:p>
      <text:p text:style-name="P1"><text:span text:style-name="T3"><text:s/></text:span><text:span text:style-name="T139">║ °╓</text:span><text:span text:style-name="T156">⌠</text:span><text:span text:style-name="T139">╖║ °╓─╖</text:span><text:span text:style-name="T156">⌠</text:span><text:span text:style-name="T139"> °╓─╖</text:span><text:span text:style-name="T155">∙</text:span><text:span text:style-name="T163">∙∙∙∙∙∙∙∙∙∙∙∙∙∙∙∙∙∙∙∙</text:span><text:span text:style-name="T155">∙</text:span><text:span text:style-name="T139">─╖║</text:span><text:span text:style-name="T81">█</text:span><text:span text:style-name="T3"> </text:span><text:span text:style-name="T96">-══════-</text:span><text:span text:style-name="T3"> </text:span><text:span text:style-name="T81">█</text:span><text:span text:style-name="T139"> °╓─╖</text:span><text:span text:style-name="T156">│</text:span><text:span text:style-name="T48"> ▀█▄</text:span><text:span text:style-name="T156"> <text:s/></text:span><text:span text:style-name="T81"><text:s text:c="2"/>0</text:span><text:span text:style-name="T156"> │</text:span><text:span text:style-name="T139">║ °╓─╖ </text:span></text:p>
      <text:p text:style-name="P1"><text:span text:style-name="T3"><text:s/></text:span><text:span text:style-name="T139">║ </text:span><text:span text:style-name="T156">┌─┴───────┴──┐</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 <text:s/>╙─╖</text:span><text:span text:style-name="T156">├----------┤</text:span><text:span text:style-name="T139">║ <text:s/>╙─╖ </text:span></text:p>
      <text:p text:style-name="P1"><text:span text:style-name="T3"><text:s/></text:span><text:span text:style-name="T139">╙─</text:span><text:span text:style-name="T156">│</text:span><text:span text:style-name="T119"> SCORE: <text:s text:c="4"/></text:span><text:span text:style-name="T156">│</text:span><text:span text:style-name="T139">─╜</text:span><text:span text:style-name="T155">∙</text:span><text:span text:style-name="T163">∙∙∙∙∙∙∙∙∙∙∙∙∙∙∙∙∙∙∙∙</text:span><text:span text:style-name="T155">∙</text:span><text:span text:style-name="T139">─╜╙</text:span><text:span text:style-name="T81">█</text:span><text:span text:style-name="T3"> <text:s text:c="9"/></text:span><text:span text:style-name="T81">█</text:span><text:span text:style-name="T139">─╜╙─╜</text:span><text:span text:style-name="T156">│</text:span><text:span text:style-name="T73"> ▀█▀</text:span><text:span text:style-name="T156"> <text:s/></text:span><text:span text:style-name="T38"><text:s text:c="2"/>0</text:span><text:span text:style-name="T156"> │</text:span><text:span text:style-name="T139">╙─╜╙─╜ </text:span></text:p>
      <text:p text:style-name="P1"><text:span text:style-name="T3"><text:s/></text:span><text:span text:style-name="T139">╓─</text:span><text:span text:style-name="T156">├</text:span><text:span text:style-name="T119"> </text:span><text:span text:style-name="T97"><text:s text:c="7"/>102</text:span><text:span text:style-name="T119"> </text:span><text:span text:style-name="T156">┤</text:span><text:span text:style-name="T139">─╖</text:span><text:span text:style-name="T155">∙</text:span><text:span text:style-name="T163">∙∙∙∙∙∙∙∙∙∙∙∙∙∙∙∙∙∙∙∙</text:span><text:span text:style-name="T155">∙</text:span><text:span text:style-name="T139">─╖╓</text:span><text:span text:style-name="T81">█</text:span><text:span text:style-name="T3"> <text:s/></text:span><text:span text:style-name="T102">-═╦╦═-</text:span><text:span text:style-name="T3"> <text:s/></text:span><text:span text:style-name="T81">█</text:span><text:span text:style-name="T139">────╖</text:span><text:span text:style-name="T156">├----------┤</text:span><text:span text:style-name="T139">╓────╖ </text:span></text:p>
      <text:p text:style-name="P1"><text:span text:style-name="T3"><text:s/></text:span><text:span text:style-name="T139">║ </text:span><text:span text:style-name="T156">│</text:span><text:span text:style-name="T147">▄▄▄▄▄▄▄▄▄▄▄▄</text:span><text:span text:style-name="T156">│</text:span><text:span text:style-name="T139">─╖</text:span><text:span text:style-name="T155">∙</text:span><text:span text:style-name="T163">∙∙∙∙∙∙∙∙∙∙∙∙∙∙∙∙∙∙∙∙</text:span><text:span text:style-name="T155">∙</text:span><text:span text:style-name="T139">─╖║</text:span><text:span text:style-name="T81">█</text:span><text:span text:style-name="T3">    </text:span><text:span text:style-name="T102">╙╜</text:span><text:span text:style-name="T3">    </text:span><text:span text:style-name="T81">█</text:span><text:span text:style-name="T139"> °╓─╖</text:span><text:span text:style-name="T156">│ <text:s/>██ <text:s/></text:span><text:span text:style-name="T118"><text:s text:c="2"/>0</text:span><text:span text:style-name="T156"> │</text:span><text:span text:style-name="T139">║ °╓─╖ </text:span></text:p>
      <text:p text:style-name="P1"><text:span text:style-name="T3"><text:s/></text:span><text:span text:style-name="T139">║ </text:span><text:span text:style-name="T156">├</text:span><text:span text:style-name="T120"> Mult <text:s/></text:span><text:span text:style-name="T97">x <text:s/>2</text:span><text:span text:style-name="T120"> </text:span><text:span text:style-name="T156">┤</text:span><text:span text:style-name="T139">─╖</text:span><text:span text:style-name="T155">∙</text:span><text:span text:style-name="T163">∙∙∙∙∙∙∙∙</text:span><text:span text:style-name="T100">╔╦═-</text:span><text:span text:style-name="T163">∙∙∙∙∙∙∙∙</text:span><text:span text:style-name="T155">∙</text:span><text:span text:style-name="T81">══╤█</text:span><text:span text:style-name="T3"> <text:s text:c="9"/></text:span><text:span text:style-name="T81">█╕</text:span><text:span text:style-name="T139"> ╙─╖</text:span><text:span text:style-name="T156">├----------┤</text:span><text:span text:style-name="T139">║ <text:s/>╙─╖ </text:span></text:p>
      <text:p text:style-name="P1"><text:span text:style-name="T3"><text:s/></text:span><text:span text:style-name="T139">╙─</text:span><text:span text:style-name="T156">│</text:span><text:span text:style-name="T140">▄▄▄▄▄▄▄▄▄▄▄▄</text:span><text:span text:style-name="T156">│</text:span><text:span text:style-name="T139">─╜</text:span><text:span text:style-name="T155">∙</text:span><text:span text:style-name="T163">∙∙∙∙∙∙∙∙</text:span><text:span text:style-name="T100">║║</text:span><text:span text:style-name="T163">∙∙∙∙∙∙∙∙∙∙</text:span><text:span text:style-name="T155">∙</text:span><text:span text:style-name="T139">─╜</text:span><text:span text:style-name="T156">│</text:span><text:span text:style-name="T81">▀▀▀▀▀▀▀▀▀▀▀▀</text:span><text:span text:style-name="T156">│</text:span><text:span text:style-name="T139">╜╙─╜</text:span><text:span text:style-name="T156">│</text:span><text:span text:style-name="T26">▄▄▄▄</text:span><text:span text:style-name="T156"> <text:s/></text:span><text:span text:style-name="T15"><text:s text:c="2"/>0</text:span><text:span text:style-name="T156"> │</text:span><text:span text:style-name="T139">╙─╜╙─╜ </text:span></text:p>
      <text:p text:style-name="P1"><text:span text:style-name="T3"><text:s/></text:span><text:span text:style-name="T139">╓─</text:span><text:span text:style-name="T156">├</text:span><text:span text:style-name="T121"> Last <text:s/></text:span><text:span text:style-name="T97"><text:s/>102</text:span><text:span text:style-name="T121"> </text:span><text:span text:style-name="T156">┤</text:span><text:span text:style-name="T139">─╖</text:span><text:span text:style-name="T155">∙</text:span><text:span text:style-name="T163">∙∙∙∙∙∙∙∙</text:span><text:span text:style-name="T100">╙╜</text:span><text:span text:style-name="T163">∙∙∙∙∙∙∙∙∙∙</text:span><text:span text:style-name="T155">∙</text:span><text:span text:style-name="T139">─╖</text:span><text:span text:style-name="T156">│</text:span><text:span text:style-name="T139">▄▄▄▄▄▄▄▄▄▄▄▄</text:span><text:span text:style-name="T156">│</text:span><text:span text:style-name="T139">───╖</text:span><text:span text:style-name="T156">╞==========╡</text:span><text:span text:style-name="T139">╓────╖ </text:span></text:p>
      <text:p text:style-name="P1"><text:span text:style-name="T3"><text:s/></text:span><text:span text:style-name="T139">║ </text:span><text:span text:style-name="T156">│</text:span><text:span text:style-name="T4">▄▄▄▄▄▄▄▄▄▄▄▄</text:span><text:span text:style-name="T156">│</text:span><text:span text:style-name="T139">─╖</text:span><text:span text:style-name="T155">∙</text:span><text:span text:style-name="T163">∙∙∙∙∙∙∙∙∙∙∙∙∙∙∙∙∙∙∙∙</text:span><text:span text:style-name="T155">∙</text:span><text:span text:style-name="T139">─╖</text:span><text:span text:style-name="T156">├</text:span><text:span text:style-name="T121"> Lines </text:span><text:span text:style-name="T97"><text:s text:c="3"/>3</text:span><text:span text:style-name="T121"> </text:span><text:span text:style-name="T156">┤</text:span><text:span text:style-name="T139">°╓─╖</text:span><text:span text:style-name="T156">│</text:span><text:span text:style-name="T95"> <text:s text:c="3"/></text:span><text:span text:style-name="T118"><text:s text:c="4"/>2</text:span><text:span text:style-name="T156"> │</text:span><text:span text:style-name="T139">║ °╓─╖ </text:span></text:p>
      <text:p text:style-name="P1"><text:span text:style-name="T3"><text:s/></text:span><text:span text:style-name="T139">║ </text:span><text:span text:style-name="T156">└</text:span><text:span text:style-name="T122"> Best <text:s/></text:span><text:span text:style-name="T97"><text:s/>102</text:span><text:span text:style-name="T122"> </text:span><text:span text:style-name="T156">┘</text:span><text:span text:style-name="T139">─╖</text:span><text:span text:style-name="T155">∙</text:span><text:span text:style-name="T102">-═════╦╗</text:span><text:span text:style-name="T163">∙∙∙∙</text:span><text:span text:style-name="T102">-═════╦╗</text:span><text:span text:style-name="T155">∙</text:span><text:span text:style-name="T139">─╖</text:span><text:span text:style-name="T156">│</text:span><text:span text:style-name="T148">▄▄▄▄▄▄▄▄▄▄▄▄</text:span><text:span text:style-name="T156">│</text:span><text:span text:style-name="T139"> ╙─╖</text:span><text:span text:style-name="T156">└─┬──────┬─┘</text:span><text:span text:style-name="T139">║ <text:s/>╙─╖ </text:span></text:p>
      <text:p text:style-name="P1"><text:span text:style-name="T3"><text:s/></text:span><text:span text:style-name="T139">╙─╜</text:span><text:span text:style-name="T98">▄▄▄▄▄▄▄▄▄▄▄▄</text:span><text:span text:style-name="T139">╙─╜</text:span><text:span text:style-name="T155">∙</text:span><text:span text:style-name="T102">╔╦════╩╝</text:span><text:span text:style-name="T139">░░░░</text:span><text:span text:style-name="T102">╔╦════╩╝</text:span><text:span text:style-name="T155">∙</text:span><text:span text:style-name="T139">─╜</text:span><text:span text:style-name="T156">└</text:span><text:span text:style-name="T120"> Level </text:span><text:span text:style-name="T97"><text:s text:c="3"/>0</text:span><text:span text:style-name="T120"> </text:span><text:span text:style-name="T156">┘</text:span><text:span text:style-name="T139">╜╙─</text:span><text:span text:style-name="T48">▄▄▄█▄▄▄▄▄▄█▄▄▄▄█</text:span><text:span text:style-name="T139">╙─╜ </text:span></text:p>
      <text:p text:style-name="P1"><text:span text:style-name="T3"><text:s/></text:span><text:span text:style-name="T139">╓────╖╓────╖╓────╖</text:span><text:span text:style-name="T155">∙</text:span><text:span text:style-name="T102">╚╩════╦╗</text:span><text:span text:style-name="T139">░░</text:span><text:span text:style-name="T96">XX</text:span><text:span text:style-name="T102">╚╩════╦╗</text:span><text:span text:style-name="T155">∙</text:span><text:span text:style-name="T139">─╖╓</text:span><text:span text:style-name="T99">▄▄▄▄▄▄▄▄▄▄▄▄</text:span><text:span text:style-name="T139">────</text:span><text:span text:style-name="T48">█</text:span><text:span text:style-name="T118">▓▓</text:span><text:span text:style-name="T49">▌</text:span><text:span text:style-name="T97"> <text:s/>0</text:span><text:span text:style-name="T49">▐</text:span><text:span text:style-name="T38">▓▓</text:span><text:span text:style-name="T49">▌</text:span><text:span text:style-name="T97"> <text:s/>2</text:span><text:span text:style-name="T49">▐</text:span><text:span text:style-name="T48">▌</text:span><text:span text:style-name="T139">──╖ </text:span></text:p>
      <text:p text:style-name="P1"><text:span text:style-name="T3"><text:s/></text:span><text:span text:style-name="T139">║ °╓─╖║ °╓─╖║ °╓─╖</text:span><text:span text:style-name="T155">∙</text:span><text:span text:style-name="T102">-═════╩╝</text:span><text:span text:style-name="T139">░░</text:span><text:span text:style-name="T96">XX</text:span><text:span text:style-name="T102">-═════╩╝</text:span><text:span text:style-name="T155">∙</text:span><text:span text:style-name="T139">─╖║ °╓─╖║ °╓─╖║ °╓─</text:span><text:span text:style-name="T48">▀▀▀▀▀▀▀▀▀▀▀▀▀▀▀█</text:span><text:span text:style-name="T139">╓─╖ </text:span></text:p>
      <text:p text:style-name="P1"><text:span text:style-name="T3"><text:s/></text:span><text:span text:style-name="T139">║ <text:s/>╙─╖║ <text:s/>╙─╖║ <text:s/>╙─╖</text:span><text:span text:style-name="T48">▀▀▀▀▀▀▀▀▀▀▀▀▀▀▀▀▀▀▀▀▀▀</text:span><text:span text:style-name="T139">─╖║ <text:s/>╙─╖║ <text:s/>╙─╖║ <text:s/>╙─╖║ <text:s/>╙─╖║ <text:s/>╙─╖║ <text:s/>╙─╖ </text:span></text:p>
      <text:p text:style-name="P1"><text:span text:style-name="T3"><text:s/></text:span><text:span text:style-name="T139">╙─╜╙─╜╙─╜╙─╜╙─╜╙─╜╙─╜╙─╜╙─╜╙─╜╙─╜╙─╜╙─╜╙─╜╙─╜╙─╜╙─╜╙─╜╙─╜╙─╜╙─╜╙─╜╙─╜╙─╜╙─╜╙─╜ </text:span></text:p>
      <text:p text:style-name="P1"><text:span text:style-name="T3"><text:s text:c="71"/></text:span><text:span text:style-name="T178">00:0</text:span><text:span text:style-name="T180">0</text:span><text:span text:style-name="T178">:</text:span><text:span text:style-name="T180">1</text:span><text:span text:style-name="T178">0 </text:span></text:p>
      <text:p text:style-name="P8"/>
      <text:p text:style-name="P1"><text:span text:style-name="T65">The cubes turn Gold, ready to deal out lots of points when they are destroyed.</text:span></text:p>
      <text:p text:style-name="P8"/>
      <text:p text:style-name="P1"><text:span text:style-name="T156"/></text:p>
      <text:p text:style-name="P22"><text:span text:style-name="T156">│</text:span><text:span text:style-name="T163">○¦</text:span><text:span text:style-name="T156"> </text:span><text:span text:style-name="T38">Thanks for playing BAShTrish <text:s text:c="17"/></text:span><text:span text:style-name="T46">Спасибо</text:span><text:span text:style-name="T38"> </text:span><text:span text:style-name="T46">за</text:span><text:span text:style-name="T38"> </text:span><text:span text:style-name="T46">игру</text:span><text:span text:style-name="T38"> </text:span><text:span text:style-name="T46">в</text:span><text:span text:style-name="T38"> </text:span><text:span text:style-name="T46">Башотрис</text:span><text:span text:style-name="T163"> ¦○</text:span><text:span text:style-name="T156">│</text:span></text:p>
      <text:p text:style-name="P1"><text:span text:style-name="T156">│</text:span><text:span text:style-name="T163"> ¦</text:span><text:span text:style-name="T156"> <text:s text:c="72"/></text:span><text:span text:style-name="T163"><text:s/>¦ </text:span><text:span text:style-name="T156">│</text:span></text:p>
      <text:p text:style-name="P1"><text:span text:style-name="T156">│</text:span><text:span text:style-name="T163">○¦</text:span><text:span text:style-name="T156"> All feedback welcome at: </text:span><text:a xlink:type="simple" xlink:href="file:///F:/_Dev/_github/bashtris/trunk/www.github.com/csBlueChip/BAShTris/issues" text:style-name="Standard" text:visited-style-name="Standard"><text:span text:style-name="T190">www.github.com/csBlueChip/BAShTris/issues</text:span></text:a><text:span text:style-name="T156"> <text:s text:c="5"/></text:span><text:span text:style-name="T163"><text:s/>¦○</text:span><text:span text:style-name="T156">│</text:span></text:p>
      <text:p text:style-name="P1"><text:span text:style-name="T156">│</text:span><text:span text:style-name="T163"> ¦</text:span><text:span text:style-name="T156"> <text:s text:c="72"/></text:span><text:span text:style-name="T163"><text:s/>¦ </text:span><text:span text:style-name="T156">│</text:span></text:p>
      <text:p text:style-name="P1"><text:span text:style-name="T156">│</text:span><text:span text:style-name="T163">○¦</text:span><text:span text:style-name="T156"> <text:s text:c="7"/></text:span><text:span text:style-name="T15">╓────╖╥ ╥╓─╖╓─╖╓─╖╓─╖ <text:s text:c="3"/></text:span><text:span text:style-name="T156"><text:s text:c="8"/></text:span><text:span text:style-name="T97"><text:s/>▄▄▄▄▄▄▄ <text:s text:c="2"/>▄ ▄▄▄▄ ▄▄▄▄ ▄▄▄▄▄▄▄ </text:span><text:span text:style-name="T156"><text:s/></text:span><text:span text:style-name="T163"><text:s/>¦○</text:span><text:span text:style-name="T156">│</text:span></text:p>
      <text:p text:style-name="P1"><text:span text:style-name="T156">│</text:span><text:span text:style-name="T163"> ¦</text:span><text:span text:style-name="T156"> <text:s text:c="7"/></text:span><text:span text:style-name="T15">║ <text:s text:c="4"/>╙╥╜║─╢║ ║║╓╜║ ╖ <text:s text:c="3"/></text:span><text:span text:style-name="T156"><text:s text:c="8"/></text:span><text:span text:style-name="T97"><text:s/>█ ▄▄▄ █ ▀ ▀ ▄█▀█▀ █▄▀ █ ▄▄▄ █ </text:span><text:span text:style-name="T156"><text:s/></text:span><text:span text:style-name="T163"><text:s/>¦ </text:span><text:span text:style-name="T156">│</text:span></text:p>
      <text:p text:style-name="P1"><text:span text:style-name="T156">│</text:span><text:span text:style-name="T163">○¦</text:span><text:span text:style-name="T156"> <text:s text:c="7"/></text:span><text:span text:style-name="T15">║ <text:s text:c="5"/>╨ ╙─╜╙─╜╨╙ ╙─╜ <text:s text:c="3"/></text:span><text:span text:style-name="T156"><text:s text:c="8"/></text:span><text:span text:style-name="T97"><text:s/>█ ███ █ ▀█▀ ▀ ▀█▄█▄ ▄ █ ███ █ </text:span><text:span text:style-name="T156"><text:s/></text:span><text:span text:style-name="T163"><text:s/>¦○</text:span><text:span text:style-name="T156">│</text:span></text:p>
      <text:p text:style-name="P1"><text:span text:style-name="T156">│</text:span><text:span text:style-name="T163"> ¦</text:span><text:span text:style-name="T156"> <text:s text:c="7"/></text:span><text:span text:style-name="T15">║ <text:s/>╓─╖╥ ╥╓─╖─╥─╓─╖╓╥╖╓─╖ </text:span><text:span text:style-name="T156"><text:s text:c="8"/></text:span><text:span text:style-name="T97"><text:s/>█▄▄▄▄▄█ █▀▄▀█ ▄ ▄ █ █ █▄▄▄▄▄█ </text:span><text:span text:style-name="T156"><text:s/></text:span><text:span text:style-name="T163"><text:s/>¦ </text:span><text:span text:style-name="T156">│</text:span></text:p>
      <text:p text:style-name="P1"><text:span text:style-name="T156">│</text:span><text:span text:style-name="T163">○¦</text:span><text:span text:style-name="T156"> <text:s text:c="7"/></text:span><text:span text:style-name="T15">║ <text:s/>╙─╖╙╥╜╙─╖ ║ ╟─ ║║║╙─╖ </text:span><text:span text:style-name="T156"><text:s text:c="8"/></text:span><text:span text:style-name="T97"><text:s/>▄▄▄▄▄ ▄▄▄█▀█ <text:s/>▀ ▀▄ <text:s/>▀▄ ▄ ▄ ▄ <text:s/></text:span><text:span text:style-name="T156"><text:s/></text:span><text:span text:style-name="T163"><text:s/>¦○</text:span><text:span text:style-name="T156">│</text:span></text:p>
      <text:p text:style-name="P1"><text:span text:style-name="T156">│</text:span><text:span text:style-name="T163"> ¦</text:span><text:span text:style-name="T156"> <text:s text:c="7"/></text:span><text:span text:style-name="T15">╙─┘╙─╜ ╨ ╙─╜ ╨ ╙─╜╨ ╨╙─╜ </text:span><text:span text:style-name="T156"><text:s text:c="8"/></text:span><text:span text:style-name="T97"><text:s/>▄▀█ ██▄█ <text:s/>█ ▀███▄ ▄▀█▀██▀▀██▀ </text:span><text:span text:style-name="T156"><text:s/></text:span><text:span text:style-name="T163"><text:s/>¦ </text:span><text:span text:style-name="T156">│</text:span></text:p>
      <text:p text:style-name="P1"><text:span text:style-name="T156">│</text:span><text:span text:style-name="T163">○¦</text:span><text:span text:style-name="T156"> <text:s text:c="3"/></text:span><text:span text:style-name="T73">┌──────────────────────────────┐ <text:s text:c="4"/></text:span><text:span text:style-name="T97"><text:s/>█▄▄ <text:s/>▀▄▀ ▄▄ █▀▄▄▄▄█ █ ▀ ▀▀▄ ▀ </text:span><text:span text:style-name="T156"><text:s/></text:span><text:span text:style-name="T163"><text:s/>¦○</text:span><text:span text:style-name="T156">│</text:span></text:p>
      <text:p text:style-name="P1"><text:span text:style-name="T156">│</text:span><text:span text:style-name="T163"> ¦</text:span><text:span text:style-name="T156"> <text:s text:c="3"/></text:span><text:span text:style-name="T73">│°</text:span><text:span text:style-name="T156"> Greetz to: <text:s text:c="16"/></text:span><text:span text:style-name="T73">°│ <text:s text:c="4"/></text:span><text:span text:style-name="T97"><text:s/>▀█▄▀ <text:s/>▄ <text:s/>█ ▄▄ <text:s/>▄██▀▀▀▀█▀▀█▄ ▀ </text:span><text:span text:style-name="T156"><text:s/></text:span><text:span text:style-name="T163"><text:s/>¦ </text:span><text:span text:style-name="T156">│</text:span></text:p>
      <text:p text:style-name="P1"><text:span text:style-name="T156">│</text:span><text:span text:style-name="T163">○¦</text:span><text:span text:style-name="T156"> <text:s text:c="3"/></text:span><text:span text:style-name="T73">│ </text:span><text:span text:style-name="T156"><text:s text:c="2"/>• Cyborg666 <text:s text:c="4"/>• RIMSy <text:s text:c="2"/></text:span><text:span text:style-name="T73"><text:s/>│ <text:s text:c="4"/></text:span><text:span text:style-name="T97"><text:s text:c="2"/>▀▀▀ ▀▄ ▄ ██ <text:s/>▀▀ <text:s text:c="2"/>▄▀▄ ▀ ▀▄ ▀ </text:span><text:span text:style-name="T156"><text:s/></text:span><text:span text:style-name="T163"><text:s/>¦○</text:span><text:span text:style-name="T156">│</text:span></text:p>
      <text:p text:style-name="P1"><text:span text:style-name="T156">│</text:span><text:span text:style-name="T163"> ¦</text:span><text:span text:style-name="T156"> <text:s text:c="3"/></text:span><text:span text:style-name="T73">│ </text:span><text:span text:style-name="T156"><text:s text:c="2"/>• Lord Grumble <text:s/>• PajaCo <text:s/></text:span><text:span text:style-name="T73"><text:s/>│ <text:s text:c="4"/></text:span><text:span text:style-name="T97"><text:s/>█ █▄▀▄▄▄██▀ ▀██▄▀▄█▀▀▀█ ▀▄▀ ▀ </text:span><text:span text:style-name="T156"><text:s/></text:span><text:span text:style-name="T163"><text:s/>¦ </text:span><text:span text:style-name="T156">│</text:span></text:p>
      <text:p text:style-name="P1"><text:span text:style-name="T156">│</text:span><text:span text:style-name="T163">○¦</text:span><text:span text:style-name="T156"> <text:s text:c="3"/></text:span><text:span text:style-name="T73">│.</text:span><text:span text:style-name="T156"> <text:s/>• jgs/spunk <text:s text:c="4"/>• sbot <text:s text:c="3"/></text:span><text:span text:style-name="T73">.│ <text:s text:c="4"/></text:span><text:span text:style-name="T97"><text:s/>█ █▄█▄▄ <text:s/>▀▄ █▀▄▄▄ ▀▀▄▄█▄██▄ ▀ </text:span><text:span text:style-name="T156"><text:s/></text:span><text:span text:style-name="T163"><text:s/>¦○</text:span><text:span text:style-name="T156">│</text:span></text:p>
      <text:p text:style-name="P1"><text:span text:style-name="T156">│</text:span><text:span text:style-name="T163"> ¦</text:span><text:span text:style-name="T156"> <text:s text:c="3"/></text:span><text:span text:style-name="T73">└──────────────────────────────┘ <text:s text:c="4"/></text:span><text:span text:style-name="T97"><text:s/>▄▄▄▄▄▄▄ ██▄▄▄ <text:s/>▄▀ █ █ ▄ █▀ <text:s/>▀ </text:span><text:span text:style-name="T156"><text:s/></text:span><text:span text:style-name="T163"><text:s/>¦ </text:span><text:span text:style-name="T156">│</text:span></text:p>
      <text:p text:style-name="P1"><text:span text:style-name="T156">│</text:span><text:span text:style-name="T163">○¦</text:span><text:span text:style-name="T156"> <text:s text:c="40"/></text:span><text:span text:style-name="T97"><text:s/>█ ▄▄▄ █ ▄▀██ <text:s/>▀██ <text:s/>▀█▄▄▄█▀▄█▀ </text:span><text:span text:style-name="T156"><text:s/></text:span><text:span text:style-name="T163"><text:s/>¦○</text:span><text:span text:style-name="T156">│</text:span></text:p>
      <text:p text:style-name="P1"><text:span text:style-name="T156">│</text:span><text:span text:style-name="T163"> ¦</text:span><text:span text:style-name="T156"> KThxBye, <text:s text:c="31"/></text:span><text:span text:style-name="T97"><text:s/>█ ███ █ █▀▄ ▀███▀▄▄▀▀▄▄▄▄ ▀█▀ </text:span><text:span text:style-name="T156"><text:s/></text:span><text:span text:style-name="T163">/</text:span><text:span text:style-name="T156">\</text:span><text:span text:style-name="T163"> </text:span><text:span text:style-name="T156">│</text:span></text:p>
      <text:p text:style-name="P1"><text:span text:style-name="T156">│</text:span><text:span text:style-name="T163">○¦</text:span><text:span text:style-name="T156"> <text:s text:c="2"/></text:span><text:span text:style-name="T163">cs</text:span><text:span text:style-name="T178">ßlúè</text:span><text:span text:style-name="T81">Çhîp <text:s text:c="27"/></text:span><text:span text:style-name="T97"><text:s/>█▄▄▄▄▄█ █▀ <text:s/>█▀▄▀ ▄ █▀▀▄███▄▀ <text:s/></text:span><text:span text:style-name="T156"><text:s/></text:span><text:span text:style-name="T163">\○</text:span><text:span text:style-name="T156">\│</text:span></text:p>
      <text:p text:style-name="P1"><text:span text:style-name="T156">│</text:span><text:span text:style-name="T163"> ¦</text:span><text:span text:style-name="T156"> <text:s text:c="40"/></text:span><text:span text:style-name="T97">▄▄▄▄▄▄▄▄▄▄▄▄▄▄▄▄▄▄▄▄▄▄▄▄▄▄▄▄▄▄▄</text:span><text:span text:style-name="T156"> </text:span><text:span text:style-name="T163"><text:s/>\/</text:span><text:span text:style-name="T165"> </text:span></text:p>
      <text:p text:style-name="P1"><text:span text:style-name="T156">│</text:span><text:span text:style-name="T164">○¦</text:span><text:span text:style-name="T163">,-'"-._,-'"'--'"'-.,-'"'-._-"-._,-"'-.__,-^-._,-'"'-._,-''-._,-"--._-"-.._/</text:span><text:span text:style-name="T165"> <text:s/></text:span></text:p>
      <text:p text:style-name="P1"><text:span text:style-name="T157"><text:s text:c="80"/></text:span></text:p>
      <text:p text:style-name="P1"><text:span text:style-name="T71">root</text:span><text:span text:style-name="T73">@</text:span><text:span text:style-name="T6">t1000</text:span><text:span text:style-name="T73">:</text:span><text:span text:style-name="T81">~</text:span><text:span text:style-name="T94">w</text:span><text:span text:style-name="T125"> </text:span><text:span text:style-name="T104">w</text:span><text:span text:style-name="T157"> <text:s text:c="64"/></text:span></text:p>
      <text:p text:style-name="P1"><text:span text:style-name="T105"><text:s text:c="81"/></text:span></text:p>
      <text:p text:style-name="P1"><text:span text:style-name="T105"><text:s text:c="80"/></text:span></text:p>
      <text:p text:style-name="P8"/>
      <text:p text:style-name="P1"><text:span text:style-name="T65">And when you start to go cross eyed, hit the Power-Off button on the (not-a-)Controller and be reminded from where you can procure updates :)</text:span></text:p>
      <text:p text:style-name="P3"/>
      <text:p text:style-name="P1"><text:span text:style-name="T65">That's it with the screen shots. </text:span></text:p>
      <text:p text:style-name="P3"/>
      <text:p text:style-name="P5">A VAST amount of information is available in the “Full Documentation”</text:p>
      <text:p text:style-name="P5"><text:tab/>bashtris.sh -H<text:tab/><text:tab/>(yes, capital H)</text:p>
      <text:p text:style-name="P20"><text:span text:style-name="T65">The documentation is displayed with `less`. So if you are familiar with `less`, you will know it has full standard search features ...If you are not familiar with it, just use the cursor keys to scroll, and ‘Q’ to Quit.</text:span></text:p>
      <text:p text:style-name="P25"><text:span text:style-name="T61"><text:s text:c="3"/>,-------.</text:span></text:p>
      <text:p text:style-name="P15"><text:span text:style-name="T62">==( <text:s/>Index <text:s/>)==================================================================</text:span></text:p>
      <text:p text:style-name="P15"><text:span text:style-name="T62"><text:s text:c="3"/>`-------'</text:span></text:p>
      <text:p text:style-name="P15"><text:span text:style-name="T62"><text:s text:c="4"/># BAShTris</text:span></text:p>
      <text:p text:style-name="P15"><text:span text:style-name="T62"><text:s text:c="4"/># LICENCE</text:span></text:p>
      <text:p text:style-name="P15"><text:span text:style-name="T62"><text:s text:c="4"/># BIBLIOGRAPHY</text:span></text:p>
      <text:p text:style-name="P15"><text:span text:style-name="T62"><text:s text:c="4"/># ROADMAP</text:span></text:p>
      <text:p text:style-name="P15"><text:span text:style-name="T62"><text:s text:c="4"/># COMMAND LINE OPTIONS</text:span></text:p>
      <text:p text:style-name="P15"><text:span text:style-name="T62"><text:s text:c="8"/># Standard</text:span></text:p>
      <text:p text:style-name="P15"><text:span text:style-name="T62"><text:s text:c="8"/># Debug</text:span></text:p>
      <text:p text:style-name="P15"><text:span text:style-name="T62"><text:s text:c="4"/># CONSOLE SETTINGS</text:span></text:p>
      <text:p text:style-name="P15"><text:span text:style-name="T62"><text:s text:c="8"/># Required terminal settings <text:s text:c="3"/>&lt;----- 0_o</text:span></text:p>
      <text:p text:style-name="P15"><text:span text:style-name="T62"><text:s text:c="8"/># Play with PuTTY over SSH</text:span></text:p>
      <text:p text:style-name="P15"><text:span text:style-name="T62"><text:s text:c="8"/># Kali terminal window</text:span></text:p>
      <text:p text:style-name="P15"><text:span text:style-name="T62"><text:s text:c="8"/># Windows Subsytem Linux (WSL)</text:span></text:p>
      <text:p text:style-name="P15"><text:span text:style-name="T62"><text:s text:c="4"/># GAME MODES</text:span></text:p>
      <text:p text:style-name="P15"><text:span text:style-name="T62"><text:s text:c="8"/># Drop Rate</text:span></text:p>
      <text:p text:style-name="P15"><text:span text:style-name="T62"><text:s text:c="8"/># Normal (aka Marathon or A-Type)</text:span></text:p>
      <text:p text:style-name="P15"><text:span text:style-name="T62"><text:s text:c="8"/># Invisible [Marathon]</text:span></text:p>
      <text:p text:style-name="P15"><text:span text:style-name="T62"><text:s text:c="8"/># Challenge (aka B-Type)</text:span></text:p>
      <text:p text:style-name="P15"><text:span text:style-name="T62"><text:s text:c="4"/># STUFF TO TRY</text:span></text:p>
      <text:p text:style-name="P15"><text:span text:style-name="T62"><text:s text:c="8"/># CS Logo</text:span></text:p>
      <text:p text:style-name="P15"><text:span text:style-name="T62"><text:s text:c="8"/># Controller Screen</text:span></text:p>
      <text:p text:style-name="P15"><text:span text:style-name="T62"><text:s text:c="8"/># Start Screen</text:span></text:p>
      <text:p text:style-name="P15"><text:span text:style-name="T62"><text:s text:c="8"/># During Gameplay <text:s text:c="3"/>&lt;---------------- 0_o</text:span></text:p>
      <text:p text:style-name="P15"><text:span text:style-name="T62"><text:s text:c="8"/># End of Game</text:span></text:p>
      <text:p text:style-name="P15"><text:span text:style-name="T62"><text:s text:c="8"/># Repeating a Game <text:s text:c="3"/>&lt;--------------- 0_o</text:span></text:p>
      <text:p text:style-name="P15"><text:span text:style-name="T62"><text:s text:c="4"/># HIGH SCORES</text:span></text:p>
      <text:p text:style-name="P15"><text:span text:style-name="T62"><text:s text:c="8"/># Review</text:span></text:p>
      <text:p text:style-name="P15"><text:span text:style-name="T62"><text:s text:c="8"/># Export</text:span></text:p>
      <text:p text:style-name="P15"><text:span text:style-name="T62"><text:s text:c="8"/># Import</text:span></text:p>
      <text:p text:style-name="P15"><text:span text:style-name="T62"><text:s text:c="8"/># Merge</text:span></text:p>
      <text:p text:style-name="P15"><text:span text:style-name="T62"><text:s text:c="8"/># Upgrading <text:s text:c="4"/>&lt;--------------------- 0_o</text:span></text:p>
      <text:p text:style-name="P15"><text:span text:style-name="T62"><text:s text:c="4"/># DEBUG MODE</text:span></text:p>
      <text:p text:style-name="P15"><text:span text:style-name="T62"><text:s text:c="8"/># Command line options</text:span></text:p>
      <text:p text:style-name="P15"><text:span text:style-name="T62"><text:s text:c="8"/># Debug Console</text:span></text:p>
      <text:p text:style-name="P15"><text:span text:style-name="T62"><text:s text:c="8"/># Extra keys during play</text:span></text:p>
      <text:p text:style-name="P15"><text:span text:style-name="T62"><text:s text:c="4"/># DEVELOPER MODE</text:span></text:p>
      <text:p text:style-name="P13"/>
      <text:p text:style-name="P15"><text:span text:style-name="T62"><text:s text:c="3"/>,----------.</text:span></text:p>
      <text:p text:style-name="P15"><text:span text:style-name="T62">==( <text:s/>BAShTris <text:s/>)===============================================================</text:span></text:p>
      <text:p text:style-name="P15"><text:span text:style-name="T62"><text:s text:c="3"/>`----------'</text:span></text:p>
      <text:p text:style-name="P13"/>
      <text:p text:style-name="P15"><text:span text:style-name="T62">Autumn 2020. Boredom has set in. Never written a Tetris clone before. BASh</text:span></text:p>
      <text:p text:style-name="P15"><text:span text:style-name="T62">skillz could do with a work-out. Enjoy!</text:span></text:p>
      <text:p text:style-name="P13"/>
      <text:p text:style-name="P15"><text:span text:style-name="T62"/></text:p>
      <text:p text:style-name="P24"><text:span text:style-name="T62"><text:s text:c="3"/>,---------.</text:span></text:p>
      <text:p text:style-name="P15"><text:span text:style-name="T62">==( <text:s/>LICENCE <text:s/>)================================================================</text:span></text:p>
      <text:p text:style-name="P15"><text:span text:style-name="T62"><text:s text:c="3"/>`---------'</text:span></text:p>
      <text:p text:style-name="P13"/>
      <text:p text:style-name="P15"><text:span text:style-name="T62">MIT License</text:span></text:p>
      <text:p text:style-name="P13"/>
      <text:p text:style-name="P15"><text:span text:style-name="T62">Copyright (c) 2020 BlueChip</text:span></text:p>
      <text:p text:style-name="P13"/>
      <text:p text:style-name="P15"><text:span text:style-name="T62">Permission is hereby granted, free of charge, to any person obtaining a copy</text:span></text:p>
      <text:p text:style-name="P15"><text:span text:style-name="T62">of this software and associated documentation files (the "Software"), to deal</text:span></text:p>
      <text:p text:style-name="P15"><text:span text:style-name="T62">in the Software without restriction, including without limitation the rights</text:span></text:p>
      <text:p text:style-name="P15"><text:span text:style-name="T62">to use, copy, modify, merge, publish, distribute, sublicense, and/or sell</text:span></text:p>
      <text:p text:style-name="P15"><text:span text:style-name="T62">copies of the Software, and to permit persons to whom the Software is</text:span></text:p>
      <text:p text:style-name="P15"><text:span text:style-name="T62">furnished to do so, subject to the following conditions:</text:span></text:p>
      <text:p text:style-name="P13"/>
      <text:p text:style-name="P15"><text:span text:style-name="T62">The above copyright notice and this permission notice shall be included in all</text:span></text:p>
      <text:p text:style-name="P15"><text:span text:style-name="T62">copies or substantial portions of the Software.</text:span></text:p>
      <text:p text:style-name="P13"/>
      <text:p text:style-name="P15"><text:span text:style-name="T62">THE SOFTWARE IS PROVIDED "AS IS", WITHOUT WARRANTY OF ANY KIND, EXPRESS OR</text:span></text:p>
      <text:p text:style-name="P15"><text:span text:style-name="T62">IMPLIED, INCLUDING BUT NOT LIMITED TO THE WARRANTIES OF MERCHANTABILITY,</text:span></text:p>
      <text:p text:style-name="P15"><text:span text:style-name="T62">FITNESS FOR A PARTICULAR PURPOSE AND NONINFRINGEMENT. IN NO EVENT SHALL THE</text:span></text:p>
      <text:p text:style-name="P15"><text:span text:style-name="T62">AUTHORS OR COPYRIGHT HOLDERS BE LIABLE FOR ANY CLAIM, DAMAGES OR OTHER</text:span></text:p>
      <text:p text:style-name="P15"><text:span text:style-name="T62">LIABILITY, WHETHER IN AN ACTION OF CONTRACT, TORT OR OTHERWISE, ARISING FROM,</text:span></text:p>
      <text:p text:style-name="P15"><text:span text:style-name="T62">OUT OF OR IN CONNECTION WITH THE SOFTWARE OR THE USE OR OTHER DEALINGS IN THE</text:span></text:p>
      <text:p text:style-name="P15"><text:span text:style-name="T62">SOFTWARE.</text:span></text:p>
      <text:p text:style-name="P13"/>
      <text:p text:style-name="P15"><text:span text:style-name="T62"><text:s text:c="3"/>,--------------.</text:span></text:p>
      <text:p text:style-name="P15"><text:span text:style-name="T62">==( <text:s/>BIBLIOGRAPHY <text:s/>)===========================================================</text:span></text:p>
      <text:p text:style-name="P15"><text:span text:style-name="T62"><text:s text:c="3"/>`--------------'</text:span></text:p>
      <text:p text:style-name="P13"/>
      <text:p text:style-name="P15"><text:span text:style-name="T62">This probably isn't complete, but it's a list of handy references:</text:span></text:p>
      <text:p text:style-name="P15"><text:span text:style-name="T62"><text:s text:c="2"/>* https://en.wikipedia.org/wiki/Code_page_437</text:span></text:p>
      <text:p text:style-name="P15"><text:span text:style-name="T62"><text:s text:c="2"/>* http://ascii-table.com/ansi-escape-sequences.php</text:span></text:p>
      <text:p text:style-name="P15"><text:span text:style-name="T62"><text:s text:c="2"/>* https://www.linuxquestions.org/questions/programming-9/bash-case-with-arrow-keys-and-del-backspace-etc-523441/</text:span></text:p>
      <text:p text:style-name="P15"><text:span text:style-name="T62"><text:s text:c="2"/>* http://asciiqr.com/</text:span></text:p>
      <text:p text:style-name="P15"><text:span text:style-name="T62"><text:s text:c="2"/>* https://www.utf8-chartable.de/unicode-utf8-table.pl?start=00&amp;utf8=oct</text:span></text:p>
      <text:p text:style-name="P15"><text:span text:style-name="T62"><text:s text:c="2"/>* https://www.artificialworlds.net/blog/2012/10/17/bash-associative-array-examples/</text:span></text:p>
      <text:p text:style-name="P15"><text:span text:style-name="T62"><text:s text:c="2"/>* https://docs.google.com/spreadsheets/d/17f0dQawb-s_Fd7DHgmVvJoEGDMH_yoSd8EYigrb0zmM/edit#gid=296134756</text:span></text:p>
      <text:p text:style-name="P13"/>
      <text:p text:style-name="P15"><text:span text:style-name="T62"><text:s text:c="3"/>,---------.</text:span></text:p>
      <text:p text:style-name="P15"><text:span text:style-name="T62">==( <text:s/>ROADMAP <text:s/>)================================================================</text:span></text:p>
      <text:p text:style-name="P15"><text:span text:style-name="T62"><text:s text:c="3"/>`---------'</text:span></text:p>
      <text:p text:style-name="P13"/>
      <text:p text:style-name="P15"><text:span text:style-name="T62"><text:s text:c="4"/># Wall kick (option)</text:span></text:p>
      <text:p text:style-name="P13"/>
      <text:p text:style-name="P15"><text:span text:style-name="T62"><text:s text:c="4"/># Network play</text:span></text:p>
      <text:p text:style-name="P13"/>
      <text:p text:style-name="P15"><text:span text:style-name="T62"><text:s text:c="4"/># OSX support (BASh v3 - no sub-second timer!)</text:span></text:p>
      <text:p text:style-name="P13"/>
      <text:p text:style-name="P15"><text:span text:style-name="T62"/></text:p>
      <text:p text:style-name="P24"><text:span text:style-name="T62"><text:s text:c="3"/>,----------------------.</text:span></text:p>
      <text:p text:style-name="P15"><text:span text:style-name="T62">==( <text:s/>COMMAND LINE OPTIONS <text:s/>)===================================================</text:span></text:p>
      <text:p text:style-name="P15"><text:span text:style-name="T62"><text:s text:c="3"/>`----------------------'</text:span></text:p>
      <text:p text:style-name="P13"/>
      <text:p text:style-name="P15"><text:span text:style-name="T62">Standard Options</text:span></text:p>
      <text:p text:style-name="P15"><text:span text:style-name="T62">================</text:span></text:p>
      <text:p text:style-name="P15"><text:span text:style-name="T62"><text:s text:c="4"/>-h <text:s/>--help <text:s text:c="3"/>: this info</text:span></text:p>
      <text:p text:style-name="P15"><text:span text:style-name="T62"><text:s text:c="4"/>-H <text:s/>--man <text:s text:c="4"/>: full documentation</text:span></text:p>
      <text:p text:style-name="P15"><text:span text:style-name="T62"><text:s text:c="4"/>-v <text:s/>--version : show version number</text:span></text:p>
      <text:p text:style-name="P13"/>
      <text:p text:style-name="P15"><text:span text:style-name="T62"><text:s text:c="4"/>-k1 --kbdv1 <text:s text:c="2"/>: force v1 keyboard driver (supports WSL)</text:span></text:p>
      <text:p text:style-name="P15"><text:span text:style-name="T62"><text:s text:c="4"/>-k2 --kbdv2 <text:s text:c="2"/>: force v2 keyboard driver (improved driver)</text:span></text:p>
      <text:p text:style-name="P15"><text:span text:style-name="T62"><text:s text:c="8"/>--id <text:s text:c="5"/>: generate id.out for this linux install [debug/porting]</text:span></text:p>
      <text:p text:style-name="P13"/>
      <text:p text:style-name="P15"><text:span text:style-name="T62"><text:s text:c="4"/>-r <text:s/>--records : show hi score records</text:span></text:p>
      <text:p text:style-name="P15"><text:span text:style-name="T62"><text:s text:c="4"/>-x <text:s/>--rexport : eXport hi score records <text:s/>[filename] <text:s/>&lt;-- optional</text:span></text:p>
      <text:p text:style-name="P15"><text:span text:style-name="T62"><text:s text:c="4"/>-i <text:s/>--rimport : Import hi score records <text:s/>&lt;filename&gt; <text:s/>&lt;-- required</text:span></text:p>
      <text:p text:style-name="P15"><text:span text:style-name="T62"><text:s text:c="4"/>-m <text:s/>--rmerge <text:s/>: merGe hi score records <text:s text:c="2"/>&lt;filename&gt; <text:s/>&lt;-- required</text:span></text:p>
      <text:p text:style-name="P15"><text:span text:style-name="T62"><text:s text:c="4"/>+N <text:s text:c="11"/>: seed(N) - repeat a specific game</text:span></text:p>
      <text:p text:style-name="P13"/>
      <text:p text:style-name="P15"><text:span text:style-name="T62">Debug Options</text:span></text:p>
      <text:p text:style-name="P15"><text:span text:style-name="T62">=============</text:span></text:p>
      <text:p text:style-name="P15"><text:span text:style-name="T62"><text:s text:c="4"/>-d <text:s/>--debug <text:s text:c="2"/>: debug mode (extra keys - see controller help screen)</text:span></text:p>
      <text:p text:style-name="P15"><text:span text:style-name="T62"><text:s text:c="4"/>-s <text:s/>--skip <text:s text:c="3"/>: skip intro sequence</text:span></text:p>
      <text:p text:style-name="P15"><text:span text:style-name="T62"><text:s text:c="4"/>-f <text:s/>--fast <text:s text:c="3"/>: fast startup</text:span></text:p>
      <text:p text:style-name="P15"><text:span text:style-name="T62"><text:s text:c="4"/>-c <text:s/>--ctrlc <text:s text:c="2"/>: Enable [do not disable] ^C</text:span></text:p>
      <text:p text:style-name="P15"><text:span text:style-name="T62"><text:s text:c="4"/>-n <text:s/>--monitor : monitor debug messages</text:span></text:p>
      <text:p text:style-name="P15"><text:span text:style-name="T62"><text:s text:c="4"/>-b <text:s/>--break <text:s text:c="2"/>: break code in to components - use MAKE.sh to rebuild</text:span></text:p>
      <text:p text:style-name="P15"><text:span text:style-name="T62"><text:s text:c="4"/>-B <text:s/>--brkovr <text:s/>: break code in to components - overwrite existing files</text:span></text:p>
      <text:p text:style-name="P13"/>
      <text:p text:style-name="P15"><text:span text:style-name="T62"><text:s text:c="3"/>,------------------.</text:span></text:p>
      <text:p text:style-name="P15"><text:span text:style-name="T62">==( <text:s/>CONSOLE SETTINGS <text:s/>)=======================================================</text:span></text:p>
      <text:p text:style-name="P15"><text:span text:style-name="T62"><text:s text:c="3"/>`------------------'</text:span></text:p>
      <text:p text:style-name="P13"/>
      <text:p text:style-name="P15"><text:span text:style-name="T62">Required terminal settings</text:span></text:p>
      <text:p text:style-name="P15"><text:span text:style-name="T62">==========================</text:span></text:p>
      <text:p text:style-name="P15"><text:span text:style-name="T62"><text:s text:c="4"/># Terminal size: {80 x 25} (24 + 1 status line)</text:span></text:p>
      <text:p text:style-name="P13"/>
      <text:p text:style-name="P15"><text:span text:style-name="T62"><text:s text:c="4"/>Choice of Font &amp; Colour Scheme are outside my control, and can be the</text:span></text:p>
      <text:p text:style-name="P15"><text:span text:style-name="T62"><text:s text:c="4"/>difference between "nice job" and "pass the bucket".</text:span></text:p>
      <text:p text:style-name="P13"/>
      <text:p text:style-name="P15"><text:span text:style-name="T62"><text:s text:c="4"/>If the graphics are misaligned, try a slightly bigger or smaller font size.</text:span></text:p>
      <text:p text:style-name="P13"/>
      <text:p text:style-name="P15"><text:span text:style-name="T62"><text:s text:c="4"/>Make sure you have UTF8 support enabled!</text:span></text:p>
      <text:p text:style-name="P13"/>
      <text:p text:style-name="P15"><text:span text:style-name="T62">Play with PuTTY over SSH</text:span></text:p>
      <text:p text:style-name="P15"><text:span text:style-name="T62">========================</text:span></text:p>
      <text:p text:style-name="P15"><text:span text:style-name="T62"><text:s text:c="4"/># Font <text:s text:c="8"/>: Courier New</text:span></text:p>
      <text:p text:style-name="P15"><text:span text:style-name="T62"><text:s text:c="6"/>PuTTY -&gt; Settings -&gt; Window -&gt; Appearance -&gt; Font -&gt; Change = Courier New</text:span></text:p>
      <text:p text:style-name="P13"/>
      <text:p text:style-name="P15"><text:span text:style-name="T62"><text:s text:c="4"/># Character Set: UTF-8</text:span></text:p>
      <text:p text:style-name="P15"><text:span text:style-name="T62"><text:s text:c="6"/>PuTTY -&gt; Settings -&gt; Window -&gt; Translation -&gt; Remote Charset = UTF-8</text:span></text:p>
      <text:p text:style-name="P13"/>
      <text:p text:style-name="P15"><text:span text:style-name="T62">Kali terminal window looks good with</text:span></text:p>
      <text:p text:style-name="P15"><text:span text:style-name="T62">====================================</text:span></text:p>
      <text:p text:style-name="P15"><text:span text:style-name="T62"><text:s text:c="4"/>[File-&gt;Preferences]</text:span></text:p>
      <text:p text:style-name="P15"><text:span text:style-name="T62"><text:s text:c="4"/># Font <text:s text:c="8"/>: Bitstream Vera Sans Mono</text:span></text:p>
      <text:p text:style-name="P15"><text:span text:style-name="T62"><text:s text:c="4"/># Colour Scheme: Linux</text:span></text:p>
      <text:p text:style-name="P13"/>
      <text:p text:style-name="P15"><text:span text:style-name="T62">Windows Subsytem Linux (WSL)</text:span></text:p>
      <text:p text:style-name="P15"><text:span text:style-name="T62">============================</text:span></text:p>
      <text:p text:style-name="P15"><text:span text:style-name="T62"><text:s text:c="4"/># Font <text:s text:c="8"/>: Courier New</text:span></text:p>
      <text:p text:style-name="P15"><text:span text:style-name="T62"><text:s text:c="4"/># Command line : $0 -k1 <text:s text:c="9"/>&lt;-- this should auto-detect now!</text:span></text:p>
      <text:p text:style-name="P13"/>
      <text:p text:style-name="P24"><text:span text:style-name="T62"><text:s text:c="3"/>,------------.</text:span></text:p>
      <text:p text:style-name="P15"><text:span text:style-name="T62">==( <text:s/>GAME MODES <text:s/>)=============================================================</text:span></text:p>
      <text:p text:style-name="P15"><text:span text:style-name="T62"><text:s text:c="3"/>`------------'</text:span></text:p>
      <text:p text:style-name="P13"/>
      <text:p text:style-name="P15"><text:span text:style-name="T62">Drop Rate</text:span></text:p>
      <text:p text:style-name="P15"><text:span text:style-name="T62">=========</text:span></text:p>
      <text:p text:style-name="P15"><text:span text:style-name="T62">In all modes, the drop rate is:</text:span></text:p>
      <text:p text:style-name="P15"><text:span text:style-name="T62"><text:s text:c="4"/>Drop Rate = (1000 - (Level *46)) milliseconds</text:span></text:p>
      <text:p text:style-name="P15"><text:span text:style-name="T62"><text:s text:c="8"/>,--------------------------.</text:span></text:p>
      <text:p text:style-name="P15"><text:span text:style-name="T62"><text:s text:c="8"/>| Level | Rate | drops/sec |</text:span></text:p>
      <text:p text:style-name="P15"><text:span text:style-name="T62"><text:s text:c="8"/>|=======|======|===========|</text:span></text:p>
      <text:p text:style-name="P15"><text:span text:style-name="T62"><text:s text:c="8"/>| <text:s text:c="3"/>0 <text:s/>| 1000 | <text:s text:c="3"/>1 <text:s text:c="5"/>| <text:s/>Yawn</text:span></text:p>
      <text:p text:style-name="P15"><text:span text:style-name="T62"><text:s text:c="8"/>| <text:s text:c="2"/>.. <text:s/>| <text:s/>... | <text:s text:c="10"/>| <text:s/>...</text:span></text:p>
      <text:p text:style-name="P15"><text:span text:style-name="T62"><text:s text:c="8"/>| <text:s text:c="3"/>5 <text:s/>| <text:s/>770 | <text:s text:c="3"/>1.3 <text:s text:c="3"/>| <text:s/>Playable</text:span></text:p>
      <text:p text:style-name="P15"><text:span text:style-name="T62"><text:s text:c="8"/>| <text:s text:c="2"/>.. <text:s/>| <text:s/>... | <text:s text:c="10"/>| <text:s/>...</text:span></text:p>
      <text:p text:style-name="P15"><text:span text:style-name="T62"><text:s text:c="8"/>| <text:s text:c="2"/>10 <text:s/>| <text:s/>540 | <text:s text:c="3"/>1.85 <text:s text:c="2"/>| <text:s/>Game on</text:span></text:p>
      <text:p text:style-name="P15"><text:span text:style-name="T62"><text:s text:c="8"/>| <text:s text:c="2"/>11 <text:s/>| <text:s/>496 | <text:s text:c="3"/>2 <text:s text:c="5"/>| <text:s/>..</text:span></text:p>
      <text:p text:style-name="P15"><text:span text:style-name="T62"><text:s text:c="8"/>| <text:s text:c="2"/>.. <text:s/>| <text:s/>... | <text:s text:c="10"/>| <text:s/>...</text:span></text:p>
      <text:p text:style-name="P15"><text:span text:style-name="T62"><text:s text:c="8"/>| <text:s text:c="2"/>15 <text:s/>| <text:s/>310 | <text:s text:c="3"/>3.2 <text:s text:c="3"/>| <text:s/>Stay focussed</text:span></text:p>
      <text:p text:style-name="P15"><text:span text:style-name="T62"><text:s text:c="8"/>| <text:s text:c="2"/>.. <text:s/>| <text:s/>... | <text:s text:c="10"/>| <text:s/>...</text:span></text:p>
      <text:p text:style-name="P15"><text:span text:style-name="T62"><text:s text:c="8"/>| <text:s text:c="2"/>20 <text:s/>| <text:s text:c="2"/>80 | <text:s text:c="2"/>12.5 <text:s text:c="3"/>| <text:s/>Faster than I can play!</text:span></text:p>
      <text:p text:style-name="P15"><text:span text:style-name="T62"><text:s text:c="8"/>`--------------------------'</text:span></text:p>
      <text:p text:style-name="P13"/>
      <text:p text:style-name="P15"><text:span text:style-name="T62">By comparison, these are the speeds for the Gameboy:</text:span></text:p>
      <text:p text:style-name="P15"><text:span text:style-name="T62"><text:s text:c="4"/>https://harddrop.com/wiki/Tetris_(Game_Boy)</text:span></text:p>
      <text:p text:style-name="P15"><text:span text:style-name="T62"><text:s text:c="8"/>,-----------------------------------------.</text:span></text:p>
      <text:p text:style-name="P15"><text:span text:style-name="T62"><text:s text:c="8"/>| <text:s text:c="6"/>| ___BAShTris___ | ___Gameboy____ |</text:span></text:p>
      <text:p text:style-name="P15"><text:span text:style-name="T62"><text:s text:c="8"/>| Level | Rate | drops/S | Rate | drops/S |</text:span></text:p>
      <text:p text:style-name="P15"><text:span text:style-name="T62"><text:s text:c="8"/>|=======|======|=========|======|=========|</text:span></text:p>
      <text:p text:style-name="P15"><text:span text:style-name="T62"><text:s text:c="8"/>| <text:s text:c="3"/>0 <text:s/>| 1000 | <text:s text:c="2"/>1.00 <text:s/>| <text:s/>887 | <text:s text:c="2"/>1.13 <text:s/>|</text:span></text:p>
      <text:p text:style-name="P15"><text:span text:style-name="T62"><text:s text:c="8"/>| <text:s text:c="3"/>1 <text:s/>| <text:s/>954 | <text:s text:c="2"/>1.05 <text:s/>| <text:s/>820 | <text:s text:c="2"/>1.22 <text:s/>|</text:span></text:p>
      <text:p text:style-name="P15"><text:span text:style-name="T62"><text:s text:c="8"/>| <text:s text:c="3"/>2 <text:s/>| <text:s/>908 | <text:s text:c="2"/>1.10 <text:s/>| <text:s/>753 | <text:s text:c="2"/>1.33 <text:s/>|</text:span></text:p>
      <text:p text:style-name="P15"><text:span text:style-name="T62"><text:s text:c="8"/>| <text:s text:c="3"/>3 <text:s/>| <text:s/>862 | <text:s text:c="2"/>1.16 <text:s/>| <text:s/>686 | <text:s text:c="2"/>1.46 <text:s/>|</text:span></text:p>
      <text:p text:style-name="P15"><text:span text:style-name="T62"><text:s text:c="8"/>| <text:s text:c="3"/>4 <text:s/>| <text:s/>816 | <text:s text:c="2"/>1.23 <text:s/>| <text:s/>619 | <text:s text:c="2"/>1.62 <text:s/>|</text:span></text:p>
      <text:p text:style-name="P15"><text:span text:style-name="T62"><text:s text:c="8"/>| <text:s text:c="6"/>| <text:s text:c="5"/>| <text:s text:c="8"/>| <text:s text:c="5"/>| <text:s text:c="8"/>|</text:span></text:p>
      <text:p text:style-name="P15"><text:span text:style-name="T62"><text:s text:c="8"/>| <text:s text:c="3"/>5 <text:s/>| <text:s/>770 | <text:s text:c="2"/>1.30 <text:s/>| <text:s/>552 | <text:s text:c="2"/>1.81 <text:s/>|</text:span></text:p>
      <text:p text:style-name="P15"><text:span text:style-name="T62"><text:s text:c="8"/>| <text:s text:c="3"/>6 <text:s/>| <text:s/>724 | <text:s text:c="2"/>1.38 <text:s/>| <text:s/>469 | <text:s text:c="2"/>2.13 <text:s/>|</text:span></text:p>
      <text:p text:style-name="P15"><text:span text:style-name="T62"><text:s text:c="8"/>| <text:s text:c="3"/>7 <text:s/>| <text:s/>678 | <text:s text:c="2"/>1.47 <text:s/>| <text:s/>368 | <text:s text:c="2"/>2.72 <text:s/>|</text:span></text:p>
      <text:p text:style-name="P15"><text:span text:style-name="T62"><text:s text:c="8"/>| <text:s text:c="3"/>8 <text:s/>| <text:s/>632 | <text:s text:c="2"/>1.58 <text:s/>| <text:s/>285 | <text:s text:c="2"/>3.51 <text:s/>|</text:span></text:p>
      <text:p text:style-name="P15"><text:span text:style-name="T62"><text:s text:c="8"/>| <text:s text:c="3"/>9 <text:s/>| <text:s/>586 | <text:s text:c="2"/>1.71 <text:s/>| <text:s/>184 | <text:s text:c="2"/>5.43 <text:s/>|</text:span></text:p>
      <text:p text:style-name="P15"><text:span text:style-name="T62"><text:s text:c="8"/>| <text:s text:c="6"/>| <text:s text:c="5"/>| <text:s text:c="8"/>| <text:s text:c="5"/>| <text:s text:c="8"/>|</text:span></text:p>
      <text:p text:style-name="P15"><text:span text:style-name="T62"><text:s text:c="8"/>| <text:s text:c="2"/>10 <text:s/>| <text:s/>540 | <text:s text:c="2"/>1.85 <text:s/>| <text:s/>167 | <text:s text:c="2"/>5.99 <text:s/>|</text:span></text:p>
      <text:p text:style-name="P15"><text:span text:style-name="T62"><text:s text:c="8"/>| <text:s text:c="2"/>11 <text:s/>| <text:s/>494 | <text:s text:c="2"/>2.02 <text:s/>| <text:s/>151 | <text:s text:c="2"/>6.62 <text:s/>|</text:span></text:p>
      <text:p text:style-name="P15"><text:span text:style-name="T62"><text:s text:c="8"/>| <text:s text:c="2"/>12 <text:s/>| <text:s/>448 | <text:s text:c="2"/>2.23 <text:s/>| <text:s/>134 | <text:s text:c="2"/>7.46 <text:s/>|</text:span></text:p>
      <text:p text:style-name="P15"><text:span text:style-name="T62"><text:s text:c="8"/>| <text:s text:c="2"/>13 <text:s/>| <text:s/>402 | <text:s text:c="2"/>2.49 <text:s/>| <text:s/>117 | <text:s text:c="2"/>8.55 <text:s/>|</text:span></text:p>
      <text:p text:style-name="P15"><text:span text:style-name="T62"><text:s text:c="8"/>| <text:s text:c="2"/>14 <text:s/>| <text:s/>356 | <text:s text:c="2"/>2.81 <text:s/>| <text:s/>100 | <text:s/>10.00 <text:s/>|</text:span></text:p>
      <text:p text:style-name="P15"><text:span text:style-name="T62"><text:s text:c="8"/>| <text:s text:c="6"/>| <text:s text:c="5"/>| <text:s text:c="8"/>| <text:s text:c="5"/>| <text:s text:c="8"/>|</text:span></text:p>
      <text:p text:style-name="P15"><text:span text:style-name="T62"><text:s text:c="8"/>| <text:s text:c="2"/>15 <text:s/>| <text:s/>310 | <text:s text:c="2"/>3.23 <text:s/>| <text:s/>100 | <text:s/>10.00 <text:s/>|</text:span></text:p>
      <text:p text:style-name="P15"><text:span text:style-name="T62"><text:s text:c="8"/>| <text:s text:c="2"/>16 <text:s/>| <text:s/>264 | <text:s text:c="2"/>3.79 <text:s/>| <text:s text:c="2"/>84 | <text:s/>11.90 <text:s/>|</text:span></text:p>
      <text:p text:style-name="P15"><text:span text:style-name="T62"><text:s text:c="8"/>| <text:s text:c="2"/>17 <text:s/>| <text:s/>218 | <text:s text:c="2"/>4.59 <text:s/>| <text:s text:c="2"/>84 | <text:s/>11.90 <text:s/>|</text:span></text:p>
      <text:p text:style-name="P15"><text:span text:style-name="T62"><text:s text:c="8"/>| <text:s text:c="2"/>18 <text:s/>| <text:s/>172 | <text:s text:c="2"/>5.81 <text:s/>| <text:s text:c="2"/>67 | <text:s/>14.93 <text:s/>|</text:span></text:p>
      <text:p text:style-name="P15"><text:span text:style-name="T62"><text:s text:c="8"/>| <text:s text:c="2"/>19 <text:s/>| <text:s/>126 | <text:s text:c="2"/>7.94 <text:s/>| <text:s text:c="2"/>67 | <text:s/>14.93 <text:s/>|</text:span></text:p>
      <text:p text:style-name="P15"><text:span text:style-name="T62"><text:s text:c="8"/>| <text:s text:c="6"/>| <text:s text:c="5"/>| <text:s text:c="8"/>| <text:s text:c="5"/>| <text:s text:c="8"/>|</text:span></text:p>
      <text:p text:style-name="P15"><text:span text:style-name="T62"><text:s text:c="8"/>| <text:s text:c="2"/>20 <text:s/>| <text:s text:c="2"/>80 | <text:s/>12.50 <text:s/>| <text:s text:c="2"/>50 | <text:s/>20.00 <text:s/>|</text:span></text:p>
      <text:p text:style-name="P15"><text:span text:style-name="T62"><text:s text:c="8"/>`-----------------------------------------'</text:span></text:p>
      <text:p text:style-name="P13"/>
      <text:p text:style-name="P15"><text:span text:style-name="T62"/></text:p>
      <text:p text:style-name="P24"><text:span text:style-name="T62">NORM : Normal (aka Marathon or A-Type)</text:span></text:p>
      <text:p text:style-name="P15"><text:span text:style-name="T62">======================================</text:span></text:p>
      <text:p text:style-name="P15"><text:span text:style-name="T62"><text:s text:c="4"/>It's tetris with "N64: New Tetris" combo blocks</text:span></text:p>
      <text:p text:style-name="P15"><text:span text:style-name="T62"><text:s text:c="4"/>You start on the selected Level.</text:span></text:p>
      <text:p text:style-name="P15"><text:span text:style-name="T62"><text:s text:c="4"/>The start speed is the same as the Level</text:span></text:p>
      <text:p text:style-name="P15"><text:span text:style-name="T62"><text:s text:c="4"/>The speed will 'Level Up' every 10 lines (~25 pieces)</text:span></text:p>
      <text:p text:style-name="P15"><text:span text:style-name="T62"/></text:p>
      <text:p text:style-name="P15"><text:span text:style-name="T62">NVIS : Invisible [Marathon]</text:span></text:p>
      <text:p text:style-name="P15"><text:span text:style-name="T62">===========================</text:span></text:p>
      <text:p text:style-name="P15"><text:span text:style-name="T62"><text:s text:c="4"/>As per normal gameplay, but pieces become invisible when they are placed.</text:span></text:p>
      <text:p text:style-name="P15"><text:span text:style-name="T62"><text:s text:c="4"/>Additionally, on higher levels, Basket Pieces are hidden:</text:span></text:p>
      <text:p text:style-name="P15"><text:span text:style-name="T62"><text:s text:c="9"/>0.. 9 -&gt; 0 hidden</text:span></text:p>
      <text:p text:style-name="P15"><text:span text:style-name="T62"><text:s text:c="8"/>10..14 -&gt; 1 hidden</text:span></text:p>
      <text:p text:style-name="P15"><text:span text:style-name="T62"><text:s text:c="8"/>15..20 -&gt; 2 hidden</text:span></text:p>
      <text:p text:style-name="P13"/>
      <text:p text:style-name="P15"><text:span text:style-name="T62">CHAL : Challenge (aka B-Type)</text:span></text:p>
      <text:p text:style-name="P15"><text:span text:style-name="T62">=============================</text:span></text:p>
      <text:p text:style-name="P15"><text:span text:style-name="T62"><text:s text:c="4"/>You will start with some "junk" (aka "garbage") in the "pit"</text:span></text:p>
      <text:p text:style-name="P15"><text:span text:style-name="T62"><text:s text:c="4"/>You must survive until all the pieces have been placed.</text:span></text:p>
      <text:p text:style-name="P15"><text:span text:style-name="T62"><text:s text:c="4"/>Any pieces left at the end of the game will be deducted from your score.</text:span></text:p>
      <text:p text:style-name="P15"><text:span text:style-name="T62"><text:s text:c="8"/>...with a nice animation</text:span></text:p>
      <text:p text:style-name="P13"/>
      <text:p text:style-name="P15"><text:span text:style-name="T62"><text:s text:c="4"/>Based on the user-selected [Game] 'Level'</text:span></text:p>
      <text:p text:style-name="P15"><text:span text:style-name="T62"><text:s text:c="8"/>SpeedLevel = ((Level /5) +3) +(Level % 5) +((Level /20) *3)</text:span></text:p>
      <text:p text:style-name="P15"><text:span text:style-name="T62"><text:s text:c="8"/>JunkLines <text:s/>= ((Level /5) *2) +4</text:span></text:p>
      <text:p text:style-name="P15"><text:span text:style-name="T62"><text:s text:c="8"/>DropPieces = 100 +JunkLines +SpeedLevel +Level +((Level /5) *10)</text:span></text:p>
      <text:p text:style-name="P13"/>
      <text:p text:style-name="P15"><text:span text:style-name="T62"><text:s text:c="4"/>The start speed is defined as SpeedLevel (above)</text:span></text:p>
      <text:p text:style-name="P15"><text:span text:style-name="T62"><text:s text:c="4"/>The speed will 'Level Up' every 6 lines (~15 pieces)</text:span></text:p>
      <text:p text:style-name="P13"/>
      <text:p text:style-name="P15"><text:span text:style-name="T62"><text:s text:c="4"/>This table shows all game parameters</text:span></text:p>
      <text:p text:style-name="P15"><text:span text:style-name="T62"><text:s text:c="8"/>The "max" values are theoretical, and may/will vary during gameplay.</text:span></text:p>
      <text:p text:style-name="P15"><text:span text:style-name="T62"><text:s text:c="8"/>EG. At Level=20, you will need to survive ABOUT 32 pieces at speed 20</text:span></text:p>
      <text:p text:style-name="P15"><text:span text:style-name="T62"><text:s text:c="8"/>,-------------------------------------------.</text:span></text:p>
      <text:p text:style-name="P15"><text:span text:style-name="T62"><text:s text:c="8"/>| <text:s text:c="6"/>| <text:s text:c="5"/>| ___Speed___ | ___Pieces___ |</text:span></text:p>
      <text:p text:style-name="P15"><text:span text:style-name="T62"><text:s text:c="8"/>| Level | Junk | Start | Max | Total | @Max |</text:span></text:p>
      <text:p text:style-name="P15"><text:span text:style-name="T62"><text:s text:c="8"/>|=======|======|=======|=====|=======|======|</text:span></text:p>
      <text:p text:style-name="P15"><text:span text:style-name="T62"><text:s text:c="8"/>| <text:s text:c="3"/>0 <text:s/>| <text:s text:c="2"/>4 <text:s/>| <text:s text:c="3"/>3 <text:s/>| <text:s/>10 | <text:s/>107 <text:s/>| <text:s text:c="2"/>2 <text:s/>|</text:span></text:p>
      <text:p text:style-name="P15"><text:span text:style-name="T62"><text:s text:c="8"/>| <text:s text:c="3"/>1 <text:s/>| <text:s text:c="2"/>4 <text:s/>| <text:s text:c="3"/>4 <text:s/>| <text:s/>11 | <text:s/>109 <text:s/>| <text:s text:c="2"/>4 <text:s/>|</text:span></text:p>
      <text:p text:style-name="P15"><text:span text:style-name="T62"><text:s text:c="8"/>| <text:s text:c="3"/>2 <text:s/>| <text:s text:c="2"/>4 <text:s/>| <text:s text:c="3"/>5 <text:s/>| <text:s/>12 | <text:s/>111 <text:s/>| <text:s text:c="2"/>6 <text:s/>|</text:span></text:p>
      <text:p text:style-name="P15"><text:span text:style-name="T62"><text:s text:c="8"/>| <text:s text:c="3"/>3 <text:s/>| <text:s text:c="2"/>4 <text:s/>| <text:s text:c="3"/>6 <text:s/>| <text:s/>13 | <text:s/>113 <text:s/>| <text:s text:c="2"/>8 <text:s/>|</text:span></text:p>
      <text:p text:style-name="P15"><text:span text:style-name="T62"><text:s text:c="8"/>| <text:s text:c="3"/>4 <text:s/>| <text:s text:c="2"/>4 <text:s/>| <text:s text:c="3"/>7 <text:s/>| <text:s/>14 | <text:s/>115 <text:s/>| <text:s/>10 <text:s/>|</text:span></text:p>
      <text:p text:style-name="P15"><text:span text:style-name="T62"><text:s text:c="8"/>| <text:s text:c="6"/>| <text:s text:c="5"/>| <text:s text:c="6"/>| <text:s text:c="4"/>| <text:s text:c="6"/>| <text:s text:c="5"/>|</text:span></text:p>
      <text:p text:style-name="P15"><text:span text:style-name="T62"><text:s text:c="8"/>| <text:s text:c="3"/>5 <text:s/>| <text:s text:c="2"/>6 <text:s/>| <text:s text:c="3"/>4 <text:s/>| <text:s/>12 | <text:s/>125 <text:s/>| <text:s text:c="2"/>5 <text:s/>|</text:span></text:p>
      <text:p text:style-name="P15"><text:span text:style-name="T62"><text:s text:c="8"/>| <text:s text:c="3"/>6 <text:s/>| <text:s text:c="2"/>6 <text:s/>| <text:s text:c="3"/>5 <text:s/>| <text:s/>13 | <text:s/>127 <text:s/>| <text:s text:c="2"/>7 <text:s/>|</text:span></text:p>
      <text:p text:style-name="P15"><text:span text:style-name="T62"><text:s text:c="8"/>| <text:s text:c="3"/>7 <text:s/>| <text:s text:c="2"/>6 <text:s/>| <text:s text:c="3"/>6 <text:s/>| <text:s/>14 | <text:s/>129 <text:s/>| <text:s text:c="2"/>9 <text:s/>|</text:span></text:p>
      <text:p text:style-name="P15"><text:span text:style-name="T62"><text:s text:c="8"/>| <text:s text:c="3"/>8 <text:s/>| <text:s text:c="2"/>6 <text:s/>| <text:s text:c="3"/>7 <text:s/>| <text:s/>15 | <text:s/>131 <text:s/>| <text:s/>11 <text:s/>|</text:span></text:p>
      <text:p text:style-name="P15"><text:span text:style-name="T62"><text:s text:c="8"/>| <text:s text:c="3"/>9 <text:s/>| <text:s text:c="2"/>6 <text:s/>| <text:s text:c="3"/>8 <text:s/>| <text:s/>16 | <text:s/>133 <text:s/>| <text:s/>13 <text:s/>|</text:span></text:p>
      <text:p text:style-name="P15"><text:span text:style-name="T62"><text:s text:c="8"/>| <text:s text:c="6"/>| <text:s text:c="5"/>| <text:s text:c="6"/>| <text:s text:c="4"/>| <text:s text:c="6"/>| <text:s text:c="5"/>|</text:span></text:p>
      <text:p text:style-name="P15"><text:span text:style-name="T62"><text:s text:c="8"/>| <text:s text:c="2"/>10 <text:s/>| <text:s text:c="2"/>8 <text:s/>| <text:s text:c="3"/>5 <text:s/>| <text:s/>14 | <text:s/>143 <text:s/>| <text:s text:c="2"/>8 <text:s/>|</text:span></text:p>
      <text:p text:style-name="P15"><text:span text:style-name="T62"><text:s text:c="8"/>| <text:s text:c="2"/>11 <text:s/>| <text:s text:c="2"/>8 <text:s/>| <text:s text:c="3"/>6 <text:s/>| <text:s/>15 | <text:s/>145 <text:s/>| <text:s/>10 <text:s/>|</text:span></text:p>
      <text:p text:style-name="P15"><text:span text:style-name="T62"><text:s text:c="8"/>| <text:s text:c="2"/>12 <text:s/>| <text:s text:c="2"/>8 <text:s/>| <text:s text:c="3"/>7 <text:s/>| <text:s/>16 | <text:s/>147 <text:s/>| <text:s/>12 <text:s/>|</text:span></text:p>
      <text:p text:style-name="P15"><text:span text:style-name="T62"><text:s text:c="8"/>| <text:s text:c="2"/>13 <text:s/>| <text:s text:c="2"/>8 <text:s/>| <text:s text:c="3"/>8 <text:s/>| <text:s/>17 | <text:s/>149 <text:s/>| <text:s/>14 <text:s/>|</text:span></text:p>
      <text:p text:style-name="P15"><text:span text:style-name="T62"><text:s text:c="8"/>| <text:s text:c="2"/>14 <text:s/>| <text:s text:c="2"/>8 <text:s/>| <text:s text:c="3"/>9 <text:s/>| <text:s/>19 | <text:s/>151 <text:s/>| <text:s text:c="2"/>1 <text:s/>|</text:span></text:p>
      <text:p text:style-name="P15"><text:span text:style-name="T62"><text:s text:c="8"/>| <text:s text:c="6"/>| <text:s text:c="5"/>| <text:s text:c="6"/>| <text:s text:c="4"/>| <text:s text:c="6"/>| <text:s text:c="5"/>|</text:span></text:p>
      <text:p text:style-name="P15"><text:span text:style-name="T62"><text:s text:c="8"/>| <text:s text:c="2"/>15 <text:s/>| <text:s/>10 <text:s/>| <text:s text:c="3"/>6 <text:s/>| <text:s/>16 | <text:s/>161 <text:s/>| <text:s/>11 <text:s/>|</text:span></text:p>
      <text:p text:style-name="P15"><text:span text:style-name="T62"><text:s text:c="8"/>| <text:s text:c="2"/>16 <text:s/>| <text:s/>10 <text:s/>| <text:s text:c="3"/>7 <text:s/>| <text:s/>17 | <text:s/>163 <text:s/>| <text:s/>13 <text:s/>|</text:span></text:p>
      <text:p text:style-name="P15"><text:span text:style-name="T62"><text:s text:c="8"/>| <text:s text:c="2"/>17 <text:s/>| <text:s/>10 <text:s/>| <text:s text:c="3"/>8 <text:s/>| <text:s/>19 | <text:s/>165 <text:s/>| <text:s text:c="2"/>0 <text:s/>|</text:span></text:p>
      <text:p text:style-name="P15"><text:span text:style-name="T62"><text:s text:c="8"/>| <text:s text:c="2"/>18 <text:s/>| <text:s/>10 <text:s/>| <text:s text:c="3"/>9 <text:s/>| <text:s/>20 | <text:s/>167 <text:s/>| <text:s text:c="2"/>2 <text:s/>|</text:span></text:p>
      <text:p text:style-name="P15"><text:span text:style-name="T62"><text:s text:c="8"/>| <text:s text:c="2"/>19 <text:s/>| <text:s/>10 <text:s/>| <text:s text:c="2"/>10 <text:s/>| <text:s/>20 | <text:s/>169 <text:s/>| <text:s/>19 <text:s/>|</text:span></text:p>
      <text:p text:style-name="P15"><text:span text:style-name="T62"><text:s text:c="8"/>| <text:s text:c="6"/>| <text:s text:c="5"/>| <text:s text:c="6"/>| <text:s text:c="4"/>| <text:s text:c="6"/>| <text:s text:c="5"/>|</text:span></text:p>
      <text:p text:style-name="P15"><text:span text:style-name="T62"><text:s text:c="8"/>| <text:s text:c="2"/>20 <text:s/>| <text:s/>12 <text:s/>| <text:s text:c="2"/>10 <text:s/>| <text:s/>20 | <text:s/>182 <text:s/>| <text:s/>32 <text:s/>|</text:span></text:p>
      <text:p text:style-name="P15"><text:span text:style-name="T62"><text:s text:c="8"/>`-------------------------------------------'</text:span></text:p>
      <text:p text:style-name="P13"/>
      <text:p text:style-name="P15"><text:soft-page-break/><text:span text:style-name="T62"><text:s text:c="3"/>,--------------.</text:span></text:p>
      <text:p text:style-name="P15"><text:span text:style-name="T62">==( <text:s/>STUFF TO TRY <text:s/>)===========================================================</text:span></text:p>
      <text:p text:style-name="P15"><text:span text:style-name="T62"><text:s text:c="3"/>`--------------'</text:span></text:p>
      <text:p text:style-name="P13"/>
      <text:p text:style-name="P15"><text:span text:style-name="T62">CS Logo</text:span></text:p>
      <text:p text:style-name="P15"><text:span text:style-name="T62">=======</text:span></text:p>
      <text:p text:style-name="P15"><text:span text:style-name="T62"><text:s text:c="4"/>Animations that run in threads, so can be concurrent</text:span></text:p>
      <text:p text:style-name="P13"/>
      <text:p text:style-name="P15"><text:span text:style-name="T62">Start Screen</text:span></text:p>
      <text:p text:style-name="P15"><text:span text:style-name="T62">============</text:span></text:p>
      <text:p text:style-name="P15"><text:span text:style-name="T62"><text:s text:c="4"/>F1 <text:s/>- Review controller keys</text:span></text:p>
      <text:p text:style-name="P15"><text:span text:style-name="T62"><text:s text:c="4"/>F2 <text:s/>- Show combo block table</text:span></text:p>
      <text:p text:style-name="P15"><text:span text:style-name="T62"><text:s text:c="4"/>F4 <text:s/>- System details (multiple 'pages')</text:span></text:p>
      <text:p text:style-name="P15"><text:span text:style-name="T62"><text:s text:c="4"/>F10 - Review high-score statistics</text:span></text:p>
      <text:p text:style-name="P13"/>
      <text:p text:style-name="P15"><text:span text:style-name="T62"><text:s text:c="4"/>Select "Sound" and press Rotate-Left: Audio test</text:span></text:p>
      <text:p text:style-name="P13"/>
      <text:p text:style-name="P15"><text:span text:style-name="T62"><text:s text:c="4"/>Select Russian [qv lang.s]</text:span></text:p>
      <text:p text:style-name="P13"/>
      <text:p text:style-name="P15"><text:span text:style-name="T62">During Gameplay</text:span></text:p>
      <text:p text:style-name="P15"><text:span text:style-name="T62">===============</text:span></text:p>
      <text:p text:style-name="P15"><text:span text:style-name="T62"><text:s text:c="4"/>If the screen becomes corrupt:</text:span></text:p>
      <text:p text:style-name="P15"><text:span text:style-name="T62"><text:s text:c="8"/>1. Press "`" / "backtick" / "grave accent" to redraw the screen</text:span></text:p>
      <text:p text:style-name="P15"><text:span text:style-name="T62"><text:s text:c="8"/>2. If it's a bug - report it!</text:span></text:p>
      <text:p text:style-name="P13"/>
      <text:p text:style-name="P15"><text:span text:style-name="T62"><text:s text:c="4"/>Play on level 0, 1, or 2 to see the piece 'introduction' animation</text:span></text:p>
      <text:p text:style-name="P13"/>
      <text:p text:style-name="P15"><text:span text:style-name="T62"><text:s text:c="4"/>F1 or F2 for the help screens</text:span></text:p>
      <text:p text:style-name="P13"/>
      <text:p text:style-name="P15"><text:span text:style-name="T62"><text:s text:c="4"/>P to Pause the game</text:span></text:p>
      <text:p text:style-name="P15"><text:span text:style-name="T62"><text:s text:c="8"/>...with random animations &amp; 'easter egg' messages</text:span></text:p>
      <text:p text:style-name="P15"><text:span text:style-name="T62"><text:s text:c="4"/>Random graphical events do NOT effect the piece distribution!</text:span></text:p>
      <text:p text:style-name="P13"/>
      <text:p text:style-name="P15"><text:span text:style-name="T62"><text:s text:c="4"/>Complete a challenge for an animation run</text:span></text:p>
      <text:p text:style-name="P13"/>
      <text:p text:style-name="P15"><text:span text:style-name="T62"><text:s text:c="4"/>Clear the pit for a "PERFECT" bonus and +100 points</text:span></text:p>
      <text:p text:style-name="P13"/>
      <text:p text:style-name="P15"><text:span text:style-name="T62"><text:s text:c="4"/>Work out a strategy for maximising the score multiplier</text:span></text:p>
      <text:p text:style-name="P13"/>
      <text:p text:style-name="P15"><text:span text:style-name="T62"><text:s text:c="4"/>Try and create all 11 GOLD and 106 SILVER combinations</text:span></text:p>
      <text:p text:style-name="P15"><text:span text:style-name="T62"><text:s text:c="8"/>...I hope to add "Achievements" to a future version</text:span></text:p>
      <text:p text:style-name="P13"/>
      <text:p text:style-name="P15"><text:span text:style-name="T62">End of Game</text:span></text:p>
      <text:p text:style-name="P15"><text:span text:style-name="T62">===========</text:span></text:p>
      <text:p text:style-name="P15"><text:span text:style-name="T62"><text:s text:c="4"/>Watch out for easter-egg messages</text:span></text:p>
      <text:p text:style-name="P13"/>
      <text:p text:style-name="P15"><text:span text:style-name="T62"><text:s text:c="4"/>Get your name/initials on the High Score Table</text:span></text:p>
      <text:p text:style-name="P13"/>
      <text:p text:style-name="P15"><text:span text:style-name="T62"><text:s text:c="4"/>Use &lt;shoulder&gt; to change the input language</text:span></text:p>
      <text:p text:style-name="P13"/>
      <text:p text:style-name="P15"><text:span text:style-name="T62"><text:s text:c="4"/>In any game mode, on any Level 10-or-above:</text:span></text:p>
      <text:p text:style-name="P15"><text:span text:style-name="T62"><text:s text:c="8"/>Play three games and enter your initials for all three wins</text:span></text:p>
      <text:p text:style-name="P15"><text:span text:style-name="T62"><text:s text:c="8"/>On the fouth play, get position #1 on the table</text:span></text:p>
      <text:p text:style-name="P15"><text:span text:style-name="T62"><text:s text:c="12"/>...for a surprise</text:span></text:p>
      <text:p text:style-name="P15"><text:span text:style-name="T62"/></text:p>
      <text:p text:style-name="P15"><text:span text:style-name="T62">Repeating a Game</text:span></text:p>
      <text:p text:style-name="P15"><text:span text:style-name="T62">================</text:span></text:p>
      <text:p text:style-name="P15"><text:span text:style-name="T62"><text:s text:c="4"/>Use `bashtris +N` to force the seed to N, where 0 &lt;= N &lt;= 65535</text:span></text:p>
      <text:p text:style-name="P15"><text:span text:style-name="T62"><text:s text:c="8"/>...This will be the same for every game until BAShTris is restarted</text:span></text:p>
      <text:p text:style-name="P13"/>
      <text:p text:style-name="P15"><text:span text:style-name="T62"><text:s text:c="4"/>This allows you to challenge a friend on a specific game :)</text:span></text:p>
      <text:p text:style-name="P15"><text:span text:style-name="T62"><text:s text:c="8"/>...Work out how to get the same pieces on a different level!</text:span></text:p>
      <text:p text:style-name="P13"/>
      <text:p text:style-name="P15"><text:span text:style-name="T62"/></text:p>
      <text:p text:style-name="P24"><text:span text:style-name="T62"><text:s text:c="3"/>,-------------.</text:span></text:p>
      <text:p text:style-name="P15"><text:span text:style-name="T62">==( <text:s/>HIGH SCORES <text:s/>)============================================================</text:span></text:p>
      <text:p text:style-name="P15"><text:span text:style-name="T62"><text:s text:c="3"/>`-------------'</text:span></text:p>
      <text:p text:style-name="P13"/>
      <text:p text:style-name="P15"><text:span text:style-name="T62">Review</text:span></text:p>
      <text:p text:style-name="P15"><text:span text:style-name="T62">======</text:span></text:p>
      <text:p text:style-name="P15"><text:span text:style-name="T62"><text:s text:c="4"/>You can view the in-game hjigh score records table</text:span></text:p>
      <text:p text:style-name="P15"><text:span text:style-name="T62"><text:s text:c="8"/>by pressing F10 on the in-game menu page. Or...</text:span></text:p>
      <text:p text:style-name="P13"/>
      <text:p text:style-name="P15"><text:span text:style-name="T62"><text:s text:c="4"/>Review any set of high score records with:</text:span></text:p>
      <text:p text:style-name="P15"><text:span text:style-name="T62"><text:s text:c="8"/>`bashtris -r [filename]`</text:span></text:p>
      <text:p text:style-name="P15"><text:span text:style-name="T62"><text:s text:c="4"/>...A filename of a [friend's] exported table MAY be specified</text:span></text:p>
      <text:p text:style-name="P15"><text:span text:style-name="T62"><text:s text:c="4"/>...If NO filename is given, the internal records will be shown</text:span></text:p>
      <text:p text:style-name="P13"/>
      <text:p text:style-name="P15"><text:span text:style-name="T62"><text:s text:c="4"/>**************************************************************</text:span></text:p>
      <text:p text:style-name="P15"><text:span text:style-name="T62"><text:s text:c="4"/>** <text:s/>The following features do NOT work in 'developer' mode <text:s/>**</text:span></text:p>
      <text:p text:style-name="P15"><text:span text:style-name="T62"><text:s text:c="4"/>**************************************************************</text:span></text:p>
      <text:p text:style-name="P15"><text:span text:style-name="T62"><text:s text:c="6"/>In 'developer' mode, the high score table is: <text:s/>hiscore.dat</text:span></text:p>
      <text:p text:style-name="P15"><text:span text:style-name="T62"><text:s text:c="7"/>and it does NOT contain the markers required for sharing</text:span></text:p>
      <text:p text:style-name="P13"/>
      <text:p text:style-name="P15"><text:span text:style-name="T62">Export</text:span></text:p>
      <text:p text:style-name="P15"><text:span text:style-name="T62">======</text:span></text:p>
      <text:p text:style-name="P15"><text:span text:style-name="T62"><text:s text:c="4"/>Export your high scores with:</text:span></text:p>
      <text:p text:style-name="P15"><text:span text:style-name="T62"><text:s text:c="8"/>`bashtris -x [filename]`</text:span></text:p>
      <text:p text:style-name="P15"><text:span text:style-name="T62"><text:s text:c="4"/>...will use stdout if no filename is supplied</text:span></text:p>
      <text:p text:style-name="P13"/>
      <text:p text:style-name="P15"><text:span text:style-name="T62"><text:s text:c="4"/>Save your scores before upgrading</text:span></text:p>
      <text:p text:style-name="P15"><text:span text:style-name="T62"><text:s text:c="4"/>Or send them to a friend for challenges</text:span></text:p>
      <text:p text:style-name="P13"/>
      <text:p text:style-name="P15"><text:span text:style-name="T62">Import</text:span></text:p>
      <text:p text:style-name="P15"><text:span text:style-name="T62">======</text:span></text:p>
      <text:p text:style-name="P15"><text:span text:style-name="T62"><text:s text:c="4"/>Import a complete set of high scores with:</text:span></text:p>
      <text:p text:style-name="P15"><text:span text:style-name="T62"><text:s text:c="8"/>`bashtris -i &lt;filename&gt;`</text:span></text:p>
      <text:p text:style-name="P13"/>
      <text:p text:style-name="P15"><text:span text:style-name="T62"><text:s text:c="4"/>You can run `bashtris -r` to confirm the records have imported</text:span></text:p>
      <text:p text:style-name="P13"/>
      <text:p text:style-name="P15"><text:span text:style-name="T62">Merge</text:span></text:p>
      <text:p text:style-name="P15"><text:span text:style-name="T62">=====</text:span></text:p>
      <text:p text:style-name="P15"><text:span text:style-name="T62"><text:s text:c="4"/>Merge a [friend's] high score table in to your game with:</text:span></text:p>
      <text:p text:style-name="P15"><text:span text:style-name="T62"><text:s text:c="8"/>`bashtris -m &lt;filename&gt;`</text:span></text:p>
      <text:p text:style-name="P15"><text:span text:style-name="T62"><text:s text:c="4"/>...Basic statistics will be given about what was imported</text:span></text:p>
      <text:p text:style-name="P13"/>
      <text:p text:style-name="P15"><text:span text:style-name="T62"><text:s text:c="4"/>You can run `bashtris -r` to view the newly merged records</text:span></text:p>
      <text:p text:style-name="P13"/>
      <text:p text:style-name="P15"><text:span text:style-name="T63">Upgrade</text:span></text:p>
      <text:p text:style-name="P17"><text:span text:style-name="T62">=======</text:span></text:p>
      <text:p text:style-name="P17"><text:span text:style-name="T62"><text:s text:c="4"/>If you upgrade to a new version of BAShTris, you will (probably) want</text:span></text:p>
      <text:p text:style-name="P17"><text:span text:style-name="T62"><text:s text:c="4"/>to keep your high score records.</text:span></text:p>
      <text:p text:style-name="P14"/>
      <text:p text:style-name="P17"><text:span text:style-name="T62"><text:s text:c="4"/>I was going to automate this, but "automatically download and install</text:span></text:p>
      <text:p text:style-name="P17"><text:span text:style-name="T62"><text:s text:c="4"/>unsigned scripts off github" just seems like an unreasonable security risk.</text:span></text:p>
      <text:p text:style-name="P17"><text:span text:style-name="T62"><text:s text:c="4"/>...Maybe I will consider signed updates at some point in the future :/</text:span></text:p>
      <text:p text:style-name="P14"/>
      <text:p text:style-name="P17"><text:span text:style-name="T62"><text:s text:c="4"/>1. <text:s text:c="3"/>Run `bashtris -x records.dat` to save your records as 'records.dat'</text:span></text:p>
      <text:p text:style-name="P17"><text:span text:style-name="T62"><text:s text:c="4"/>2. <text:s text:c="3"/>Download the new version</text:span></text:p>
      <text:p text:style-name="P17"><text:span text:style-name="T62"><text:s text:c="4"/>wget https://raw.githubusercontent.com/csBlueChip/BAShTris/main/bashtris.sh</text:span></text:p>
      <text:p text:style-name="P17"><text:span text:style-name="T62"><text:s text:c="4"/>3. <text:s text:c="4"/>Move the current 'bashtris.sh' to your trashcan</text:span></text:p>
      <text:p text:style-name="P17"><text:span text:style-name="T62"><text:s text:c="4"/>4. <text:s text:c="3"/>Replace it with the new 'bashtris.sh' file you just downloaded</text:span></text:p>
      <text:p text:style-name="P17"><text:span text:style-name="T62"><text:s text:c="4"/>5. <text:s text:c="3"/>Run `bashtris -i records.dat` to re-import your exported records</text:span></text:p>
      <text:p text:style-name="P13"/>
      <text:p text:style-name="P15"><text:span text:style-name="T62"/></text:p>
      <text:p text:style-name="P24"><text:span text:style-name="T62"><text:s text:c="3"/>,------------.</text:span></text:p>
      <text:p text:style-name="P15"><text:span text:style-name="T62">==( <text:s/>DEBUG MODE <text:s/>)=============================================================</text:span></text:p>
      <text:p text:style-name="P15"><text:span text:style-name="T62"><text:s text:c="3"/>`------------'</text:span></text:p>
      <text:p text:style-name="P13"/>
      <text:p text:style-name="P15"><text:span text:style-name="T62">Command line options</text:span></text:p>
      <text:p text:style-name="P15"><text:span text:style-name="T62">====================</text:span></text:p>
      <text:p text:style-name="P15"><text:span text:style-name="T62"><text:s text:c="4"/>-d to enable debug mode</text:span></text:p>
      <text:p text:style-name="P15"><text:span text:style-name="T62"><text:s text:c="4"/>-s to skip the intros</text:span></text:p>
      <text:p text:style-name="P15"><text:span text:style-name="T62"><text:s text:c="4"/>-f to skip the board draw</text:span></text:p>
      <text:p text:style-name="P15"><text:span text:style-name="T62"><text:s text:c="4"/>-c allow ^C to exit the program</text:span></text:p>
      <text:p text:style-name="P13"/>
      <text:p text:style-name="P15"><text:span text:style-name="T62">Debug Console</text:span></text:p>
      <text:p text:style-name="P15"><text:span text:style-name="T62">=============</text:span></text:p>
      <text:p text:style-name="P15"><text:span text:style-name="T62"><text:s text:c="4"/>Open another session and run `bashtris -n` for a debug monitor console</text:span></text:p>
      <text:p text:style-name="P13"/>
      <text:p text:style-name="P15"><text:span text:style-name="T62"><text:s text:c="4"/>The main code can use DBG and DBGF to send debug console messages.</text:span></text:p>
      <text:p text:style-name="P13"/>
      <text:p text:style-name="P15"><text:span text:style-name="T62">Extra keys during play</text:span></text:p>
      <text:p text:style-name="P15"><text:span text:style-name="T62">======================</text:span></text:p>
      <text:p text:style-name="P15"><text:span text:style-name="T62"><text:s text:c="4"/>0 : Disable auto-drop - aka Realtime Pause</text:span></text:p>
      <text:p text:style-name="P15"><text:span text:style-name="T62"><text:s text:c="8"/>Pressing UP in this mode will cause a piece to lock immediately</text:span></text:p>
      <text:p text:style-name="P13"/>
      <text:p text:style-name="P15"><text:span text:style-name="T62"><text:s text:c="4"/>F5 : Toggle invisible mode on/off</text:span></text:p>
      <text:p text:style-name="P15"><text:span text:style-name="T62"><text:s text:c="8"/>Useful for debugging invivisble mode!</text:span></text:p>
      <text:p text:style-name="P13"/>
      <text:p text:style-name="P15"><text:span text:style-name="T62"><text:s text:c="4"/>F6 : Draw tetrominoes normally</text:span></text:p>
      <text:p text:style-name="P15"><text:span text:style-name="T62"><text:s text:c="8"/>Debug mode usually show the piece geometry during play</text:span></text:p>
      <text:p text:style-name="P15"><text:span text:style-name="T62"><text:s text:c="8"/>Enabling "NormalDRAW" has an easter-egg side-effect!</text:span></text:p>
      <text:p text:style-name="P13"/>
      <text:p text:style-name="P15"><text:span text:style-name="T62"><text:s text:c="4"/>F12 : Rig the game</text:span></text:p>
      <text:p text:style-name="P15"><text:span text:style-name="T62"><text:s text:c="8"/>A number of test pits exist for exercising certain features</text:span></text:p>
      <text:p text:style-name="P15"><text:span text:style-name="T62"><text:s text:c="8"/>To create another: See the instructions in rig.dat</text:span></text:p>
      <text:p text:style-name="P13"/>
      <text:p text:style-name="P15"><text:span text:style-name="T62"><text:s text:c="4"/>PgUp : Level up</text:span></text:p>
      <text:p text:style-name="P15"><text:span text:style-name="T62"><text:s text:c="8"/>Add enough lines to push you up 1 level</text:span></text:p>
      <text:p text:style-name="P13"/>
      <text:p text:style-name="P15"><text:span text:style-name="T62"><text:s text:c="4"/>6 ^ : Move up!</text:span></text:p>
      <text:p text:style-name="P15"><text:span text:style-name="T62"><text:s text:c="8"/>Piece dropped too far? ...Move it back up the screen!</text:span></text:p>
      <text:p text:style-name="P13"/>
      <text:p text:style-name="P15"><text:span text:style-name="T62"><text:s text:c="4"/>Ins : Place piece</text:span></text:p>
      <text:p text:style-name="P15"><text:span text:style-name="T62"><text:s text:c="8"/>Lock the active tetromino in to place where it is now</text:span></text:p>
      <text:p text:style-name="P13"/>
      <text:p text:style-name="P15"><text:span text:style-name="T62"><text:s text:c="4"/>End : Ditch piece</text:span></text:p>
      <text:p text:style-name="P15"><text:span text:style-name="T62"><text:s text:c="8"/>Discard the active tetromino</text:span></text:p>
      <text:p text:style-name="P15"><text:span text:style-name="T62"><text:s text:c="8"/>...and get the next one out of the basket, as normal</text:span></text:p>
      <text:p text:style-name="P13"/>
      <text:p text:style-name="P15"><text:span text:style-name="T62"><text:s text:c="3"/>,----------------.</text:span></text:p>
      <text:p text:style-name="P15"><text:span text:style-name="T62">==( <text:s/>DEVELOPER MODE <text:s/>)=========================================================</text:span></text:p>
      <text:p text:style-name="P15"><text:span text:style-name="T62"><text:s text:c="3"/>`----------------'</text:span></text:p>
      <text:p text:style-name="P13"/>
      <text:p text:style-name="P15"><text:span text:style-name="T62"><text:s text:c="4"/>Run `bashtris -b` to break the code in to manageable components</text:span></text:p>
      <text:p text:style-name="P15"><text:span text:style-name="T62"><text:s text:c="8"/>...including a notepad++ workspace</text:span></text:p>
      <text:p text:style-name="P15"><text:span text:style-name="T62"><text:s text:c="4"/>You can use `bashtris -B` [capital B] to force file-overwrite</text:span></text:p>
      <text:p text:style-name="P13"/>
      <text:p text:style-name="P15"><text:span text:style-name="T62"><text:s text:c="4"/>Run `MAKE.sh` to re-"compile" it in to a single file</text:span></text:p>
      <text:p text:style-name="P13"/>
      <text:p text:style-name="P15"><text:span text:style-name="T62"><text:s text:c="4"/>Once "broken" the game may be run with `tris.sh`</text:span></text:p>
      <text:p text:style-name="P13"/>
      <text:p text:style-name="P15"><text:span text:style-name="T62"><text:s text:c="4"/>Run `bashtris --id` to create an `id.out` file to identify this distro</text:span></text:p>
      <text:p text:style-name="P15"><text:span text:style-name="T62"><text:s text:c="4"/>When broken out, `ID.sh` is the standalone version of `bashtris --id`</text:span></text:p>
      <text:p text:style-name="P13"/>
      <text:p text:style-name="P15"><text:span text:style-name="T62"><text:s text:c="4"/>Some of this information can be seen by pressing F4 on the start menu</text:span></text:p>
      <text:p text:style-name="P15"><text:span text:style-name="T62"><text:s text:c="4"/>The various outputs will rotate with each press of F4</text:span></text:p>
      <text:p text:style-name="P13"/>
      <text:p text:style-name="P15"><text:soft-page-break/><text:span text:style-name="T62"><text:s text:c="35"/>==[EOF]==</text:span></text:p>
      <text:p text:style-name="P16"><text:span text:style-name="T6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Courier New CYR" svg:font-family="'Courier New CYR'" style:font-family-generic="roman" style:font-pitch="variable"/>
    <style:font-face style:name="Courier New Greek" svg:font-family="'Courier New 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6T22:05:07.899000000</meta:creation-date>
    <dc:date>2021-01-16T22:42:58.930000000</dc:date>
    <meta:editing-duration>PT13M38S</meta:editing-duration>
    <meta:editing-cycles>3</meta:editing-cycles>
    <meta:generator>LibreOffice/6.4.3.2$Windows_X86_64 LibreOffice_project/747b5d0ebf89f41c860ec2a39efd7cb15b54f2d8</meta:generator>
    <meta:document-statistic meta:table-count="0" meta:image-count="0" meta:object-count="0" meta:page-count="21" meta:paragraph-count="952" meta:word-count="7733" meta:character-count="61894" meta:non-whitespace-character-count="38873"/>
  </office:meta>
</office:document-meta>
</file>